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Preformatted_20_Text">
      <style:text-properties officeooo:paragraph-rsid="018d4aa1"/>
    </style:style>
    <style:style style:name="P6" style:family="paragraph" style:parent-style-name="Preformatted_20_Text">
      <style:text-properties officeooo:paragraph-rsid="01ab1359"/>
    </style:style>
    <style:style style:name="P7" style:family="paragraph" style:parent-style-name="Preformatted_20_Text">
      <style:text-properties officeooo:rsid="01ab1359" officeooo:paragraph-rsid="01ab1359"/>
    </style:style>
    <style:style style:name="P8" style:family="paragraph" style:parent-style-name="Preformatted_20_Text">
      <style:text-properties officeooo:paragraph-rsid="01ab7790"/>
    </style:style>
    <style:style style:name="P9" style:family="paragraph" style:parent-style-name="Preformatted_20_Text">
      <style:text-properties officeooo:paragraph-rsid="0182ed77"/>
    </style:style>
    <style:style style:name="P10" style:family="paragraph" style:parent-style-name="Standard">
      <style:text-properties fo:font-weight="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3de497" officeooo:paragraph-rsid="003edb80" style:font-weight-asian="bold" style:font-weight-complex="bold"/>
    </style:style>
    <style:style style:name="P13" style:family="paragraph" style:parent-style-name="Standard">
      <style:text-properties fo:font-weight="bold" officeooo:rsid="003de497" officeooo:paragraph-rsid="00a53849" style:font-weight-asian="bold" style:font-weight-complex="bold"/>
    </style:style>
    <style:style style:name="P14" style:family="paragraph" style:parent-style-name="Standard">
      <style:text-properties fo:font-weight="bold" officeooo:rsid="003edb80" officeooo:paragraph-rsid="003edb80" style:font-weight-asian="bold" style:font-weight-complex="bold"/>
    </style:style>
    <style:style style:name="P15" style:family="paragraph" style:parent-style-name="Standard">
      <style:text-properties fo:font-weight="bold" officeooo:rsid="005be627" officeooo:paragraph-rsid="005be627" style:font-weight-asian="bold" style:font-weight-complex="bold"/>
    </style:style>
    <style:style style:name="P16" style:family="paragraph" style:parent-style-name="Standard">
      <style:text-properties fo:font-weight="bold" officeooo:rsid="007eac24" officeooo:paragraph-rsid="00800dd1" style:font-weight-asian="bold" style:font-weight-complex="bold"/>
    </style:style>
    <style:style style:name="P17" style:family="paragraph" style:parent-style-name="Standard">
      <style:text-properties fo:font-weight="bold" officeooo:rsid="00800dd1" officeooo:paragraph-rsid="00800dd1" style:font-weight-asian="bold" style:font-weight-complex="bold"/>
    </style:style>
    <style:style style:name="P18" style:family="paragraph" style:parent-style-name="Standard">
      <style:text-properties fo:font-weight="bold" officeooo:rsid="00629e69" officeooo:paragraph-rsid="0060d85f" style:font-weight-asian="bold" style:font-weight-complex="bold"/>
    </style:style>
    <style:style style:name="P19" style:family="paragraph" style:parent-style-name="Standard">
      <style:text-properties fo:font-weight="bold" officeooo:rsid="0076556f" officeooo:paragraph-rsid="0076556f" style:font-weight-asian="bold" style:font-weight-complex="bold"/>
    </style:style>
    <style:style style:name="P20" style:family="paragraph" style:parent-style-name="Standard">
      <style:text-properties fo:font-weight="bold" officeooo:rsid="004689bb" officeooo:paragraph-rsid="004689bb" style:font-weight-asian="bold" style:font-weight-complex="bold"/>
    </style:style>
    <style:style style:name="P21" style:family="paragraph" style:parent-style-name="Standard">
      <style:text-properties fo:font-weight="bold" officeooo:rsid="006b96f8" officeooo:paragraph-rsid="019930e1" style:font-weight-asian="bold" style:font-weight-complex="bold"/>
    </style:style>
    <style:style style:name="P22" style:family="paragraph" style:parent-style-name="Standard">
      <style:text-properties fo:font-weight="bold" officeooo:rsid="005f6197" officeooo:paragraph-rsid="019a777a" style:font-weight-asian="bold" style:font-weight-complex="bold"/>
    </style:style>
    <style:style style:name="P23" style:family="paragraph" style:parent-style-name="Standard">
      <style:text-properties fo:font-weight="bold" officeooo:rsid="005f6197" officeooo:paragraph-rsid="019930e1" style:font-weight-asian="bold" style:font-weight-complex="bold"/>
    </style:style>
    <style:style style:name="P24" style:family="paragraph" style:parent-style-name="Standard">
      <style:text-properties fo:font-weight="bold" officeooo:paragraph-rsid="00ae3e9c"/>
    </style:style>
    <style:style style:name="P25" style:family="paragraph" style:parent-style-name="Standard">
      <style:text-properties officeooo:paragraph-rsid="003b6d54"/>
    </style:style>
    <style:style style:name="P26" style:family="paragraph" style:parent-style-name="Standard">
      <style:text-properties style:font-name="Liberation Serif" fo:font-size="12pt" style:font-size-asian="12pt" style:font-size-complex="12pt"/>
    </style:style>
    <style:style style:name="P27" style:family="paragraph" style:parent-style-name="Standard">
      <style:text-properties style:font-name="Liberation Serif" fo:font-size="12pt" officeooo:rsid="008365b4" officeooo:paragraph-rsid="008365b4" style:font-size-asian="12pt" style:font-size-complex="12pt"/>
    </style:style>
    <style:style style:name="P28" style:family="paragraph" style:parent-style-name="Standard">
      <style:text-properties style:font-name="Liberation Serif" fo:font-size="12pt" officeooo:rsid="0091927c" officeooo:paragraph-rsid="0091927c" style:font-size-asian="12pt" style:font-size-complex="12pt"/>
    </style:style>
    <style:style style:name="P29" style:family="paragraph" style:parent-style-name="Standard">
      <style:text-properties style:font-name="Liberation Serif" fo:font-size="12pt" officeooo:rsid="00be2054" officeooo:paragraph-rsid="00be2054" style:font-size-asian="12pt" style:font-size-complex="12pt"/>
    </style:style>
    <style:style style:name="P30" style:family="paragraph" style:parent-style-name="Standard">
      <style:text-properties style:font-name="Liberation Serif" fo:font-size="12pt" officeooo:rsid="00ffdd41" officeooo:paragraph-rsid="00ffdd41" style:font-size-asian="12pt" style:font-size-complex="12pt"/>
    </style:style>
    <style:style style:name="P31" style:family="paragraph" style:parent-style-name="Standard">
      <style:text-properties style:font-name="Liberation Serif" fo:font-size="12pt" officeooo:rsid="014badeb" officeooo:paragraph-rsid="014f64f3" style:font-size-asian="12pt" style:font-size-complex="12pt"/>
    </style:style>
    <style:style style:name="P32" style:family="paragraph" style:parent-style-name="Standard">
      <style:text-properties style:font-name="Liberation Serif" fo:font-size="12pt" officeooo:rsid="014c54ba" officeooo:paragraph-rsid="014c54ba" style:font-size-asian="12pt" style:font-size-complex="12pt"/>
    </style:style>
    <style:style style:name="P33" style:family="paragraph" style:parent-style-name="Standard">
      <style:text-properties style:font-name="Liberation Serif" fo:font-size="12pt" officeooo:paragraph-rsid="0161641f" style:font-size-asian="12pt" style:font-size-complex="12pt"/>
    </style:style>
    <style:style style:name="P34" style:family="paragraph" style:parent-style-name="Standard">
      <style:text-properties style:font-name="Liberation Serif" fo:font-size="12pt" officeooo:rsid="007964f9" officeooo:paragraph-rsid="007964f9" style:font-size-asian="10.5pt" style:font-size-complex="12pt"/>
    </style:style>
    <style:style style:name="P35" style:family="paragraph" style:parent-style-name="Standard">
      <style:text-properties style:font-name="Liberation Serif" fo:font-size="12pt" officeooo:rsid="00600135" officeooo:paragraph-rsid="007d3504" style:font-size-asian="10.5pt" style:font-size-complex="12pt"/>
    </style:style>
    <style:style style:name="P36" style:family="paragraph" style:parent-style-name="Standard">
      <style:text-properties style:font-name="Liberation Serif" fo:font-size="12pt" officeooo:rsid="00600135" officeooo:paragraph-rsid="015d3f54" style:font-size-asian="10.5pt" style:font-size-complex="12pt"/>
    </style:style>
    <style:style style:name="P37" style:family="paragraph" style:parent-style-name="Standard">
      <style:text-properties style:font-name="Liberation Serif" fo:font-size="12pt" officeooo:rsid="00e728e5" officeooo:paragraph-rsid="00e728e5" style:font-size-asian="10.5pt" style:font-size-complex="12pt"/>
    </style:style>
    <style:style style:name="P38"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9"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43"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47"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8" style:family="paragraph" style:parent-style-name="Standard">
      <style:text-properties style:font-name="Liberation Serif"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49" style:family="paragraph" style:parent-style-name="Standard">
      <style:text-properties style:font-name="Liberation Serif" fo:font-size="12pt" fo:font-style="normal" style:text-underline-style="none" fo:font-weight="normal" officeooo:rsid="0146d83c" officeooo:paragraph-rsid="0146d83c" style:font-size-asian="10.5pt" style:font-style-asian="normal" style:font-weight-asian="normal" style:font-size-complex="12pt" style:font-style-complex="normal" style:font-weight-complex="normal"/>
    </style:style>
    <style:style style:name="P50" style:family="paragraph" style:parent-style-name="Standard">
      <style:text-properties style:font-name="Liberation Serif" fo:font-size="12pt" fo:font-style="normal" style:text-underline-style="none" fo:font-weight="normal" officeooo:rsid="0090bf46" officeooo:paragraph-rsid="0090bf46" style:font-size-asian="10.5pt" style:font-style-asian="normal" style:font-weight-asian="normal" style:font-size-complex="12pt" style:font-style-complex="normal" style:font-weight-complex="normal"/>
    </style:style>
    <style:style style:name="P51" style:family="paragraph" style:parent-style-name="Standard">
      <style:text-properties style:font-name="Liberation Serif" fo:font-size="12pt" fo:font-style="normal" fo:font-weight="normal" officeooo:rsid="01444dae" officeooo:paragraph-rsid="01444dae" style:font-size-asian="10.5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fo:font-style="normal" fo:font-weight="normal" officeooo:rsid="0112635e" officeooo:paragraph-rsid="019930e1" style:font-size-asian="12pt" style:font-style-asian="normal" style:font-weight-asian="normal" style:font-size-complex="12pt" style:font-style-complex="normal" style:font-weight-complex="normal"/>
    </style:style>
    <style:style style:name="P53"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54" style:family="paragraph" style:parent-style-name="Standard">
      <style:text-properties style:font-name="Liberation Serif" fo:font-size="12pt" fo:font-weight="bold" officeooo:rsid="00600135" officeooo:paragraph-rsid="015d3f54" style:font-size-asian="10.5pt" style:font-weight-asian="bold" style:font-size-complex="12pt" style:font-weight-complex="bold"/>
    </style:style>
    <style:style style:name="P55"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56"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57" style:family="paragraph" style:parent-style-name="Standard">
      <style:text-properties style:font-name="Liberation Serif" fo:font-size="12pt" fo:font-weight="normal" officeooo:rsid="01444dae" officeooo:paragraph-rsid="0146d83c" style:font-size-asian="10.5pt" style:font-weight-asian="normal" style:font-size-complex="12pt" style:font-weight-complex="normal"/>
    </style:style>
    <style:style style:name="P58" style:family="paragraph" style:parent-style-name="Standard">
      <style:text-properties style:font-name="Liberation Serif" fo:font-size="12pt" fo:font-weight="normal" officeooo:rsid="01444dae" officeooo:paragraph-rsid="01444dae" style:font-size-asian="10.5pt" style:font-weight-asian="normal" style:font-size-complex="12pt" style:font-weight-complex="normal"/>
    </style:style>
    <style:style style:name="P59" style:family="paragraph" style:parent-style-name="Standard">
      <style:text-properties style:font-name="Liberation Serif" fo:font-size="12pt" fo:font-weight="normal" officeooo:rsid="01453bb7" officeooo:paragraph-rsid="01453bb7" style:font-size-asian="10.5pt" style:font-weight-asian="normal" style:font-size-complex="12pt" style:font-weight-complex="normal"/>
    </style:style>
    <style:style style:name="P60" style:family="paragraph" style:parent-style-name="Standard">
      <style:text-properties style:font-name="Liberation Serif" fo:font-size="12pt" fo:font-weight="normal" officeooo:rsid="007b89a1" officeooo:paragraph-rsid="015d3f54" style:font-size-asian="10.5pt" style:font-weight-asian="normal" style:font-size-complex="12pt" style:font-weight-complex="normal"/>
    </style:style>
    <style:style style:name="P61"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62" style:family="paragraph" style:parent-style-name="Standard">
      <style:text-properties style:font-name="Liberation Serif" fo:font-size="12pt" style:text-underline-style="solid" style:text-underline-width="auto" style:text-underline-color="font-color" fo:font-weight="normal" officeooo:rsid="00de334d" officeooo:paragraph-rsid="00fbcf81" style:font-size-asian="12pt" style:font-weight-asian="normal" style:font-size-complex="12pt" style:font-weight-complex="normal"/>
    </style:style>
    <style:style style:name="P63" style:family="paragraph" style:parent-style-name="Standard">
      <style:text-properties style:font-name="Liberation Serif" officeooo:rsid="003de497" officeooo:paragraph-rsid="003de497"/>
    </style:style>
    <style:style style:name="P64" style:family="paragraph" style:parent-style-name="Standard">
      <style:text-properties style:font-name="Liberation Serif" officeooo:rsid="004fae59" officeooo:paragraph-rsid="004fae59"/>
    </style:style>
    <style:style style:name="P65" style:family="paragraph" style:parent-style-name="Standard">
      <style:text-properties style:font-name="Liberation Serif" fo:font-weight="normal" officeooo:rsid="005cf296" officeooo:paragraph-rsid="005cf296" style:font-weight-asian="normal" style:font-weight-complex="normal"/>
    </style:style>
    <style:style style:name="P66" style:family="paragraph" style:parent-style-name="Standard">
      <style:text-properties style:font-name="Liberation Serif" officeooo:rsid="00675f3d" officeooo:paragraph-rsid="00675f3d"/>
    </style:style>
    <style:style style:name="P67" style:family="paragraph" style:parent-style-name="Standard">
      <style:text-properties style:font-name="Liberation Serif" fo:font-weight="bold" officeooo:rsid="00842328" officeooo:paragraph-rsid="00842328" style:font-weight-asian="bold" style:font-weight-complex="bold"/>
    </style:style>
    <style:style style:name="P68" style:family="paragraph" style:parent-style-name="Standard">
      <style:text-properties style:font-name="Liberation Serif" fo:font-weight="bold" officeooo:rsid="0085470d" officeooo:paragraph-rsid="0085470d" style:font-weight-asian="bold" style:font-weight-complex="bold"/>
    </style:style>
    <style:style style:name="P69" style:family="paragraph" style:parent-style-name="Standard">
      <style:text-properties style:font-name="Liberation Serif" fo:font-weight="bold" officeooo:rsid="008b0d58" officeooo:paragraph-rsid="008b0d58" style:font-weight-asian="bold" style:font-weight-complex="bold"/>
    </style:style>
    <style:style style:name="P70" style:family="paragraph" style:parent-style-name="Standard">
      <style:text-properties style:font-name="Liberation Serif" fo:font-weight="bold" officeooo:rsid="0045f9a0" officeooo:paragraph-rsid="0045f9a0" style:font-weight-asian="bold" style:font-weight-complex="bold"/>
    </style:style>
    <style:style style:name="P71" style:family="paragraph" style:parent-style-name="Standard">
      <style:text-properties style:font-name="Liberation Serif" officeooo:rsid="00830027" officeooo:paragraph-rsid="00830027"/>
    </style:style>
    <style:style style:name="P72" style:family="paragraph" style:parent-style-name="Standard">
      <style:text-properties style:font-name="Liberation Serif" officeooo:rsid="008365b4" officeooo:paragraph-rsid="008365b4"/>
    </style:style>
    <style:style style:name="P73" style:family="paragraph" style:parent-style-name="Standard">
      <style:text-properties style:font-name="Liberation Serif" officeooo:rsid="00842328" officeooo:paragraph-rsid="00842328"/>
    </style:style>
    <style:style style:name="P74" style:family="paragraph" style:parent-style-name="Standard">
      <style:text-properties style:font-name="Liberation Serif" officeooo:rsid="0085470d" officeooo:paragraph-rsid="0085470d"/>
    </style:style>
    <style:style style:name="P75" style:family="paragraph" style:parent-style-name="Standard">
      <style:text-properties style:font-name="Liberation Serif" fo:font-style="normal" officeooo:rsid="008bd0b2" officeooo:paragraph-rsid="008bd0b2" style:font-style-asian="normal" style:font-style-complex="normal"/>
    </style:style>
    <style:style style:name="P76" style:family="paragraph" style:parent-style-name="Standard">
      <style:text-properties style:font-name="Liberation Serif" fo:font-style="normal" officeooo:rsid="008cb86d" officeooo:paragraph-rsid="008cb86d" style:font-style-asian="normal" style:font-style-complex="normal"/>
    </style:style>
    <style:style style:name="P77" style:family="paragraph" style:parent-style-name="Standard">
      <style:text-properties style:font-name="Liberation Serif" fo:font-style="normal" officeooo:rsid="008cb86d" officeooo:paragraph-rsid="0091927c" style:font-style-asian="normal" style:font-style-complex="normal"/>
    </style:style>
    <style:style style:name="P78" style:family="paragraph" style:parent-style-name="Standard">
      <style:text-properties style:font-name="Liberation Serif" fo:font-style="normal" officeooo:rsid="004f44b7" officeooo:paragraph-rsid="004fae59" style:font-style-asian="normal" style:font-style-complex="normal"/>
    </style:style>
    <style:style style:name="P79"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80"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81"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82"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83"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84"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85" style:family="paragraph" style:parent-style-name="Standard">
      <style:text-properties style:font-name="Liberation Serif" fo:font-style="normal" fo:font-weight="normal" officeooo:rsid="00675f3d" officeooo:paragraph-rsid="019a777a" style:font-style-asian="normal" style:font-weight-asian="normal" style:font-style-complex="normal" style:font-weight-complex="normal"/>
    </style:style>
    <style:style style:name="P86"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87"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88"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89" style:family="paragraph" style:parent-style-name="Standard">
      <style:text-properties style:font-name="Liberation Serif" fo:font-style="normal" fo:font-weight="normal" officeooo:rsid="019b3720" officeooo:paragraph-rsid="019b3720" style:font-style-asian="normal" style:font-weight-asian="normal" style:font-style-complex="normal" style:font-weight-complex="normal"/>
    </style:style>
    <style:style style:name="P90" style:family="paragraph" style:parent-style-name="Standard">
      <style:text-properties style:font-name="Liberation Serif" fo:font-style="normal" fo:font-weight="normal" officeooo:rsid="019cf599" officeooo:paragraph-rsid="019cf599" style:font-style-asian="normal" style:font-weight-asian="normal" style:font-style-complex="normal" style:font-weight-complex="normal"/>
    </style:style>
    <style:style style:name="P91" style:family="paragraph" style:parent-style-name="Standard">
      <style:text-properties style:font-name="Liberation Serif" officeooo:rsid="00afcd9a" officeooo:paragraph-rsid="00afcd9a"/>
    </style:style>
    <style:style style:name="P92" style:family="paragraph" style:parent-style-name="Standard">
      <style:text-properties style:font-name="Liberation Serif" officeooo:rsid="00bae79c" officeooo:paragraph-rsid="00bae79c"/>
    </style:style>
    <style:style style:name="P93" style:family="paragraph" style:parent-style-name="Standard">
      <style:text-properties style:font-name="Liberation Serif" officeooo:rsid="00be2054" officeooo:paragraph-rsid="00be2054"/>
    </style:style>
    <style:style style:name="P94" style:family="paragraph" style:parent-style-name="Standard">
      <style:text-properties style:font-name="Liberation Serif" officeooo:rsid="00c061bb" officeooo:paragraph-rsid="00c061bb"/>
    </style:style>
    <style:style style:name="P95" style:family="paragraph" style:parent-style-name="Standard">
      <style:text-properties style:font-name="Liberation Serif" officeooo:rsid="00c061bb" officeooo:paragraph-rsid="00c186d0"/>
    </style:style>
    <style:style style:name="P96" style:family="paragraph" style:parent-style-name="Standard">
      <style:text-properties style:font-name="Liberation Serif" officeooo:rsid="00c061bb" officeooo:paragraph-rsid="00bfcebd"/>
    </style:style>
    <style:style style:name="P97" style:family="paragraph" style:parent-style-name="Standard">
      <style:text-properties style:font-name="Liberation Serif" officeooo:rsid="00c186d0" officeooo:paragraph-rsid="00c186d0"/>
    </style:style>
    <style:style style:name="P98" style:family="paragraph" style:parent-style-name="Standard">
      <style:text-properties style:font-name="Liberation Serif" officeooo:rsid="00c6c1d3" officeooo:paragraph-rsid="00c6c1d3"/>
    </style:style>
    <style:style style:name="P99" style:family="paragraph" style:parent-style-name="Standard">
      <style:text-properties style:font-name="Liberation Serif" officeooo:rsid="00c6c1d3" officeooo:paragraph-rsid="00c186d0"/>
    </style:style>
    <style:style style:name="P100" style:family="paragraph" style:parent-style-name="Standard">
      <style:text-properties style:font-name="Liberation Serif" officeooo:rsid="00c8520f" officeooo:paragraph-rsid="00c8520f"/>
    </style:style>
    <style:style style:name="P101" style:family="paragraph" style:parent-style-name="Standard">
      <style:text-properties style:font-name="Liberation Serif" officeooo:rsid="00bfcebd" officeooo:paragraph-rsid="00bfcebd"/>
    </style:style>
    <style:style style:name="P102" style:family="paragraph" style:parent-style-name="Standard">
      <style:text-properties style:font-name="Liberation Serif" officeooo:rsid="00da3083" officeooo:paragraph-rsid="00da3083"/>
    </style:style>
    <style:style style:name="P103" style:family="paragraph" style:parent-style-name="Standard">
      <style:text-properties style:font-name="Liberation Serif" officeooo:rsid="008bd0b2" officeooo:paragraph-rsid="008bd0b2"/>
    </style:style>
    <style:style style:name="P104" style:family="paragraph" style:parent-style-name="Standard">
      <style:text-properties style:font-name="Liberation Serif" officeooo:rsid="00573b56" officeooo:paragraph-rsid="00ff4684"/>
    </style:style>
    <style:style style:name="P105" style:family="paragraph" style:parent-style-name="Standard">
      <style:text-properties style:font-name="Liberation Serif" officeooo:rsid="01253698" officeooo:paragraph-rsid="01253698"/>
    </style:style>
    <style:style style:name="P106" style:family="paragraph" style:parent-style-name="Standard">
      <style:text-properties style:font-name="Liberation Serif" officeooo:rsid="01253698" officeooo:paragraph-rsid="01270041"/>
    </style:style>
    <style:style style:name="P107" style:family="paragraph" style:parent-style-name="Standard">
      <style:text-properties style:font-name="Liberation Serif" officeooo:rsid="01270041" officeooo:paragraph-rsid="01270041"/>
    </style:style>
    <style:style style:name="P108" style:family="paragraph" style:parent-style-name="Standard">
      <style:text-properties style:font-name="Liberation Serif" officeooo:rsid="00bc8db6" officeooo:paragraph-rsid="00bc8db6"/>
    </style:style>
    <style:style style:name="P109" style:family="paragraph" style:parent-style-name="Standard">
      <style:text-properties style:font-name="Liberation Serif" officeooo:rsid="0151832c" officeooo:paragraph-rsid="0151832c"/>
    </style:style>
    <style:style style:name="P110" style:family="paragraph" style:parent-style-name="Standard">
      <style:text-properties style:font-name="Liberation Serif" officeooo:rsid="014b20fd" officeooo:paragraph-rsid="014b20fd"/>
    </style:style>
    <style:style style:name="P111" style:family="paragraph" style:parent-style-name="Standard">
      <style:text-properties style:font-name="Liberation Serif" officeooo:rsid="014b6e63" officeooo:paragraph-rsid="014b6e63"/>
    </style:style>
    <style:style style:name="P112" style:family="paragraph" style:parent-style-name="Standard">
      <style:text-properties style:font-name="Liberation Serif" officeooo:rsid="014badeb" officeooo:paragraph-rsid="014badeb"/>
    </style:style>
    <style:style style:name="P113" style:family="paragraph" style:parent-style-name="Standard">
      <style:text-properties style:font-name="Liberation Serif" officeooo:rsid="014bf31e" officeooo:paragraph-rsid="014bf31e"/>
    </style:style>
    <style:style style:name="P114" style:family="paragraph" style:parent-style-name="Standard">
      <style:text-properties style:font-name="Liberation Serif" officeooo:rsid="014bf31e" officeooo:paragraph-rsid="014c54ba"/>
    </style:style>
    <style:style style:name="P115" style:family="paragraph" style:parent-style-name="Standard">
      <style:text-properties style:font-name="Liberation Serif" officeooo:rsid="014c54ba" officeooo:paragraph-rsid="014c54ba"/>
    </style:style>
    <style:style style:name="P116" style:family="paragraph" style:parent-style-name="Standard">
      <style:text-properties style:font-name="Liberation Serif" officeooo:rsid="014cf5d2" officeooo:paragraph-rsid="014cf5d2"/>
    </style:style>
    <style:style style:name="P117" style:family="paragraph" style:parent-style-name="Standard">
      <style:text-properties style:font-name="Liberation Serif" officeooo:rsid="01504181" officeooo:paragraph-rsid="01504181"/>
    </style:style>
    <style:style style:name="P118" style:family="paragraph" style:parent-style-name="Standard">
      <style:text-properties style:font-name="Liberation Serif" style:text-underline-style="solid" style:text-underline-width="auto" style:text-underline-color="font-color" fo:font-weight="bold" officeooo:rsid="01504181" officeooo:paragraph-rsid="01504181" style:font-weight-asian="bold" style:font-weight-complex="bold"/>
    </style:style>
    <style:style style:name="P119" style:family="paragraph" style:parent-style-name="Standard">
      <style:text-properties style:font-name="Liberation Serif" officeooo:rsid="01a1426b" officeooo:paragraph-rsid="01a1426b"/>
    </style:style>
    <style:style style:name="P120" style:family="paragraph" style:parent-style-name="Standard">
      <style:text-properties style:font-name="Courier New"/>
    </style:style>
    <style:style style:name="P121" style:family="paragraph" style:parent-style-name="Standard">
      <style:text-properties style:font-name="Courier New" fo:font-size="12pt" style:font-size-asian="12pt" style:font-size-complex="12pt"/>
    </style:style>
    <style:style style:name="P122" style:family="paragraph" style:parent-style-name="Standard">
      <style:text-properties style:font-name="Courier New" fo:font-size="12pt" officeooo:rsid="00675f3d" officeooo:paragraph-rsid="00689cfc" style:font-size-asian="12pt" style:font-size-complex="12pt"/>
    </style:style>
    <style:style style:name="P123" style:family="paragraph" style:parent-style-name="Standard">
      <style:text-properties style:font-name="Courier New" fo:font-size="12pt" officeooo:paragraph-rsid="00bc8db6" style:font-size-asian="12pt" style:font-size-complex="12pt"/>
    </style:style>
    <style:style style:name="P124" style:family="paragraph" style:parent-style-name="Standard">
      <style:text-properties style:font-name="Courier New" fo:font-size="12pt" officeooo:paragraph-rsid="00be2054" style:font-size-asian="12pt" style:font-size-complex="12pt"/>
    </style:style>
    <style:style style:name="P125" style:family="paragraph" style:parent-style-name="Standard">
      <style:text-properties style:font-name="Courier New" fo:font-size="12pt" officeooo:paragraph-rsid="00f6fd66" style:font-size-asian="12pt" style:font-size-complex="12pt"/>
    </style:style>
    <style:style style:name="P126" style:family="paragraph" style:parent-style-name="Standard">
      <style:text-properties style:font-name="Courier New" fo:font-size="12pt" officeooo:paragraph-rsid="00fa424c" style:font-size-asian="12pt" style:font-size-complex="12pt"/>
    </style:style>
    <style:style style:name="P127" style:family="paragraph" style:parent-style-name="Standard">
      <style:text-properties style:font-name="Courier New" fo:font-size="12pt" officeooo:rsid="00600135" officeooo:paragraph-rsid="007aa0d5" style:font-size-asian="10.5pt" style:font-size-complex="12pt"/>
    </style:style>
    <style:style style:name="P128"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129" style:family="paragraph" style:parent-style-name="Standard">
      <style:text-properties style:font-name="Courier New" fo:font-size="12pt" fo:font-style="normal" fo:font-weight="normal" officeooo:rsid="01453bb7" officeooo:paragraph-rsid="01453bb7" style:font-size-asian="10.5pt" style:font-style-asian="normal" style:font-weight-asian="normal" style:font-size-complex="12pt" style:font-style-complex="normal" style:font-weight-complex="normal"/>
    </style:style>
    <style:style style:name="P130"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131" style:family="paragraph" style:parent-style-name="Standard">
      <style:text-properties style:font-name="Courier New"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132" style:family="paragraph" style:parent-style-name="Standard">
      <style:text-properties style:font-name="Courier New" fo:font-size="12pt" fo:font-style="normal" fo:font-weight="bold" officeooo:rsid="01453bb7" officeooo:paragraph-rsid="01453bb7" style:font-size-asian="10.5pt" style:font-style-asian="normal" style:font-weight-asian="bold" style:font-size-complex="12pt" style:font-style-complex="normal" style:font-weight-complex="bold"/>
    </style:style>
    <style:style style:name="P133"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134" style:family="paragraph" style:parent-style-name="Standard">
      <style:text-properties style:font-name="Courier New" fo:font-size="12pt" fo:font-weight="normal" officeooo:rsid="01444dae" officeooo:paragraph-rsid="01444dae" style:font-size-asian="10.5pt" style:font-weight-asian="normal" style:font-size-complex="12pt" style:font-weight-complex="normal"/>
    </style:style>
    <style:style style:name="P135" style:family="paragraph" style:parent-style-name="Standard">
      <style:text-properties style:font-name="Courier New" fo:font-size="12pt" fo:font-weight="normal" officeooo:rsid="01444dae" officeooo:paragraph-rsid="01453bb7" style:font-size-asian="10.5pt" style:font-weight-asian="normal" style:font-size-complex="12pt" style:font-weight-complex="normal"/>
    </style:style>
    <style:style style:name="P136" style:family="paragraph" style:parent-style-name="Standard">
      <style:text-properties style:font-name="Courier New" fo:font-weight="normal" officeooo:rsid="005cf296" officeooo:paragraph-rsid="005e8c9c" style:font-weight-asian="normal" style:font-weight-complex="normal"/>
    </style:style>
    <style:style style:name="P137" style:family="paragraph" style:parent-style-name="Standard">
      <style:text-properties style:font-name="Courier New" fo:font-weight="normal" officeooo:rsid="0076556f" officeooo:paragraph-rsid="0076556f" style:font-weight-asian="normal" style:font-weight-complex="normal"/>
    </style:style>
    <style:style style:name="P138" style:family="paragraph" style:parent-style-name="Standard">
      <style:text-properties style:font-name="Courier New" fo:font-weight="normal" officeooo:rsid="0076556f" officeooo:paragraph-rsid="01940dbd" style:font-weight-asian="normal" style:font-weight-complex="normal"/>
    </style:style>
    <style:style style:name="P139" style:family="paragraph" style:parent-style-name="Standard">
      <style:text-properties style:font-name="Courier New" fo:font-weight="normal" officeooo:rsid="007964f9" officeooo:paragraph-rsid="0077ad97" style:font-weight-asian="normal" style:font-weight-complex="normal"/>
    </style:style>
    <style:style style:name="P140" style:family="paragraph" style:parent-style-name="Standard">
      <style:text-properties style:font-name="Courier New" fo:font-weight="normal" officeooo:rsid="00d0cebf" officeooo:paragraph-rsid="00fbcf81" style:font-weight-asian="normal" style:font-weight-complex="normal"/>
    </style:style>
    <style:style style:name="P141" style:family="paragraph" style:parent-style-name="Standard">
      <style:text-properties style:font-name="Courier New" fo:font-weight="normal" officeooo:rsid="00cf4b32" officeooo:paragraph-rsid="00fbcf81" style:font-weight-asian="normal" style:font-weight-complex="normal"/>
    </style:style>
    <style:style style:name="P142" style:family="paragraph" style:parent-style-name="Standard">
      <style:text-properties style:font-name="Courier New" fo:font-weight="normal" officeooo:rsid="00de9b77" officeooo:paragraph-rsid="00fbcf81" style:font-weight-asian="normal" style:font-weight-complex="normal"/>
    </style:style>
    <style:style style:name="P143" style:family="paragraph" style:parent-style-name="Standard">
      <style:text-properties style:font-name="Courier New" officeooo:rsid="0060d85f" officeooo:paragraph-rsid="0060d85f"/>
    </style:style>
    <style:style style:name="P144" style:family="paragraph" style:parent-style-name="Standard">
      <style:text-properties style:font-name="Courier New" officeooo:rsid="006371dd" officeooo:paragraph-rsid="006371dd"/>
    </style:style>
    <style:style style:name="P145"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46" style:family="paragraph" style:parent-style-name="Standard">
      <style:text-properties style:font-name="Courier New" fo:font-size="10pt" style:font-size-asian="10pt" style:font-size-complex="10pt"/>
    </style:style>
    <style:style style:name="P147" style:family="paragraph" style:parent-style-name="Standard">
      <style:text-properties style:font-name="Courier New" fo:font-size="10pt" officeooo:rsid="00afcd9a" officeooo:paragraph-rsid="00afcd9a" style:font-size-asian="10pt" style:font-size-complex="10pt"/>
    </style:style>
    <style:style style:name="P148" style:family="paragraph" style:parent-style-name="Standard">
      <style:text-properties style:font-name="Courier New" fo:font-size="10pt" officeooo:rsid="00afcd9a" officeooo:paragraph-rsid="010ea344" style:font-size-asian="10pt" style:font-size-complex="10pt"/>
    </style:style>
    <style:style style:name="P149" style:family="paragraph" style:parent-style-name="Standard">
      <style:text-properties style:font-name="Courier New" fo:font-size="10pt" officeooo:rsid="00c8520f" officeooo:paragraph-rsid="00c8520f" style:font-size-asian="10pt" style:font-size-complex="10pt"/>
    </style:style>
    <style:style style:name="P150" style:family="paragraph" style:parent-style-name="Standard">
      <style:text-properties style:font-name="Courier New" fo:font-size="10pt" officeooo:rsid="00c8520f" officeooo:paragraph-rsid="00faca01" style:font-size-asian="10pt" style:font-size-complex="10pt"/>
    </style:style>
    <style:style style:name="P151" style:family="paragraph" style:parent-style-name="Standard">
      <style:text-properties style:font-name="Courier New" fo:font-size="10pt" officeooo:rsid="00ae3e9c" officeooo:paragraph-rsid="00afcd9a" style:font-size-asian="10pt" style:font-size-complex="10pt"/>
    </style:style>
    <style:style style:name="P152" style:family="paragraph" style:parent-style-name="Standard">
      <style:text-properties style:font-name="Courier New" fo:font-size="10pt" officeooo:paragraph-rsid="00e728e5" style:font-size-asian="10pt" style:font-size-complex="10pt"/>
    </style:style>
    <style:style style:name="P153" style:family="paragraph" style:parent-style-name="Standard">
      <style:text-properties style:font-name="Courier New" fo:font-size="10pt" officeooo:rsid="008152d2" officeooo:paragraph-rsid="008152d2" style:font-size-asian="10pt" style:font-size-complex="10pt"/>
    </style:style>
    <style:style style:name="P154" style:family="paragraph" style:parent-style-name="Standard">
      <style:text-properties style:font-name="Courier New" fo:font-size="10pt" officeooo:rsid="0151832c" officeooo:paragraph-rsid="0151832c" style:font-size-asian="10pt" style:font-size-complex="10pt"/>
    </style:style>
    <style:style style:name="P155" style:family="paragraph" style:parent-style-name="Standard">
      <style:text-properties style:font-name="Courier New" fo:font-size="10pt" officeooo:rsid="0151832c" officeooo:paragraph-rsid="01522513" style:font-size-asian="10pt" style:font-size-complex="10pt"/>
    </style:style>
    <style:style style:name="P156" style:family="paragraph" style:parent-style-name="Standard">
      <style:text-properties style:font-name="Courier New" fo:font-size="10pt" officeooo:rsid="014bf31e" officeooo:paragraph-rsid="014bf31e" style:font-size-asian="10pt" style:font-size-complex="10pt"/>
    </style:style>
    <style:style style:name="P157" style:family="paragraph" style:parent-style-name="Standard">
      <style:text-properties style:font-name="Courier New" fo:font-size="10pt" officeooo:rsid="0112635e" officeooo:paragraph-rsid="019930e1" style:font-size-asian="10pt" style:font-size-complex="10pt"/>
    </style:style>
    <style:style style:name="P158"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59"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60"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61"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62"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63"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64"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65"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66"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67"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68" style:family="paragraph" style:parent-style-name="Standard">
      <style:text-properties style:font-name="Courier New" fo:font-size="10pt" fo:font-style="normal" style:text-underline-style="none" fo:font-weight="normal" officeooo:rsid="008cb86d" officeooo:paragraph-rsid="008cb86d" style:font-size-asian="10pt" style:font-style-asian="normal" style:font-weight-asian="normal" style:font-size-complex="10pt" style:font-style-complex="normal" style:font-weight-complex="normal"/>
    </style:style>
    <style:style style:name="P169" style:family="paragraph" style:parent-style-name="Standard">
      <style:text-properties style:font-name="Courier New" fo:font-size="10pt" fo:font-style="normal" fo:font-weight="normal" officeooo:rsid="0112635e" officeooo:paragraph-rsid="019930e1" style:font-size-asian="10pt" style:font-style-asian="normal" style:font-weight-asian="normal" style:font-size-complex="10pt" style:font-style-complex="normal" style:font-weight-complex="normal"/>
    </style:style>
    <style:style style:name="P170" style:family="paragraph" style:parent-style-name="Standard">
      <style:text-properties style:font-name="Courier New" fo:font-size="10pt" fo:font-style="normal" fo:font-weight="normal" officeooo:rsid="015d3f54" officeooo:paragraph-rsid="019930e1" style:font-size-asian="10pt" style:font-style-asian="normal" style:font-weight-asian="normal" style:font-size-complex="10pt" style:font-style-complex="normal" style:font-weight-complex="normal"/>
    </style:style>
    <style:style style:name="P171" style:family="paragraph" style:parent-style-name="Standard">
      <style:text-properties style:font-name="Courier New" fo:font-size="10pt" fo:font-style="normal" fo:font-weight="bold" officeooo:rsid="0112635e" officeooo:paragraph-rsid="019930e1" style:font-size-asian="10pt" style:font-style-asian="normal" style:font-weight-asian="bold" style:font-size-complex="10pt" style:font-style-complex="normal" style:font-weight-complex="bold"/>
    </style:style>
    <style:style style:name="P172"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73"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74"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75"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76"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77" style:family="paragraph" style:parent-style-name="Standard">
      <style:text-properties style:font-name="Courier New" officeooo:rsid="0076556f" officeooo:paragraph-rsid="0076556f"/>
    </style:style>
    <style:style style:name="P178" style:family="paragraph" style:parent-style-name="Standard">
      <style:text-properties style:font-name="Courier New" officeooo:rsid="007d3504" officeooo:paragraph-rsid="007d3504"/>
    </style:style>
    <style:style style:name="P179" style:family="paragraph" style:parent-style-name="Standard">
      <style:text-properties style:font-name="Courier New" officeooo:rsid="00811a6a" officeooo:paragraph-rsid="00811a6a"/>
    </style:style>
    <style:style style:name="P180" style:family="paragraph" style:parent-style-name="Standard">
      <style:text-properties style:font-name="Courier New" officeooo:paragraph-rsid="00bae79c"/>
    </style:style>
    <style:style style:name="P181" style:family="paragraph" style:parent-style-name="Standard">
      <style:text-properties style:font-name="Courier New" officeooo:rsid="00bc8db6" officeooo:paragraph-rsid="00bc8db6"/>
    </style:style>
    <style:style style:name="P182" style:family="paragraph" style:parent-style-name="Standard">
      <style:text-properties style:font-name="Courier New" officeooo:rsid="00bc8db6" officeooo:paragraph-rsid="00bfcebd"/>
    </style:style>
    <style:style style:name="P183" style:family="paragraph" style:parent-style-name="Standard">
      <style:text-properties style:font-name="Courier New" officeooo:rsid="00be2054" officeooo:paragraph-rsid="00be2054"/>
    </style:style>
    <style:style style:name="P184" style:family="paragraph" style:parent-style-name="Standard">
      <style:text-properties style:font-name="Courier New" officeooo:rsid="00c8520f" officeooo:paragraph-rsid="00c8520f"/>
    </style:style>
    <style:style style:name="P185" style:family="paragraph" style:parent-style-name="Standard">
      <style:text-properties style:font-name="Courier New" officeooo:rsid="00c6c1d3" officeooo:paragraph-rsid="00c6c1d3"/>
    </style:style>
    <style:style style:name="P186" style:family="paragraph" style:parent-style-name="Standard">
      <style:text-properties style:font-name="Courier New" officeooo:rsid="004fae59" officeooo:paragraph-rsid="004fae59"/>
    </style:style>
    <style:style style:name="P187"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88" style:family="paragraph" style:parent-style-name="Standard">
      <style:text-properties style:font-name="Courier New" fo:font-style="normal" officeooo:rsid="0060d85f" officeooo:paragraph-rsid="0060d85f" style:font-style-asian="normal" style:font-style-complex="normal"/>
    </style:style>
    <style:style style:name="P189"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90" style:family="paragraph" style:parent-style-name="Standard">
      <style:text-properties style:font-name="Courier New" fo:font-style="normal" fo:font-weight="normal" officeooo:rsid="006371dd" officeooo:paragraph-rsid="019a777a" style:font-style-asian="normal" style:font-weight-asian="normal" style:font-style-complex="normal" style:font-weight-complex="normal"/>
    </style:style>
    <style:style style:name="P191"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92"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93" style:family="paragraph" style:parent-style-name="Standard">
      <style:text-properties style:font-name="Courier New" fo:font-style="normal" fo:font-weight="normal" officeooo:rsid="006cb23b" officeooo:paragraph-rsid="019930e1" style:font-style-asian="normal" style:font-weight-asian="normal" style:font-style-complex="normal" style:font-weight-complex="normal"/>
    </style:style>
    <style:style style:name="P194" style:family="paragraph" style:parent-style-name="Standard">
      <style:text-properties style:font-name="Courier New" fo:font-style="normal" fo:font-weight="normal" officeooo:rsid="019cf599" officeooo:paragraph-rsid="019cf599" style:font-style-asian="normal" style:font-weight-asian="normal" style:font-style-complex="normal" style:font-weight-complex="normal"/>
    </style:style>
    <style:style style:name="P195" style:family="paragraph" style:parent-style-name="Standard">
      <style:text-properties style:font-name="Courier New" fo:font-style="normal" fo:font-weight="normal" officeooo:rsid="019b3720" officeooo:paragraph-rsid="019b3720" style:font-style-asian="normal" style:font-weight-asian="normal" style:font-style-complex="normal" style:font-weight-complex="normal"/>
    </style:style>
    <style:style style:name="P196" style:family="paragraph" style:parent-style-name="Standard">
      <style:text-properties style:font-name="Courier New" officeooo:rsid="00bfcebd" officeooo:paragraph-rsid="00bfcebd"/>
    </style:style>
    <style:style style:name="P197" style:family="paragraph" style:parent-style-name="Standard">
      <style:text-properties style:font-name="Courier New" officeooo:rsid="00c186d0" officeooo:paragraph-rsid="00c186d0"/>
    </style:style>
    <style:style style:name="P198" style:family="paragraph" style:parent-style-name="Standard">
      <style:text-properties style:font-name="Courier New" officeooo:paragraph-rsid="00f6fd66"/>
    </style:style>
    <style:style style:name="P199" style:family="paragraph" style:parent-style-name="Standard">
      <style:text-properties style:font-name="Courier New" fo:font-size="10.5pt" officeooo:paragraph-rsid="00f6fd66" style:font-size-asian="10.5pt" style:font-size-complex="10.5pt"/>
    </style:style>
    <style:style style:name="P200" style:family="paragraph" style:parent-style-name="Standard">
      <style:text-properties style:font-name="Courier New" officeooo:rsid="01253698" officeooo:paragraph-rsid="01253698"/>
    </style:style>
    <style:style style:name="P201" style:family="paragraph" style:parent-style-name="Standard">
      <style:text-properties style:font-name="Courier New" officeooo:rsid="019cf599" officeooo:paragraph-rsid="019cf599"/>
    </style:style>
    <style:style style:name="P202" style:family="paragraph" style:parent-style-name="Standard">
      <style:text-properties fo:font-size="12pt" officeooo:rsid="0082cff2" officeooo:paragraph-rsid="0082cff2" style:font-size-asian="10.5pt" style:font-size-complex="12pt"/>
    </style:style>
    <style:style style:name="P203" style:family="paragraph" style:parent-style-name="Standard">
      <style:text-properties fo:font-size="12pt" officeooo:paragraph-rsid="00fa424c" style:font-size-asian="12pt" style:font-size-complex="12pt"/>
    </style:style>
    <style:style style:name="P204" style:family="paragraph" style:parent-style-name="Standard">
      <style:text-properties officeooo:rsid="003de497" officeooo:paragraph-rsid="003de497"/>
    </style:style>
    <style:style style:name="P205" style:family="paragraph" style:parent-style-name="Standard">
      <style:text-properties fo:font-weight="normal" officeooo:rsid="0044d660" officeooo:paragraph-rsid="0044d660" style:font-weight-asian="normal" style:font-weight-complex="normal"/>
    </style:style>
    <style:style style:name="P206" style:family="paragraph" style:parent-style-name="Standard">
      <style:text-properties fo:font-weight="normal" officeooo:rsid="004689bb" officeooo:paragraph-rsid="004850b7" style:font-weight-asian="normal" style:font-weight-complex="normal"/>
    </style:style>
    <style:style style:name="P207" style:family="paragraph" style:parent-style-name="Standard">
      <style:text-properties fo:font-weight="normal" officeooo:rsid="005be627" officeooo:paragraph-rsid="005be627" style:font-weight-asian="normal" style:font-weight-complex="normal"/>
    </style:style>
    <style:style style:name="P208" style:family="paragraph" style:parent-style-name="Standard">
      <style:text-properties fo:font-weight="normal" officeooo:rsid="005cf296" officeooo:paragraph-rsid="005cf296" style:font-weight-asian="normal" style:font-weight-complex="normal"/>
    </style:style>
    <style:style style:name="P209" style:family="paragraph" style:parent-style-name="Standard">
      <style:text-properties fo:font-weight="normal" officeooo:rsid="00490226" officeooo:paragraph-rsid="003edb80" style:font-weight-asian="normal" style:font-weight-complex="normal"/>
    </style:style>
    <style:style style:name="P210" style:family="paragraph" style:parent-style-name="Standard">
      <style:text-properties fo:font-weight="normal" officeooo:rsid="00de9b77" officeooo:paragraph-rsid="00fbcf81" style:font-weight-asian="normal" style:font-weight-complex="normal"/>
    </style:style>
    <style:style style:name="P211" style:family="paragraph" style:parent-style-name="Standard">
      <style:text-properties fo:font-weight="normal" officeooo:rsid="00de9b77" officeooo:paragraph-rsid="01940dbd" style:font-weight-asian="normal" style:font-weight-complex="normal"/>
    </style:style>
    <style:style style:name="P212" style:family="paragraph" style:parent-style-name="Standard">
      <style:text-properties fo:font-weight="normal" officeooo:rsid="00e5ad39" officeooo:paragraph-rsid="00e728e5" style:font-weight-asian="normal" style:font-weight-complex="normal"/>
    </style:style>
    <style:style style:name="P213" style:family="paragraph" style:parent-style-name="Standard">
      <style:text-properties fo:font-weight="normal" officeooo:rsid="00cf4b32" officeooo:paragraph-rsid="00fbcf81" style:font-weight-asian="normal" style:font-weight-complex="normal"/>
    </style:style>
    <style:style style:name="P214" style:family="paragraph" style:parent-style-name="Standard">
      <style:text-properties fo:font-weight="normal" officeooo:rsid="003de497" officeooo:paragraph-rsid="003de497" style:font-weight-asian="normal" style:font-weight-complex="normal"/>
    </style:style>
    <style:style style:name="P215" style:family="paragraph" style:parent-style-name="Standard">
      <style:text-properties fo:font-weight="normal" officeooo:rsid="01885557" officeooo:paragraph-rsid="01897a44" style:font-weight-asian="normal" style:font-weight-complex="normal"/>
    </style:style>
    <style:style style:name="P216" style:family="paragraph" style:parent-style-name="Standard">
      <style:text-properties officeooo:paragraph-rsid="003edb80"/>
    </style:style>
    <style:style style:name="P217" style:family="paragraph" style:parent-style-name="Standard">
      <style:text-properties officeooo:paragraph-rsid="0045f9a0"/>
    </style:style>
    <style:style style:name="P218" style:family="paragraph" style:parent-style-name="Standard">
      <style:text-properties officeooo:rsid="004689bb" officeooo:paragraph-rsid="004689bb"/>
    </style:style>
    <style:style style:name="P219" style:family="paragraph" style:parent-style-name="Standard">
      <style:text-properties officeooo:paragraph-rsid="004fae59"/>
    </style:style>
    <style:style style:name="P220" style:family="paragraph" style:parent-style-name="Standard">
      <style:text-properties officeooo:paragraph-rsid="00515020"/>
    </style:style>
    <style:style style:name="P221" style:family="paragraph" style:parent-style-name="Standard">
      <style:text-properties officeooo:paragraph-rsid="005b5e05"/>
    </style:style>
    <style:style style:name="P222" style:family="paragraph" style:parent-style-name="Standard">
      <style:text-properties officeooo:rsid="005be627" officeooo:paragraph-rsid="005be627"/>
    </style:style>
    <style:style style:name="P223" style:family="paragraph" style:parent-style-name="Standard">
      <style:text-properties officeooo:paragraph-rsid="005cf296"/>
    </style:style>
    <style:style style:name="P224" style:family="paragraph" style:parent-style-name="Standard">
      <style:text-properties officeooo:paragraph-rsid="005e8c9c"/>
    </style:style>
    <style:style style:name="P225" style:family="paragraph" style:parent-style-name="Standard">
      <style:text-properties officeooo:rsid="005e8c9c" officeooo:paragraph-rsid="005e8c9c"/>
    </style:style>
    <style:style style:name="P226" style:family="paragraph" style:parent-style-name="Standard">
      <style:text-properties officeooo:rsid="005e8c9c" officeooo:paragraph-rsid="019930e1"/>
    </style:style>
    <style:style style:name="P227" style:family="paragraph" style:parent-style-name="Standard">
      <style:text-properties officeooo:rsid="005f6197" officeooo:paragraph-rsid="005f6197"/>
    </style:style>
    <style:style style:name="P228" style:family="paragraph" style:parent-style-name="Standard">
      <style:text-properties officeooo:rsid="005f6197" officeooo:paragraph-rsid="00600135"/>
    </style:style>
    <style:style style:name="P229" style:family="paragraph" style:parent-style-name="Standard">
      <style:text-properties officeooo:rsid="00600135" officeooo:paragraph-rsid="007964f9"/>
    </style:style>
    <style:style style:name="P230" style:family="paragraph" style:parent-style-name="Standard">
      <style:text-properties officeooo:rsid="00600135" officeooo:paragraph-rsid="007d3504"/>
    </style:style>
    <style:style style:name="P231" style:family="paragraph" style:parent-style-name="Standard">
      <style:text-properties officeooo:rsid="00600135" officeooo:paragraph-rsid="007eac24"/>
    </style:style>
    <style:style style:name="P232" style:family="paragraph" style:parent-style-name="Standard">
      <style:text-properties officeooo:rsid="00600135" officeooo:paragraph-rsid="019930e1"/>
    </style:style>
    <style:style style:name="P233" style:family="paragraph" style:parent-style-name="Standard">
      <style:text-properties officeooo:rsid="0060d85f" officeooo:paragraph-rsid="0060d85f"/>
    </style:style>
    <style:style style:name="P234" style:family="paragraph" style:parent-style-name="Standard">
      <style:text-properties officeooo:paragraph-rsid="00629e69"/>
    </style:style>
    <style:style style:name="P235" style:family="paragraph" style:parent-style-name="Standard">
      <style:text-properties officeooo:rsid="006371dd" officeooo:paragraph-rsid="006371dd"/>
    </style:style>
    <style:style style:name="P236" style:family="paragraph" style:parent-style-name="Standard">
      <style:text-properties officeooo:rsid="006371dd" officeooo:paragraph-rsid="019a777a"/>
    </style:style>
    <style:style style:name="P237" style:family="paragraph" style:parent-style-name="Standard">
      <style:text-properties officeooo:rsid="006371dd" officeooo:paragraph-rsid="01a27576"/>
    </style:style>
    <style:style style:name="P238" style:family="paragraph" style:parent-style-name="Standard">
      <style:text-properties officeooo:paragraph-rsid="00675f3d"/>
    </style:style>
    <style:style style:name="P239" style:family="paragraph" style:parent-style-name="Standard">
      <style:text-properties officeooo:rsid="0076556f" officeooo:paragraph-rsid="0076556f"/>
    </style:style>
    <style:style style:name="P240" style:family="paragraph" style:parent-style-name="Standard">
      <style:text-properties officeooo:rsid="0077ad97" officeooo:paragraph-rsid="0077ad97"/>
    </style:style>
    <style:style style:name="P241" style:family="paragraph" style:parent-style-name="Standard">
      <style:text-properties officeooo:rsid="007964f9" officeooo:paragraph-rsid="007964f9"/>
    </style:style>
    <style:style style:name="P242" style:family="paragraph" style:parent-style-name="Standard">
      <style:text-properties officeooo:rsid="007d3504" officeooo:paragraph-rsid="007d3504"/>
    </style:style>
    <style:style style:name="P243" style:family="paragraph" style:parent-style-name="Standard">
      <style:text-properties officeooo:paragraph-rsid="007d3504"/>
    </style:style>
    <style:style style:name="P244" style:family="paragraph" style:parent-style-name="Standard">
      <style:text-properties officeooo:paragraph-rsid="00800dd1"/>
    </style:style>
    <style:style style:name="P245" style:family="paragraph" style:parent-style-name="Standard">
      <style:text-properties officeooo:rsid="00811a6a" officeooo:paragraph-rsid="00811a6a"/>
    </style:style>
    <style:style style:name="P246" style:family="paragraph" style:parent-style-name="Standard">
      <style:text-properties officeooo:paragraph-rsid="00811a6a"/>
    </style:style>
    <style:style style:name="P247" style:family="paragraph" style:parent-style-name="Standard">
      <style:text-properties officeooo:paragraph-rsid="008152d2"/>
    </style:style>
    <style:style style:name="P248" style:family="paragraph" style:parent-style-name="Standard">
      <style:text-properties officeooo:paragraph-rsid="008365b4"/>
    </style:style>
    <style:style style:name="P249" style:family="paragraph" style:parent-style-name="Standard">
      <style:text-properties officeooo:paragraph-rsid="00842328"/>
    </style:style>
    <style:style style:name="P250" style:family="paragraph" style:parent-style-name="Standard">
      <style:text-properties officeooo:paragraph-rsid="0085470d"/>
    </style:style>
    <style:style style:name="P251" style:family="paragraph" style:parent-style-name="Standard">
      <style:text-properties officeooo:paragraph-rsid="008b0d58"/>
    </style:style>
    <style:style style:name="P252" style:family="paragraph" style:parent-style-name="Standard">
      <style:text-properties officeooo:paragraph-rsid="0090bf46"/>
    </style:style>
    <style:style style:name="P253" style:family="paragraph" style:parent-style-name="Standard">
      <style:text-properties style:font-name="Arial1" fo:font-size="15pt" fo:font-weight="bold" style:font-size-asian="15pt" style:font-weight-asian="bold" style:font-size-complex="15pt" style:font-weight-complex="bold"/>
    </style:style>
    <style:style style:name="P254" style:family="paragraph" style:parent-style-name="Standard">
      <style:text-properties officeooo:paragraph-rsid="00a18400"/>
    </style:style>
    <style:style style:name="P255" style:family="paragraph" style:parent-style-name="Standard">
      <style:text-properties officeooo:paragraph-rsid="00a6d2f6"/>
    </style:style>
    <style:style style:name="P256" style:family="paragraph" style:parent-style-name="Standard">
      <style:text-properties officeooo:paragraph-rsid="00ae3e9c"/>
    </style:style>
    <style:style style:name="P257" style:family="paragraph" style:parent-style-name="Standard">
      <style:text-properties officeooo:paragraph-rsid="00b8b8da"/>
    </style:style>
    <style:style style:name="P258" style:family="paragraph" style:parent-style-name="Standard">
      <style:text-properties officeooo:paragraph-rsid="00bae79c"/>
    </style:style>
    <style:style style:name="P259" style:family="paragraph" style:parent-style-name="Standard">
      <style:text-properties officeooo:paragraph-rsid="00bc8db6"/>
    </style:style>
    <style:style style:name="P260" style:family="paragraph" style:parent-style-name="Standard">
      <style:text-properties officeooo:rsid="00bc8db6" officeooo:paragraph-rsid="00bc8db6"/>
    </style:style>
    <style:style style:name="P261" style:family="paragraph" style:parent-style-name="Standard">
      <style:text-properties officeooo:paragraph-rsid="00be2054"/>
    </style:style>
    <style:style style:name="P262" style:family="paragraph" style:parent-style-name="Standard">
      <style:text-properties officeooo:rsid="00bf5dff" officeooo:paragraph-rsid="00bf5dff"/>
    </style:style>
    <style:style style:name="P263" style:family="paragraph" style:parent-style-name="Standard">
      <style:text-properties officeooo:paragraph-rsid="00bf5dff"/>
    </style:style>
    <style:style style:name="P264" style:family="paragraph" style:parent-style-name="Standard">
      <style:text-properties officeooo:paragraph-rsid="00bfcebd"/>
    </style:style>
    <style:style style:name="P265" style:family="paragraph" style:parent-style-name="Standard">
      <style:text-properties officeooo:paragraph-rsid="00c061bb"/>
    </style:style>
    <style:style style:name="P266" style:family="paragraph" style:parent-style-name="Standard">
      <style:text-properties officeooo:paragraph-rsid="00c186d0"/>
    </style:style>
    <style:style style:name="P267" style:family="paragraph" style:parent-style-name="Standard">
      <style:text-properties fo:font-style="normal" fo:font-weight="bold" officeooo:rsid="0040728c" style:font-style-asian="normal" style:font-weight-asian="normal" style:font-style-complex="normal" style:font-weight-complex="normal"/>
    </style:style>
    <style:style style:name="P268"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69" style:family="paragraph" style:parent-style-name="Standard">
      <style:text-properties fo:font-style="normal" style:text-underline-style="none" fo:font-weight="bold" officeooo:rsid="00515020" officeooo:paragraph-rsid="00a6d2f6" style:font-style-asian="normal" style:font-weight-asian="bold" style:font-style-complex="normal" style:font-weight-complex="bold"/>
    </style:style>
    <style:style style:name="P270"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71"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1624ce1" officeooo:paragraph-rsid="01624ce1" style:font-style-asian="normal" style:font-weight-asian="normal" style:font-style-complex="normal" style:font-weight-complex="normal"/>
    </style:style>
    <style:style style:name="P273" style:family="paragraph" style:parent-style-name="Standard">
      <style:text-properties fo:font-style="normal" officeooo:rsid="0060d85f" officeooo:paragraph-rsid="0060d85f" style:font-style-asian="normal" style:font-style-complex="normal"/>
    </style:style>
    <style:style style:name="P274"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75" style:family="paragraph" style:parent-style-name="Standard">
      <style:text-properties fo:font-style="normal" fo:font-weight="normal" officeooo:rsid="006cb23b" officeooo:paragraph-rsid="019930e1" style:font-style-asian="normal" style:font-weight-asian="normal" style:font-style-complex="normal" style:font-weight-complex="normal"/>
    </style:style>
    <style:style style:name="P276" style:family="paragraph" style:parent-style-name="Standard">
      <style:text-properties fo:font-style="normal" fo:font-weight="normal" officeooo:rsid="006a29c0" officeooo:paragraph-rsid="019930e1" style:font-style-asian="normal" style:font-weight-asian="normal" style:font-style-complex="normal" style:font-weight-complex="normal"/>
    </style:style>
    <style:style style:name="P277" style:family="paragraph" style:parent-style-name="Standard">
      <style:text-properties fo:font-style="normal" fo:font-weight="normal" officeooo:rsid="00b7982d" officeooo:paragraph-rsid="019930e1" style:font-style-asian="normal" style:font-weight-asian="normal" style:font-style-complex="normal" style:font-weight-complex="normal"/>
    </style:style>
    <style:style style:name="P278" style:family="paragraph" style:parent-style-name="Standard">
      <style:text-properties fo:font-style="normal" fo:font-weight="normal" officeooo:rsid="0040728c" style:font-style-asian="normal" style:font-weight-asian="normal" style:font-style-complex="normal" style:font-weight-complex="normal"/>
    </style:style>
    <style:style style:name="P279" style:family="paragraph" style:parent-style-name="Standard">
      <style:text-properties fo:font-style="normal" fo:font-weight="normal" officeooo:rsid="006d4001" officeooo:paragraph-rsid="019930e1" style:font-style-asian="normal" style:font-weight-asian="normal" style:font-style-complex="normal" style:font-weight-complex="normal"/>
    </style:style>
    <style:style style:name="P280" style:family="paragraph" style:parent-style-name="Standard">
      <style:text-properties fo:font-style="normal" fo:font-weight="normal" officeooo:rsid="006d4001" officeooo:paragraph-rsid="01313637" style:font-style-asian="normal" style:font-weight-asian="normal" style:font-style-complex="normal" style:font-weight-complex="normal"/>
    </style:style>
    <style:style style:name="P281" style:family="paragraph" style:parent-style-name="Standard">
      <style:text-properties officeooo:paragraph-rsid="00d52b5c"/>
    </style:style>
    <style:style style:name="P282" style:family="paragraph" style:parent-style-name="Standard">
      <style:text-properties officeooo:rsid="00d660db" officeooo:paragraph-rsid="00d660db"/>
    </style:style>
    <style:style style:name="P283" style:family="paragraph" style:parent-style-name="Standard">
      <style:text-properties officeooo:paragraph-rsid="00da3083"/>
    </style:style>
    <style:style style:name="P284" style:family="paragraph" style:parent-style-name="Standard">
      <style:text-properties officeooo:paragraph-rsid="008cc44b"/>
    </style:style>
    <style:style style:name="P285" style:family="paragraph" style:parent-style-name="Standard">
      <style:text-properties officeooo:rsid="00d0cebf" officeooo:paragraph-rsid="00fbcf81"/>
    </style:style>
    <style:style style:name="P286" style:family="paragraph" style:parent-style-name="Standard">
      <style:text-properties officeooo:paragraph-rsid="00e3c07c"/>
    </style:style>
    <style:style style:name="P287" style:family="paragraph" style:parent-style-name="Standard">
      <style:text-properties officeooo:rsid="00e5ad39" officeooo:paragraph-rsid="00e5ad39"/>
    </style:style>
    <style:style style:name="P288" style:family="paragraph" style:parent-style-name="Standard">
      <style:text-properties officeooo:paragraph-rsid="00e8410e"/>
    </style:style>
    <style:style style:name="P289" style:family="paragraph" style:parent-style-name="Standard">
      <style:text-properties officeooo:paragraph-rsid="00f6fd66"/>
    </style:style>
    <style:style style:name="P290" style:family="paragraph" style:parent-style-name="Standard">
      <style:text-properties officeooo:rsid="00e3c07c" officeooo:paragraph-rsid="00f71e66"/>
    </style:style>
    <style:style style:name="P291" style:family="paragraph" style:parent-style-name="Standard">
      <style:text-properties officeooo:rsid="00e3c07c" officeooo:paragraph-rsid="01a1426b"/>
    </style:style>
    <style:style style:name="P292" style:family="paragraph" style:parent-style-name="Standard">
      <style:text-properties officeooo:paragraph-rsid="00faca01"/>
    </style:style>
    <style:style style:name="P293" style:family="paragraph" style:parent-style-name="Standard">
      <style:text-properties officeooo:paragraph-rsid="00fbcf81"/>
    </style:style>
    <style:style style:name="P294" style:family="paragraph" style:parent-style-name="Standard">
      <style:text-properties officeooo:rsid="00ff4684" officeooo:paragraph-rsid="00ff4684"/>
    </style:style>
    <style:style style:name="P295" style:family="paragraph" style:parent-style-name="Standard">
      <style:text-properties officeooo:paragraph-rsid="008974d3"/>
    </style:style>
    <style:style style:name="P296" style:family="paragraph" style:parent-style-name="Standard">
      <style:text-properties officeooo:rsid="010c64c6" officeooo:paragraph-rsid="010c64c6"/>
    </style:style>
    <style:style style:name="P297" style:family="paragraph" style:parent-style-name="Standard">
      <style:text-properties officeooo:rsid="005405a2" officeooo:paragraph-rsid="005405a2"/>
    </style:style>
    <style:style style:name="P298" style:family="paragraph" style:parent-style-name="Standard">
      <style:text-properties officeooo:rsid="011fdaf3" officeooo:paragraph-rsid="011fdaf3"/>
    </style:style>
    <style:style style:name="P299" style:family="paragraph" style:parent-style-name="Standard">
      <style:text-properties officeooo:rsid="011fdaf3" officeooo:paragraph-rsid="01240955"/>
    </style:style>
    <style:style style:name="P300" style:family="paragraph" style:parent-style-name="Standard">
      <style:text-properties officeooo:rsid="01240955" officeooo:paragraph-rsid="01240955"/>
    </style:style>
    <style:style style:name="P301" style:family="paragraph" style:parent-style-name="Standard">
      <style:text-properties officeooo:rsid="01240955" officeooo:paragraph-rsid="0164fa74"/>
    </style:style>
    <style:style style:name="P302" style:family="paragraph" style:parent-style-name="Standard">
      <style:text-properties officeooo:rsid="01253698" officeooo:paragraph-rsid="01253698"/>
    </style:style>
    <style:style style:name="P303" style:family="paragraph" style:parent-style-name="Standard">
      <style:text-properties officeooo:rsid="01253698" officeooo:paragraph-rsid="01270041"/>
    </style:style>
    <style:style style:name="P304" style:family="paragraph" style:parent-style-name="Standard">
      <style:text-properties officeooo:rsid="01253698" officeooo:paragraph-rsid="013d4a8f"/>
    </style:style>
    <style:style style:name="P305" style:family="paragraph" style:parent-style-name="Standard">
      <style:text-properties officeooo:paragraph-rsid="01253698"/>
    </style:style>
    <style:style style:name="P306" style:family="paragraph" style:parent-style-name="Standard">
      <style:text-properties officeooo:rsid="012813b0" officeooo:paragraph-rsid="012813b0"/>
    </style:style>
    <style:style style:name="P307" style:family="paragraph" style:parent-style-name="Standard">
      <style:text-properties officeooo:rsid="012813b0" officeooo:paragraph-rsid="0128ab23"/>
    </style:style>
    <style:style style:name="P308" style:family="paragraph" style:parent-style-name="Standard">
      <style:text-properties officeooo:rsid="01286fdf" officeooo:paragraph-rsid="01286fdf"/>
    </style:style>
    <style:style style:name="P309" style:family="paragraph" style:parent-style-name="Standard">
      <style:text-properties officeooo:rsid="01286fdf" officeooo:paragraph-rsid="01253698"/>
    </style:style>
    <style:style style:name="P310" style:family="paragraph" style:parent-style-name="Standard">
      <style:text-properties officeooo:paragraph-rsid="01286fdf"/>
    </style:style>
    <style:style style:name="P311" style:family="paragraph" style:parent-style-name="Standard">
      <style:text-properties officeooo:rsid="01270041" officeooo:paragraph-rsid="01270041"/>
    </style:style>
    <style:style style:name="P312" style:family="paragraph" style:parent-style-name="Standard">
      <style:text-properties officeooo:paragraph-rsid="012fa4b9"/>
    </style:style>
    <style:style style:name="P313" style:family="paragraph" style:parent-style-name="Standard">
      <style:text-properties fo:font-size="10pt" officeooo:paragraph-rsid="008cb86d" style:font-size-asian="10pt" style:font-size-complex="10pt"/>
    </style:style>
    <style:style style:name="P314" style:family="paragraph" style:parent-style-name="Standard">
      <style:text-properties officeooo:paragraph-rsid="013d4a8f"/>
    </style:style>
    <style:style style:name="P315" style:family="paragraph" style:parent-style-name="Standard">
      <style:text-properties officeooo:rsid="004fae59" officeooo:paragraph-rsid="013c49ba"/>
    </style:style>
    <style:style style:name="P316" style:family="paragraph" style:parent-style-name="Standard">
      <style:text-properties officeooo:rsid="013ec429" officeooo:paragraph-rsid="013ec429"/>
    </style:style>
    <style:style style:name="P317" style:family="paragraph" style:parent-style-name="Standard">
      <style:text-properties officeooo:paragraph-rsid="01407957"/>
    </style:style>
    <style:style style:name="P318" style:family="paragraph" style:parent-style-name="Standard">
      <style:text-properties style:text-underline-style="solid" style:text-underline-width="auto" style:text-underline-color="font-color" fo:font-weight="bold" style:font-weight-asian="bold" style:font-weight-complex="bold"/>
    </style:style>
    <style:style style:name="P319" style:family="paragraph" style:parent-style-name="Standard">
      <style:text-properties style:text-underline-style="solid" style:text-underline-width="auto" style:text-underline-color="font-color" fo:font-weight="normal" officeooo:rsid="01940dbd" officeooo:paragraph-rsid="01940dbd" style:font-weight-asian="normal" style:font-weight-complex="normal"/>
    </style:style>
    <style:style style:name="P320" style:family="paragraph" style:parent-style-name="Standard">
      <style:text-properties officeooo:rsid="014b20fd" officeooo:paragraph-rsid="014b20fd"/>
    </style:style>
    <style:style style:name="P321" style:family="paragraph" style:parent-style-name="Standard">
      <style:text-properties officeooo:paragraph-rsid="014b20fd"/>
    </style:style>
    <style:style style:name="P322" style:family="paragraph" style:parent-style-name="Standard">
      <style:text-properties officeooo:paragraph-rsid="014bf31e"/>
    </style:style>
    <style:style style:name="P323" style:family="paragraph" style:parent-style-name="Standard">
      <style:text-properties officeooo:rsid="014cf5d2" officeooo:paragraph-rsid="014cf5d2"/>
    </style:style>
    <style:style style:name="P324" style:family="paragraph" style:parent-style-name="Standard">
      <style:text-properties officeooo:paragraph-rsid="014cf5d2"/>
    </style:style>
    <style:style style:name="P325" style:family="paragraph" style:parent-style-name="Standard">
      <style:text-properties officeooo:paragraph-rsid="014f64f3"/>
    </style:style>
    <style:style style:name="P326" style:family="paragraph" style:parent-style-name="Standard">
      <style:text-properties officeooo:rsid="0154f7e6" officeooo:paragraph-rsid="0154f7e6"/>
    </style:style>
    <style:style style:name="P327" style:family="paragraph" style:parent-style-name="Standard">
      <style:text-properties officeooo:paragraph-rsid="0154f7e6"/>
    </style:style>
    <style:style style:name="P328" style:family="paragraph" style:parent-style-name="Standard">
      <style:text-properties officeooo:rsid="0156f749" officeooo:paragraph-rsid="0156f749"/>
    </style:style>
    <style:style style:name="P329" style:family="paragraph" style:parent-style-name="Standard">
      <style:text-properties officeooo:paragraph-rsid="0157dba6"/>
    </style:style>
    <style:style style:name="P330" style:family="paragraph" style:parent-style-name="Standard">
      <style:text-properties officeooo:paragraph-rsid="0165c18d"/>
    </style:style>
    <style:style style:name="P331" style:family="paragraph" style:parent-style-name="Standard">
      <style:text-properties officeooo:paragraph-rsid="0161641f"/>
    </style:style>
    <style:style style:name="P332" style:family="paragraph" style:parent-style-name="Standard">
      <style:text-properties officeooo:rsid="01426e07" officeooo:paragraph-rsid="01624ce1"/>
    </style:style>
    <style:style style:name="P333" style:family="paragraph" style:parent-style-name="Standard">
      <style:text-properties officeooo:paragraph-rsid="0164a7be"/>
    </style:style>
    <style:style style:name="P334" style:family="paragraph" style:parent-style-name="Standard">
      <style:text-properties officeooo:rsid="012054b5" officeooo:paragraph-rsid="0164fa74"/>
    </style:style>
    <style:style style:name="P335" style:family="paragraph" style:parent-style-name="Standard">
      <style:text-properties officeooo:paragraph-rsid="01240955"/>
    </style:style>
    <style:style style:name="P336" style:family="paragraph" style:parent-style-name="Standard">
      <style:text-properties officeooo:rsid="0128ab23" officeooo:paragraph-rsid="0128ab23"/>
    </style:style>
    <style:style style:name="P337" style:family="paragraph" style:parent-style-name="Standard">
      <style:text-properties officeooo:paragraph-rsid="00e728e5"/>
    </style:style>
    <style:style style:name="P338" style:family="paragraph" style:parent-style-name="Standard">
      <style:text-properties officeooo:rsid="0178860f" officeooo:paragraph-rsid="0178860f"/>
    </style:style>
    <style:style style:name="P339" style:family="paragraph" style:parent-style-name="Standard">
      <style:text-properties officeooo:paragraph-rsid="017aa764"/>
    </style:style>
    <style:style style:name="P340" style:family="paragraph" style:parent-style-name="Standard">
      <style:text-properties officeooo:rsid="017aa764" officeooo:paragraph-rsid="017aa764"/>
    </style:style>
    <style:style style:name="P341" style:family="paragraph" style:parent-style-name="Standard">
      <style:text-properties fo:color="#000000" style:font-name="Liberation Serif" fo:font-size="12pt" officeooo:rsid="0157dba6" officeooo:paragraph-rsid="01815dc8" style:font-size-asian="12pt" style:font-size-complex="12pt"/>
    </style:style>
    <style:style style:name="P342" style:family="paragraph" style:parent-style-name="Standard">
      <style:text-properties fo:font-style="italic" style:font-style-asian="italic" style:font-style-complex="italic"/>
    </style:style>
    <style:style style:name="P343" style:family="paragraph" style:parent-style-name="Standard">
      <style:text-properties officeooo:paragraph-rsid="018b9d69"/>
    </style:style>
    <style:style style:name="P344" style:family="paragraph" style:parent-style-name="Standard">
      <style:text-properties officeooo:paragraph-rsid="018d4aa1"/>
    </style:style>
    <style:style style:name="P345" style:family="paragraph" style:parent-style-name="Standard">
      <style:text-properties officeooo:paragraph-rsid="018ee7cd"/>
    </style:style>
    <style:style style:name="P346" style:family="paragraph" style:parent-style-name="Standard">
      <style:text-properties officeooo:paragraph-rsid="0190c384"/>
    </style:style>
    <style:style style:name="P347" style:family="paragraph" style:parent-style-name="Standard">
      <style:text-properties officeooo:paragraph-rsid="019930e1"/>
    </style:style>
    <style:style style:name="P348" style:family="paragraph" style:parent-style-name="Standard">
      <style:text-properties officeooo:rsid="006a7c21" officeooo:paragraph-rsid="019930e1"/>
    </style:style>
    <style:style style:name="P349" style:family="paragraph" style:parent-style-name="Standard">
      <style:text-properties officeooo:rsid="0113abd1" officeooo:paragraph-rsid="019930e1"/>
    </style:style>
    <style:style style:name="P350" style:family="paragraph" style:parent-style-name="Standard">
      <style:text-properties officeooo:rsid="019a777a" officeooo:paragraph-rsid="019cf599"/>
    </style:style>
    <style:style style:name="P351" style:family="paragraph" style:parent-style-name="Standard">
      <style:text-properties officeooo:paragraph-rsid="019a777a"/>
    </style:style>
    <style:style style:name="P352" style:family="paragraph" style:parent-style-name="Standard">
      <style:text-properties officeooo:paragraph-rsid="019b3720"/>
    </style:style>
    <style:style style:name="P353" style:family="paragraph" style:parent-style-name="Standard">
      <style:text-properties officeooo:rsid="019cf599" officeooo:paragraph-rsid="019cf599"/>
    </style:style>
    <style:style style:name="P354" style:family="paragraph" style:parent-style-name="Standard">
      <style:text-properties officeooo:paragraph-rsid="019f698a"/>
    </style:style>
    <style:style style:name="P355" style:family="paragraph" style:parent-style-name="Standard">
      <style:text-properties officeooo:paragraph-rsid="005be627"/>
    </style:style>
    <style:style style:name="P356" style:family="paragraph" style:parent-style-name="Standard">
      <style:text-properties officeooo:paragraph-rsid="01885557"/>
    </style:style>
    <style:style style:name="P357" style:family="paragraph" style:parent-style-name="Standard">
      <style:text-properties officeooo:rsid="019f698a" officeooo:paragraph-rsid="019f698a"/>
    </style:style>
    <style:style style:name="P358" style:family="paragraph" style:parent-style-name="Standard">
      <style:text-properties officeooo:paragraph-rsid="01a10ac7"/>
    </style:style>
    <style:style style:name="P359" style:family="paragraph" style:parent-style-name="Standard">
      <style:text-properties officeooo:paragraph-rsid="01a1426b"/>
    </style:style>
    <style:style style:name="P360" style:family="paragraph" style:parent-style-name="Standard">
      <style:text-properties style:text-underline-style="none" fo:font-weight="bold" style:font-weight-asian="bold" style:font-weight-complex="bold"/>
    </style:style>
    <style:style style:name="P361" style:family="paragraph" style:parent-style-name="Text_20_body">
      <style:text-properties style:font-name="Liberation Serif" officeooo:rsid="0080f498" officeooo:paragraph-rsid="0080f498"/>
    </style:style>
    <style:style style:name="P362" style:family="paragraph" style:parent-style-name="Text_20_body">
      <style:text-properties style:font-name="Liberation Serif" officeooo:rsid="00fa424c" officeooo:paragraph-rsid="00fa424c"/>
    </style:style>
    <style:style style:name="P363" style:family="paragraph" style:parent-style-name="Text_20_body">
      <style:text-properties officeooo:rsid="0040728c" officeooo:paragraph-rsid="00426c46"/>
    </style:style>
    <style:style style:name="P364" style:family="paragraph" style:parent-style-name="Text_20_body">
      <style:text-properties officeooo:rsid="00944f04" officeooo:paragraph-rsid="00944f04"/>
    </style:style>
    <style:style style:name="P365" style:family="paragraph" style:parent-style-name="Text_20_body">
      <style:text-properties officeooo:rsid="00973d7d" officeooo:paragraph-rsid="00973d7d"/>
    </style:style>
    <style:style style:name="P366" style:family="paragraph" style:parent-style-name="Text_20_body">
      <style:text-properties officeooo:rsid="009813a5" officeooo:paragraph-rsid="009813a5"/>
    </style:style>
    <style:style style:name="P367" style:family="paragraph" style:parent-style-name="Text_20_body">
      <style:text-properties officeooo:rsid="00ce2296" officeooo:paragraph-rsid="00fbcf81"/>
    </style:style>
    <style:style style:name="P368" style:family="paragraph" style:parent-style-name="Text_20_body">
      <style:text-properties officeooo:paragraph-rsid="00f113e7"/>
    </style:style>
    <style:style style:name="P369" style:family="paragraph" style:parent-style-name="Text_20_body">
      <style:text-properties officeooo:rsid="00fa424c" officeooo:paragraph-rsid="00fa424c"/>
    </style:style>
    <style:style style:name="P370" style:family="paragraph" style:parent-style-name="Text_20_body">
      <style:text-properties officeooo:paragraph-rsid="00fa424c"/>
    </style:style>
    <style:style style:name="P371" style:family="paragraph" style:parent-style-name="Text_20_body">
      <style:text-properties officeooo:rsid="0157dba6" officeooo:paragraph-rsid="0157dba6"/>
    </style:style>
    <style:style style:name="P372" style:family="paragraph" style:parent-style-name="Text_20_body">
      <style:text-properties fo:font-size="12pt" officeooo:rsid="0182ed77" officeooo:paragraph-rsid="0182ed77" style:font-size-asian="12pt" style:font-size-complex="12pt"/>
    </style:style>
    <style:style style:name="P373" style:family="paragraph" style:parent-style-name="Standard">
      <style:paragraph-properties fo:margin-left="0.4925in" fo:margin-right="0in" fo:text-indent="0in" style:auto-text-indent="false"/>
      <style:text-properties style:font-name="Liberation Serif" style:text-underline-style="none" fo:font-weight="normal" officeooo:rsid="013ec429" officeooo:paragraph-rsid="013ec429" style:font-weight-asian="normal" style:font-weight-complex="normal"/>
    </style:style>
    <style:style style:name="P374" style:family="paragraph" style:parent-style-name="Preformatted_20_Text">
      <style:paragraph-properties fo:margin-top="0in" fo:margin-bottom="0.1965in" loext:contextual-spacing="false"/>
      <style:text-properties fo:color="#0000ff" officeooo:paragraph-rsid="01157f4b"/>
    </style:style>
    <style:style style:name="P375" style:family="paragraph" style:parent-style-name="Preformatted_20_Text">
      <style:paragraph-properties fo:margin-top="0in" fo:margin-bottom="0.1965in" loext:contextual-spacing="false"/>
      <style:text-properties officeooo:paragraph-rsid="01a46352"/>
    </style:style>
    <style:style style:name="P376" style:family="paragraph" style:parent-style-name="Contents_20_1">
      <style:paragraph-properties>
        <style:tab-stops>
          <style:tab-stop style:position="6.9252in" style:type="right" style:leader-style="dotted" style:leader-text="."/>
        </style:tab-stops>
      </style:paragraph-properties>
    </style:style>
    <style:style style:name="P377" style:family="paragraph" style:parent-style-name="Contents_20_2">
      <style:paragraph-properties>
        <style:tab-stops>
          <style:tab-stop style:position="6.7283in" style:type="right" style:leader-style="dotted" style:leader-text="."/>
        </style:tab-stops>
      </style:paragraph-properties>
    </style:style>
    <style:style style:name="P378" style:family="paragraph" style:parent-style-name="Contents_20_3">
      <style:paragraph-properties>
        <style:tab-stops>
          <style:tab-stop style:position="6.5319in" style:type="right" style:leader-style="dotted" style:leader-text="."/>
        </style:tab-stops>
      </style:paragraph-properties>
    </style:style>
    <style:style style:name="P379" style:family="paragraph" style:parent-style-name="Standard">
      <style:paragraph-properties fo:break-before="page"/>
      <style:text-properties style:font-name="Liberation Serif" fo:font-style="normal" fo:font-weight="normal" officeooo:rsid="00675f3d" officeooo:paragraph-rsid="019a777a" style:font-style-asian="normal" style:font-weight-asian="normal" style:font-style-complex="normal" style:font-weight-complex="normal"/>
    </style:style>
    <style:style style:name="P380" style:family="paragraph" style:parent-style-name="Title" style:master-page-name="Standard">
      <style:paragraph-properties style:page-number="auto"/>
      <style:text-properties officeooo:paragraph-rsid="005ba8c6"/>
    </style:style>
    <style:style style:name="P381" style:family="paragraph" style:parent-style-name="Heading_20_1">
      <style:text-properties officeooo:rsid="0026d699" officeooo:paragraph-rsid="0026d699"/>
    </style:style>
    <style:style style:name="P382" style:family="paragraph" style:parent-style-name="Heading_20_1">
      <style:text-properties officeooo:paragraph-rsid="0117158d"/>
    </style:style>
    <style:style style:name="P383" style:family="paragraph" style:parent-style-name="Heading_20_1">
      <style:text-properties officeooo:rsid="0023ea58" officeooo:paragraph-rsid="0023ea58"/>
    </style:style>
    <style:style style:name="P384" style:family="paragraph" style:parent-style-name="Heading_20_1" style:list-style-name="">
      <style:text-properties officeooo:rsid="0023ea58" officeooo:paragraph-rsid="0023ea58"/>
    </style:style>
    <style:style style:name="P385" style:family="paragraph" style:parent-style-name="Heading_20_1">
      <style:text-properties officeooo:paragraph-rsid="0143e74b"/>
    </style:style>
    <style:style style:name="P386" style:family="paragraph" style:parent-style-name="Heading_20_1">
      <style:text-properties officeooo:rsid="0143e74b" officeooo:paragraph-rsid="0143e74b"/>
    </style:style>
    <style:style style:name="P387" style:family="paragraph" style:parent-style-name="Heading_20_1">
      <style:text-properties officeooo:rsid="00b996f7" officeooo:paragraph-rsid="00b996f7"/>
    </style:style>
    <style:style style:name="P388" style:family="paragraph" style:parent-style-name="Heading_20_1">
      <style:text-properties officeooo:rsid="0117158d" officeooo:paragraph-rsid="0117158d"/>
    </style:style>
    <style:style style:name="P389" style:family="paragraph" style:parent-style-name="Heading_20_1">
      <style:text-properties officeooo:rsid="011fdaf3" officeooo:paragraph-rsid="011fdaf3"/>
    </style:style>
    <style:style style:name="P390" style:family="paragraph" style:parent-style-name="Heading_20_1">
      <style:text-properties officeooo:rsid="0157dba6" officeooo:paragraph-rsid="0157dba6"/>
    </style:style>
    <style:style style:name="P391" style:family="paragraph" style:parent-style-name="Heading_20_1" style:list-style-name="">
      <style:text-properties officeooo:rsid="00944f04" officeooo:paragraph-rsid="00944f04"/>
    </style:style>
    <style:style style:name="P392" style:family="paragraph" style:parent-style-name="Heading_20_1" style:list-style-name="">
      <style:text-properties officeooo:rsid="0182ed77" officeooo:paragraph-rsid="0182ed77"/>
    </style:style>
    <style:style style:name="P393" style:family="paragraph" style:parent-style-name="Heading_20_1">
      <style:paragraph-properties fo:break-before="page"/>
    </style:style>
    <style:style style:name="P394" style:family="paragraph" style:parent-style-name="Heading_20_1">
      <style:paragraph-properties fo:break-before="page"/>
      <style:text-properties officeooo:rsid="00225a0b" officeooo:paragraph-rsid="00225a0b"/>
    </style:style>
    <style:style style:name="P395" style:family="paragraph" style:parent-style-name="Heading_20_1">
      <style:paragraph-properties fo:break-before="page"/>
      <style:text-properties officeooo:rsid="0023ea58" officeooo:paragraph-rsid="0023ea58"/>
    </style:style>
    <style:style style:name="P396" style:family="paragraph" style:parent-style-name="Heading_20_1">
      <style:paragraph-properties fo:break-before="page"/>
      <style:text-properties officeooo:rsid="00944f04" officeooo:paragraph-rsid="00944f04"/>
    </style:style>
    <style:style style:name="P397" style:family="paragraph" style:parent-style-name="Heading_20_2" style:list-style-name="">
      <style:text-properties officeooo:paragraph-rsid="005b5e05"/>
    </style:style>
    <style:style style:name="P398" style:family="paragraph" style:parent-style-name="Heading_20_2">
      <style:text-properties officeooo:rsid="009813a5" officeooo:paragraph-rsid="009813a5"/>
    </style:style>
    <style:style style:name="P399" style:family="paragraph" style:parent-style-name="Heading_20_2">
      <style:text-properties officeooo:rsid="01ae9242" officeooo:paragraph-rsid="01ae9242"/>
    </style:style>
    <style:style style:name="P400" style:family="paragraph" style:parent-style-name="Heading_20_2">
      <style:paragraph-properties fo:break-before="page"/>
      <style:text-properties officeooo:paragraph-rsid="005b5e05"/>
    </style:style>
    <style:style style:name="P401"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402" style:family="paragraph" style:parent-style-name="Heading_20_3">
      <style:text-properties officeooo:rsid="00288563" officeooo:paragraph-rsid="00288563"/>
    </style:style>
    <style:style style:name="P403" style:family="paragraph" style:parent-style-name="Heading_20_3">
      <style:text-properties officeooo:paragraph-rsid="00ff4684"/>
    </style:style>
    <style:style style:name="P404" style:family="paragraph" style:parent-style-name="Heading_20_3">
      <style:text-properties officeooo:rsid="005e8c9c" officeooo:paragraph-rsid="005e8c9c"/>
    </style:style>
    <style:style style:name="P405" style:family="paragraph" style:parent-style-name="Heading_20_3" style:list-style-name=""/>
    <style:style style:name="P406" style:family="paragraph" style:parent-style-name="Heading_20_3">
      <style:text-properties officeooo:rsid="0145f1f9" officeooo:paragraph-rsid="0145f1f9"/>
    </style:style>
    <style:style style:name="P407" style:family="paragraph" style:parent-style-name="Heading_20_3">
      <style:text-properties officeooo:rsid="014ce155" officeooo:paragraph-rsid="014ce155"/>
    </style:style>
    <style:style style:name="P408" style:family="paragraph" style:parent-style-name="Heading_20_3" style:list-style-name="">
      <style:text-properties officeooo:rsid="01286fdf" officeooo:paragraph-rsid="01286fdf"/>
    </style:style>
    <style:style style:name="P409" style:family="paragraph" style:parent-style-name="Heading_20_3">
      <style:paragraph-properties fo:break-before="page"/>
    </style:style>
    <style:style style:name="P410" style:family="paragraph" style:parent-style-name="Heading_20_3">
      <style:paragraph-properties fo:break-before="page"/>
      <style:text-properties officeooo:rsid="01286fdf" officeooo:paragraph-rsid="01286fdf"/>
    </style:style>
    <style:style style:name="P411" style:family="paragraph" style:parent-style-name="Heading_20_3">
      <style:paragraph-properties fo:margin-left="0in" fo:margin-right="0in" fo:margin-top="0.1902in" fo:margin-bottom="0.0953in" loext:contextual-spacing="false" fo:line-height="110%" fo:orphans="2" fo:widows="2"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412" style:family="paragraph" style:parent-style-name="Preformatted_20_Text">
      <style:text-properties officeooo:rsid="01ab1359" officeooo:paragraph-rsid="01ab1359"/>
    </style:style>
    <style:style style:name="P413" style:family="paragraph" style:parent-style-name="Preformatted_20_Text">
      <style:paragraph-properties fo:margin-top="0in" fo:margin-bottom="0.1965in" loext:contextual-spacing="false"/>
      <style:text-properties officeooo:paragraph-rsid="01ad1e8a"/>
    </style:style>
    <style:style style:name="P414" style:family="paragraph" style:parent-style-name="Standard" style:list-style-name="L1"/>
    <style:style style:name="P415" style:family="paragraph" style:parent-style-name="Standard" style:list-style-name="L2"/>
    <style:style style:name="P416" style:family="paragraph" style:parent-style-name="Standard" style:list-style-name="L3"/>
    <style:style style:name="P417" style:family="paragraph" style:parent-style-name="Standard" style:list-style-name="L4"/>
    <style:style style:name="P418" style:family="paragraph" style:parent-style-name="Standard" style:list-style-name="L5"/>
    <style:style style:name="P419" style:family="paragraph" style:parent-style-name="Standard" style:list-style-name="L6"/>
    <style:style style:name="P420" style:family="paragraph" style:parent-style-name="Standard" style:list-style-name="L7"/>
    <style:style style:name="P421" style:family="paragraph" style:parent-style-name="Standard" style:list-style-name="L8"/>
    <style:style style:name="P422" style:family="paragraph" style:parent-style-name="Standard" style:list-style-name="L8">
      <style:text-properties officeooo:rsid="00f6fd66" officeooo:paragraph-rsid="00f6fd66"/>
    </style:style>
    <style:style style:name="P423" style:family="paragraph" style:parent-style-name="Standard" style:list-style-name="L9"/>
    <style:style style:name="P424" style:family="paragraph" style:parent-style-name="Standard" style:list-style-name="L10"/>
    <style:style style:name="P425" style:family="paragraph" style:parent-style-name="Standard" style:list-style-name="L11"/>
    <style:style style:name="P426" style:family="paragraph" style:parent-style-name="Standard" style:list-style-name="L12"/>
    <style:style style:name="P427" style:family="paragraph" style:parent-style-name="Standard" style:list-style-name="L13"/>
    <style:style style:name="P428" style:family="paragraph" style:parent-style-name="Standard" style:list-style-name="L13">
      <style:text-properties style:font-name="Liberation Serif" fo:font-style="italic" officeooo:rsid="0161641f" officeooo:paragraph-rsid="0161641f" style:font-style-asian="italic" style:font-style-complex="italic"/>
    </style:style>
    <style:style style:name="P429"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430"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431" style:family="paragraph" style:parent-style-name="Standard" style:list-style-name="L14"/>
    <style:style style:name="P432" style:family="paragraph" style:parent-style-name="Standard" style:list-style-name="L15"/>
    <style:style style:name="P433" style:family="paragraph" style:parent-style-name="Standard" style:list-style-name="L15">
      <style:text-properties officeooo:paragraph-rsid="005775cb"/>
    </style:style>
    <style:style style:name="P434" style:family="paragraph" style:parent-style-name="Standard" style:list-style-name="L15">
      <style:text-properties officeooo:rsid="004fae59" officeooo:paragraph-rsid="013c49ba"/>
    </style:style>
    <style:style style:name="P435" style:family="paragraph" style:parent-style-name="Standard">
      <style:text-properties fo:font-style="italic" style:font-style-asian="italic" style:font-style-complex="italic"/>
    </style:style>
    <style:style style:name="P436" style:family="paragraph" style:parent-style-name="Standard" style:list-style-name="L15">
      <style:text-properties fo:font-style="italic" officeooo:rsid="012f7df7" officeooo:paragraph-rsid="013ec429" style:font-style-asian="italic" style:font-style-complex="italic"/>
    </style:style>
    <style:style style:name="P437" style:family="paragraph" style:parent-style-name="Standard" style:list-style-name="L15">
      <style:text-properties fo:font-style="italic" officeooo:rsid="013ec429" officeooo:paragraph-rsid="01407957" style:font-style-asian="italic" style:font-style-complex="italic"/>
    </style:style>
    <style:style style:name="P438" style:family="paragraph" style:parent-style-name="Standard" style:list-style-name="L15">
      <style:text-properties fo:font-style="italic" fo:font-weight="bold" officeooo:rsid="013ec429" officeooo:paragraph-rsid="013ec429" style:font-style-asian="italic" style:font-weight-asian="bold" style:font-style-complex="italic" style:font-weight-complex="bold"/>
    </style:style>
    <style:style style:name="P439" style:family="paragraph" style:parent-style-name="Standard" style:list-style-name="L15">
      <style:text-properties fo:font-style="italic" fo:font-weight="bold" officeooo:rsid="01407957" officeooo:paragraph-rsid="01407957" style:font-style-asian="italic" style:font-weight-asian="bold" style:font-style-complex="italic" style:font-weight-complex="bold"/>
    </style:style>
    <style:style style:name="P440" style:family="paragraph" style:parent-style-name="Standard" style:list-style-name="L16"/>
    <style:style style:name="P441" style:family="paragraph" style:parent-style-name="Standard" style:list-style-name="L17"/>
    <style:style style:name="P442" style:family="paragraph" style:parent-style-name="Standard" style:list-style-name="L18"/>
    <style:style style:name="P443" style:family="paragraph" style:parent-style-name="Standard" style:list-style-name="L19"/>
    <style:style style:name="P444" style:family="paragraph" style:parent-style-name="Standard" style:list-style-name="L22"/>
    <style:style style:name="P445" style:family="paragraph" style:parent-style-name="Standard" style:list-style-name="L22">
      <style:text-properties officeooo:paragraph-rsid="0165c18d"/>
    </style:style>
    <style:style style:name="P446" style:family="paragraph" style:parent-style-name="Standard" style:list-style-name="L22">
      <style:text-properties officeooo:paragraph-rsid="00d52b5c"/>
    </style:style>
    <style:style style:name="P447" style:family="paragraph" style:parent-style-name="Standard" style:list-style-name="L22">
      <style:text-properties officeooo:rsid="01504181" officeooo:paragraph-rsid="01504181"/>
    </style:style>
    <style:style style:name="P448" style:family="paragraph" style:parent-style-name="Standard" style:list-style-name="L22">
      <style:text-properties officeooo:rsid="012b918b" officeooo:paragraph-rsid="012b918b"/>
    </style:style>
    <style:style style:name="P449" style:family="paragraph" style:parent-style-name="Standard" style:list-style-name="L22">
      <style:text-properties officeooo:rsid="019d8b77" officeooo:paragraph-rsid="019d8b77"/>
    </style:style>
    <style:style style:name="P450" style:family="paragraph" style:parent-style-name="Standard" style:list-style-name="L23">
      <style:text-properties officeooo:paragraph-rsid="0165c18d"/>
    </style:style>
    <style:style style:name="P451" style:family="paragraph" style:parent-style-name="Standard" style:list-style-name="L22">
      <style:text-properties officeooo:rsid="0165c18d" officeooo:paragraph-rsid="0165c18d"/>
    </style:style>
    <style:style style:name="P452" style:family="paragraph" style:parent-style-name="Standard">
      <style:text-properties officeooo:rsid="01ae9242"/>
    </style:style>
    <style:style style:name="P453" style:family="paragraph" style:parent-style-name="Standard">
      <style:text-properties officeooo:rsid="01af8ada" officeooo:paragraph-rsid="01af8ada"/>
    </style:style>
    <style:style style:name="P454" style:family="paragraph" style:parent-style-name="Standard">
      <style:text-properties officeooo:paragraph-rsid="01b0200e"/>
    </style:style>
    <style:style style:name="P455" style:family="paragraph" style:parent-style-name="Text_20_body" style:list-style-name="L20">
      <style:text-properties officeooo:paragraph-rsid="00944f04"/>
    </style:style>
    <style:style style:name="P456" style:family="paragraph" style:parent-style-name="Text_20_body" style:list-style-name="L21"/>
    <style:style style:name="P457" style:family="paragraph" style:parent-style-name="Text_20_body">
      <style:text-properties officeooo:rsid="01ae9242" officeooo:paragraph-rsid="01ae9242"/>
    </style:style>
    <style:style style:name="P458" style:family="paragraph" style:parent-style-name="Text_20_body" style:list-style-name="L21">
      <style:paragraph-properties fo:margin-top="0in" fo:margin-bottom="0in" loext:contextual-spacing="false"/>
    </style:style>
    <style:style style:name="T1" style:family="text">
      <style:text-properties officeooo:rsid="0179a269"/>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98ff0" style:font-style-asian="normal" style:font-weight-asian="normal" style:font-style-complex="normal" style:font-weight-complex="normal"/>
    </style:style>
    <style:style style:name="T4" style:family="text">
      <style:text-properties fo:font-style="normal" fo:font-weight="normal" officeooo:rsid="0032f984" style:font-style-asian="normal" style:font-weight-asian="normal" style:font-style-complex="normal" style:font-weight-complex="normal"/>
    </style:style>
    <style:style style:name="T5" style:family="text">
      <style:text-properties fo:font-style="normal" fo:font-weight="normal" officeooo:rsid="00337642" style:font-style-asian="normal" style:font-weight-asian="normal" style:font-style-complex="normal" style:font-weight-complex="normal"/>
    </style:style>
    <style:style style:name="T6" style:family="text">
      <style:text-properties fo:font-style="normal" fo:font-weight="normal" officeooo:rsid="003d3d07" style:font-style-asian="normal" style:font-weight-asian="normal" style:font-style-complex="normal" style:font-weight-complex="normal"/>
    </style:style>
    <style:style style:name="T7" style:family="text">
      <style:text-properties fo:font-style="normal" fo:font-weight="normal" officeooo:rsid="0040728c" style:font-style-asian="normal" style:font-weight-asian="normal" style:font-style-complex="normal" style:font-weight-complex="normal"/>
    </style:style>
    <style:style style:name="T8" style:family="text">
      <style:text-properties fo:font-style="normal" fo:font-weight="normal" officeooo:rsid="004be5a7" style:font-style-asian="normal" style:font-weight-asian="normal" style:font-style-complex="normal" style:font-weight-complex="normal"/>
    </style:style>
    <style:style style:name="T9" style:family="text">
      <style:text-properties fo:font-style="normal" fo:font-weight="normal" officeooo:rsid="004c1657" style:font-style-asian="normal" style:font-weight-asian="normal" style:font-style-complex="normal" style:font-weight-complex="normal"/>
    </style:style>
    <style:style style:name="T10" style:family="text">
      <style:text-properties fo:font-style="normal" fo:font-weight="normal" officeooo:rsid="004e0e43" style:font-style-asian="normal" style:font-weight-asian="normal" style:font-style-complex="normal" style:font-weight-complex="normal"/>
    </style:style>
    <style:style style:name="T11" style:family="text">
      <style:text-properties fo:font-style="normal" fo:font-weight="normal" officeooo:rsid="004f44b7" style:font-style-asian="normal" style:font-weight-asian="normal" style:font-style-complex="normal" style:font-weight-complex="normal"/>
    </style:style>
    <style:style style:name="T12" style:family="text">
      <style:text-properties fo:font-style="normal" fo:font-weight="normal" officeooo:rsid="0052122a" style:font-style-asian="normal" style:font-weight-asian="normal" style:font-style-complex="normal" style:font-weight-complex="normal"/>
    </style:style>
    <style:style style:name="T13" style:family="text">
      <style:text-properties fo:font-style="normal" fo:font-weight="normal" officeooo:rsid="005405a2" style:font-style-asian="normal" style:font-weight-asian="normal" style:font-style-complex="normal" style:font-weight-complex="normal"/>
    </style:style>
    <style:style style:name="T14" style:family="text">
      <style:text-properties fo:font-style="normal" fo:font-weight="normal" officeooo:rsid="005775cb" style:font-style-asian="normal" style:font-weight-asian="normal" style:font-style-complex="normal" style:font-weight-complex="normal"/>
    </style:style>
    <style:style style:name="T15" style:family="text">
      <style:text-properties fo:font-style="normal" fo:font-weight="normal" officeooo:rsid="006371dd" style:font-style-asian="normal" style:font-weight-asian="normal" style:font-style-complex="normal" style:font-weight-complex="normal"/>
    </style:style>
    <style:style style:name="T16" style:family="text">
      <style:text-properties fo:font-style="normal" fo:font-weight="normal" officeooo:rsid="0065679b" style:font-style-asian="normal" style:font-weight-asian="normal" style:font-style-complex="normal" style:font-weight-complex="normal"/>
    </style:style>
    <style:style style:name="T17" style:family="text">
      <style:text-properties fo:font-style="normal" fo:font-weight="normal" officeooo:rsid="00675f3d" style:font-style-asian="normal" style:font-weight-asian="normal" style:font-style-complex="normal" style:font-weight-complex="normal"/>
    </style:style>
    <style:style style:name="T18" style:family="text">
      <style:text-properties fo:font-style="normal" fo:font-weight="normal" officeooo:rsid="00629e69" style:font-style-asian="normal" style:font-weight-asian="normal" style:font-style-complex="normal" style:font-weight-complex="normal"/>
    </style:style>
    <style:style style:name="T19" style:family="text">
      <style:text-properties fo:font-style="normal" fo:font-weight="normal" officeooo:rsid="00600135" style:font-style-asian="normal" style:font-weight-asian="normal" style:font-style-complex="normal" style:font-weight-complex="normal"/>
    </style:style>
    <style:style style:name="T20" style:family="text">
      <style:text-properties fo:font-style="normal" fo:font-weight="normal" officeooo:rsid="00689cfc" style:font-style-asian="normal" style:font-weight-asian="normal" style:font-style-complex="normal" style:font-weight-complex="normal"/>
    </style:style>
    <style:style style:name="T21" style:family="text">
      <style:text-properties fo:font-style="normal" fo:font-weight="normal" officeooo:rsid="006a29c0" style:font-style-asian="normal" style:font-weight-asian="normal" style:font-style-complex="normal" style:font-weight-complex="normal"/>
    </style:style>
    <style:style style:name="T22" style:family="text">
      <style:text-properties fo:font-style="normal" fo:font-weight="normal" officeooo:rsid="006a7c21" style:font-style-asian="normal" style:font-weight-asian="normal" style:font-style-complex="normal" style:font-weight-complex="normal"/>
    </style:style>
    <style:style style:name="T23" style:family="text">
      <style:text-properties fo:font-style="normal" fo:font-weight="normal" officeooo:rsid="006cb23b" style:font-style-asian="normal" style:font-weight-asian="normal" style:font-style-complex="normal" style:font-weight-complex="normal"/>
    </style:style>
    <style:style style:name="T24" style:family="text">
      <style:text-properties fo:font-style="normal" fo:font-weight="normal" officeooo:rsid="006d4001" style:font-style-asian="normal" style:font-weight-asian="normal" style:font-style-complex="normal" style:font-weight-complex="normal"/>
    </style:style>
    <style:style style:name="T25" style:family="text">
      <style:text-properties fo:font-style="normal" fo:font-weight="normal" officeooo:rsid="006eed0e" style:font-style-asian="normal" style:font-weight-asian="normal" style:font-style-complex="normal" style:font-weight-complex="normal"/>
    </style:style>
    <style:style style:name="T26" style:family="text">
      <style:text-properties fo:font-style="normal" fo:font-weight="normal" officeooo:rsid="006fa7ce" style:font-style-asian="normal" style:font-weight-asian="normal" style:font-style-complex="normal" style:font-weight-complex="normal"/>
    </style:style>
    <style:style style:name="T27" style:family="text">
      <style:text-properties fo:font-style="normal" fo:font-weight="normal" officeooo:rsid="00712b01" style:font-style-asian="normal" style:font-weight-asian="normal" style:font-style-complex="normal" style:font-weight-complex="normal"/>
    </style:style>
    <style:style style:name="T28" style:family="text">
      <style:text-properties fo:font-style="normal" fo:font-weight="normal" officeooo:rsid="007d3504" style:font-style-asian="normal" style:font-weight-asian="normal" style:font-style-complex="normal" style:font-weight-complex="normal"/>
    </style:style>
    <style:style style:name="T29" style:family="text">
      <style:text-properties fo:font-style="normal" fo:font-weight="normal" officeooo:rsid="00811a6a" style:font-style-asian="normal" style:font-weight-asian="normal" style:font-style-complex="normal" style:font-weight-complex="normal"/>
    </style:style>
    <style:style style:name="T30" style:family="text">
      <style:text-properties fo:font-style="normal" fo:font-weight="normal" officeooo:rsid="0077ad97" style:font-style-asian="normal" style:font-weight-asian="normal" style:font-style-complex="normal" style:font-weight-complex="normal"/>
    </style:style>
    <style:style style:name="T31" style:family="text">
      <style:text-properties fo:font-style="normal" fo:font-weight="normal" officeooo:rsid="00a8ba49" style:font-style-asian="normal" style:font-weight-asian="normal" style:font-style-complex="normal" style:font-weight-complex="normal"/>
    </style:style>
    <style:style style:name="T32" style:family="text">
      <style:text-properties fo:font-style="normal" fo:font-weight="normal" officeooo:rsid="006b96f8" style:font-style-asian="normal" style:font-weight-asian="normal" style:font-style-complex="normal" style:font-weight-complex="normal"/>
    </style:style>
    <style:style style:name="T33" style:family="text">
      <style:text-properties fo:font-style="normal" fo:font-weight="normal" officeooo:rsid="00b7982d" style:font-style-asian="normal" style:font-weight-asian="normal" style:font-style-complex="normal" style:font-weight-complex="normal"/>
    </style:style>
    <style:style style:name="T34" style:family="text">
      <style:text-properties fo:font-style="normal" fo:font-weight="normal" officeooo:rsid="00b7a62e" style:font-style-asian="normal" style:font-weight-asian="normal" style:font-style-complex="normal" style:font-weight-complex="normal"/>
    </style:style>
    <style:style style:name="T35" style:family="text">
      <style:text-properties fo:font-style="normal" fo:font-weight="normal" officeooo:rsid="00b823a4" style:font-style-asian="normal" style:font-weight-asian="normal" style:font-style-complex="normal" style:font-weight-complex="normal"/>
    </style:style>
    <style:style style:name="T36" style:family="text">
      <style:text-properties fo:font-style="normal" fo:font-weight="normal" officeooo:rsid="00d724f1" style:font-style-asian="normal" style:font-weight-asian="normal" style:font-style-complex="normal" style:font-weight-complex="normal"/>
    </style:style>
    <style:style style:name="T37" style:family="text">
      <style:text-properties fo:font-style="normal" fo:font-weight="normal" officeooo:rsid="00d76b81" style:font-style-asian="normal" style:font-weight-asian="normal" style:font-style-complex="normal" style:font-weight-complex="normal"/>
    </style:style>
    <style:style style:name="T38" style:family="text">
      <style:text-properties fo:font-style="normal" fo:font-weight="normal" officeooo:rsid="00d8b567" style:font-style-asian="normal" style:font-weight-asian="normal" style:font-style-complex="normal" style:font-weight-complex="normal"/>
    </style:style>
    <style:style style:name="T39" style:family="text">
      <style:text-properties fo:font-style="normal" fo:font-weight="normal" officeooo:rsid="00da3083" style:font-style-asian="normal" style:font-weight-asian="normal" style:font-style-complex="normal" style:font-weight-complex="normal"/>
    </style:style>
    <style:style style:name="T40" style:family="text">
      <style:text-properties fo:font-style="normal" fo:font-weight="normal" officeooo:rsid="00dba29c" style:font-style-asian="normal" style:font-weight-asian="normal" style:font-style-complex="normal" style:font-weight-complex="normal"/>
    </style:style>
    <style:style style:name="T41" style:family="text">
      <style:text-properties fo:font-style="normal" fo:font-weight="normal" officeooo:rsid="00eb8f06" style:font-style-asian="normal" style:font-weight-asian="normal" style:font-style-complex="normal" style:font-weight-complex="normal"/>
    </style:style>
    <style:style style:name="T42" style:family="text">
      <style:text-properties fo:font-style="normal" fo:font-weight="normal" officeooo:rsid="00efbf55"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f6c4a" style:font-style-asian="normal" style:font-weight-asian="normal" style:font-style-complex="normal" style:font-weight-complex="normal"/>
    </style:style>
    <style:style style:name="T46" style:family="text">
      <style:text-properties fo:font-style="normal" fo:font-weight="normal" officeooo:rsid="00fa424c" style:font-style-asian="normal" style:font-weight-asian="normal" style:font-style-complex="normal" style:font-weight-complex="normal"/>
    </style:style>
    <style:style style:name="T47" style:family="text">
      <style:text-properties fo:font-style="normal" fo:font-weight="normal" officeooo:rsid="0112635e" style:font-style-asian="normal" style:font-weight-asian="normal" style:font-style-complex="normal" style:font-weight-complex="normal"/>
    </style:style>
    <style:style style:name="T48" style:family="text">
      <style:text-properties fo:font-style="normal" fo:font-weight="normal" officeooo:rsid="0113abd1" style:font-style-asian="normal" style:font-weight-asian="normal" style:font-style-complex="normal" style:font-weight-complex="normal"/>
    </style:style>
    <style:style style:name="T49" style:family="text">
      <style:text-properties fo:font-style="normal" fo:font-weight="normal" officeooo:rsid="012ded06" style:font-style-asian="normal" style:font-weight-asian="normal" style:font-style-complex="normal" style:font-weight-complex="normal"/>
    </style:style>
    <style:style style:name="T50" style:family="text">
      <style:text-properties fo:font-style="normal" fo:font-weight="normal" officeooo:rsid="0131c3fc" style:font-style-asian="normal" style:font-weight-asian="normal" style:font-style-complex="normal" style:font-weight-complex="normal"/>
    </style:style>
    <style:style style:name="T51" style:family="text">
      <style:text-properties fo:font-style="normal" fo:font-weight="normal" officeooo:rsid="015d3f54" style:font-style-asian="normal" style:font-weight-asian="normal" style:font-style-complex="normal" style:font-weight-complex="normal"/>
    </style:style>
    <style:style style:name="T52" style:family="text">
      <style:text-properties fo:font-style="normal" fo:font-weight="normal" officeooo:rsid="019a777a" style:font-style-asian="normal" style:font-weight-asian="normal" style:font-style-complex="normal" style:font-weight-complex="normal"/>
    </style:style>
    <style:style style:name="T53" style:family="text">
      <style:text-properties fo:font-style="normal" fo:font-weight="normal" officeooo:rsid="019cf599" style:font-style-asian="normal" style:font-weight-asian="normal" style:font-style-complex="normal" style:font-weight-complex="normal"/>
    </style:style>
    <style:style style:name="T54" style:family="text">
      <style:text-properties fo:font-style="normal" fo:font-weight="normal" officeooo:rsid="005be627" style:font-style-asian="normal" style:font-weight-asian="normal" style:font-style-complex="normal" style:font-weight-complex="normal"/>
    </style:style>
    <style:style style:name="T55" style:family="text">
      <style:text-properties fo:font-style="normal" fo:font-weight="normal" officeooo:rsid="01a389d8" style:font-style-asian="normal" style:font-weight-asian="normal" style:font-style-complex="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4c1657" style:font-style-asian="normal" style:font-style-complex="normal"/>
    </style:style>
    <style:style style:name="T58" style:family="text">
      <style:text-properties fo:font-style="normal" officeooo:rsid="0060d85f" style:font-style-asian="normal" style:font-style-complex="normal"/>
    </style:style>
    <style:style style:name="T59" style:family="text">
      <style:text-properties fo:font-style="normal" officeooo:rsid="006fa7ce" style:font-style-asian="normal" style:font-style-complex="normal"/>
    </style:style>
    <style:style style:name="T60" style:family="text">
      <style:text-properties fo:font-style="normal" officeooo:rsid="00afcd9a" style:font-style-asian="normal" style:font-style-complex="normal"/>
    </style:style>
    <style:style style:name="T61" style:family="text">
      <style:text-properties fo:font-style="normal" officeooo:rsid="00d70857" style:font-style-asian="normal" style:font-style-complex="normal"/>
    </style:style>
    <style:style style:name="T62" style:family="text">
      <style:text-properties fo:font-style="normal" officeooo:rsid="002b82b9" style:font-style-asian="normal" style:font-style-complex="normal"/>
    </style:style>
    <style:style style:name="T63" style:family="text">
      <style:text-properties fo:font-style="normal" officeooo:rsid="01182430" style:font-style-asian="normal" style:font-style-complex="normal"/>
    </style:style>
    <style:style style:name="T64" style:family="text">
      <style:text-properties fo:font-style="normal" officeooo:rsid="01453bb7" style:font-style-asian="normal" style:font-style-complex="normal"/>
    </style:style>
    <style:style style:name="T65" style:family="text">
      <style:text-properties fo:font-style="normal" officeooo:rsid="0145f1f9" style:font-style-asian="normal" style:font-style-complex="normal"/>
    </style:style>
    <style:style style:name="T66" style:family="text">
      <style:text-properties fo:font-style="normal" officeooo:rsid="0146d83c" style:font-style-asian="normal" style:font-style-complex="normal"/>
    </style:style>
    <style:style style:name="T67" style:family="text">
      <style:text-properties fo:font-style="normal" officeooo:rsid="014f64f3" style:font-style-asian="normal" style:font-style-complex="normal"/>
    </style:style>
    <style:style style:name="T68" style:family="text">
      <style:text-properties fo:font-style="normal" officeooo:rsid="01735d6a" style:font-style-asian="normal" style:font-style-complex="normal"/>
    </style:style>
    <style:style style:name="T69" style:family="text">
      <style:text-properties fo:font-style="normal" officeooo:rsid="017de091" style:font-style-asian="normal" style:font-style-complex="normal"/>
    </style:style>
    <style:style style:name="T70" style:family="text">
      <style:text-properties fo:font-style="normal" officeooo:rsid="018838e2"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32f984" style:font-style-asian="normal" style:font-weight-asian="bold" style:font-style-complex="normal" style:font-weight-complex="bold"/>
    </style:style>
    <style:style style:name="T73" style:family="text">
      <style:text-properties fo:font-style="normal" fo:font-weight="bold" officeooo:rsid="00337642" style:font-style-asian="normal" style:font-weight-asian="bold" style:font-style-complex="normal" style:font-weight-complex="bold"/>
    </style:style>
    <style:style style:name="T74" style:family="text">
      <style:text-properties fo:font-style="normal" fo:font-weight="bold" officeooo:rsid="0040728c" style:font-style-asian="normal" style:font-weight-asian="bold" style:font-style-complex="normal" style:font-weight-complex="bold"/>
    </style:style>
    <style:style style:name="T75" style:family="text">
      <style:text-properties fo:font-style="normal" fo:font-weight="bold" officeooo:rsid="0060d85f" style:font-style-asian="normal" style:font-weight-asian="bold" style:font-style-complex="normal" style:font-weight-complex="bold"/>
    </style:style>
    <style:style style:name="T76" style:family="text">
      <style:text-properties fo:font-style="normal" fo:font-weight="bold" officeooo:rsid="006371dd" style:font-style-asian="normal" style:font-weight-asian="bold" style:font-style-complex="normal" style:font-weight-complex="bold"/>
    </style:style>
    <style:style style:name="T77" style:family="text">
      <style:text-properties fo:font-style="normal" fo:font-weight="bold" officeooo:rsid="00629e69" style:font-style-asian="normal" style:font-weight-asian="bold" style:font-style-complex="normal" style:font-weight-complex="bold"/>
    </style:style>
    <style:style style:name="T78" style:family="text">
      <style:text-properties fo:font-style="normal" fo:font-weight="bold" officeooo:rsid="006a29c0" style:font-style-asian="normal" style:font-weight-asian="bold" style:font-style-complex="normal" style:font-weight-complex="bold"/>
    </style:style>
    <style:style style:name="T79" style:family="text">
      <style:text-properties fo:font-style="normal" fo:font-weight="bold" officeooo:rsid="007d3504" style:font-style-asian="normal" style:font-weight-asian="bold" style:font-style-complex="normal" style:font-weight-complex="bold"/>
    </style:style>
    <style:style style:name="T80" style:family="text">
      <style:text-properties fo:font-style="normal" fo:font-weight="bold" officeooo:rsid="00811a6a" style:font-style-asian="normal" style:font-weight-asian="bold" style:font-style-complex="normal" style:font-weight-complex="bold"/>
    </style:style>
    <style:style style:name="T81" style:family="text">
      <style:text-properties fo:font-style="normal" fo:font-weight="bold" officeooo:rsid="00a18400" style:font-style-asian="normal" style:font-weight-asian="bold" style:font-style-complex="normal" style:font-weight-complex="bold"/>
    </style:style>
    <style:style style:name="T82" style:family="text">
      <style:text-properties fo:font-style="normal" fo:font-weight="bold" officeooo:rsid="006b96f8" style:font-style-asian="normal" style:font-weight-asian="bold" style:font-style-complex="normal" style:font-weight-complex="bold"/>
    </style:style>
    <style:style style:name="T83" style:family="text">
      <style:text-properties fo:font-style="normal" fo:font-weight="bold" officeooo:rsid="00a8ba49" style:font-style-asian="normal" style:font-weight-asian="bold" style:font-style-complex="normal" style:font-weight-complex="bold"/>
    </style:style>
    <style:style style:name="T84" style:family="text">
      <style:text-properties fo:font-style="normal" fo:font-weight="bold" officeooo:rsid="00b7982d" style:font-style-asian="normal" style:font-weight-asian="bold" style:font-style-complex="normal" style:font-weight-complex="bold"/>
    </style:style>
    <style:style style:name="T85" style:family="text">
      <style:text-properties fo:font-style="normal" fo:font-weight="bold" officeooo:rsid="00d70857" style:font-style-asian="normal" style:font-weight-asian="bold" style:font-style-complex="normal" style:font-weight-complex="bold"/>
    </style:style>
    <style:style style:name="T86" style:family="text">
      <style:text-properties fo:font-style="normal" fo:font-weight="bold" officeooo:rsid="00dba29c" style:font-style-asian="normal" style:font-weight-asian="bold" style:font-style-complex="normal" style:font-weight-complex="bold"/>
    </style:style>
    <style:style style:name="T87" style:family="text">
      <style:text-properties fo:font-style="normal" fo:font-weight="bold" officeooo:rsid="00fa424c" style:font-style-asian="normal" style:font-weight-asian="bold" style:font-style-complex="normal" style:font-weight-complex="bold"/>
    </style:style>
    <style:style style:name="T88" style:family="text">
      <style:text-properties fo:font-style="normal" fo:font-weight="bold" officeooo:rsid="00ff6c4a" style:font-style-asian="normal" style:font-weight-asian="bold" style:font-style-complex="normal" style:font-weight-complex="bold"/>
    </style:style>
    <style:style style:name="T89" style:family="text">
      <style:text-properties fo:font-style="normal" fo:font-weight="bold" officeooo:rsid="01453bb7" style:font-style-asian="normal" style:font-weight-asian="bold" style:font-style-complex="normal" style:font-weight-complex="bold"/>
    </style:style>
    <style:style style:name="T90" style:family="text">
      <style:text-properties fo:font-style="normal" fo:font-weight="bold" officeooo:rsid="006d4001" style:font-style-asian="normal" style:font-weight-asian="bold" style:font-style-complex="normal" style:font-weight-complex="bold"/>
    </style:style>
    <style:style style:name="T91" style:family="text">
      <style:text-properties fo:font-style="normal" fo:font-weight="bold" officeooo:rsid="015d3f54" style:font-style-asian="normal" style:font-weight-asian="bold" style:font-style-complex="normal" style:font-weight-complex="bold"/>
    </style:style>
    <style:style style:name="T92" style:family="text">
      <style:text-properties fo:font-style="normal" fo:font-weight="bold" officeooo:rsid="019cf599" style:font-style-asian="normal" style:font-weight-asian="bold" style:font-style-complex="normal" style:font-weight-complex="bold"/>
    </style:style>
    <style:style style:name="T93" style:family="text">
      <style:text-properties fo:font-style="normal" fo:font-weight="bold" officeooo:rsid="0040728c" style:font-style-asian="normal" style:font-weight-asian="normal" style:font-style-complex="normal" style:font-weight-complex="normal"/>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0337642" style:font-style-asian="normal" style:font-weight-asian="normal" style:font-style-complex="normal" style:font-weight-complex="normal"/>
    </style:style>
    <style:style style:name="T96" style:family="text">
      <style:text-properties fo:font-style="normal" style:text-underline-style="none" fo:font-weight="normal" officeooo:rsid="00515020" style:font-style-asian="normal" style:font-weight-asian="normal" style:font-style-complex="normal" style:font-weight-complex="normal"/>
    </style:style>
    <style:style style:name="T97" style:family="text">
      <style:text-properties fo:font-style="normal" style:text-underline-style="none" fo:font-weight="normal" officeooo:rsid="004fae59" style:font-style-asian="normal" style:font-weight-asian="normal" style:font-style-complex="normal" style:font-weight-complex="normal"/>
    </style:style>
    <style:style style:name="T98" style:family="text">
      <style:text-properties fo:font-style="normal" style:text-underline-style="none" fo:font-weight="normal" officeooo:rsid="0052122a" style:font-style-asian="normal" style:font-weight-asian="normal" style:font-style-complex="normal" style:font-weight-complex="normal"/>
    </style:style>
    <style:style style:name="T99" style:family="text">
      <style:text-properties fo:font-style="normal" style:text-underline-style="none" fo:font-weight="normal" officeooo:rsid="0072a0eb" style:font-style-asian="normal" style:font-weight-asian="normal" style:font-style-complex="normal" style:font-weight-complex="normal"/>
    </style:style>
    <style:style style:name="T100" style:family="text">
      <style:text-properties fo:font-style="normal" style:text-underline-style="none" fo:font-weight="normal" officeooo:rsid="007235b0" style:font-style-asian="normal" style:font-weight-asian="normal" style:font-style-complex="normal" style:font-weight-complex="normal"/>
    </style:style>
    <style:style style:name="T101" style:family="text">
      <style:text-properties fo:font-style="normal" style:text-underline-style="none" fo:font-weight="normal" officeooo:rsid="008f0e5f" style:font-style-asian="normal" style:font-weight-asian="normal" style:font-style-complex="normal" style:font-weight-complex="normal"/>
    </style:style>
    <style:style style:name="T102" style:family="text">
      <style:text-properties fo:font-style="normal" style:text-underline-style="none" fo:font-weight="normal" officeooo:rsid="00a3695b" style:font-style-asian="normal" style:font-weight-asian="normal" style:font-style-complex="normal" style:font-weight-complex="normal"/>
    </style:style>
    <style:style style:name="T103" style:family="text">
      <style:text-properties fo:font-style="normal" style:text-underline-style="none" fo:font-weight="normal" officeooo:rsid="00a6d2f6" style:font-style-asian="normal" style:font-weight-asian="normal" style:font-style-complex="normal" style:font-weight-complex="normal"/>
    </style:style>
    <style:style style:name="T104" style:family="text">
      <style:text-properties fo:font-style="normal" style:text-underline-style="none" fo:font-weight="normal" officeooo:rsid="00b1af9a" style:font-style-asian="normal" style:font-weight-asian="normal" style:font-style-complex="normal" style:font-weight-complex="normal"/>
    </style:style>
    <style:style style:name="T105" style:family="text">
      <style:text-properties fo:font-style="normal" style:text-underline-style="none" fo:font-weight="normal" officeooo:rsid="00d724f1" style:font-style-asian="normal" style:font-weight-asian="normal" style:font-style-complex="normal" style:font-weight-complex="normal"/>
    </style:style>
    <style:style style:name="T106" style:family="text">
      <style:text-properties fo:font-style="normal" style:text-underline-style="none" fo:font-weight="normal" officeooo:rsid="0130a065" style:font-style-asian="normal" style:font-weight-asian="normal" style:font-style-complex="normal" style:font-weight-complex="normal"/>
    </style:style>
    <style:style style:name="T107" style:family="text">
      <style:text-properties fo:font-style="normal" style:text-underline-style="none" fo:font-weight="normal" officeooo:rsid="01407957" style:font-style-asian="normal" style:font-weight-asian="normal" style:font-style-complex="normal" style:font-weight-complex="normal"/>
    </style:style>
    <style:style style:name="T108" style:family="text">
      <style:text-properties fo:font-style="normal" style:text-underline-style="none" fo:font-weight="normal" officeooo:rsid="01624ce1" style:font-style-asian="normal" style:font-weight-asian="normal" style:font-style-complex="normal" style:font-weight-complex="normal"/>
    </style:style>
    <style:style style:name="T109" style:family="text">
      <style:text-properties fo:font-style="normal" style:text-underline-style="none" fo:font-weight="normal" officeooo:rsid="018a2e85" style:font-style-asian="normal" style:font-weight-asian="normal" style:font-style-complex="normal" style:font-weight-complex="normal"/>
    </style:style>
    <style:style style:name="T110" style:family="text">
      <style:text-properties fo:font-style="normal" style:text-underline-style="none" fo:font-weight="normal" officeooo:rsid="018b8d81" style:font-style-asian="normal" style:font-weight-asian="normal" style:font-style-complex="normal" style:font-weight-complex="normal"/>
    </style:style>
    <style:style style:name="T111" style:family="text">
      <style:text-properties fo:font-style="normal" style:text-underline-style="none" fo:font-weight="normal" officeooo:rsid="01426e07" style:font-style-asian="normal" style:font-weight-asian="normal" style:font-style-complex="normal" style:font-weight-complex="normal"/>
    </style:style>
    <style:style style:name="T112" style:family="text">
      <style:text-properties fo:font-style="normal" style:text-underline-style="none" style:font-style-asian="normal" style:font-style-complex="normal"/>
    </style:style>
    <style:style style:name="T113" style:family="text">
      <style:text-properties fo:font-style="normal" style:text-underline-style="none" officeooo:rsid="004346d3" style:font-style-asian="normal" style:font-style-complex="normal"/>
    </style:style>
    <style:style style:name="T114" style:family="text">
      <style:text-properties fo:font-style="normal" style:text-underline-style="none" officeooo:rsid="00490226" style:font-style-asian="normal" style:font-style-complex="normal"/>
    </style:style>
    <style:style style:name="T115" style:family="text">
      <style:text-properties fo:font-style="normal" style:text-underline-style="none" officeooo:rsid="005ae1d5" style:font-style-asian="normal" style:font-style-complex="normal"/>
    </style:style>
    <style:style style:name="T116" style:family="text">
      <style:text-properties fo:font-style="normal" style:text-underline-style="none" officeooo:rsid="00a53849" style:font-style-asian="normal" style:font-style-complex="normal"/>
    </style:style>
    <style:style style:name="T117" style:family="text">
      <style:text-properties fo:font-style="normal" style:text-underline-style="none" officeooo:rsid="0145f1f9" style:font-style-asian="normal" style:font-style-complex="normal"/>
    </style:style>
    <style:style style:name="T118" style:family="text">
      <style:text-properties fo:font-style="normal" style:text-underline-style="none" officeooo:rsid="0146d83c" style:font-style-asian="normal" style:font-style-complex="normal"/>
    </style:style>
    <style:style style:name="T119" style:family="text">
      <style:text-properties fo:font-style="normal" style:text-underline-style="none" officeooo:rsid="018a2e85" style:font-style-asian="normal" style:font-style-complex="normal"/>
    </style:style>
    <style:style style:name="T120" style:family="text">
      <style:text-properties fo:font-style="normal" style:text-underline-style="none" officeooo:rsid="01a10ac7" style:font-style-asian="normal" style:font-style-complex="normal"/>
    </style:style>
    <style:style style:name="T121" style:family="text">
      <style:text-properties fo:font-style="normal" style:text-underline-style="none" fo:font-weight="bold" style:font-style-asian="normal" style:font-weight-asian="bold" style:font-style-complex="normal" style:font-weight-complex="bold"/>
    </style:style>
    <style:style style:name="T122" style:family="text">
      <style:text-properties fo:font-style="normal" style:text-underline-style="none" fo:font-weight="bold" officeooo:rsid="004346d3" style:font-style-asian="normal" style:font-weight-asian="bold" style:font-style-complex="normal" style:font-weight-complex="bold"/>
    </style:style>
    <style:style style:name="T123" style:family="text">
      <style:text-properties fo:font-style="normal" style:text-underline-style="none" fo:font-weight="bold" officeooo:rsid="00490226" style:font-style-asian="normal" style:font-weight-asian="bold" style:font-style-complex="normal" style:font-weight-complex="bold"/>
    </style:style>
    <style:style style:name="T124" style:family="text">
      <style:text-properties fo:font-style="normal" style:text-underline-style="none" fo:font-weight="bold" officeooo:rsid="004fae59" style:font-style-asian="normal" style:font-weight-asian="bold" style:font-style-complex="normal" style:font-weight-complex="bold"/>
    </style:style>
    <style:style style:name="T125" style:family="text">
      <style:text-properties fo:font-style="normal" style:text-underline-style="none" fo:font-weight="bold" officeooo:rsid="0052122a" style:font-style-asian="normal" style:font-weight-asian="bold" style:font-style-complex="normal" style:font-weight-complex="bold"/>
    </style:style>
    <style:style style:name="T126" style:family="text">
      <style:text-properties fo:font-style="normal" style:text-underline-style="none" fo:font-weight="bold" officeooo:rsid="007235b0" style:font-style-asian="normal" style:font-weight-asian="bold" style:font-style-complex="normal" style:font-weight-complex="bold"/>
    </style:style>
    <style:style style:name="T127" style:family="text">
      <style:text-properties fo:font-style="normal" style:text-underline-style="none" fo:font-weight="bold" officeooo:rsid="00a6d2f6" style:font-style-asian="normal" style:font-weight-asian="bold" style:font-style-complex="normal" style:font-weight-complex="bold"/>
    </style:style>
    <style:style style:name="T128" style:family="text">
      <style:text-properties fo:font-style="normal" style:text-underline-style="none" fo:font-weight="bold" officeooo:rsid="00515020" style:font-style-asian="normal" style:font-weight-asian="bold" style:font-style-complex="normal" style:font-weight-complex="bold"/>
    </style:style>
    <style:style style:name="T129" style:family="text">
      <style:text-properties fo:font-style="normal" style:text-underline-style="none" fo:font-weight="bold" officeooo:rsid="00b1af9a" style:font-style-asian="normal" style:font-weight-asian="bold" style:font-style-complex="normal" style:font-weight-complex="bold"/>
    </style:style>
    <style:style style:name="T130" style:family="text">
      <style:text-properties fo:font-style="normal" style:text-underline-style="none" fo:font-weight="bold" officeooo:rsid="0130a065" style:font-style-asian="normal" style:font-weight-asian="bold" style:font-style-complex="normal" style:font-weight-complex="bold"/>
    </style:style>
    <style:style style:name="T131" style:family="text">
      <style:text-properties fo:font-style="normal" style:text-underline-style="none" fo:font-weight="bold" officeooo:rsid="01407957" style:font-style-asian="normal" style:font-weight-asian="bold" style:font-style-complex="normal" style:font-weight-complex="bold"/>
    </style:style>
    <style:style style:name="T132" style:family="text">
      <style:text-properties fo:font-style="normal" style:text-underline-style="none" fo:font-weight="bold" style:font-style-asian="normal" style:font-style-complex="normal"/>
    </style:style>
    <style:style style:name="T133"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fo:font-weight="normal" officeooo:rsid="0130a065" style:font-style-asian="normal" style:font-weight-asian="normal" style:font-style-complex="normal" style:font-weight-complex="normal"/>
    </style:style>
    <style:style style:name="T135" style:family="text">
      <style:text-properties fo:font-style="normal" style:text-underline-style="solid" style:text-underline-width="auto" style:text-underline-color="font-color" style:font-style-asian="normal" style:font-style-complex="normal"/>
    </style:style>
    <style:style style:name="T136" style:family="text">
      <style:text-properties fo:color="#000000"/>
    </style:style>
    <style:style style:name="T137"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38"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39" style:family="text">
      <style:text-properties fo:color="#000000" style:font-name="Courier New" fo:font-style="normal" style:text-underline-style="none" style:font-style-asian="normal" style:font-style-complex="normal"/>
    </style:style>
    <style:style style:name="T140" style:family="text">
      <style:text-properties fo:color="#000000" style:font-name="Courier New" fo:font-style="normal" style:text-underline-style="none" fo:font-weight="normal" officeooo:rsid="01426e07" style:font-style-asian="normal" style:font-weight-asian="normal" style:font-style-complex="normal" style:font-weight-complex="normal"/>
    </style:style>
    <style:style style:name="T141" style:family="text">
      <style:text-properties fo:color="#000000" style:font-name="Courier New" fo:font-style="normal" style:text-underline-style="none" fo:font-weight="normal" officeooo:rsid="01a10ac7" style:font-style-asian="normal" style:font-weight-asian="normal" style:font-style-complex="normal" style:font-weight-complex="normal"/>
    </style:style>
    <style:style style:name="T142" style:family="text">
      <style:text-properties fo:color="#000000" style:text-underline-style="none" fo:font-weight="bold"/>
    </style:style>
    <style:style style:name="T143" style:family="text">
      <style:text-properties fo:color="#000000" fo:font-weight="normal" style:font-weight-asian="normal" style:font-weight-complex="normal"/>
    </style:style>
    <style:style style:name="T144" style:family="text">
      <style:text-properties fo:color="#000000" fo:font-weight="normal" officeooo:rsid="00944f04" style:font-weight-asian="normal" style:font-weight-complex="normal"/>
    </style:style>
    <style:style style:name="T145" style:family="text">
      <style:text-properties fo:color="#000000" style:font-name="Liberation Serif" fo:font-style="normal" style:text-underline-style="none" fo:font-weight="normal" officeooo:rsid="01624ce1" style:font-style-asian="normal" style:font-weight-asian="normal" style:font-style-complex="normal" style:font-weight-complex="normal"/>
    </style:style>
    <style:style style:name="T146" style:family="text">
      <style:text-properties fo:color="#000000" style:font-name="Liberation Serif" fo:font-style="normal" style:text-underline-style="none" fo:font-weight="normal" officeooo:rsid="01a10ac7" style:font-style-asian="normal" style:font-weight-asian="normal" style:font-style-complex="normal" style:font-weight-complex="normal"/>
    </style:style>
    <style:style style:name="T147" style:family="text">
      <style:text-properties fo:color="#000000" style:font-name="Liberation Serif" fo:font-style="normal" style:text-underline-style="none" fo:font-weight="normal" officeooo:rsid="01426e07" style:font-style-asian="normal" style:font-weight-asian="normal" style:font-style-complex="normal" style:font-weight-complex="normal"/>
    </style:style>
    <style:style style:name="T148" style:family="text">
      <style:text-properties fo:color="#000000" style:font-name="Liberation Serif" fo:font-style="normal" style:text-underline-style="none" fo:font-weight="bold" officeooo:rsid="01624ce1" style:font-style-asian="normal" style:font-weight-asian="bold" style:font-style-complex="normal" style:font-weight-complex="bold"/>
    </style:style>
    <style:style style:name="T149" style:family="text">
      <style:text-properties fo:color="#000000" style:font-name="Liberation Serif" fo:font-style="normal" style:text-underline-style="solid" style:text-underline-width="auto" style:text-underline-color="font-color" fo:font-weight="normal" officeooo:rsid="01624ce1" style:font-style-asian="normal" style:font-weight-asian="normal" style:font-style-complex="normal" style:font-weight-complex="normal"/>
    </style:style>
    <style:style style:name="T150" style:family="text">
      <style:text-properties fo:color="#000000" style:font-name="Liberation Serif" fo:font-size="12pt" style:font-size-asian="12pt" style:font-size-complex="12pt"/>
    </style:style>
    <style:style style:name="T151" style:family="text">
      <style:text-properties fo:color="#000000" style:font-name="Liberation Serif" fo:font-size="12pt" officeooo:rsid="01a46352" style:font-size-asian="12pt" style:font-size-complex="12pt"/>
    </style:style>
    <style:style style:name="T152" style:family="text">
      <style:text-properties fo:color="#000000" style:font-name="Liberation Serif" fo:font-style="italic" style:text-underline-style="none" fo:font-weight="normal" officeooo:rsid="01624ce1" style:font-style-asian="italic" style:font-weight-asian="normal" style:font-style-complex="italic" style:font-weight-complex="normal"/>
    </style:style>
    <style:style style:name="T153" style:family="text">
      <style:text-properties fo:color="#000000" style:font-name="Liberation Serif" officeooo:rsid="01a46352"/>
    </style:style>
    <style:style style:name="T154" style:family="text">
      <style:text-properties style:font-name="Arial" fo:font-size="32pt" fo:font-weight="bold" officeooo:rsid="00225a0b" style:font-size-asian="32pt" style:font-weight-asian="bold" style:font-name-complex="Arial" style:font-size-complex="32pt"/>
    </style:style>
    <style:style style:name="T155" style:family="text">
      <style:text-properties style:font-name="Arial" style:font-name-complex="Arial"/>
    </style:style>
    <style:style style:name="T156" style:family="text">
      <style:text-properties style:text-underline-style="solid" style:text-underline-width="auto" style:text-underline-color="font-color"/>
    </style:style>
    <style:style style:name="T157" style:family="text">
      <style:text-properties style:text-underline-style="solid" style:text-underline-width="auto" style:text-underline-color="font-color" fo:font-weight="normal" style:font-weight-asian="normal" style:font-weight-complex="normal"/>
    </style:style>
    <style:style style:name="T158" style:family="text">
      <style:text-properties style:text-underline-style="solid" style:text-underline-width="auto" style:text-underline-color="font-color" fo:font-weight="normal" officeooo:rsid="003d3d07" style:font-weight-asian="normal" style:font-weight-complex="normal"/>
    </style:style>
    <style:style style:name="T159" style:family="text">
      <style:text-properties style:text-underline-style="solid" style:text-underline-width="auto" style:text-underline-color="font-color" fo:font-weight="normal" officeooo:rsid="0035fef6" style:font-weight-asian="normal" style:font-weight-complex="normal"/>
    </style:style>
    <style:style style:name="T160" style:family="text">
      <style:text-properties style:text-underline-style="solid" style:text-underline-width="auto" style:text-underline-color="font-color" fo:font-weight="normal" officeooo:rsid="004689bb" style:font-weight-asian="normal" style:font-weight-complex="normal"/>
    </style:style>
    <style:style style:name="T161" style:family="text">
      <style:text-properties style:text-underline-style="solid" style:text-underline-width="auto" style:text-underline-color="font-color" fo:font-weight="normal" officeooo:rsid="00cf4b32" style:font-weight-asian="normal" style:font-weight-complex="normal"/>
    </style:style>
    <style:style style:name="T162" style:family="text">
      <style:text-properties style:text-underline-style="solid" style:text-underline-width="auto" style:text-underline-color="font-color" fo:font-weight="normal" officeooo:rsid="00de9b77" style:font-weight-asian="normal" style:font-weight-complex="normal"/>
    </style:style>
    <style:style style:name="T163" style:family="text">
      <style:text-properties style:text-underline-style="solid" style:text-underline-width="auto" style:text-underline-color="font-color" fo:font-weight="normal" officeooo:rsid="005be627" style:font-weight-asian="normal" style:font-weight-complex="normal"/>
    </style:style>
    <style:style style:name="T164" style:family="text">
      <style:text-properties style:text-underline-style="solid" style:text-underline-width="auto" style:text-underline-color="font-color" fo:font-weight="normal" officeooo:rsid="01a27576" style:font-weight-asian="normal" style:font-weight-complex="normal"/>
    </style:style>
    <style:style style:name="T165" style:family="text">
      <style:text-properties style:text-underline-style="solid" style:text-underline-width="auto" style:text-underline-color="font-color" officeooo:rsid="0037ddc5"/>
    </style:style>
    <style:style style:name="T166" style:family="text">
      <style:text-properties style:text-underline-style="solid" style:text-underline-width="auto" style:text-underline-color="font-color" officeooo:rsid="003a5e59"/>
    </style:style>
    <style:style style:name="T167" style:family="text">
      <style:text-properties style:text-underline-style="solid" style:text-underline-width="auto" style:text-underline-color="font-color" officeooo:rsid="00d0cebf"/>
    </style:style>
    <style:style style:name="T168" style:family="text">
      <style:text-properties style:text-underline-style="solid" style:text-underline-width="auto" style:text-underline-color="font-color" fo:font-weight="bold" style:font-weight-asian="bold" style:font-weight-complex="bold"/>
    </style:style>
    <style:style style:name="T169" style:family="text">
      <style:text-properties style:text-underline-style="solid" style:text-underline-width="auto" style:text-underline-color="font-color" officeooo:rsid="016027c7"/>
    </style:style>
    <style:style style:name="T170" style:family="text">
      <style:text-properties style:text-underline-style="solid" style:text-underline-width="auto" style:text-underline-color="font-color" officeooo:rsid="019760ad"/>
    </style:style>
    <style:style style:name="T171" style:family="text">
      <style:text-properties officeooo:rsid="0023ea58"/>
    </style:style>
    <style:style style:name="T172" style:family="text">
      <style:text-properties officeooo:rsid="002563bc"/>
    </style:style>
    <style:style style:name="T173" style:family="text">
      <style:text-properties officeooo:rsid="0026d699"/>
    </style:style>
    <style:style style:name="T174" style:family="text">
      <style:text-properties style:text-underline-style="none"/>
    </style:style>
    <style:style style:name="T175" style:family="text">
      <style:text-properties style:text-underline-style="none" fo:font-weight="normal" style:font-weight-asian="normal" style:font-weight-complex="normal"/>
    </style:style>
    <style:style style:name="T176" style:family="text">
      <style:text-properties style:text-underline-style="none" fo:font-weight="normal" officeooo:rsid="0030b508" style:font-weight-asian="normal" style:font-weight-complex="normal"/>
    </style:style>
    <style:style style:name="T177" style:family="text">
      <style:text-properties style:text-underline-style="none" fo:font-weight="normal" officeooo:rsid="00323d46" style:font-weight-asian="normal" style:font-weight-complex="normal"/>
    </style:style>
    <style:style style:name="T178" style:family="text">
      <style:text-properties style:text-underline-style="none" fo:font-weight="normal" officeooo:rsid="0032f984" style:font-weight-asian="normal" style:font-weight-complex="normal"/>
    </style:style>
    <style:style style:name="T179" style:family="text">
      <style:text-properties style:text-underline-style="none" fo:font-weight="normal" officeooo:rsid="003d3d07" style:font-weight-asian="normal" style:font-weight-complex="normal"/>
    </style:style>
    <style:style style:name="T180" style:family="text">
      <style:text-properties style:text-underline-style="none" fo:font-weight="normal" officeooo:rsid="0090bf46" style:font-weight-asian="normal" style:font-weight-complex="normal"/>
    </style:style>
    <style:style style:name="T181" style:family="text">
      <style:text-properties style:text-underline-style="none" fo:font-weight="normal" officeooo:rsid="0091927c" style:font-weight-asian="normal" style:font-weight-complex="normal"/>
    </style:style>
    <style:style style:name="T182" style:family="text">
      <style:text-properties style:text-underline-style="none" fo:font-weight="normal" officeooo:rsid="008cc44b" style:font-weight-asian="normal" style:font-weight-complex="normal"/>
    </style:style>
    <style:style style:name="T183" style:family="text">
      <style:text-properties style:text-underline-style="none" fo:font-weight="normal" officeooo:rsid="00b8b8da" style:font-weight-asian="normal" style:font-weight-complex="normal"/>
    </style:style>
    <style:style style:name="T184" style:family="text">
      <style:text-properties style:text-underline-style="none" fo:font-weight="normal" officeooo:rsid="00c0dd32" style:font-weight-asian="normal" style:font-weight-complex="normal"/>
    </style:style>
    <style:style style:name="T185" style:family="text">
      <style:text-properties style:text-underline-style="none" fo:font-weight="normal" officeooo:rsid="00dae627" style:font-weight-asian="normal" style:font-weight-complex="normal"/>
    </style:style>
    <style:style style:name="T186" style:family="text">
      <style:text-properties style:text-underline-style="none" fo:font-weight="bold" style:font-weight-asian="bold" style:font-weight-complex="bold"/>
    </style:style>
    <style:style style:name="T187" style:family="text">
      <style:text-properties style:text-underline-style="none" fo:font-weight="bold" officeooo:rsid="00323d46" style:font-weight-asian="bold" style:font-weight-complex="bold"/>
    </style:style>
    <style:style style:name="T188" style:family="text">
      <style:text-properties officeooo:rsid="00298ff0"/>
    </style:style>
    <style:style style:name="T189" style:family="text">
      <style:text-properties fo:font-weight="bold"/>
    </style:style>
    <style:style style:name="T190" style:family="text">
      <style:text-properties fo:font-weight="bold" style:font-weight-asian="bold" style:font-weight-complex="bold"/>
    </style:style>
    <style:style style:name="T191" style:family="text">
      <style:text-properties fo:font-weight="bold" officeooo:rsid="003b6d54" style:font-weight-asian="bold" style:font-weight-complex="bold"/>
    </style:style>
    <style:style style:name="T192" style:family="text">
      <style:text-properties fo:font-weight="bold" officeooo:rsid="0023ea58" style:font-weight-asian="bold" style:font-weight-complex="bold"/>
    </style:style>
    <style:style style:name="T193" style:family="text">
      <style:text-properties fo:font-weight="bold" officeooo:rsid="0032f984" style:font-weight-asian="bold" style:font-weight-complex="bold"/>
    </style:style>
    <style:style style:name="T194" style:family="text">
      <style:text-properties fo:font-weight="bold" officeooo:rsid="0034111a" style:font-weight-asian="bold" style:font-weight-complex="bold"/>
    </style:style>
    <style:style style:name="T195" style:family="text">
      <style:text-properties fo:font-weight="bold" officeooo:rsid="0035fef6" style:font-weight-asian="bold" style:font-weight-complex="bold"/>
    </style:style>
    <style:style style:name="T196" style:family="text">
      <style:text-properties fo:font-weight="bold" officeooo:rsid="00363d2c" style:font-weight-asian="bold" style:font-weight-complex="bold"/>
    </style:style>
    <style:style style:name="T197" style:family="text">
      <style:text-properties fo:font-weight="bold" officeooo:rsid="003a5e59" style:font-weight-asian="bold" style:font-weight-complex="bold"/>
    </style:style>
    <style:style style:name="T198" style:family="text">
      <style:text-properties fo:font-weight="bold" officeooo:rsid="003de497" style:font-weight-asian="bold" style:font-weight-complex="bold"/>
    </style:style>
    <style:style style:name="T199" style:family="text">
      <style:text-properties fo:font-weight="bold" officeooo:rsid="003edb80" style:font-weight-asian="bold" style:font-weight-complex="bold"/>
    </style:style>
    <style:style style:name="T200" style:family="text">
      <style:text-properties fo:font-weight="bold" officeooo:rsid="0040728c" style:font-weight-asian="bold" style:font-weight-complex="bold"/>
    </style:style>
    <style:style style:name="T201" style:family="text">
      <style:text-properties fo:font-weight="bold" officeooo:rsid="005cf296" style:font-weight-asian="bold" style:font-weight-complex="bold"/>
    </style:style>
    <style:style style:name="T202" style:family="text">
      <style:text-properties fo:font-weight="bold" officeooo:rsid="005f6197" style:font-weight-asian="bold" style:font-weight-complex="bold"/>
    </style:style>
    <style:style style:name="T203" style:family="text">
      <style:text-properties fo:font-weight="bold" officeooo:rsid="00629e69" style:font-weight-asian="bold" style:font-weight-complex="bold"/>
    </style:style>
    <style:style style:name="T204" style:family="text">
      <style:text-properties fo:font-weight="bold" officeooo:rsid="00689cfc" style:font-weight-asian="bold" style:font-weight-complex="bold"/>
    </style:style>
    <style:style style:name="T205" style:family="text">
      <style:text-properties fo:font-weight="bold" officeooo:rsid="006a29c0" style:font-weight-asian="bold" style:font-weight-complex="bold"/>
    </style:style>
    <style:style style:name="T206" style:family="text">
      <style:text-properties fo:font-weight="bold" officeooo:rsid="006fa7ce" style:font-weight-asian="bold" style:font-weight-complex="bold"/>
    </style:style>
    <style:style style:name="T207" style:family="text">
      <style:text-properties fo:font-weight="bold" officeooo:rsid="0077ad97" style:font-weight-asian="bold" style:font-weight-complex="bold"/>
    </style:style>
    <style:style style:name="T208" style:family="text">
      <style:text-properties fo:font-weight="bold" officeooo:rsid="00600135" style:font-weight-asian="bold" style:font-weight-complex="bold"/>
    </style:style>
    <style:style style:name="T209" style:family="text">
      <style:text-properties fo:font-weight="bold" officeooo:rsid="007aa0d5" style:font-weight-asian="bold" style:font-weight-complex="bold"/>
    </style:style>
    <style:style style:name="T210" style:family="text">
      <style:text-properties fo:font-weight="bold" officeooo:rsid="007b89a1" style:font-weight-asian="bold" style:font-weight-complex="bold"/>
    </style:style>
    <style:style style:name="T211" style:family="text">
      <style:text-properties fo:font-weight="bold" officeooo:rsid="007d3504" style:font-weight-asian="bold" style:font-weight-complex="bold"/>
    </style:style>
    <style:style style:name="T212" style:family="text">
      <style:text-properties fo:font-weight="bold" officeooo:rsid="007eac24" style:font-weight-asian="bold" style:font-weight-complex="bold"/>
    </style:style>
    <style:style style:name="T213" style:family="text">
      <style:text-properties fo:font-weight="bold" officeooo:rsid="00811a6a" style:font-weight-asian="bold" style:font-weight-complex="bold"/>
    </style:style>
    <style:style style:name="T214" style:family="text">
      <style:text-properties fo:font-weight="bold" officeooo:rsid="00842328" style:font-weight-asian="bold" style:font-weight-complex="bold"/>
    </style:style>
    <style:style style:name="T215" style:family="text">
      <style:text-properties fo:font-weight="bold" officeooo:rsid="0085470d" style:font-weight-asian="bold" style:font-weight-complex="bold"/>
    </style:style>
    <style:style style:name="T216" style:family="text">
      <style:text-properties fo:font-weight="bold" officeooo:rsid="0086e418" style:font-weight-asian="bold" style:font-weight-complex="bold"/>
    </style:style>
    <style:style style:name="T217" style:family="text">
      <style:text-properties fo:font-weight="bold" officeooo:rsid="00878375" style:font-weight-asian="bold" style:font-weight-complex="bold"/>
    </style:style>
    <style:style style:name="T218" style:family="text">
      <style:text-properties fo:font-weight="bold" officeooo:rsid="006b96f8" style:font-weight-asian="bold" style:font-weight-complex="bold"/>
    </style:style>
    <style:style style:name="T219" style:family="text">
      <style:text-properties fo:font-weight="bold" officeooo:rsid="00a8ba49" style:font-weight-asian="bold" style:font-weight-complex="bold"/>
    </style:style>
    <style:style style:name="T220" style:family="text">
      <style:text-properties fo:font-weight="bold" officeooo:rsid="00ab369b" style:font-weight-asian="bold" style:font-weight-complex="bold"/>
    </style:style>
    <style:style style:name="T221" style:family="text">
      <style:text-properties fo:font-weight="bold" officeooo:rsid="00ae3031" style:font-weight-asian="bold" style:font-weight-complex="bold"/>
    </style:style>
    <style:style style:name="T222" style:family="text">
      <style:text-properties fo:font-weight="bold" officeooo:rsid="00be2054" style:font-weight-asian="bold" style:font-weight-complex="bold"/>
    </style:style>
    <style:style style:name="T223" style:family="text">
      <style:text-properties fo:font-weight="bold" officeooo:rsid="00c8520f" style:font-weight-asian="bold" style:font-weight-complex="bold"/>
    </style:style>
    <style:style style:name="T224" style:family="text">
      <style:text-properties fo:font-weight="bold" officeooo:rsid="00cf4b32" style:font-weight-asian="bold" style:font-weight-complex="bold"/>
    </style:style>
    <style:style style:name="T225" style:family="text">
      <style:text-properties fo:font-weight="bold" officeooo:rsid="009643c1" style:font-weight-asian="bold" style:font-weight-complex="bold"/>
    </style:style>
    <style:style style:name="T226" style:family="text">
      <style:text-properties fo:font-weight="bold" officeooo:rsid="00d40daf" style:font-weight-asian="bold" style:font-weight-complex="bold"/>
    </style:style>
    <style:style style:name="T227" style:family="text">
      <style:text-properties fo:font-weight="bold" officeooo:rsid="008365b4" style:font-weight-asian="bold" style:font-weight-complex="bold"/>
    </style:style>
    <style:style style:name="T228" style:family="text">
      <style:text-properties fo:font-weight="bold" officeooo:rsid="00d724f1" style:font-weight-asian="bold" style:font-weight-complex="bold"/>
    </style:style>
    <style:style style:name="T229" style:family="text">
      <style:text-properties fo:font-weight="bold" officeooo:rsid="00de334d" style:font-weight-asian="bold" style:font-weight-complex="bold"/>
    </style:style>
    <style:style style:name="T230" style:family="text">
      <style:text-properties fo:font-weight="bold" officeooo:rsid="00e11b01" style:font-weight-asian="bold" style:font-weight-complex="bold"/>
    </style:style>
    <style:style style:name="T231" style:family="text">
      <style:text-properties fo:font-weight="bold" officeooo:rsid="00e8410e" style:font-weight-asian="bold" style:font-weight-complex="bold"/>
    </style:style>
    <style:style style:name="T232" style:family="text">
      <style:text-properties fo:font-weight="bold" officeooo:rsid="00e3c07c" style:font-weight-asian="bold" style:font-weight-complex="bold"/>
    </style:style>
    <style:style style:name="T233" style:family="text">
      <style:text-properties fo:font-weight="bold" officeooo:rsid="00fa424c" style:font-weight-asian="bold" style:font-weight-complex="bold"/>
    </style:style>
    <style:style style:name="T234" style:family="text">
      <style:text-properties fo:font-weight="bold" officeooo:rsid="00faa64f" style:font-weight-asian="bold" style:font-weight-complex="bold"/>
    </style:style>
    <style:style style:name="T235" style:family="text">
      <style:text-properties fo:font-weight="bold" officeooo:rsid="00faca01" style:font-weight-asian="bold" style:font-weight-complex="bold"/>
    </style:style>
    <style:style style:name="T236" style:family="text">
      <style:text-properties fo:font-weight="bold" officeooo:rsid="00ff4684" style:font-weight-asian="bold" style:font-weight-complex="bold"/>
    </style:style>
    <style:style style:name="T237" style:family="text">
      <style:text-properties fo:font-weight="bold" officeooo:rsid="010ee828" style:font-weight-asian="bold" style:font-weight-complex="bold"/>
    </style:style>
    <style:style style:name="T238" style:family="text">
      <style:text-properties fo:font-weight="bold" officeooo:rsid="0113abd1" style:font-weight-asian="bold" style:font-weight-complex="bold"/>
    </style:style>
    <style:style style:name="T239" style:family="text">
      <style:text-properties fo:font-weight="bold" officeooo:rsid="013b5cce" style:font-weight-asian="bold" style:font-weight-complex="bold"/>
    </style:style>
    <style:style style:name="T240" style:family="text">
      <style:text-properties fo:font-weight="bold" officeooo:rsid="013ec429" style:font-weight-asian="bold" style:font-weight-complex="bold"/>
    </style:style>
    <style:style style:name="T241" style:family="text">
      <style:text-properties fo:font-weight="bold" officeooo:rsid="0146d83c" style:font-weight-asian="bold" style:font-weight-complex="bold"/>
    </style:style>
    <style:style style:name="T242" style:family="text">
      <style:text-properties fo:font-weight="bold" officeooo:rsid="01885557" style:font-weight-asian="bold" style:font-weight-complex="bold"/>
    </style:style>
    <style:style style:name="T243" style:family="text">
      <style:text-properties fo:font-weight="bold" officeooo:rsid="0199308d" style:font-weight-asian="bold" style:font-weight-complex="bold"/>
    </style:style>
    <style:style style:name="T244" style:family="text">
      <style:text-properties fo:font-weight="bold" officeooo:rsid="019930e1" style:font-weight-asian="bold" style:font-weight-complex="bold"/>
    </style:style>
    <style:style style:name="T245" style:family="text">
      <style:text-properties fo:font-weight="bold" officeooo:rsid="005be627" style:font-weight-asian="bold" style:font-weight-complex="bold"/>
    </style:style>
    <style:style style:name="T246" style:family="text">
      <style:text-properties fo:font-weight="bold" officeooo:rsid="0040728c"/>
    </style:style>
    <style:style style:name="T247" style:family="text">
      <style:text-properties fo:font-weight="bold" officeooo:rsid="004850b7"/>
    </style:style>
    <style:style style:name="T248" style:family="text">
      <style:text-properties fo:font-weight="bold" officeooo:rsid="0052122a"/>
    </style:style>
    <style:style style:name="T249" style:family="text">
      <style:text-properties style:font-name="Courier New"/>
    </style:style>
    <style:style style:name="T250" style:family="text">
      <style:text-properties style:font-name="Courier New" fo:font-style="normal" fo:font-weight="normal" style:font-style-asian="normal" style:font-weight-asian="normal" style:font-style-complex="normal" style:font-weight-complex="normal"/>
    </style:style>
    <style:style style:name="T251" style:family="text">
      <style:text-properties style:font-name="Courier New" fo:font-style="normal" fo:font-weight="normal" officeooo:rsid="0040728c" style:font-style-asian="normal" style:font-weight-asian="normal" style:font-style-complex="normal" style:font-weight-complex="normal"/>
    </style:style>
    <style:style style:name="T252" style:family="text">
      <style:text-properties style:font-name="Courier New" fo:font-style="normal" fo:font-weight="normal" officeooo:rsid="0045f9a0" style:font-style-asian="normal" style:font-weight-asian="normal" style:font-style-complex="normal" style:font-weight-complex="normal"/>
    </style:style>
    <style:style style:name="T253" style:family="text">
      <style:text-properties style:font-name="Courier New" fo:font-style="normal" fo:font-weight="normal" officeooo:rsid="0052122a" style:font-style-asian="normal" style:font-weight-asian="normal" style:font-style-complex="normal" style:font-weight-complex="normal"/>
    </style:style>
    <style:style style:name="T254" style:family="text">
      <style:text-properties style:font-name="Courier New" fo:font-style="normal" fo:font-weight="normal" officeooo:rsid="00675f3d" style:font-style-asian="normal" style:font-weight-asian="normal" style:font-style-complex="normal" style:font-weight-complex="normal"/>
    </style:style>
    <style:style style:name="T255" style:family="text">
      <style:text-properties style:font-name="Courier New" fo:font-style="normal" fo:font-weight="normal" officeooo:rsid="00689cfc" style:font-style-asian="normal" style:font-weight-asian="normal" style:font-style-complex="normal" style:font-weight-complex="normal"/>
    </style:style>
    <style:style style:name="T256" style:family="text">
      <style:text-properties style:font-name="Courier New" fo:font-style="normal" fo:font-weight="normal" officeooo:rsid="00a8ba49" style:font-style-asian="normal" style:font-weight-asian="normal" style:font-style-complex="normal" style:font-weight-complex="normal"/>
    </style:style>
    <style:style style:name="T257" style:family="text">
      <style:text-properties style:font-name="Courier New" fo:font-style="normal" fo:font-weight="normal" officeooo:rsid="00f3a842" style:font-style-asian="normal" style:font-weight-asian="normal" style:font-style-complex="normal" style:font-weight-complex="normal"/>
    </style:style>
    <style:style style:name="T258" style:family="text">
      <style:text-properties style:font-name="Courier New" fo:font-style="normal" fo:font-weight="normal" officeooo:rsid="00fa424c" style:font-style-asian="normal" style:font-weight-asian="normal" style:font-style-complex="normal" style:font-weight-complex="normal"/>
    </style:style>
    <style:style style:name="T259" style:family="text">
      <style:text-properties style:font-name="Courier New" fo:font-style="normal" fo:font-weight="normal" officeooo:rsid="013ec429" style:font-style-asian="normal" style:font-weight-asian="normal" style:font-style-complex="normal" style:font-weight-complex="normal"/>
    </style:style>
    <style:style style:name="T260" style:family="text">
      <style:text-properties style:font-name="Courier New" fo:font-style="normal" fo:font-weight="normal" officeooo:rsid="018b9d69" style:font-style-asian="normal" style:font-weight-asian="normal" style:font-style-complex="normal" style:font-weight-complex="normal"/>
    </style:style>
    <style:style style:name="T261" style:family="text">
      <style:text-properties style:font-name="Courier New" fo:font-style="normal" fo:font-weight="normal" officeooo:rsid="006371dd" style:font-style-asian="normal" style:font-weight-asian="normal" style:font-style-complex="normal" style:font-weight-complex="normal"/>
    </style:style>
    <style:style style:name="T262" style:family="text">
      <style:text-properties style:font-name="Courier New" fo:font-style="normal" fo:font-weight="normal" officeooo:rsid="019a777a" style:font-style-asian="normal" style:font-weight-asian="normal" style:font-style-complex="normal" style:font-weight-complex="normal"/>
    </style:style>
    <style:style style:name="T263" style:family="text">
      <style:text-properties style:font-name="Courier New" fo:font-style="normal" fo:font-weight="normal" officeooo:rsid="019b3720" style:font-style-asian="normal" style:font-weight-asian="normal" style:font-style-complex="normal" style:font-weight-complex="normal"/>
    </style:style>
    <style:style style:name="T264" style:family="text">
      <style:text-properties style:font-name="Courier New" fo:font-style="normal" fo:font-weight="normal" officeooo:rsid="01a27576" style:font-style-asian="normal" style:font-weight-asian="normal" style:font-style-complex="normal" style:font-weight-complex="normal"/>
    </style:style>
    <style:style style:name="T265" style:family="text">
      <style:text-properties style:font-name="Courier New" fo:font-style="normal" style:font-style-asian="normal" style:font-style-complex="normal"/>
    </style:style>
    <style:style style:name="T266" style:family="text">
      <style:text-properties style:font-name="Courier New" fo:font-style="normal" officeooo:rsid="01453bb7" style:font-style-asian="normal" style:font-style-complex="normal"/>
    </style:style>
    <style:style style:name="T267" style:family="text">
      <style:text-properties style:font-name="Courier New" fo:font-style="normal" style:text-underline-style="none" style:font-style-asian="normal" style:font-style-complex="normal"/>
    </style:style>
    <style:style style:name="T268" style:family="text">
      <style:text-properties style:font-name="Courier New" fo:font-style="normal" style:text-underline-style="none" officeooo:rsid="004346d3" style:font-style-asian="normal" style:font-style-complex="normal"/>
    </style:style>
    <style:style style:name="T269" style:family="text">
      <style:text-properties style:font-name="Courier New" fo:font-style="normal" style:text-underline-style="none" officeooo:rsid="0052122a" style:font-style-asian="normal" style:font-style-complex="normal"/>
    </style:style>
    <style:style style:name="T270" style:family="text">
      <style:text-properties style:font-name="Courier New" fo:font-style="normal" style:text-underline-style="none" fo:font-weight="normal" style:font-style-asian="normal" style:font-weight-asian="normal" style:font-style-complex="normal" style:font-weight-complex="normal"/>
    </style:style>
    <style:style style:name="T271"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72"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73" style:family="text">
      <style:text-properties style:font-name="Courier New" fo:font-style="normal" style:text-underline-style="none" fo:font-weight="normal" officeooo:rsid="008cb86d" style:font-style-asian="normal" style:font-weight-asian="normal" style:font-style-complex="normal" style:font-weight-complex="normal"/>
    </style:style>
    <style:style style:name="T274" style:family="text">
      <style:text-properties style:font-name="Courier New" fo:font-style="normal" style:text-underline-style="none" fo:font-weight="normal" officeooo:rsid="00dae627" style:font-style-asian="normal" style:font-weight-asian="normal" style:font-style-complex="normal" style:font-weight-complex="normal"/>
    </style:style>
    <style:style style:name="T275" style:family="text">
      <style:text-properties style:font-name="Courier New" fo:font-style="normal" style:text-underline-style="none" fo:font-weight="bold" style:font-style-asian="normal" style:font-style-complex="normal"/>
    </style:style>
    <style:style style:name="T276" style:family="text">
      <style:text-properties style:font-name="Courier New" fo:font-style="normal" fo:font-weight="bold" style:font-style-asian="normal" style:font-weight-asian="bold" style:font-style-complex="normal" style:font-weight-complex="bold"/>
    </style:style>
    <style:style style:name="T277" style:family="text">
      <style:text-properties style:font-name="Courier New" style:text-underline-style="none" fo:font-weight="normal" style:font-weight-asian="normal" style:font-weight-complex="normal"/>
    </style:style>
    <style:style style:name="T278" style:family="text">
      <style:text-properties style:font-name="Courier New" style:text-underline-style="none" fo:font-weight="normal" officeooo:rsid="0032f984" style:font-weight-asian="normal" style:font-weight-complex="normal"/>
    </style:style>
    <style:style style:name="T279" style:family="text">
      <style:text-properties style:font-name="Courier New" fo:font-weight="normal" style:font-weight-asian="normal" style:font-weight-complex="normal"/>
    </style:style>
    <style:style style:name="T280" style:family="text">
      <style:text-properties style:font-name="Courier New" fo:font-weight="normal" officeooo:rsid="0035fef6" style:font-weight-asian="normal" style:font-weight-complex="normal"/>
    </style:style>
    <style:style style:name="T281" style:family="text">
      <style:text-properties style:font-name="Courier New" fo:font-weight="normal" officeooo:rsid="003edb80" style:font-weight-asian="normal" style:font-weight-complex="normal"/>
    </style:style>
    <style:style style:name="T282" style:family="text">
      <style:text-properties style:font-name="Courier New" fo:font-weight="normal" officeooo:rsid="0046f97d" style:font-weight-asian="normal" style:font-weight-complex="normal"/>
    </style:style>
    <style:style style:name="T283" style:family="text">
      <style:text-properties style:font-name="Courier New" fo:font-weight="normal" officeooo:rsid="004689bb" style:font-weight-asian="normal" style:font-weight-complex="normal"/>
    </style:style>
    <style:style style:name="T284" style:family="text">
      <style:text-properties style:font-name="Courier New" fo:font-weight="normal" officeooo:rsid="00496f60" style:font-weight-asian="normal" style:font-weight-complex="normal"/>
    </style:style>
    <style:style style:name="T285" style:family="text">
      <style:text-properties style:font-name="Courier New" fo:font-weight="normal" officeooo:rsid="004fb2a5" style:font-weight-asian="normal" style:font-weight-complex="normal"/>
    </style:style>
    <style:style style:name="T286" style:family="text">
      <style:text-properties style:font-name="Courier New" fo:font-weight="normal" officeooo:rsid="005775cb" style:font-weight-asian="normal" style:font-weight-complex="normal"/>
    </style:style>
    <style:style style:name="T287" style:family="text">
      <style:text-properties style:font-name="Courier New" fo:font-weight="normal" officeooo:rsid="005cf296" style:font-weight-asian="normal" style:font-weight-complex="normal"/>
    </style:style>
    <style:style style:name="T288" style:family="text">
      <style:text-properties style:font-name="Courier New" fo:font-weight="normal" officeooo:rsid="005e8c9c" style:font-weight-asian="normal" style:font-weight-complex="normal"/>
    </style:style>
    <style:style style:name="T289" style:family="text">
      <style:text-properties style:font-name="Courier New" fo:font-weight="normal" officeooo:rsid="007964f9" style:font-weight-asian="normal" style:font-weight-complex="normal"/>
    </style:style>
    <style:style style:name="T290" style:family="text">
      <style:text-properties style:font-name="Courier New" fo:font-weight="normal" officeooo:rsid="00de9b77" style:font-weight-asian="normal" style:font-weight-complex="normal"/>
    </style:style>
    <style:style style:name="T291" style:family="text">
      <style:text-properties style:font-name="Courier New" fo:font-weight="normal" officeooo:rsid="00e728e5" style:font-weight-asian="normal" style:font-weight-complex="normal"/>
    </style:style>
    <style:style style:name="T292" style:family="text">
      <style:text-properties style:font-name="Courier New" fo:font-weight="normal" officeooo:rsid="00e5ad39" style:font-weight-asian="normal" style:font-weight-complex="normal"/>
    </style:style>
    <style:style style:name="T293" style:family="text">
      <style:text-properties style:font-name="Courier New" fo:font-weight="normal" officeooo:rsid="010cd5b6" style:font-weight-asian="normal" style:font-weight-complex="normal"/>
    </style:style>
    <style:style style:name="T294" style:family="text">
      <style:text-properties style:font-name="Courier New" fo:font-weight="normal" officeooo:rsid="013c49ba" style:font-weight-asian="normal" style:font-weight-complex="normal"/>
    </style:style>
    <style:style style:name="T295" style:family="text">
      <style:text-properties style:font-name="Courier New" officeooo:rsid="0035fef6"/>
    </style:style>
    <style:style style:name="T296" style:family="text">
      <style:text-properties style:font-name="Courier New" officeooo:rsid="003d3d07"/>
    </style:style>
    <style:style style:name="T297" style:family="text">
      <style:text-properties style:font-name="Courier New" officeooo:rsid="00363d2c"/>
    </style:style>
    <style:style style:name="T298" style:family="text">
      <style:text-properties style:font-name="Courier New" fo:font-weight="bold" style:font-weight-asian="bold" style:font-weight-complex="bold"/>
    </style:style>
    <style:style style:name="T299" style:family="text">
      <style:text-properties style:font-name="Courier New" fo:font-weight="bold" officeooo:rsid="0030b508" style:font-weight-asian="bold" style:font-weight-complex="bold"/>
    </style:style>
    <style:style style:name="T300" style:family="text">
      <style:text-properties style:font-name="Courier New" fo:font-weight="bold" officeooo:rsid="004f44b7" style:font-weight-asian="bold" style:font-weight-complex="bold"/>
    </style:style>
    <style:style style:name="T301" style:family="text">
      <style:text-properties style:font-name="Courier New" fo:font-weight="bold" officeooo:rsid="009e0bce" style:font-weight-asian="bold" style:font-weight-complex="bold"/>
    </style:style>
    <style:style style:name="T302" style:family="text">
      <style:text-properties style:font-name="Courier New" fo:font-weight="bold" officeooo:rsid="007964f9" style:font-weight-asian="bold" style:font-weight-complex="bold"/>
    </style:style>
    <style:style style:name="T303" style:family="text">
      <style:text-properties style:font-name="Courier New" fo:font-weight="bold" officeooo:rsid="00bf5dff" style:font-weight-asian="bold" style:font-weight-complex="bold"/>
    </style:style>
    <style:style style:name="T304" style:family="text">
      <style:text-properties style:font-name="Courier New" officeooo:rsid="0030b508"/>
    </style:style>
    <style:style style:name="T305" style:family="text">
      <style:text-properties style:font-name="Courier New" officeooo:rsid="004e0e43"/>
    </style:style>
    <style:style style:name="T306" style:family="text">
      <style:text-properties style:font-name="Courier New" officeooo:rsid="002c7742"/>
    </style:style>
    <style:style style:name="T307" style:family="text">
      <style:text-properties style:font-name="Courier New" officeooo:rsid="002b82b9"/>
    </style:style>
    <style:style style:name="T308" style:family="text">
      <style:text-properties style:font-name="Courier New" fo:font-style="italic" officeooo:rsid="004f44b7" style:font-style-asian="italic" style:font-style-complex="italic"/>
    </style:style>
    <style:style style:name="T309" style:family="text">
      <style:text-properties style:font-name="Courier New" officeooo:rsid="004f44b7"/>
    </style:style>
    <style:style style:name="T310" style:family="text">
      <style:text-properties style:font-name="Courier New" officeooo:rsid="005ae1d5"/>
    </style:style>
    <style:style style:name="T311" style:family="text">
      <style:text-properties style:font-name="Courier New" fo:font-size="10pt" officeooo:rsid="00ae3e9c" style:font-size-asian="10pt" style:font-size-complex="10pt"/>
    </style:style>
    <style:style style:name="T312" style:family="text">
      <style:text-properties style:font-name="Courier New" fo:font-size="10pt" officeooo:rsid="00afcd9a" style:font-size-asian="10pt" style:font-size-complex="10pt"/>
    </style:style>
    <style:style style:name="T313" style:family="text">
      <style:text-properties style:font-name="Courier New" fo:font-size="10pt" officeooo:rsid="010ea344" style:font-size-asian="10pt" style:font-size-complex="10pt"/>
    </style:style>
    <style:style style:name="T314" style:family="text">
      <style:text-properties style:font-name="Courier New" fo:font-size="10pt" officeooo:rsid="0147dae3" style:font-size-asian="10pt" style:font-size-complex="10pt"/>
    </style:style>
    <style:style style:name="T315" style:family="text">
      <style:text-properties style:font-name="Courier New" fo:font-size="10pt" officeooo:rsid="014badeb" style:font-size-asian="10pt" style:font-size-complex="10pt"/>
    </style:style>
    <style:style style:name="T316"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317"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318"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319"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320" style:family="text">
      <style:text-properties style:font-name="Courier New" officeooo:rsid="00ae3031"/>
    </style:style>
    <style:style style:name="T321" style:family="text">
      <style:text-properties style:font-name="Courier New" officeooo:rsid="00ae3e9c"/>
    </style:style>
    <style:style style:name="T322" style:family="text">
      <style:text-properties style:font-name="Courier New" officeooo:rsid="00bae79c"/>
    </style:style>
    <style:style style:name="T323" style:family="text">
      <style:text-properties style:font-name="Courier New" fo:font-size="12pt" style:font-size-asian="12pt" style:font-size-complex="12pt"/>
    </style:style>
    <style:style style:name="T324" style:family="text">
      <style:text-properties style:font-name="Courier New" fo:font-size="12pt" officeooo:rsid="00bc8db6" style:font-size-asian="12pt" style:font-size-complex="12pt"/>
    </style:style>
    <style:style style:name="T325" style:family="text">
      <style:text-properties style:font-name="Courier New" fo:font-size="12pt" officeooo:rsid="00bae79c" style:font-size-asian="12pt" style:font-size-complex="12pt"/>
    </style:style>
    <style:style style:name="T326" style:family="text">
      <style:text-properties style:font-name="Courier New" fo:font-size="12pt" officeooo:rsid="00b996f7" style:font-size-asian="12pt" style:font-size-complex="12pt"/>
    </style:style>
    <style:style style:name="T327" style:family="text">
      <style:text-properties style:font-name="Courier New" fo:font-size="12pt" officeooo:rsid="01286fdf" style:font-size-asian="12pt" style:font-size-complex="12pt"/>
    </style:style>
    <style:style style:name="T328" style:family="text">
      <style:text-properties style:font-name="Courier New" fo:font-size="12pt" officeooo:rsid="0147dae3" style:font-size-asian="12pt" style:font-size-complex="12pt"/>
    </style:style>
    <style:style style:name="T329" style:family="text">
      <style:text-properties style:font-name="Courier New" fo:font-size="12pt" officeooo:rsid="014b20fd" style:font-size-asian="12pt" style:font-size-complex="12pt"/>
    </style:style>
    <style:style style:name="T330" style:family="text">
      <style:text-properties style:font-name="Courier New" fo:font-size="12pt" officeooo:rsid="014b6e63" style:font-size-asian="12pt" style:font-size-complex="12pt"/>
    </style:style>
    <style:style style:name="T331" style:family="text">
      <style:text-properties style:font-name="Courier New" fo:font-size="12pt" officeooo:rsid="014badeb" style:font-size-asian="12pt" style:font-size-complex="12pt"/>
    </style:style>
    <style:style style:name="T332" style:family="text">
      <style:text-properties style:font-name="Courier New" fo:font-size="12pt" officeooo:rsid="014c54ba" style:font-size-asian="12pt" style:font-size-complex="12pt"/>
    </style:style>
    <style:style style:name="T333" style:family="text">
      <style:text-properties style:font-name="Courier New" fo:font-size="12pt" officeooo:rsid="014f64f3" style:font-size-asian="12pt" style:font-size-complex="12pt"/>
    </style:style>
    <style:style style:name="T334" style:family="text">
      <style:text-properties style:font-name="Courier New" fo:font-size="12pt" fo:font-weight="bold" style:font-size-asian="12pt" style:font-weight-asian="bold" style:font-size-complex="12pt" style:font-weight-complex="bold"/>
    </style:style>
    <style:style style:name="T335" style:family="text">
      <style:text-properties style:font-name="Courier New" fo:font-size="12pt" fo:font-weight="bold" officeooo:rsid="00be2054" style:font-size-asian="12pt" style:font-weight-asian="bold" style:font-size-complex="12pt" style:font-weight-complex="bold"/>
    </style:style>
    <style:style style:name="T336" style:family="text">
      <style:text-properties style:font-name="Courier New" fo:font-size="12pt" fo:font-weight="bold" officeooo:rsid="00e728e5" style:font-size-asian="10.5pt" style:font-weight-asian="bold" style:font-size-complex="12pt" style:font-weight-complex="bold"/>
    </style:style>
    <style:style style:name="T337" style:family="text">
      <style:text-properties style:font-name="Courier New" fo:font-size="12pt" fo:font-style="normal" fo:font-weight="normal" officeooo:rsid="012ded06" style:font-size-asian="12pt" style:font-style-asian="normal" style:font-weight-asian="normal" style:font-size-complex="12pt" style:font-style-complex="normal" style:font-weight-complex="normal"/>
    </style:style>
    <style:style style:name="T338" style:family="text">
      <style:text-properties style:font-name="Courier New" fo:font-size="12pt" fo:font-weight="normal" officeooo:rsid="00de9b77" style:font-size-asian="10.5pt" style:font-weight-asian="normal" style:font-size-complex="12pt" style:font-weight-complex="normal"/>
    </style:style>
    <style:style style:name="T339" style:family="text">
      <style:text-properties style:font-name="Courier New" fo:font-size="12pt" fo:font-weight="normal" officeooo:rsid="00df2d15" style:font-size-asian="10.5pt" style:font-weight-asian="normal" style:font-size-complex="12pt" style:font-weight-complex="normal"/>
    </style:style>
    <style:style style:name="T340" style:family="text">
      <style:text-properties style:font-name="Courier New" fo:font-size="12pt" fo:font-weight="normal" officeooo:rsid="00e728e5" style:font-size-asian="10.5pt" style:font-weight-asian="normal" style:font-size-complex="12pt" style:font-weight-complex="normal"/>
    </style:style>
    <style:style style:name="T341"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342"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343"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344"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345" style:family="text">
      <style:text-properties style:font-name="Courier New" fo:font-size="12pt" fo:font-weight="normal" officeooo:rsid="00f7ee6b" style:font-size-asian="12pt" style:font-weight-asian="normal" style:font-size-complex="12pt" style:font-weight-complex="normal"/>
    </style:style>
    <style:style style:name="T346" style:family="text">
      <style:text-properties style:font-name="Courier New" officeooo:rsid="00bf5dff"/>
    </style:style>
    <style:style style:name="T347" style:family="text">
      <style:text-properties style:font-name="Courier New" officeooo:rsid="00bfcebd"/>
    </style:style>
    <style:style style:name="T348" style:family="text">
      <style:text-properties style:font-name="Courier New" officeooo:rsid="00c186d0"/>
    </style:style>
    <style:style style:name="T349" style:family="text">
      <style:text-properties style:font-name="Courier New" officeooo:rsid="00d0cebf"/>
    </style:style>
    <style:style style:name="T350" style:family="text">
      <style:text-properties style:font-name="Courier New" officeooo:rsid="00d70857"/>
    </style:style>
    <style:style style:name="T351" style:family="text">
      <style:text-properties style:font-name="Courier New" fo:font-size="10.5pt" style:font-size-asian="10.5pt" style:font-size-complex="10.5pt"/>
    </style:style>
    <style:style style:name="T352" style:family="text">
      <style:text-properties style:font-name="Courier New" fo:font-size="10.5pt" officeooo:rsid="00f6fd66" style:font-size-asian="10.5pt" style:font-size-complex="10.5pt"/>
    </style:style>
    <style:style style:name="T353" style:family="text">
      <style:text-properties style:font-name="Courier New" fo:font-size="10.5pt" officeooo:rsid="019760ad" style:font-size-asian="10.5pt" style:font-size-complex="10.5pt"/>
    </style:style>
    <style:style style:name="T354" style:family="text">
      <style:text-properties style:font-name="Courier New" officeooo:rsid="00811a6a"/>
    </style:style>
    <style:style style:name="T355" style:family="text">
      <style:text-properties style:font-name="Courier New" officeooo:rsid="010c64c6"/>
    </style:style>
    <style:style style:name="T356" style:family="text">
      <style:text-properties style:font-name="Courier New" officeooo:rsid="011af76a"/>
    </style:style>
    <style:style style:name="T357" style:family="text">
      <style:text-properties style:font-name="Courier New" officeooo:rsid="0128ab23"/>
    </style:style>
    <style:style style:name="T358" style:family="text">
      <style:text-properties style:font-name="Courier New" officeooo:rsid="011cca4b"/>
    </style:style>
    <style:style style:name="T359" style:family="text">
      <style:text-properties style:font-name="Courier New" officeooo:rsid="012054b5"/>
    </style:style>
    <style:style style:name="T360" style:family="text">
      <style:text-properties style:font-name="Courier New" officeooo:rsid="01270041"/>
    </style:style>
    <style:style style:name="T361" style:family="text">
      <style:text-properties style:font-name="Courier New" officeooo:rsid="01286fdf"/>
    </style:style>
    <style:style style:name="T362" style:family="text">
      <style:text-properties style:font-name="Courier New" officeooo:rsid="01240955"/>
    </style:style>
    <style:style style:name="T363" style:family="text">
      <style:text-properties style:font-name="Courier New" officeooo:rsid="014981f7"/>
    </style:style>
    <style:style style:name="T364" style:family="text">
      <style:text-properties style:font-name="Courier New" officeooo:rsid="014cf5d2"/>
    </style:style>
    <style:style style:name="T365" style:family="text">
      <style:text-properties style:font-name="Courier New" officeooo:rsid="014f64f3"/>
    </style:style>
    <style:style style:name="T366" style:family="text">
      <style:text-properties style:font-name="Courier New" officeooo:rsid="0156f749"/>
    </style:style>
    <style:style style:name="T367" style:family="text">
      <style:text-properties style:font-name="Courier New" officeooo:rsid="0154f7e6"/>
    </style:style>
    <style:style style:name="T368" style:family="text">
      <style:text-properties style:font-name="Courier New" officeooo:rsid="0159700e"/>
    </style:style>
    <style:style style:name="T369" style:family="text">
      <style:text-properties style:font-name="Courier New" officeooo:rsid="01641c51"/>
    </style:style>
    <style:style style:name="T370" style:family="text">
      <style:text-properties style:font-name="Courier New" officeooo:rsid="003a5e59"/>
    </style:style>
    <style:style style:name="T371" style:family="text">
      <style:text-properties style:font-name="Courier New" officeooo:rsid="0045f9a0"/>
    </style:style>
    <style:style style:name="T372" style:family="text">
      <style:text-properties style:font-name="Courier New" officeooo:rsid="011fdaf3"/>
    </style:style>
    <style:style style:name="T373" style:family="text">
      <style:text-properties style:font-name="Courier New" officeooo:rsid="018ee7cd"/>
    </style:style>
    <style:style style:name="T374" style:family="text">
      <style:text-properties style:font-name="Courier New" officeooo:rsid="018b9d69"/>
    </style:style>
    <style:style style:name="T375" style:family="text">
      <style:text-properties fo:font-style="italic" style:font-style-asian="italic" style:font-style-complex="italic"/>
    </style:style>
    <style:style style:name="T376" style:family="text">
      <style:text-properties fo:font-style="italic" officeooo:rsid="002b82b9" style:font-style-asian="italic" style:font-style-complex="italic"/>
    </style:style>
    <style:style style:name="T377" style:family="text">
      <style:text-properties fo:font-style="italic" officeooo:rsid="0035fef6" style:font-style-asian="italic" style:font-style-complex="italic"/>
    </style:style>
    <style:style style:name="T378" style:family="text">
      <style:text-properties fo:font-style="italic" officeooo:rsid="0060d85f" style:font-style-asian="italic" style:font-style-complex="italic"/>
    </style:style>
    <style:style style:name="T379" style:family="text">
      <style:text-properties fo:font-style="italic" officeooo:rsid="00600135" style:font-style-asian="italic" style:font-style-complex="italic"/>
    </style:style>
    <style:style style:name="T380" style:family="text">
      <style:text-properties fo:font-style="italic" officeooo:rsid="006371dd" style:font-style-asian="italic" style:font-style-complex="italic"/>
    </style:style>
    <style:style style:name="T381" style:family="text">
      <style:text-properties fo:font-style="italic" officeooo:rsid="00629e69" style:font-style-asian="italic" style:font-style-complex="italic"/>
    </style:style>
    <style:style style:name="T382" style:family="text">
      <style:text-properties fo:font-style="italic" officeooo:rsid="00afcd9a" style:font-style-asian="italic" style:font-style-complex="italic"/>
    </style:style>
    <style:style style:name="T383" style:family="text">
      <style:text-properties fo:font-style="italic" officeooo:rsid="00e11b01" style:font-style-asian="italic" style:font-style-complex="italic"/>
    </style:style>
    <style:style style:name="T384" style:family="text">
      <style:text-properties fo:font-style="italic" officeooo:rsid="0101d296" style:font-style-asian="italic" style:font-style-complex="italic"/>
    </style:style>
    <style:style style:name="T385" style:family="text">
      <style:text-properties fo:font-style="italic" officeooo:rsid="010ee828" style:font-style-asian="italic" style:font-style-complex="italic"/>
    </style:style>
    <style:style style:name="T386" style:family="text">
      <style:text-properties fo:font-style="italic" officeooo:rsid="0128ab23" style:font-style-asian="italic" style:font-style-complex="italic"/>
    </style:style>
    <style:style style:name="T387" style:family="text">
      <style:text-properties fo:font-style="italic" officeooo:rsid="012f7df7" style:font-style-asian="italic" style:font-style-complex="italic"/>
    </style:style>
    <style:style style:name="T388" style:family="text">
      <style:text-properties fo:font-style="italic" officeooo:rsid="0130a065" style:font-style-asian="italic" style:font-style-complex="italic"/>
    </style:style>
    <style:style style:name="T389" style:family="text">
      <style:text-properties fo:font-style="italic" officeooo:rsid="01348748" style:font-style-asian="italic" style:font-style-complex="italic"/>
    </style:style>
    <style:style style:name="T390" style:family="text">
      <style:text-properties fo:font-style="italic" officeooo:rsid="0137d864" style:font-style-asian="italic" style:font-style-complex="italic"/>
    </style:style>
    <style:style style:name="T391" style:family="text">
      <style:text-properties fo:font-style="italic" officeooo:rsid="013b5cce" style:font-style-asian="italic" style:font-style-complex="italic"/>
    </style:style>
    <style:style style:name="T392" style:family="text">
      <style:text-properties fo:font-style="italic" officeooo:rsid="018cd648" style:font-style-asian="italic" style:font-style-complex="italic"/>
    </style:style>
    <style:style style:name="T393" style:family="text">
      <style:text-properties fo:font-style="italic" officeooo:rsid="01af8ada" style:font-style-asian="italic" style:font-style-complex="italic"/>
    </style:style>
    <style:style style:name="T394" style:family="text">
      <style:text-properties fo:font-style="italic" fo:font-weight="normal" style:font-style-asian="italic" style:font-weight-asian="normal" style:font-style-complex="italic" style:font-weight-complex="normal"/>
    </style:style>
    <style:style style:name="T395" style:family="text">
      <style:text-properties fo:font-style="italic" fo:font-weight="normal" officeooo:rsid="00298ff0" style:font-style-asian="italic" style:font-weight-asian="normal" style:font-style-complex="italic" style:font-weight-complex="normal"/>
    </style:style>
    <style:style style:name="T396" style:family="text">
      <style:text-properties fo:font-style="italic" fo:font-weight="normal" officeooo:rsid="0032f984" style:font-style-asian="italic" style:font-weight-asian="normal" style:font-style-complex="italic" style:font-weight-complex="normal"/>
    </style:style>
    <style:style style:name="T397" style:family="text">
      <style:text-properties fo:font-style="italic" fo:font-weight="normal" officeooo:rsid="00337642" style:font-style-asian="italic" style:font-weight-asian="normal" style:font-style-complex="italic" style:font-weight-complex="normal"/>
    </style:style>
    <style:style style:name="T398" style:family="text">
      <style:text-properties fo:font-style="italic" fo:font-weight="normal" officeooo:rsid="0035fef6" style:font-style-asian="italic" style:font-weight-asian="normal" style:font-style-complex="italic" style:font-weight-complex="normal"/>
    </style:style>
    <style:style style:name="T399" style:family="text">
      <style:text-properties fo:font-style="italic" fo:font-weight="normal" officeooo:rsid="0034111a" style:font-style-asian="italic" style:font-weight-asian="normal" style:font-style-complex="italic" style:font-weight-complex="normal"/>
    </style:style>
    <style:style style:name="T400" style:family="text">
      <style:text-properties fo:font-style="italic" fo:font-weight="normal" officeooo:rsid="0040728c" style:font-style-asian="italic" style:font-weight-asian="normal" style:font-style-complex="italic" style:font-weight-complex="normal"/>
    </style:style>
    <style:style style:name="T401" style:family="text">
      <style:text-properties fo:font-style="italic" fo:font-weight="normal" officeooo:rsid="0042f523" style:font-style-asian="italic" style:font-weight-asian="normal" style:font-style-complex="italic" style:font-weight-complex="normal"/>
    </style:style>
    <style:style style:name="T402" style:family="text">
      <style:text-properties fo:font-style="italic" fo:font-weight="normal" officeooo:rsid="004be5a7" style:font-style-asian="italic" style:font-weight-asian="normal" style:font-style-complex="italic" style:font-weight-complex="normal"/>
    </style:style>
    <style:style style:name="T403" style:family="text">
      <style:text-properties fo:font-style="italic" fo:font-weight="normal" officeooo:rsid="003de497" style:font-style-asian="italic" style:font-weight-asian="normal" style:font-style-complex="italic" style:font-weight-complex="normal"/>
    </style:style>
    <style:style style:name="T404" style:family="text">
      <style:text-properties fo:font-style="italic" fo:font-weight="normal" officeooo:rsid="006371dd" style:font-style-asian="italic" style:font-weight-asian="normal" style:font-style-complex="italic" style:font-weight-complex="normal"/>
    </style:style>
    <style:style style:name="T405" style:family="text">
      <style:text-properties fo:font-style="italic" fo:font-weight="normal" officeooo:rsid="00600135" style:font-style-asian="italic" style:font-weight-asian="normal" style:font-style-complex="italic" style:font-weight-complex="normal"/>
    </style:style>
    <style:style style:name="T406" style:family="text">
      <style:text-properties fo:font-style="italic" fo:font-weight="normal" officeooo:rsid="00629e69" style:font-style-asian="italic" style:font-weight-asian="normal" style:font-style-complex="italic" style:font-weight-complex="normal"/>
    </style:style>
    <style:style style:name="T407" style:family="text">
      <style:text-properties fo:font-style="italic" fo:font-weight="normal" officeooo:rsid="006a29c0" style:font-style-asian="italic" style:font-weight-asian="normal" style:font-style-complex="italic" style:font-weight-complex="normal"/>
    </style:style>
    <style:style style:name="T408" style:family="text">
      <style:text-properties fo:font-style="italic" fo:font-weight="normal" officeooo:rsid="0077ad97" style:font-style-asian="italic" style:font-weight-asian="normal" style:font-style-complex="italic" style:font-weight-complex="normal"/>
    </style:style>
    <style:style style:name="T409" style:family="text">
      <style:text-properties fo:font-style="italic" fo:font-weight="normal" officeooo:rsid="007b89a1" style:font-style-asian="italic" style:font-weight-asian="normal" style:font-style-complex="italic" style:font-weight-complex="normal"/>
    </style:style>
    <style:style style:name="T410" style:family="text">
      <style:text-properties fo:font-style="italic" fo:font-weight="normal" officeooo:rsid="007d3504" style:font-style-asian="italic" style:font-weight-asian="normal" style:font-style-complex="italic" style:font-weight-complex="normal"/>
    </style:style>
    <style:style style:name="T411" style:family="text">
      <style:text-properties fo:font-style="italic" fo:font-weight="normal" officeooo:rsid="00811a6a" style:font-style-asian="italic" style:font-weight-asian="normal" style:font-style-complex="italic" style:font-weight-complex="normal"/>
    </style:style>
    <style:style style:name="T412" style:family="text">
      <style:text-properties fo:font-style="italic" fo:font-weight="normal" officeooo:rsid="006b96f8" style:font-style-asian="italic" style:font-weight-asian="normal" style:font-style-complex="italic" style:font-weight-complex="normal"/>
    </style:style>
    <style:style style:name="T413" style:family="text">
      <style:text-properties fo:font-style="italic" fo:font-weight="normal" officeooo:rsid="00a8ba49" style:font-style-asian="italic" style:font-weight-asian="normal" style:font-style-complex="italic" style:font-weight-complex="normal"/>
    </style:style>
    <style:style style:name="T414" style:family="text">
      <style:text-properties fo:font-style="italic" fo:font-weight="normal" officeooo:rsid="00b7982d" style:font-style-asian="italic" style:font-weight-asian="normal" style:font-style-complex="italic" style:font-weight-complex="normal"/>
    </style:style>
    <style:style style:name="T415" style:family="text">
      <style:text-properties fo:font-style="italic" fo:font-weight="normal" officeooo:rsid="00cf4b32" style:font-style-asian="italic" style:font-weight-asian="normal" style:font-style-complex="italic" style:font-weight-complex="normal"/>
    </style:style>
    <style:style style:name="T416" style:family="text">
      <style:text-properties fo:font-style="italic" fo:font-weight="normal" officeooo:rsid="00de334d" style:font-style-asian="italic" style:font-weight-asian="normal" style:font-style-complex="italic" style:font-weight-complex="normal"/>
    </style:style>
    <style:style style:name="T417" style:family="text">
      <style:text-properties fo:font-style="italic" fo:font-weight="normal" officeooo:rsid="00e11b01" style:font-style-asian="italic" style:font-weight-asian="normal" style:font-style-complex="italic" style:font-weight-complex="normal"/>
    </style:style>
    <style:style style:name="T418" style:family="text">
      <style:text-properties fo:font-style="italic" fo:font-weight="normal" officeooo:rsid="00ffdd41" style:font-style-asian="italic" style:font-weight-asian="normal" style:font-style-complex="italic" style:font-weight-complex="normal"/>
    </style:style>
    <style:style style:name="T419" style:family="text">
      <style:text-properties fo:font-style="italic" fo:font-weight="normal" officeooo:rsid="0113abd1" style:font-style-asian="italic" style:font-weight-asian="normal" style:font-style-complex="italic" style:font-weight-complex="normal"/>
    </style:style>
    <style:style style:name="T420" style:family="text">
      <style:text-properties fo:font-style="italic" fo:font-weight="normal" officeooo:rsid="01897a44" style:font-style-asian="italic" style:font-weight-asian="normal" style:font-style-complex="italic" style:font-weight-complex="normal"/>
    </style:style>
    <style:style style:name="T421" style:family="text">
      <style:text-properties fo:font-style="italic" fo:font-weight="normal" officeooo:rsid="010ee828" style:font-style-asian="italic" style:font-weight-asian="normal" style:font-style-complex="italic" style:font-weight-complex="normal"/>
    </style:style>
    <style:style style:name="T422" style:family="text">
      <style:text-properties fo:font-style="italic" fo:font-weight="normal" officeooo:rsid="019a777a" style:font-style-asian="italic" style:font-weight-asian="normal" style:font-style-complex="italic" style:font-weight-complex="normal"/>
    </style:style>
    <style:style style:name="T423" style:family="text">
      <style:text-properties fo:font-style="italic" fo:font-weight="normal" officeooo:rsid="005be627" style:font-style-asian="italic" style:font-weight-asian="normal" style:font-style-complex="italic" style:font-weight-complex="normal"/>
    </style:style>
    <style:style style:name="T42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5" style:family="text">
      <style:text-properties fo:font-style="italic" style:text-underline-style="solid" style:text-underline-width="auto" style:text-underline-color="font-color" fo:font-weight="normal" officeooo:rsid="012fa4b9" style:font-style-asian="italic" style:font-weight-asian="normal" style:font-style-complex="italic" style:font-weight-complex="normal"/>
    </style:style>
    <style:style style:name="T426" style:family="text">
      <style:text-properties fo:font-style="italic" style:text-underline-style="solid" style:text-underline-width="auto" style:text-underline-color="font-color" style:font-style-asian="italic" style:font-style-complex="italic"/>
    </style:style>
    <style:style style:name="T427" style:family="text">
      <style:text-properties fo:font-style="italic" style:text-underline-style="solid" style:text-underline-width="auto" style:text-underline-color="font-color" officeooo:rsid="0130a065" style:font-style-asian="italic" style:font-style-complex="italic"/>
    </style:style>
    <style:style style:name="T428" style:family="text">
      <style:text-properties fo:font-style="italic" style:text-underline-style="none" fo:font-weight="normal" style:font-style-asian="italic" style:font-weight-asian="normal" style:font-style-complex="italic" style:font-weight-complex="normal"/>
    </style:style>
    <style:style style:name="T429" style:family="text">
      <style:text-properties fo:font-style="italic" style:text-underline-style="none" fo:font-weight="normal" officeooo:rsid="00323d46" style:font-style-asian="italic" style:font-weight-asian="normal" style:font-style-complex="italic" style:font-weight-complex="normal"/>
    </style:style>
    <style:style style:name="T430" style:family="text">
      <style:text-properties fo:font-style="italic" style:text-underline-style="none" fo:font-weight="normal" officeooo:rsid="00337642" style:font-style-asian="italic" style:font-weight-asian="normal" style:font-style-complex="italic" style:font-weight-complex="normal"/>
    </style:style>
    <style:style style:name="T431" style:family="text">
      <style:text-properties fo:font-style="italic" style:text-underline-style="none" fo:font-weight="normal" officeooo:rsid="004fae59" style:font-style-asian="italic" style:font-weight-asian="normal" style:font-style-complex="italic" style:font-weight-complex="normal"/>
    </style:style>
    <style:style style:name="T432" style:family="text">
      <style:text-properties fo:font-style="italic" style:text-underline-style="none" fo:font-weight="normal" officeooo:rsid="007235b0" style:font-style-asian="italic" style:font-weight-asian="normal" style:font-style-complex="italic" style:font-weight-complex="normal"/>
    </style:style>
    <style:style style:name="T433" style:family="text">
      <style:text-properties fo:font-style="italic" style:text-underline-style="none" fo:font-weight="normal" officeooo:rsid="00a3695b" style:font-style-asian="italic" style:font-weight-asian="normal" style:font-style-complex="italic" style:font-weight-complex="normal"/>
    </style:style>
    <style:style style:name="T434" style:family="text">
      <style:text-properties fo:font-style="italic" style:text-underline-style="none" fo:font-weight="normal" officeooo:rsid="00ae3031" style:font-style-asian="italic" style:font-weight-asian="normal" style:font-style-complex="italic" style:font-weight-complex="normal"/>
    </style:style>
    <style:style style:name="T435" style:family="text">
      <style:text-properties fo:font-style="italic" style:text-underline-style="none" fo:font-weight="normal" officeooo:rsid="00c0dd32" style:font-style-asian="italic" style:font-weight-asian="normal" style:font-style-complex="italic" style:font-weight-complex="normal"/>
    </style:style>
    <style:style style:name="T436" style:family="text">
      <style:text-properties fo:font-style="italic" style:text-underline-style="none" fo:font-weight="normal" officeooo:rsid="00d660db" style:font-style-asian="italic" style:font-weight-asian="normal" style:font-style-complex="italic" style:font-weight-complex="normal"/>
    </style:style>
    <style:style style:name="T437" style:family="text">
      <style:text-properties fo:font-style="italic" style:text-underline-style="none" fo:font-weight="normal" officeooo:rsid="0130a065" style:font-style-asian="italic" style:font-weight-asian="normal" style:font-style-complex="italic" style:font-weight-complex="normal"/>
    </style:style>
    <style:style style:name="T438" style:family="text">
      <style:text-properties fo:font-style="italic" style:text-underline-style="none" fo:font-weight="normal" officeooo:rsid="01407957" style:font-style-asian="italic" style:font-weight-asian="normal" style:font-style-complex="italic" style:font-weight-complex="normal"/>
    </style:style>
    <style:style style:name="T439" style:family="text">
      <style:text-properties fo:font-style="italic" style:text-underline-style="none" fo:font-weight="normal" officeooo:rsid="01426e07" style:font-style-asian="italic" style:font-weight-asian="normal" style:font-style-complex="italic" style:font-weight-complex="normal"/>
    </style:style>
    <style:style style:name="T440" style:family="text">
      <style:text-properties fo:font-style="italic" style:text-underline-style="none" fo:font-weight="normal" officeooo:rsid="01a10ac7" style:font-style-asian="italic" style:font-weight-asian="normal" style:font-style-complex="italic" style:font-weight-complex="normal"/>
    </style:style>
    <style:style style:name="T441" style:family="text">
      <style:text-properties fo:font-style="italic" style:text-underline-style="none" officeooo:rsid="004346d3" style:font-style-asian="italic" style:font-style-complex="italic"/>
    </style:style>
    <style:style style:name="T442" style:family="text">
      <style:text-properties fo:font-style="italic" style:text-underline-style="none" officeooo:rsid="00490226" style:font-style-asian="italic" style:font-style-complex="italic"/>
    </style:style>
    <style:style style:name="T443" style:family="text">
      <style:text-properties fo:font-style="italic" style:text-underline-style="none" officeooo:rsid="0145f1f9" style:font-style-asian="italic" style:font-style-complex="italic"/>
    </style:style>
    <style:style style:name="T444" style:family="text">
      <style:text-properties fo:font-style="italic" fo:font-weight="bold" style:font-style-asian="italic" style:font-weight-asian="bold" style:font-style-complex="italic" style:font-weight-complex="bold"/>
    </style:style>
    <style:style style:name="T445" style:family="text">
      <style:text-properties fo:font-style="italic" fo:font-weight="bold" officeooo:rsid="006371dd" style:font-style-asian="italic" style:font-weight-asian="bold" style:font-style-complex="italic" style:font-weight-complex="bold"/>
    </style:style>
    <style:style style:name="T446" style:family="text">
      <style:text-properties fo:font-style="italic" fo:font-weight="bold" officeooo:rsid="00629e69" style:font-style-asian="italic" style:font-weight-asian="bold" style:font-style-complex="italic" style:font-weight-complex="bold"/>
    </style:style>
    <style:style style:name="T447" style:family="text">
      <style:text-properties fo:font-style="italic" fo:font-weight="bold" officeooo:rsid="00de334d" style:font-style-asian="italic" style:font-weight-asian="bold" style:font-style-complex="italic" style:font-weight-complex="bold"/>
    </style:style>
    <style:style style:name="T448" style:family="text">
      <style:text-properties fo:font-weight="normal" style:font-weight-asian="normal" style:font-weight-complex="normal"/>
    </style:style>
    <style:style style:name="T449" style:family="text">
      <style:text-properties fo:font-weight="normal" officeooo:rsid="003b6d54" style:font-weight-asian="normal" style:font-weight-complex="normal"/>
    </style:style>
    <style:style style:name="T450" style:family="text">
      <style:text-properties fo:font-weight="normal" officeooo:rsid="0034111a" style:font-weight-asian="normal" style:font-weight-complex="normal"/>
    </style:style>
    <style:style style:name="T451" style:family="text">
      <style:text-properties fo:font-weight="normal" officeooo:rsid="00378a58" style:font-weight-asian="normal" style:font-weight-complex="normal"/>
    </style:style>
    <style:style style:name="T452" style:family="text">
      <style:text-properties fo:font-weight="normal" officeooo:rsid="0035fef6" style:font-weight-asian="normal" style:font-weight-complex="normal"/>
    </style:style>
    <style:style style:name="T453" style:family="text">
      <style:text-properties fo:font-weight="normal" officeooo:rsid="003d3d07" style:font-weight-asian="normal" style:font-weight-complex="normal"/>
    </style:style>
    <style:style style:name="T454" style:family="text">
      <style:text-properties fo:font-weight="normal" officeooo:rsid="003edb80" style:font-weight-asian="normal" style:font-weight-complex="normal"/>
    </style:style>
    <style:style style:name="T455" style:family="text">
      <style:text-properties fo:font-weight="normal" officeooo:rsid="0046f97d" style:font-weight-asian="normal" style:font-weight-complex="normal"/>
    </style:style>
    <style:style style:name="T456" style:family="text">
      <style:text-properties fo:font-weight="normal" officeooo:rsid="00490226" style:font-weight-asian="normal" style:font-weight-complex="normal"/>
    </style:style>
    <style:style style:name="T457" style:family="text">
      <style:text-properties fo:font-weight="normal" officeooo:rsid="00496f60" style:font-weight-asian="normal" style:font-weight-complex="normal"/>
    </style:style>
    <style:style style:name="T458" style:family="text">
      <style:text-properties fo:font-weight="normal" officeooo:rsid="004689bb" style:font-weight-asian="normal" style:font-weight-complex="normal"/>
    </style:style>
    <style:style style:name="T459" style:family="text">
      <style:text-properties fo:font-weight="normal" officeooo:rsid="004f44b7" style:font-weight-asian="normal" style:font-weight-complex="normal"/>
    </style:style>
    <style:style style:name="T460" style:family="text">
      <style:text-properties fo:font-weight="normal" officeooo:rsid="004fb2a5" style:font-weight-asian="normal" style:font-weight-complex="normal"/>
    </style:style>
    <style:style style:name="T461" style:family="text">
      <style:text-properties fo:font-weight="normal" officeooo:rsid="0059203c" style:font-weight-asian="normal" style:font-weight-complex="normal"/>
    </style:style>
    <style:style style:name="T462" style:family="text">
      <style:text-properties fo:font-weight="normal" officeooo:rsid="003de497" style:font-weight-asian="normal" style:font-weight-complex="normal"/>
    </style:style>
    <style:style style:name="T463" style:family="text">
      <style:text-properties fo:font-weight="normal" officeooo:rsid="005f6197" style:font-weight-asian="normal" style:font-weight-complex="normal"/>
    </style:style>
    <style:style style:name="T464" style:family="text">
      <style:text-properties fo:font-weight="normal" officeooo:rsid="0077ad97" style:font-weight-asian="normal" style:font-weight-complex="normal"/>
    </style:style>
    <style:style style:name="T465" style:family="text">
      <style:text-properties fo:font-weight="normal" officeooo:rsid="007964f9" style:font-weight-asian="normal" style:font-weight-complex="normal"/>
    </style:style>
    <style:style style:name="T466" style:family="text">
      <style:text-properties fo:font-weight="normal" officeooo:rsid="007aa0d5" style:font-weight-asian="normal" style:font-weight-complex="normal"/>
    </style:style>
    <style:style style:name="T467" style:family="text">
      <style:text-properties fo:font-weight="normal" officeooo:rsid="007b89a1" style:font-weight-asian="normal" style:font-weight-complex="normal"/>
    </style:style>
    <style:style style:name="T468" style:family="text">
      <style:text-properties fo:font-weight="normal" officeooo:rsid="007d3504" style:font-weight-asian="normal" style:font-weight-complex="normal"/>
    </style:style>
    <style:style style:name="T469" style:family="text">
      <style:text-properties fo:font-weight="normal" officeooo:rsid="007eac24" style:font-weight-asian="normal" style:font-weight-complex="normal"/>
    </style:style>
    <style:style style:name="T470" style:family="text">
      <style:text-properties fo:font-weight="normal" officeooo:rsid="0085470d" style:font-weight-asian="normal" style:font-weight-complex="normal"/>
    </style:style>
    <style:style style:name="T471" style:family="text">
      <style:text-properties fo:font-weight="normal" officeooo:rsid="0086e418" style:font-weight-asian="normal" style:font-weight-complex="normal"/>
    </style:style>
    <style:style style:name="T472" style:family="text">
      <style:text-properties fo:font-weight="normal" officeooo:rsid="00878375" style:font-weight-asian="normal" style:font-weight-complex="normal"/>
    </style:style>
    <style:style style:name="T473" style:family="text">
      <style:text-properties fo:font-weight="normal" officeooo:rsid="008943f8" style:font-weight-asian="normal" style:font-weight-complex="normal"/>
    </style:style>
    <style:style style:name="T474" style:family="text">
      <style:text-properties fo:font-weight="normal" officeooo:rsid="00ab369b" style:font-weight-asian="normal" style:font-weight-complex="normal"/>
    </style:style>
    <style:style style:name="T475" style:family="text">
      <style:text-properties fo:font-weight="normal" officeooo:rsid="00ae3031" style:font-weight-asian="normal" style:font-weight-complex="normal"/>
    </style:style>
    <style:style style:name="T476" style:family="text">
      <style:text-properties fo:font-weight="normal" officeooo:rsid="00ae3e9c" style:font-weight-asian="normal" style:font-weight-complex="normal"/>
    </style:style>
    <style:style style:name="T477" style:family="text">
      <style:text-properties fo:font-weight="normal" officeooo:rsid="00cf4b32" style:font-weight-asian="normal" style:font-weight-complex="normal"/>
    </style:style>
    <style:style style:name="T478" style:family="text">
      <style:text-properties fo:font-weight="normal" officeooo:rsid="00d0cebf" style:font-weight-asian="normal" style:font-weight-complex="normal"/>
    </style:style>
    <style:style style:name="T479" style:family="text">
      <style:text-properties fo:font-weight="normal" officeooo:rsid="00d3c28e" style:font-weight-asian="normal" style:font-weight-complex="normal"/>
    </style:style>
    <style:style style:name="T480" style:family="text">
      <style:text-properties fo:font-weight="normal" officeooo:rsid="00dc7a1e" style:font-weight-asian="normal" style:font-weight-complex="normal"/>
    </style:style>
    <style:style style:name="T481" style:family="text">
      <style:text-properties fo:font-weight="normal" officeooo:rsid="00de334d" style:font-weight-asian="normal" style:font-weight-complex="normal"/>
    </style:style>
    <style:style style:name="T482" style:family="text">
      <style:text-properties fo:font-weight="normal" officeooo:rsid="00de9b77" style:font-weight-asian="normal" style:font-weight-complex="normal"/>
    </style:style>
    <style:style style:name="T483" style:family="text">
      <style:text-properties fo:font-weight="normal" officeooo:rsid="00e11b01" style:font-weight-asian="normal" style:font-weight-complex="normal"/>
    </style:style>
    <style:style style:name="T484" style:family="text">
      <style:text-properties fo:font-weight="normal" officeooo:rsid="00e5ad39" style:font-weight-asian="normal" style:font-weight-complex="normal"/>
    </style:style>
    <style:style style:name="T485" style:family="text">
      <style:text-properties fo:font-weight="normal" officeooo:rsid="00e728e5" style:font-weight-asian="normal" style:font-weight-complex="normal"/>
    </style:style>
    <style:style style:name="T486" style:family="text">
      <style:text-properties fo:font-weight="normal" officeooo:rsid="00eb8f06" style:font-weight-asian="normal" style:font-weight-complex="normal"/>
    </style:style>
    <style:style style:name="T487" style:family="text">
      <style:text-properties fo:font-weight="normal" officeooo:rsid="00ee2103" style:font-weight-asian="normal" style:font-weight-complex="normal"/>
    </style:style>
    <style:style style:name="T488" style:family="text">
      <style:text-properties fo:font-weight="normal" officeooo:rsid="00f7ee6b" style:font-weight-asian="normal" style:font-weight-complex="normal"/>
    </style:style>
    <style:style style:name="T489" style:family="text">
      <style:text-properties fo:font-weight="normal" officeooo:rsid="00fa424c" style:font-weight-asian="normal" style:font-weight-complex="normal"/>
    </style:style>
    <style:style style:name="T490" style:family="text">
      <style:text-properties fo:font-weight="normal" officeooo:rsid="00faa64f" style:font-weight-asian="normal" style:font-weight-complex="normal"/>
    </style:style>
    <style:style style:name="T491" style:family="text">
      <style:text-properties fo:font-weight="normal" officeooo:rsid="00faca01" style:font-weight-asian="normal" style:font-weight-complex="normal"/>
    </style:style>
    <style:style style:name="T492" style:family="text">
      <style:text-properties fo:font-weight="normal" officeooo:rsid="00ff4684" style:font-weight-asian="normal" style:font-weight-complex="normal"/>
    </style:style>
    <style:style style:name="T493" style:family="text">
      <style:text-properties fo:font-weight="normal" officeooo:rsid="00ffdd41" style:font-weight-asian="normal" style:font-weight-complex="normal"/>
    </style:style>
    <style:style style:name="T494" style:family="text">
      <style:text-properties fo:font-weight="normal" officeooo:rsid="0131c3fc" style:font-weight-asian="normal" style:font-weight-complex="normal"/>
    </style:style>
    <style:style style:name="T495" style:family="text">
      <style:text-properties fo:font-weight="normal" officeooo:rsid="013ec429" style:font-weight-asian="normal" style:font-weight-complex="normal"/>
    </style:style>
    <style:style style:name="T496" style:family="text">
      <style:text-properties fo:font-weight="normal" officeooo:rsid="014dec33" style:font-weight-asian="normal" style:font-weight-complex="normal"/>
    </style:style>
    <style:style style:name="T497" style:family="text">
      <style:text-properties fo:font-weight="normal" officeooo:rsid="0168b3ba" style:font-weight-asian="normal" style:font-weight-complex="normal"/>
    </style:style>
    <style:style style:name="T498" style:family="text">
      <style:text-properties fo:font-weight="normal" officeooo:rsid="01814b44" style:font-weight-asian="normal" style:font-weight-complex="normal"/>
    </style:style>
    <style:style style:name="T499" style:family="text">
      <style:text-properties fo:font-weight="normal" officeooo:rsid="01885557" style:font-weight-asian="normal" style:font-weight-complex="normal"/>
    </style:style>
    <style:style style:name="T500" style:family="text">
      <style:text-properties fo:font-weight="normal" officeooo:rsid="01897a44" style:font-weight-asian="normal" style:font-weight-complex="normal"/>
    </style:style>
    <style:style style:name="T501" style:family="text">
      <style:text-properties fo:font-weight="normal" officeooo:rsid="0199308d" style:font-weight-asian="normal" style:font-weight-complex="normal"/>
    </style:style>
    <style:style style:name="T502" style:family="text">
      <style:text-properties fo:font-weight="normal" officeooo:rsid="005be627" style:font-weight-asian="normal" style:font-weight-complex="normal"/>
    </style:style>
    <style:style style:name="T503" style:family="text">
      <style:text-properties fo:font-weight="normal" officeooo:rsid="00363d2c" style:font-weight-asian="normal" style:font-weight-complex="normal"/>
    </style:style>
    <style:style style:name="T504" style:family="text">
      <style:text-properties style:font-name="Liberation Serif"/>
    </style:style>
    <style:style style:name="T505" style:family="text">
      <style:text-properties style:font-name="Liberation Serif" fo:font-style="normal" fo:font-weight="normal" style:font-style-asian="normal" style:font-weight-asian="normal" style:font-style-complex="normal" style:font-weight-complex="normal"/>
    </style:style>
    <style:style style:name="T506" style:family="text">
      <style:text-properties style:font-name="Liberation Serif" fo:font-style="normal" fo:font-weight="normal" officeooo:rsid="002acde6" style:font-style-asian="normal" style:font-weight-asian="normal" style:font-style-complex="normal" style:font-weight-complex="normal"/>
    </style:style>
    <style:style style:name="T507" style:family="text">
      <style:text-properties style:font-name="Liberation Serif" fo:font-style="normal" fo:font-weight="normal" officeooo:rsid="0045f9a0" style:font-style-asian="normal" style:font-weight-asian="normal" style:font-style-complex="normal" style:font-weight-complex="normal"/>
    </style:style>
    <style:style style:name="T508" style:family="text">
      <style:text-properties style:font-name="Liberation Serif" fo:font-style="normal" fo:font-weight="normal" officeooo:rsid="004689bb" style:font-style-asian="normal" style:font-weight-asian="normal" style:font-style-complex="normal" style:font-weight-complex="normal"/>
    </style:style>
    <style:style style:name="T509" style:family="text">
      <style:text-properties style:font-name="Liberation Serif" fo:font-style="normal" fo:font-weight="normal" officeooo:rsid="005ae1d5" style:font-style-asian="normal" style:font-weight-asian="normal" style:font-style-complex="normal" style:font-weight-complex="normal"/>
    </style:style>
    <style:style style:name="T510" style:family="text">
      <style:text-properties style:font-name="Liberation Serif" fo:font-style="normal" fo:font-weight="normal" officeooo:rsid="006cb23b" style:font-style-asian="normal" style:font-weight-asian="normal" style:font-style-complex="normal" style:font-weight-complex="normal"/>
    </style:style>
    <style:style style:name="T511" style:family="text">
      <style:text-properties style:font-name="Liberation Serif" fo:font-style="normal" fo:font-weight="normal" officeooo:rsid="006d4001" style:font-style-asian="normal" style:font-weight-asian="normal" style:font-style-complex="normal" style:font-weight-complex="normal"/>
    </style:style>
    <style:style style:name="T512" style:family="text">
      <style:text-properties style:font-name="Liberation Serif" fo:font-style="normal" fo:font-weight="normal" officeooo:rsid="007d3504" style:font-style-asian="normal" style:font-weight-asian="normal" style:font-style-complex="normal" style:font-weight-complex="normal"/>
    </style:style>
    <style:style style:name="T513" style:family="text">
      <style:text-properties style:font-name="Liberation Serif" fo:font-style="normal" fo:font-weight="normal" officeooo:rsid="007eac24" style:font-style-asian="normal" style:font-weight-asian="normal" style:font-style-complex="normal" style:font-weight-complex="normal"/>
    </style:style>
    <style:style style:name="T514" style:family="text">
      <style:text-properties style:font-name="Liberation Serif" fo:font-style="normal" fo:font-weight="normal" officeooo:rsid="00800dd1" style:font-style-asian="normal" style:font-weight-asian="normal" style:font-style-complex="normal" style:font-weight-complex="normal"/>
    </style:style>
    <style:style style:name="T515" style:family="text">
      <style:text-properties style:font-name="Liberation Serif" fo:font-style="normal" fo:font-weight="normal" officeooo:rsid="008bd0b2" style:font-style-asian="normal" style:font-weight-asian="normal" style:font-style-complex="normal" style:font-weight-complex="normal"/>
    </style:style>
    <style:style style:name="T516" style:family="text">
      <style:text-properties style:font-name="Liberation Serif" fo:font-style="normal" fo:font-weight="normal" officeooo:rsid="00a8ba49" style:font-style-asian="normal" style:font-weight-asian="normal" style:font-style-complex="normal" style:font-weight-complex="normal"/>
    </style:style>
    <style:style style:name="T517" style:family="text">
      <style:text-properties style:font-name="Liberation Serif" fo:font-style="normal" fo:font-weight="normal" officeooo:rsid="00b7a62e" style:font-style-asian="normal" style:font-weight-asian="normal" style:font-style-complex="normal" style:font-weight-complex="normal"/>
    </style:style>
    <style:style style:name="T518" style:family="text">
      <style:text-properties style:font-name="Liberation Serif" fo:font-style="normal" fo:font-weight="normal" officeooo:rsid="008b0d58" style:font-style-asian="normal" style:font-weight-asian="normal" style:font-style-complex="normal" style:font-weight-complex="normal"/>
    </style:style>
    <style:style style:name="T519" style:family="text">
      <style:text-properties style:font-name="Liberation Serif" fo:font-style="normal" fo:font-weight="normal" officeooo:rsid="00da3083" style:font-style-asian="normal" style:font-weight-asian="normal" style:font-style-complex="normal" style:font-weight-complex="normal"/>
    </style:style>
    <style:style style:name="T520" style:family="text">
      <style:text-properties style:font-name="Liberation Serif" fo:font-style="normal" fo:font-weight="normal" officeooo:rsid="01407957" style:font-style-asian="normal" style:font-weight-asian="normal" style:font-style-complex="normal" style:font-weight-complex="normal"/>
    </style:style>
    <style:style style:name="T521" style:family="text">
      <style:text-properties style:font-name="Liberation Serif" fo:font-style="normal" fo:font-weight="normal" officeooo:rsid="018b9d69" style:font-style-asian="normal" style:font-weight-asian="normal" style:font-style-complex="normal" style:font-weight-complex="normal"/>
    </style:style>
    <style:style style:name="T522" style:family="text">
      <style:text-properties style:font-name="Liberation Serif" fo:font-style="normal" fo:font-weight="normal" officeooo:rsid="019b3720" style:font-style-asian="normal" style:font-weight-asian="normal" style:font-style-complex="normal" style:font-weight-complex="normal"/>
    </style:style>
    <style:style style:name="T523" style:family="text">
      <style:text-properties style:font-name="Liberation Serif" fo:font-style="normal" fo:font-weight="normal" officeooo:rsid="01a27576" style:font-style-asian="normal" style:font-weight-asian="normal" style:font-style-complex="normal" style:font-weight-complex="normal"/>
    </style:style>
    <style:style style:name="T524" style:family="text">
      <style:text-properties style:font-name="Liberation Serif" fo:font-style="normal" fo:font-weight="normal" officeooo:rsid="01a389d8" style:font-style-asian="normal" style:font-weight-asian="normal" style:font-style-complex="normal" style:font-weight-complex="normal"/>
    </style:style>
    <style:style style:name="T525" style:family="text">
      <style:text-properties style:font-name="Liberation Serif" fo:font-style="normal" fo:font-weight="bold" style:font-style-asian="normal" style:font-weight-asian="bold" style:font-style-complex="normal" style:font-weight-complex="bold"/>
    </style:style>
    <style:style style:name="T526" style:family="text">
      <style:text-properties style:font-name="Liberation Serif" fo:font-style="normal" fo:font-weight="bold" officeooo:rsid="004f44b7" style:font-style-asian="normal" style:font-weight-asian="bold" style:font-style-complex="normal" style:font-weight-complex="bold"/>
    </style:style>
    <style:style style:name="T527" style:family="text">
      <style:text-properties style:font-name="Liberation Serif" fo:font-style="normal" fo:font-weight="bold" officeooo:rsid="007d3504" style:font-style-asian="normal" style:font-weight-asian="bold" style:font-style-complex="normal" style:font-weight-complex="bold"/>
    </style:style>
    <style:style style:name="T528" style:family="text">
      <style:text-properties style:font-name="Liberation Serif" fo:font-style="normal" fo:font-weight="bold" officeooo:rsid="007eac24" style:font-style-asian="normal" style:font-weight-asian="bold" style:font-style-complex="normal" style:font-weight-complex="bold"/>
    </style:style>
    <style:style style:name="T529" style:family="text">
      <style:text-properties style:font-name="Liberation Serif" fo:font-style="normal" fo:font-weight="bold" officeooo:rsid="00800dd1" style:font-style-asian="normal" style:font-weight-asian="bold" style:font-style-complex="normal" style:font-weight-complex="bold"/>
    </style:style>
    <style:style style:name="T530" style:family="text">
      <style:text-properties style:font-name="Liberation Serif" fo:font-style="normal" fo:font-weight="bold" officeooo:rsid="008b0d58" style:font-style-asian="normal" style:font-weight-asian="bold" style:font-style-complex="normal" style:font-weight-complex="bold"/>
    </style:style>
    <style:style style:name="T531" style:family="text">
      <style:text-properties style:font-name="Liberation Serif" fo:font-style="normal" fo:font-weight="bold" officeooo:rsid="00da3083" style:font-style-asian="normal" style:font-weight-asian="bold" style:font-style-complex="normal" style:font-weight-complex="bold"/>
    </style:style>
    <style:style style:name="T532" style:family="text">
      <style:text-properties style:font-name="Liberation Serif" fo:font-style="normal" fo:font-weight="bold" officeooo:rsid="017aa764" style:font-style-asian="normal" style:font-weight-asian="bold" style:font-style-complex="normal" style:font-weight-complex="bold"/>
    </style:style>
    <style:style style:name="T533" style:family="text">
      <style:text-properties style:font-name="Liberation Serif" fo:font-style="normal" fo:font-weight="bold" officeooo:rsid="018b9d69" style:font-style-asian="normal" style:font-weight-asian="bold" style:font-style-complex="normal" style:font-weight-complex="bold"/>
    </style:style>
    <style:style style:name="T534" style:family="text">
      <style:text-properties style:font-name="Liberation Serif" fo:font-style="normal" fo:font-weight="bold" officeooo:rsid="019b3720" style:font-style-asian="normal" style:font-weight-asian="bold" style:font-style-complex="normal" style:font-weight-complex="bold"/>
    </style:style>
    <style:style style:name="T535" style:family="text">
      <style:text-properties style:font-name="Liberation Serif" fo:font-style="normal" style:font-style-asian="normal" style:font-style-complex="normal"/>
    </style:style>
    <style:style style:name="T536" style:family="text">
      <style:text-properties style:font-name="Liberation Serif" fo:font-style="normal" officeooo:rsid="004f44b7" style:font-style-asian="normal" style:font-style-complex="normal"/>
    </style:style>
    <style:style style:name="T537" style:family="text">
      <style:text-properties style:font-name="Liberation Serif" fo:font-style="normal" officeooo:rsid="0057cab2" style:font-style-asian="normal" style:font-style-complex="normal"/>
    </style:style>
    <style:style style:name="T538" style:family="text">
      <style:text-properties style:font-name="Liberation Serif" fo:font-style="normal" officeooo:rsid="00800dd1" style:font-style-asian="normal" style:font-style-complex="normal"/>
    </style:style>
    <style:style style:name="T539" style:family="text">
      <style:text-properties style:font-name="Liberation Serif" fo:font-style="normal" officeooo:rsid="0107266d" style:font-style-asian="normal" style:font-style-complex="normal"/>
    </style:style>
    <style:style style:name="T540" style:family="text">
      <style:text-properties style:font-name="Liberation Serif" fo:font-style="normal" style:text-underline-style="none" style:font-style-asian="normal" style:font-style-complex="normal"/>
    </style:style>
    <style:style style:name="T541" style:family="text">
      <style:text-properties style:font-name="Liberation Serif" fo:font-style="normal" style:text-underline-style="none" officeooo:rsid="00a6d2f6" style:font-style-asian="normal" style:font-style-complex="normal"/>
    </style:style>
    <style:style style:name="T542" style:family="text">
      <style:text-properties style:font-name="Liberation Serif" fo:font-style="normal" style:text-underline-style="none" officeooo:rsid="01407957" style:font-style-asian="normal" style:font-style-complex="normal"/>
    </style:style>
    <style:style style:name="T543" style:family="text">
      <style:text-properties style:font-name="Liberation Serif" fo:font-style="normal" style:text-underline-style="none" fo:font-weight="normal" style:font-style-asian="normal" style:font-weight-asian="normal" style:font-style-complex="normal" style:font-weight-complex="normal"/>
    </style:style>
    <style:style style:name="T544" style:family="text">
      <style:text-properties style:font-name="Liberation Serif" fo:font-style="normal" style:text-underline-style="none" fo:font-weight="normal" officeooo:rsid="01407957" style:font-style-asian="normal" style:font-weight-asian="normal" style:font-style-complex="normal" style:font-weight-complex="normal"/>
    </style:style>
    <style:style style:name="T545"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546" style:family="text">
      <style:text-properties style:font-name="Liberation Serif" fo:font-style="normal" style:text-underline-style="solid" style:text-underline-width="auto" style:text-underline-color="font-color" fo:font-weight="normal" officeooo:rsid="018b9d69" style:font-style-asian="normal" style:font-weight-asian="normal" style:font-style-complex="normal" style:font-weight-complex="normal"/>
    </style:style>
    <style:style style:name="T547" style:family="text">
      <style:text-properties style:font-name="Liberation Serif" style:text-underline-style="none" fo:font-weight="normal" style:font-weight-asian="normal" style:font-weight-complex="normal"/>
    </style:style>
    <style:style style:name="T548" style:family="text">
      <style:text-properties style:font-name="Liberation Serif" style:text-underline-style="none" fo:font-weight="normal" officeooo:rsid="01407957" style:font-weight-asian="normal" style:font-weight-complex="normal"/>
    </style:style>
    <style:style style:name="T549" style:family="text">
      <style:text-properties style:font-name="Liberation Serif" fo:font-style="italic" fo:font-weight="normal" style:font-style-asian="italic" style:font-weight-asian="normal" style:font-style-complex="italic" style:font-weight-complex="normal"/>
    </style:style>
    <style:style style:name="T550" style:family="text">
      <style:text-properties style:font-name="Liberation Serif" fo:font-style="italic" fo:font-weight="normal" officeooo:rsid="002acde6" style:font-style-asian="italic" style:font-weight-asian="normal" style:font-style-complex="italic" style:font-weight-complex="normal"/>
    </style:style>
    <style:style style:name="T551" style:family="text">
      <style:text-properties style:font-name="Liberation Serif" fo:font-style="italic" fo:font-weight="normal" officeooo:rsid="0045f9a0" style:font-style-asian="italic" style:font-weight-asian="normal" style:font-style-complex="italic" style:font-weight-complex="normal"/>
    </style:style>
    <style:style style:name="T552" style:family="text">
      <style:text-properties style:font-name="Liberation Serif" fo:font-style="italic" fo:font-weight="normal" officeooo:rsid="004fb2a5" style:font-style-asian="italic" style:font-weight-asian="normal" style:font-style-complex="italic" style:font-weight-complex="normal"/>
    </style:style>
    <style:style style:name="T553" style:family="text">
      <style:text-properties style:font-name="Liberation Serif" fo:font-style="italic" fo:font-weight="normal" officeooo:rsid="005775cb" style:font-style-asian="italic" style:font-weight-asian="normal" style:font-style-complex="italic" style:font-weight-complex="normal"/>
    </style:style>
    <style:style style:name="T554" style:family="text">
      <style:text-properties style:font-name="Liberation Serif" fo:font-style="italic" fo:font-weight="normal" officeooo:rsid="00800dd1" style:font-style-asian="italic" style:font-weight-asian="normal" style:font-style-complex="italic" style:font-weight-complex="normal"/>
    </style:style>
    <style:style style:name="T555" style:family="text">
      <style:text-properties style:font-name="Liberation Serif" fo:font-style="italic" fo:font-weight="normal" officeooo:rsid="008bd0b2" style:font-style-asian="italic" style:font-weight-asian="normal" style:font-style-complex="italic" style:font-weight-complex="normal"/>
    </style:style>
    <style:style style:name="T556" style:family="text">
      <style:text-properties style:font-name="Liberation Serif" fo:font-style="italic" fo:font-weight="normal" officeooo:rsid="017aa764" style:font-style-asian="italic" style:font-weight-asian="normal" style:font-style-complex="italic" style:font-weight-complex="normal"/>
    </style:style>
    <style:style style:name="T557" style:family="text">
      <style:text-properties style:font-name="Liberation Serif" fo:font-style="italic" officeooo:rsid="004f44b7" style:font-style-asian="italic" style:font-style-complex="italic"/>
    </style:style>
    <style:style style:name="T558" style:family="text">
      <style:text-properties style:font-name="Liberation Serif" fo:font-style="italic" officeooo:rsid="019f698a" style:font-style-asian="italic" style:font-style-complex="italic"/>
    </style:style>
    <style:style style:name="T559"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560"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561"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562"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563" style:family="text">
      <style:text-properties style:font-name="Liberation Serif" fo:font-size="12pt" fo:font-style="normal" fo:font-weight="normal" officeooo:rsid="012ded06" style:font-size-asian="12pt" style:font-style-asian="normal" style:font-weight-asian="normal" style:font-size-complex="12pt" style:font-style-complex="normal" style:font-weight-complex="normal"/>
    </style:style>
    <style:style style:name="T564" style:family="text">
      <style:text-properties style:font-name="Liberation Serif" fo:font-size="12pt" fo:font-style="normal" fo:font-weight="normal" officeooo:rsid="012fa4b9" style:font-size-asian="12pt" style:font-style-asian="normal" style:font-weight-asian="normal" style:font-size-complex="12pt" style:font-style-complex="normal" style:font-weight-complex="normal"/>
    </style:style>
    <style:style style:name="T565"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566"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567" style:family="text">
      <style:text-properties style:font-name="Liberation Serif" fo:font-size="12pt" fo:font-style="normal" fo:font-weight="bold" officeooo:rsid="012ded06" style:font-size-asian="12pt" style:font-style-asian="normal" style:font-weight-asian="bold" style:font-size-complex="12pt" style:font-style-complex="normal" style:font-weight-complex="bold"/>
    </style:style>
    <style:style style:name="T568"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569"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570"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571" style:family="text">
      <style:text-properties style:font-name="Liberation Serif" fo:font-size="12pt" fo:font-style="normal" officeooo:rsid="0032f984" style:font-size-asian="12pt" style:font-style-asian="normal" style:font-size-complex="12pt" style:font-style-complex="normal"/>
    </style:style>
    <style:style style:name="T572" style:family="text">
      <style:text-properties style:font-name="Liberation Serif" fo:font-size="12pt" fo:font-style="normal" officeooo:rsid="00ae3031" style:font-size-asian="12pt" style:font-style-asian="normal" style:font-size-complex="12pt" style:font-style-complex="normal"/>
    </style:style>
    <style:style style:name="T573" style:family="text">
      <style:text-properties style:font-name="Liberation Serif" fo:font-size="12pt" style:font-size-asian="12pt" style:font-size-complex="12pt"/>
    </style:style>
    <style:style style:name="T574" style:family="text">
      <style:text-properties style:font-name="Liberation Serif" fo:font-size="12pt" officeooo:rsid="0057cab2" style:font-size-asian="12pt" style:font-size-complex="12pt"/>
    </style:style>
    <style:style style:name="T575" style:family="text">
      <style:text-properties style:font-name="Liberation Serif" fo:font-size="12pt" officeooo:rsid="004f44b7" style:font-size-asian="12pt" style:font-size-complex="12pt"/>
    </style:style>
    <style:style style:name="T576" style:family="text">
      <style:text-properties style:font-name="Liberation Serif" fo:font-size="12pt" officeooo:rsid="014b20fd" style:font-size-asian="12pt" style:font-size-complex="12pt"/>
    </style:style>
    <style:style style:name="T577" style:family="text">
      <style:text-properties style:font-name="Liberation Serif" fo:font-size="12pt" officeooo:rsid="014b6e63" style:font-size-asian="12pt" style:font-size-complex="12pt"/>
    </style:style>
    <style:style style:name="T578" style:family="text">
      <style:text-properties style:font-name="Liberation Serif" fo:font-size="12pt" officeooo:rsid="014badeb" style:font-size-asian="12pt" style:font-size-complex="12pt"/>
    </style:style>
    <style:style style:name="T579" style:family="text">
      <style:text-properties style:font-name="Liberation Serif" fo:font-size="12pt" officeooo:rsid="014bf31e" style:font-size-asian="12pt" style:font-size-complex="12pt"/>
    </style:style>
    <style:style style:name="T580" style:family="text">
      <style:text-properties style:font-name="Liberation Serif" fo:font-size="12pt" officeooo:rsid="014cf5d2" style:font-size-asian="12pt" style:font-size-complex="12pt"/>
    </style:style>
    <style:style style:name="T581" style:family="text">
      <style:text-properties style:font-name="Liberation Serif" fo:font-size="12pt" officeooo:rsid="014c54ba" style:font-size-asian="12pt" style:font-size-complex="12pt"/>
    </style:style>
    <style:style style:name="T582" style:family="text">
      <style:text-properties style:font-name="Liberation Serif" fo:font-size="12pt" officeooo:rsid="014f64f3" style:font-size-asian="12pt" style:font-size-complex="12pt"/>
    </style:style>
    <style:style style:name="T583" style:family="text">
      <style:text-properties style:font-name="Liberation Serif" fo:font-size="12pt" officeooo:rsid="015e1b76" style:font-size-asian="12pt" style:font-size-complex="12pt"/>
    </style:style>
    <style:style style:name="T584" style:family="text">
      <style:text-properties style:font-name="Liberation Serif" fo:font-size="12pt" officeooo:rsid="0161641f" style:font-size-asian="12pt" style:font-size-complex="12pt"/>
    </style:style>
    <style:style style:name="T585" style:family="text">
      <style:text-properties style:font-name="Liberation Serif" fo:font-size="12pt" fo:font-weight="bold" style:font-size-asian="12pt" style:font-weight-asian="bold" style:font-size-complex="12pt" style:font-weight-complex="bold"/>
    </style:style>
    <style:style style:name="T586" style:family="text">
      <style:text-properties style:font-name="Liberation Serif" fo:font-size="12pt" fo:font-weight="bold" officeooo:rsid="00dc7a1e" style:font-size-asian="12pt" style:font-weight-asian="bold" style:font-size-complex="12pt" style:font-weight-complex="bold"/>
    </style:style>
    <style:style style:name="T587" style:family="text">
      <style:text-properties style:font-name="Liberation Serif" fo:font-size="12pt" fo:font-weight="bold" officeooo:rsid="014bf31e" style:font-size-asian="12pt" style:font-weight-asian="bold" style:font-size-complex="12pt" style:font-weight-complex="bold"/>
    </style:style>
    <style:style style:name="T588" style:family="text">
      <style:text-properties style:font-name="Liberation Serif" fo:font-size="12pt" fo:font-weight="bold" officeooo:rsid="00df2d15" style:font-size-asian="10.5pt" style:font-weight-asian="bold" style:font-size-complex="12pt" style:font-weight-complex="bold"/>
    </style:style>
    <style:style style:name="T589" style:family="text">
      <style:text-properties style:font-name="Liberation Serif" fo:font-size="12pt" fo:font-weight="bold" officeooo:rsid="00e728e5" style:font-size-asian="10.5pt" style:font-weight-asian="bold" style:font-size-complex="12pt" style:font-weight-complex="bold"/>
    </style:style>
    <style:style style:name="T590" style:family="text">
      <style:text-properties style:font-name="Liberation Serif" fo:font-size="12pt" fo:font-weight="normal" officeooo:rsid="0032f984" style:font-size-asian="12pt" style:font-weight-asian="normal" style:font-size-complex="12pt" style:font-weight-complex="normal"/>
    </style:style>
    <style:style style:name="T591" style:family="text">
      <style:text-properties style:font-name="Liberation Serif" fo:font-size="12pt" fo:font-weight="normal" officeooo:rsid="00de334d" style:font-size-asian="12pt" style:font-weight-asian="normal" style:font-size-complex="12pt" style:font-weight-complex="normal"/>
    </style:style>
    <style:style style:name="T592" style:family="text">
      <style:text-properties style:font-name="Liberation Serif" fo:font-size="12pt" fo:font-weight="normal" officeooo:rsid="00dc7a1e" style:font-size-asian="12pt" style:font-weight-asian="normal" style:font-size-complex="12pt" style:font-weight-complex="normal"/>
    </style:style>
    <style:style style:name="T593" style:family="text">
      <style:text-properties style:font-name="Liberation Serif" fo:font-size="12pt" fo:font-weight="normal" officeooo:rsid="00df2d15" style:font-size-asian="12pt" style:font-weight-asian="normal" style:font-size-complex="12pt" style:font-weight-complex="normal"/>
    </style:style>
    <style:style style:name="T594" style:family="text">
      <style:text-properties style:font-name="Liberation Serif" fo:font-size="12pt" fo:font-weight="normal" officeooo:rsid="00df2d15" style:font-size-asian="10.5pt" style:font-weight-asian="normal" style:font-size-complex="12pt" style:font-weight-complex="normal"/>
    </style:style>
    <style:style style:name="T595" style:family="text">
      <style:text-properties style:font-name="Liberation Serif" fo:font-size="12pt" fo:font-weight="normal" officeooo:rsid="00e2f20f" style:font-size-asian="10.5pt" style:font-weight-asian="normal" style:font-size-complex="12pt" style:font-weight-complex="normal"/>
    </style:style>
    <style:style style:name="T596" style:family="text">
      <style:text-properties style:font-name="Liberation Serif" fo:font-size="12pt" fo:font-weight="normal" officeooo:rsid="00e728e5" style:font-size-asian="10.5pt" style:font-weight-asian="normal" style:font-size-complex="12pt" style:font-weight-complex="normal"/>
    </style:style>
    <style:style style:name="T597" style:family="text">
      <style:text-properties style:font-name="Liberation Serif" fo:font-size="12pt" fo:font-weight="normal" officeooo:rsid="00dc7a1e" style:font-size-asian="10.5pt" style:font-weight-asian="normal" style:font-size-complex="12pt" style:font-weight-complex="normal"/>
    </style:style>
    <style:style style:name="T598" style:family="text">
      <style:text-properties style:font-name="Liberation Serif" fo:font-size="12pt" fo:font-weight="normal" officeooo:rsid="00ee2103" style:font-size-asian="10.5pt" style:font-weight-asian="normal" style:font-size-complex="12pt" style:font-weight-complex="normal"/>
    </style:style>
    <style:style style:name="T599" style:family="text">
      <style:text-properties style:font-name="Liberation Serif" fo:font-size="12pt" fo:font-weight="normal" officeooo:rsid="01948830" style:font-size-asian="10.5pt" style:font-weight-asian="normal" style:font-size-complex="12pt" style:font-weight-complex="normal"/>
    </style:style>
    <style:style style:name="T600" style:family="text">
      <style:text-properties style:font-name="Liberation Serif" fo:font-size="12pt" fo:font-weight="normal" fo:background-color="transparent" loext:char-shading-value="0" style:font-size-asian="10.5pt" style:font-weight-asian="normal" style:font-size-complex="12pt" style:font-weight-complex="normal"/>
    </style:style>
    <style:style style:name="T601"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602" style:family="text">
      <style:text-properties style:font-name="Liberation Serif" fo:font-size="12pt" style:text-underline-style="none" fo:font-weight="normal" style:font-size-asian="10.5pt" style:font-weight-asian="normal" style:font-size-complex="12pt" style:font-weight-complex="normal"/>
    </style:style>
    <style:style style:name="T603"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604"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605" style:family="text">
      <style:text-properties style:font-name="Liberation Serif" fo:font-size="12pt" fo:font-style="italic" fo:font-weight="normal" officeooo:rsid="012ded06" style:font-size-asian="12pt" style:font-style-asian="italic" style:font-weight-asian="normal" style:font-size-complex="12pt" style:font-style-complex="italic" style:font-weight-complex="normal"/>
    </style:style>
    <style:style style:name="T606" style:family="text">
      <style:text-properties style:font-name="Liberation Serif" fo:font-size="12pt" style:text-underline-style="solid" style:text-underline-width="auto" style:text-underline-color="font-color" style:font-size-asian="12pt" style:font-size-complex="12pt"/>
    </style:style>
    <style:style style:name="T607" style:family="text">
      <style:text-properties style:font-name="Liberation Serif" fo:font-size="12pt" style:text-underline-style="solid" style:text-underline-width="auto" style:text-underline-color="font-color" officeooo:rsid="004f44b7" style:font-size-asian="12pt" style:font-size-complex="12pt"/>
    </style:style>
    <style:style style:name="T608" style:family="text">
      <style:text-properties style:font-name="Liberation Serif" fo:font-size="12pt" style:text-underline-style="solid" style:text-underline-width="auto" style:text-underline-color="font-color" fo:font-weight="normal" officeooo:rsid="00de334d" style:font-size-asian="12pt" style:font-weight-asian="normal" style:font-size-complex="12pt" style:font-weight-complex="normal"/>
    </style:style>
    <style:style style:name="T609" style:family="text">
      <style:text-properties style:font-name="Liberation Serif" fo:font-size="12pt" style:text-underline-style="solid" style:text-underline-width="auto" style:text-underline-color="font-color" fo:font-weight="normal" officeooo:rsid="00de9b77" style:font-size-asian="12pt" style:font-weight-asian="normal" style:font-size-complex="12pt" style:font-weight-complex="normal"/>
    </style:style>
    <style:style style:name="T610" style:family="text">
      <style:text-properties style:font-name="Liberation Serif" fo:font-size="12pt" style:text-underline-style="solid" style:text-underline-width="auto" style:text-underline-color="font-color" fo:font-weight="normal" officeooo:rsid="00df2d15" style:font-size-asian="12pt" style:font-weight-asian="normal" style:font-size-complex="12pt" style:font-weight-complex="normal"/>
    </style:style>
    <style:style style:name="T611" style:family="text">
      <style:text-properties style:font-name="Liberation Serif" officeooo:rsid="0045f9a0"/>
    </style:style>
    <style:style style:name="T612" style:family="text">
      <style:text-properties style:font-name="Liberation Serif" fo:font-weight="normal" style:font-weight-asian="normal" style:font-weight-complex="normal"/>
    </style:style>
    <style:style style:name="T613" style:family="text">
      <style:text-properties style:font-name="Liberation Serif" fo:font-weight="normal" officeooo:rsid="0045f9a0" style:font-weight-asian="normal" style:font-weight-complex="normal"/>
    </style:style>
    <style:style style:name="T614" style:family="text">
      <style:text-properties style:font-name="Liberation Serif" fo:font-weight="normal" officeooo:rsid="00496f60" style:font-weight-asian="normal" style:font-weight-complex="normal"/>
    </style:style>
    <style:style style:name="T615" style:family="text">
      <style:text-properties style:font-name="Liberation Serif" fo:font-weight="normal" officeooo:rsid="0046f97d" style:font-weight-asian="normal" style:font-weight-complex="normal"/>
    </style:style>
    <style:style style:name="T616" style:family="text">
      <style:text-properties style:font-name="Liberation Serif" fo:font-weight="normal" officeooo:rsid="004c1657" style:font-weight-asian="normal" style:font-weight-complex="normal"/>
    </style:style>
    <style:style style:name="T617" style:family="text">
      <style:text-properties style:font-name="Liberation Serif" fo:font-weight="normal" officeooo:rsid="004c76ec" style:font-weight-asian="normal" style:font-weight-complex="normal"/>
    </style:style>
    <style:style style:name="T618" style:family="text">
      <style:text-properties style:font-name="Liberation Serif" fo:font-weight="normal" officeooo:rsid="0052122a" style:font-weight-asian="normal" style:font-weight-complex="normal"/>
    </style:style>
    <style:style style:name="T619" style:family="text">
      <style:text-properties style:font-name="Liberation Serif" fo:font-weight="normal" officeooo:rsid="005775cb" style:font-weight-asian="normal" style:font-weight-complex="normal"/>
    </style:style>
    <style:style style:name="T620" style:family="text">
      <style:text-properties style:font-name="Liberation Serif" fo:font-weight="normal" officeooo:rsid="005ae1d5" style:font-weight-asian="normal" style:font-weight-complex="normal"/>
    </style:style>
    <style:style style:name="T621" style:family="text">
      <style:text-properties style:font-name="Liberation Serif" fo:font-weight="normal" officeooo:rsid="005cf296" style:font-weight-asian="normal" style:font-weight-complex="normal"/>
    </style:style>
    <style:style style:name="T622" style:family="text">
      <style:text-properties style:font-name="Liberation Serif" fo:font-weight="normal" officeooo:rsid="005e8c9c" style:font-weight-asian="normal" style:font-weight-complex="normal"/>
    </style:style>
    <style:style style:name="T623" style:family="text">
      <style:text-properties style:font-name="Liberation Serif" fo:font-weight="normal" officeooo:rsid="007235b0" style:font-weight-asian="normal" style:font-weight-complex="normal"/>
    </style:style>
    <style:style style:name="T624" style:family="text">
      <style:text-properties style:font-name="Liberation Serif" fo:font-weight="normal" officeooo:rsid="007964f9" style:font-weight-asian="normal" style:font-weight-complex="normal"/>
    </style:style>
    <style:style style:name="T625" style:family="text">
      <style:text-properties style:font-name="Liberation Serif" fo:font-weight="normal" officeooo:rsid="00842328" style:font-weight-asian="normal" style:font-weight-complex="normal"/>
    </style:style>
    <style:style style:name="T626" style:family="text">
      <style:text-properties style:font-name="Liberation Serif" fo:font-weight="normal" officeooo:rsid="00b823a4" style:font-weight-asian="normal" style:font-weight-complex="normal"/>
    </style:style>
    <style:style style:name="T627" style:family="text">
      <style:text-properties style:font-name="Liberation Serif" fo:font-weight="normal" officeooo:rsid="00c0dd32" style:font-weight-asian="normal" style:font-weight-complex="normal"/>
    </style:style>
    <style:style style:name="T628" style:family="text">
      <style:text-properties style:font-name="Liberation Serif" fo:font-weight="normal" officeooo:rsid="00da3083" style:font-weight-asian="normal" style:font-weight-complex="normal"/>
    </style:style>
    <style:style style:name="T629" style:family="text">
      <style:text-properties style:font-name="Liberation Serif" fo:font-weight="normal" officeooo:rsid="00e728e5" style:font-weight-asian="normal" style:font-weight-complex="normal"/>
    </style:style>
    <style:style style:name="T630" style:family="text">
      <style:text-properties style:font-name="Liberation Serif" fo:font-weight="normal" officeooo:rsid="008974d3" style:font-weight-asian="normal" style:font-weight-complex="normal"/>
    </style:style>
    <style:style style:name="T631" style:family="text">
      <style:text-properties style:font-name="Liberation Serif" fo:font-weight="normal" officeooo:rsid="01098e90" style:font-weight-asian="normal" style:font-weight-complex="normal"/>
    </style:style>
    <style:style style:name="T632" style:family="text">
      <style:text-properties style:font-name="Liberation Serif" fo:font-weight="normal" officeooo:rsid="008b0d58" style:font-weight-asian="normal" style:font-weight-complex="normal"/>
    </style:style>
    <style:style style:name="T633" style:family="text">
      <style:text-properties style:font-name="Liberation Serif" fo:font-weight="normal" officeooo:rsid="010ee828" style:font-weight-asian="normal" style:font-weight-complex="normal"/>
    </style:style>
    <style:style style:name="T634" style:family="text">
      <style:text-properties style:font-name="Liberation Serif" fo:font-weight="normal" officeooo:rsid="018b9d69" style:font-weight-asian="normal" style:font-weight-complex="normal"/>
    </style:style>
    <style:style style:name="T635" style:family="text">
      <style:text-properties style:font-name="Liberation Serif" fo:font-weight="bold" officeooo:rsid="0040728c"/>
    </style:style>
    <style:style style:name="T636" style:family="text">
      <style:text-properties style:font-name="Liberation Serif" fo:font-weight="bold" style:font-weight-asian="bold" style:font-weight-complex="bold"/>
    </style:style>
    <style:style style:name="T637" style:family="text">
      <style:text-properties style:font-name="Liberation Serif" fo:font-weight="bold" officeooo:rsid="0045f9a0" style:font-weight-asian="bold" style:font-weight-complex="bold"/>
    </style:style>
    <style:style style:name="T638" style:family="text">
      <style:text-properties style:font-name="Liberation Serif" fo:font-weight="bold" officeooo:rsid="0040728c" style:font-weight-asian="bold" style:font-weight-complex="bold"/>
    </style:style>
    <style:style style:name="T639" style:family="text">
      <style:text-properties style:font-name="Liberation Serif" fo:font-weight="bold" officeooo:rsid="004c76ec" style:font-weight-asian="bold" style:font-weight-complex="bold"/>
    </style:style>
    <style:style style:name="T640" style:family="text">
      <style:text-properties style:font-name="Liberation Serif" fo:font-weight="bold" officeooo:rsid="005cf296" style:font-weight-asian="bold" style:font-weight-complex="bold"/>
    </style:style>
    <style:style style:name="T641" style:family="text">
      <style:text-properties style:font-name="Liberation Serif" fo:font-weight="bold" officeooo:rsid="00842328" style:font-weight-asian="bold" style:font-weight-complex="bold"/>
    </style:style>
    <style:style style:name="T642" style:family="text">
      <style:text-properties style:font-name="Liberation Serif" fo:font-weight="bold" officeooo:rsid="00be2054" style:font-weight-asian="bold" style:font-weight-complex="bold"/>
    </style:style>
    <style:style style:name="T643" style:family="text">
      <style:text-properties style:font-name="Liberation Serif" fo:font-weight="bold" officeooo:rsid="00c186d0" style:font-weight-asian="bold" style:font-weight-complex="bold"/>
    </style:style>
    <style:style style:name="T644" style:family="text">
      <style:text-properties style:font-name="Liberation Serif" fo:font-weight="bold" officeooo:rsid="00e728e5" style:font-weight-asian="bold" style:font-weight-complex="bold"/>
    </style:style>
    <style:style style:name="T645" style:family="text">
      <style:text-properties style:font-name="Liberation Serif" fo:font-weight="bold" officeooo:rsid="008974d3" style:font-weight-asian="bold" style:font-weight-complex="bold"/>
    </style:style>
    <style:style style:name="T646" style:family="text">
      <style:text-properties style:font-name="Liberation Serif" fo:font-weight="bold" officeooo:rsid="00ab369b" style:font-weight-asian="bold" style:font-weight-complex="bold"/>
    </style:style>
    <style:style style:name="T647" style:family="text">
      <style:text-properties style:font-name="Liberation Serif" fo:font-weight="bold" officeooo:rsid="004fb2a5" style:font-weight-asian="bold" style:font-weight-complex="bold"/>
    </style:style>
    <style:style style:name="T648" style:family="text">
      <style:text-properties style:font-name="Liberation Serif" fo:font-weight="bold" officeooo:rsid="0183386f" style:font-weight-asian="bold" style:font-weight-complex="bold"/>
    </style:style>
    <style:style style:name="T649" style:family="text">
      <style:text-properties style:font-name="Liberation Serif" officeooo:rsid="002c7742"/>
    </style:style>
    <style:style style:name="T650" style:family="text">
      <style:text-properties style:font-name="Liberation Serif" officeooo:rsid="004f44b7"/>
    </style:style>
    <style:style style:name="T651" style:family="text">
      <style:text-properties style:font-name="Liberation Serif" officeooo:rsid="00bc8db6"/>
    </style:style>
    <style:style style:name="T652" style:family="text">
      <style:text-properties style:font-name="Liberation Serif" officeooo:rsid="00bae79c"/>
    </style:style>
    <style:style style:name="T653" style:family="text">
      <style:text-properties style:font-name="Liberation Serif" officeooo:rsid="00be2054"/>
    </style:style>
    <style:style style:name="T654" style:family="text">
      <style:text-properties style:font-name="Liberation Serif" officeooo:rsid="00bfcebd"/>
    </style:style>
    <style:style style:name="T655" style:family="text">
      <style:text-properties style:font-name="Liberation Serif" officeooo:rsid="00c061bb"/>
    </style:style>
    <style:style style:name="T656" style:family="text">
      <style:text-properties style:font-name="Liberation Serif" officeooo:rsid="00c186d0"/>
    </style:style>
    <style:style style:name="T657" style:family="text">
      <style:text-properties style:font-name="Liberation Serif" style:text-underline-style="solid" style:text-underline-width="auto" style:text-underline-color="font-color" officeooo:rsid="00c186d0"/>
    </style:style>
    <style:style style:name="T658" style:family="text">
      <style:text-properties style:font-name="Liberation Serif" style:text-underline-style="solid" style:text-underline-width="auto" style:text-underline-color="font-color" fo:font-weight="normal" style:font-weight-asian="normal" style:font-weight-complex="normal"/>
    </style:style>
    <style:style style:name="T659" style:family="text">
      <style:text-properties style:font-name="Liberation Serif" style:text-underline-style="solid" style:text-underline-width="auto" style:text-underline-color="font-color" fo:font-weight="normal" officeooo:rsid="018b9d69" style:font-weight-asian="normal" style:font-weight-complex="normal"/>
    </style:style>
    <style:style style:name="T660" style:family="text">
      <style:text-properties style:font-name="Liberation Serif" officeooo:rsid="00c2b6c2"/>
    </style:style>
    <style:style style:name="T661" style:family="text">
      <style:text-properties style:font-name="Liberation Serif" officeooo:rsid="00dae627"/>
    </style:style>
    <style:style style:name="T662" style:family="text">
      <style:text-properties style:font-name="Liberation Serif" officeooo:rsid="011cca4b"/>
    </style:style>
    <style:style style:name="T663" style:family="text">
      <style:text-properties style:font-name="Liberation Serif" officeooo:rsid="01286fdf"/>
    </style:style>
    <style:style style:name="T664" style:family="text">
      <style:text-properties style:font-name="Liberation Serif" officeooo:rsid="0137d864"/>
    </style:style>
    <style:style style:name="T665" style:family="text">
      <style:text-properties style:font-name="Liberation Serif" officeooo:rsid="014f64f3"/>
    </style:style>
    <style:style style:name="T666" style:family="text">
      <style:text-properties style:font-name="Liberation Serif" officeooo:rsid="0154f7e6"/>
    </style:style>
    <style:style style:name="T667" style:family="text">
      <style:text-properties style:font-name="Liberation Serif" officeooo:rsid="00d8b567"/>
    </style:style>
    <style:style style:name="T668" style:family="text">
      <style:text-properties style:font-name="Liberation Serif" officeooo:rsid="00811a6a"/>
    </style:style>
    <style:style style:name="T669" style:family="text">
      <style:text-properties style:font-name="Liberation Serif" officeooo:rsid="00d0cebf"/>
    </style:style>
    <style:style style:name="T670" style:family="text">
      <style:text-properties style:font-name="Liberation Serif" officeooo:rsid="018b9d69"/>
    </style:style>
    <style:style style:name="T671" style:family="text">
      <style:text-properties style:font-name="Liberation Serif" officeooo:rsid="0183386f"/>
    </style:style>
    <style:style style:name="T672" style:family="text">
      <style:text-properties style:font-name="Liberation Serif" officeooo:rsid="0190c384"/>
    </style:style>
    <style:style style:name="T673" style:family="text">
      <style:text-properties style:font-name="Liberation Serif" officeooo:rsid="019f698a"/>
    </style:style>
    <style:style style:name="T674" style:family="text">
      <style:text-properties style:font-name="Liberation Serif" officeooo:rsid="01a72d1d"/>
    </style:style>
    <style:style style:name="T675" style:family="text">
      <style:text-properties officeooo:rsid="002b82b9"/>
    </style:style>
    <style:style style:name="T676" style:family="text">
      <style:text-properties officeooo:rsid="002c7742"/>
    </style:style>
    <style:style style:name="T677" style:family="text">
      <style:text-properties officeooo:rsid="002e461d"/>
    </style:style>
    <style:style style:name="T678" style:family="text">
      <style:text-properties officeooo:rsid="0030b508"/>
    </style:style>
    <style:style style:name="T679" style:family="text">
      <style:text-properties officeooo:rsid="00337642"/>
    </style:style>
    <style:style style:name="T680" style:family="text">
      <style:text-properties officeooo:rsid="0035fef6"/>
    </style:style>
    <style:style style:name="T681" style:family="text">
      <style:text-properties officeooo:rsid="00363d2c"/>
    </style:style>
    <style:style style:name="T682" style:family="text">
      <style:text-properties officeooo:rsid="00378a58"/>
    </style:style>
    <style:style style:name="T683" style:family="text">
      <style:text-properties officeooo:rsid="0037ddc5"/>
    </style:style>
    <style:style style:name="T684" style:family="text">
      <style:text-properties officeooo:rsid="003a5e59"/>
    </style:style>
    <style:style style:name="T685" style:family="text">
      <style:text-properties officeooo:rsid="003d3d07"/>
    </style:style>
    <style:style style:name="T686" style:family="text">
      <style:text-properties fo:font-size="12pt" style:font-size-asian="12pt" style:font-size-complex="12pt"/>
    </style:style>
    <style:style style:name="T687" style:family="text">
      <style:text-properties fo:font-size="12pt" officeooo:rsid="00830027" style:font-size-asian="12pt" style:font-size-complex="12pt"/>
    </style:style>
    <style:style style:name="T688" style:family="text">
      <style:text-properties fo:font-size="12pt" officeooo:rsid="00f6fd66" style:font-size-asian="12pt" style:font-size-complex="12pt"/>
    </style:style>
    <style:style style:name="T689" style:family="text">
      <style:text-properties fo:font-size="12pt" officeooo:rsid="014b20fd" style:font-size-asian="12pt" style:font-size-complex="12pt"/>
    </style:style>
    <style:style style:name="T690" style:family="text">
      <style:text-properties fo:font-size="12pt" officeooo:rsid="014badeb" style:font-size-asian="12pt" style:font-size-complex="12pt"/>
    </style:style>
    <style:style style:name="T691" style:family="text">
      <style:text-properties fo:font-size="12pt" officeooo:rsid="014c54ba" style:font-size-asian="12pt" style:font-size-complex="12pt"/>
    </style:style>
    <style:style style:name="T692" style:family="text">
      <style:text-properties fo:font-size="12pt" officeooo:rsid="014f64f3" style:font-size-asian="12pt" style:font-size-complex="12pt"/>
    </style:style>
    <style:style style:name="T693" style:family="text">
      <style:text-properties fo:font-size="12pt" style:text-underline-style="none" fo:font-weight="normal" style:font-size-asian="12pt" style:font-weight-asian="normal" style:font-size-complex="12pt" style:font-weight-complex="normal"/>
    </style:style>
    <style:style style:name="T694" style:family="text">
      <style:text-properties fo:font-size="12pt" style:text-underline-style="none" fo:font-weight="normal" officeooo:rsid="008cb86d" style:font-size-asian="12pt" style:font-weight-asian="normal" style:font-size-complex="12pt" style:font-weight-complex="normal"/>
    </style:style>
    <style:style style:name="T695" style:family="text">
      <style:text-properties fo:font-size="12pt" style:text-underline-style="none" fo:font-weight="normal" officeooo:rsid="0091927c" style:font-size-asian="12pt" style:font-weight-asian="normal" style:font-size-complex="12pt" style:font-weight-complex="normal"/>
    </style:style>
    <style:style style:name="T696" style:family="text">
      <style:text-properties fo:font-size="12pt" style:text-underline-style="none" fo:font-weight="normal" officeooo:rsid="008bd0b2" style:font-size-asian="12pt" style:font-weight-asian="normal" style:font-size-complex="12pt" style:font-weight-complex="normal"/>
    </style:style>
    <style:style style:name="T697" style:family="text">
      <style:text-properties fo:font-size="12pt" style:text-underline-style="none" fo:font-weight="normal" officeooo:rsid="00ab369b" style:font-size-asian="12pt" style:font-weight-asian="normal" style:font-size-complex="12pt" style:font-weight-complex="normal"/>
    </style:style>
    <style:style style:name="T698" style:family="text">
      <style:text-properties fo:font-size="12pt" style:text-underline-style="none" fo:font-weight="normal" officeooo:rsid="00c0dd32" style:font-size-asian="12pt" style:font-weight-asian="normal" style:font-size-complex="12pt" style:font-weight-complex="normal"/>
    </style:style>
    <style:style style:name="T699" style:family="text">
      <style:text-properties fo:font-size="12pt" style:text-underline-style="none" fo:font-weight="normal" officeooo:rsid="00dae627" style:font-size-asian="12pt" style:font-weight-asian="normal" style:font-size-complex="12pt" style:font-weight-complex="normal"/>
    </style:style>
    <style:style style:name="T700" style:family="text">
      <style:text-properties fo:font-size="12pt" style:text-underline-style="none" fo:font-weight="normal" officeooo:rsid="00ffdd41" style:font-size-asian="12pt" style:font-weight-asian="normal" style:font-size-complex="12pt" style:font-weight-complex="normal"/>
    </style:style>
    <style:style style:name="T701" style:family="text">
      <style:text-properties fo:font-size="12pt" style:text-underline-style="none" fo:font-weight="normal" style:font-size-asian="10.5pt" style:font-weight-asian="normal" style:font-size-complex="12pt" style:font-weight-complex="normal"/>
    </style:style>
    <style:style style:name="T702" style:family="text">
      <style:text-properties fo:font-size="12pt" style:text-underline-style="none" fo:font-weight="normal" officeooo:rsid="0090bf46" style:font-size-asian="10.5pt" style:font-weight-asian="normal" style:font-size-complex="12pt" style:font-weight-complex="normal"/>
    </style:style>
    <style:style style:name="T703" style:family="text">
      <style:text-properties fo:font-size="12pt" style:text-underline-style="none" fo:font-weight="normal" officeooo:rsid="00c0dd32" style:font-size-asian="10.5pt" style:font-weight-asian="normal" style:font-size-complex="12pt" style:font-weight-complex="normal"/>
    </style:style>
    <style:style style:name="T704" style:family="text">
      <style:text-properties fo:font-size="12pt" style:text-underline-style="none" fo:font-weight="bold" style:font-size-asian="12pt" style:font-weight-asian="bold" style:font-size-complex="12pt" style:font-weight-complex="bold"/>
    </style:style>
    <style:style style:name="T705" style:family="text">
      <style:text-properties officeooo:rsid="003de497"/>
    </style:style>
    <style:style style:name="T706" style:family="text">
      <style:text-properties officeooo:rsid="003edb80"/>
    </style:style>
    <style:style style:name="T707" style:family="text">
      <style:text-properties officeooo:rsid="0042f523"/>
    </style:style>
    <style:style style:name="T708" style:family="text">
      <style:text-properties officeooo:rsid="0044d660"/>
    </style:style>
    <style:style style:name="T709" style:family="text">
      <style:text-properties officeooo:rsid="0045f9a0"/>
    </style:style>
    <style:style style:name="T710" style:family="text">
      <style:text-properties officeooo:rsid="004850b7"/>
    </style:style>
    <style:style style:name="T711" style:family="text">
      <style:text-properties officeooo:rsid="00490226"/>
    </style:style>
    <style:style style:name="T712" style:family="text">
      <style:text-properties officeooo:rsid="004c76ec"/>
    </style:style>
    <style:style style:name="T713" style:family="text">
      <style:text-properties officeooo:rsid="004e0e43"/>
    </style:style>
    <style:style style:name="T714" style:family="text">
      <style:text-properties officeooo:rsid="004f44b7"/>
    </style:style>
    <style:style style:name="T715" style:family="text">
      <style:text-properties fo:color="#0000ff" fo:font-style="normal" style:text-underline-style="none" style:font-style-asian="normal" style:font-style-complex="normal"/>
    </style:style>
    <style:style style:name="T716" style:family="text">
      <style:text-properties officeooo:rsid="0052122a"/>
    </style:style>
    <style:style style:name="T717" style:family="text">
      <style:text-properties officeooo:rsid="005405a2"/>
    </style:style>
    <style:style style:name="T718" style:family="text">
      <style:text-properties officeooo:rsid="00574fd1"/>
    </style:style>
    <style:style style:name="T719" style:family="text">
      <style:text-properties officeooo:rsid="005775cb"/>
    </style:style>
    <style:style style:name="T720" style:family="text">
      <style:text-properties officeooo:rsid="0057cab2"/>
    </style:style>
    <style:style style:name="T721" style:family="text">
      <style:text-properties officeooo:rsid="005ae1d5"/>
    </style:style>
    <style:style style:name="T722" style:family="text">
      <style:text-properties officeooo:rsid="005b5e05"/>
    </style:style>
    <style:style style:name="T723" style:family="text">
      <style:text-properties fo:font-size="32pt" officeooo:rsid="001a2b7d" style:font-size-asian="32pt" style:font-size-complex="32pt"/>
    </style:style>
    <style:style style:name="T724" style:family="text">
      <style:text-properties officeooo:rsid="005ba8c6"/>
    </style:style>
    <style:style style:name="T725"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726" style:family="text">
      <style:text-properties officeooo:rsid="005cf296"/>
    </style:style>
    <style:style style:name="T727" style:family="text">
      <style:text-properties officeooo:rsid="005e8c9c"/>
    </style:style>
    <style:style style:name="T728" style:family="text">
      <style:text-properties officeooo:rsid="00600135"/>
    </style:style>
    <style:style style:name="T729" style:family="text">
      <style:text-properties officeooo:rsid="00629e69"/>
    </style:style>
    <style:style style:name="T730" style:family="text">
      <style:text-properties officeooo:rsid="006fa7ce"/>
    </style:style>
    <style:style style:name="T731" style:family="text">
      <style:text-properties officeooo:rsid="007aa0d5"/>
    </style:style>
    <style:style style:name="T732" style:family="text">
      <style:text-properties officeooo:rsid="00811a6a"/>
    </style:style>
    <style:style style:name="T733" style:family="text">
      <style:text-properties officeooo:rsid="008152d2"/>
    </style:style>
    <style:style style:name="T734" style:family="text">
      <style:text-properties officeooo:rsid="00830027"/>
    </style:style>
    <style:style style:name="T735" style:family="text">
      <style:text-properties officeooo:rsid="008365b4"/>
    </style:style>
    <style:style style:name="T736" style:family="text">
      <style:text-properties officeooo:rsid="00842328"/>
    </style:style>
    <style:style style:name="T737" style:family="text">
      <style:text-properties officeooo:rsid="00878375"/>
    </style:style>
    <style:style style:name="T738" style:family="text">
      <style:text-properties officeooo:rsid="00944f04"/>
    </style:style>
    <style:style style:name="T739" style:family="text">
      <style:text-properties officeooo:rsid="009643c1"/>
    </style:style>
    <style:style style:name="T740" style:family="text">
      <style:text-properties officeooo:rsid="009d5251"/>
    </style:style>
    <style:style style:name="T741" style:family="text">
      <style:text-properties officeooo:rsid="009e0bce"/>
    </style:style>
    <style:style style:name="T742" style:family="text">
      <style:text-properties officeooo:rsid="00a018ea"/>
    </style:style>
    <style:style style:name="T743" style:family="text">
      <style:text-properties officeooo:rsid="00a969e0"/>
    </style:style>
    <style:style style:name="T744" style:family="text">
      <style:text-properties officeooo:rsid="00acb43b"/>
    </style:style>
    <style:style style:name="T745" style:family="text">
      <style:text-properties officeooo:rsid="00ae3031"/>
    </style:style>
    <style:style style:name="T746" style:family="text">
      <style:text-properties officeooo:rsid="00afcd9a"/>
    </style:style>
    <style:style style:name="T747" style:family="text">
      <style:text-properties officeooo:rsid="00b7a62e"/>
    </style:style>
    <style:style style:name="T748" style:family="text">
      <style:text-properties officeooo:rsid="00b996f7"/>
    </style:style>
    <style:style style:name="T749" style:family="text">
      <style:text-properties officeooo:rsid="00bae79c"/>
    </style:style>
    <style:style style:name="T750" style:family="text">
      <style:text-properties officeooo:rsid="00bc8db6"/>
    </style:style>
    <style:style style:name="T751" style:family="text">
      <style:text-properties officeooo:rsid="00be2054"/>
    </style:style>
    <style:style style:name="T752" style:family="text">
      <style:text-properties officeooo:rsid="00bf5dff"/>
    </style:style>
    <style:style style:name="T753" style:family="text">
      <style:text-properties officeooo:rsid="00bfcebd"/>
    </style:style>
    <style:style style:name="T754" style:family="text">
      <style:text-properties officeooo:rsid="00c061bb"/>
    </style:style>
    <style:style style:name="T755" style:family="text">
      <style:text-properties officeooo:rsid="00c0dd32"/>
    </style:style>
    <style:style style:name="T756" style:family="text">
      <style:text-properties officeooo:rsid="00c186d0"/>
    </style:style>
    <style:style style:name="T757" style:family="text">
      <style:text-properties officeooo:rsid="00c5d931"/>
    </style:style>
    <style:style style:name="T758" style:family="text">
      <style:text-properties officeooo:rsid="00c8520f"/>
    </style:style>
    <style:style style:name="T759" style:family="text">
      <style:text-properties officeooo:rsid="00cc348f"/>
    </style:style>
    <style:style style:name="T760" style:family="text">
      <style:text-properties officeooo:rsid="00ce2296"/>
    </style:style>
    <style:style style:name="T761" style:family="text">
      <style:text-properties officeooo:rsid="00d0cebf"/>
    </style:style>
    <style:style style:name="T762" style:family="text">
      <style:text-properties officeooo:rsid="00d3c28e"/>
    </style:style>
    <style:style style:name="T763" style:family="text">
      <style:text-properties officeooo:rsid="00d40daf"/>
    </style:style>
    <style:style style:name="T764" style:family="text">
      <style:text-properties officeooo:rsid="00d52b5c"/>
    </style:style>
    <style:style style:name="T765" style:family="text">
      <style:text-properties officeooo:rsid="00d660db"/>
    </style:style>
    <style:style style:name="T766" style:family="text">
      <style:text-properties officeooo:rsid="00d70857"/>
    </style:style>
    <style:style style:name="T767" style:family="text">
      <style:text-properties officeooo:rsid="00d724f1"/>
    </style:style>
    <style:style style:name="T768" style:family="text">
      <style:text-properties officeooo:rsid="00d76b81"/>
    </style:style>
    <style:style style:name="T769" style:family="text">
      <style:text-properties officeooo:rsid="00d8b567"/>
    </style:style>
    <style:style style:name="T770" style:family="text">
      <style:text-properties officeooo:rsid="00da3083"/>
    </style:style>
    <style:style style:name="T771" style:family="text">
      <style:text-properties officeooo:rsid="00dae627"/>
    </style:style>
    <style:style style:name="T772" style:family="text">
      <style:text-properties officeooo:rsid="00dba29c"/>
    </style:style>
    <style:style style:name="T773" style:family="text">
      <style:text-properties officeooo:rsid="00de9b77"/>
    </style:style>
    <style:style style:name="T774" style:family="text">
      <style:text-properties officeooo:rsid="00df2d15"/>
    </style:style>
    <style:style style:name="T775" style:family="text">
      <style:text-properties officeooo:rsid="00e11b01"/>
    </style:style>
    <style:style style:name="T776" style:family="text">
      <style:text-properties officeooo:rsid="00e3c07c"/>
    </style:style>
    <style:style style:name="T777" style:family="text">
      <style:text-properties officeooo:rsid="00e5ad39"/>
    </style:style>
    <style:style style:name="T778" style:family="text">
      <style:text-properties officeooo:rsid="00e8410e"/>
    </style:style>
    <style:style style:name="T779" style:family="text">
      <style:text-properties officeooo:rsid="00eb8f06"/>
    </style:style>
    <style:style style:name="T780" style:family="text">
      <style:text-properties officeooo:rsid="00ed2719"/>
    </style:style>
    <style:style style:name="T781" style:family="text">
      <style:text-properties officeooo:rsid="0052122a" fo:background-color="#ffff00" loext:char-shading-value="0"/>
    </style:style>
    <style:style style:name="T782" style:family="text">
      <style:text-properties officeooo:rsid="00f38ea3"/>
    </style:style>
    <style:style style:name="T783" style:family="text">
      <style:text-properties fo:color="#c9211e"/>
    </style:style>
    <style:style style:name="T784" style:family="text">
      <style:text-properties fo:color="#c9211e" fo:font-weight="bold" style:font-weight-asian="bold" style:font-weight-complex="bold"/>
    </style:style>
    <style:style style:name="T785" style:family="text">
      <style:text-properties fo:color="#c9211e" fo:font-weight="bold" officeooo:rsid="00e728e5" style:font-weight-asian="bold" style:font-weight-complex="bold"/>
    </style:style>
    <style:style style:name="T786" style:family="text">
      <style:text-properties fo:color="#c9211e" fo:font-weight="bold" officeooo:rsid="00e5ad39" style:font-weight-asian="bold" style:font-weight-complex="bold"/>
    </style:style>
    <style:style style:name="T787" style:family="text">
      <style:text-properties fo:color="#c9211e" fo:font-weight="bold" officeooo:rsid="00e8410e" style:font-weight-asian="bold" style:font-weight-complex="bold"/>
    </style:style>
    <style:style style:name="T788" style:family="text">
      <style:text-properties fo:color="#c9211e" fo:font-weight="bold" officeooo:rsid="00f71e66" style:font-weight-asian="bold" style:font-weight-complex="bold"/>
    </style:style>
    <style:style style:name="T789" style:family="text">
      <style:text-properties fo:color="#c9211e" fo:font-weight="bold" officeooo:rsid="01a1426b" style:font-weight-asian="bold" style:font-weight-complex="bold"/>
    </style:style>
    <style:style style:name="T790" style:family="text">
      <style:text-properties fo:color="#c9211e" style:font-name="Courier New" fo:font-size="12pt" fo:font-weight="bold" style:font-size-asian="12pt" style:font-weight-asian="bold" style:font-size-complex="12pt" style:font-weight-complex="bold"/>
    </style:style>
    <style:style style:name="T791" style:family="text">
      <style:text-properties fo:color="#c9211e" style:font-name="Courier New" fo:font-size="12pt" fo:font-weight="bold" officeooo:rsid="00df2d15" style:font-size-asian="10.5pt" style:font-weight-asian="bold" style:font-size-complex="12pt" style:font-weight-complex="bold"/>
    </style:style>
    <style:style style:name="T792" style:family="text">
      <style:text-properties fo:color="#c9211e" style:font-name="Courier New" fo:font-weight="bold" officeooo:rsid="014cf5d2" style:font-weight-asian="bold" style:font-weight-complex="bold"/>
    </style:style>
    <style:style style:name="T793" style:family="text">
      <style:text-properties fo:color="#c9211e" style:font-name="Courier New" fo:font-weight="normal" officeooo:rsid="005cf296" style:font-weight-asian="normal" style:font-weight-complex="normal"/>
    </style:style>
    <style:style style:name="T794" style:family="text">
      <style:text-properties fo:color="#c9211e" style:font-name="Courier New" fo:font-style="normal" fo:font-weight="bold" style:font-style-asian="normal" style:font-weight-asian="bold" style:font-style-complex="normal" style:font-weight-complex="bold"/>
    </style:style>
    <style:style style:name="T795" style:family="text">
      <style:text-properties fo:color="#c9211e" style:font-name="Liberation Serif" fo:font-style="normal" fo:font-weight="bold" officeooo:rsid="007eac24" style:font-style-asian="normal" style:font-weight-asian="bold" style:font-style-complex="normal" style:font-weight-complex="bold"/>
    </style:style>
    <style:style style:name="T796"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797"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798" style:family="text">
      <style:text-properties fo:color="#c9211e" fo:font-size="12pt" style:text-underline-style="none" fo:font-weight="bold" officeooo:rsid="00c0dd32" style:font-size-asian="10.5pt" style:font-weight-asian="bold" style:font-size-complex="12pt" style:font-weight-complex="bold"/>
    </style:style>
    <style:style style:name="T799" style:family="text">
      <style:text-properties fo:color="#c9211e" style:text-underline-style="none" fo:font-weight="bold" officeooo:rsid="008cc44b" style:font-weight-asian="bold" style:font-weight-complex="bold"/>
    </style:style>
    <style:style style:name="T800" style:family="text">
      <style:text-properties fo:color="#c9211e" style:text-underline-style="none" fo:font-weight="bold" officeooo:rsid="00c0dd32" style:font-weight-asian="bold" style:font-weight-complex="bold"/>
    </style:style>
    <style:style style:name="T801" style:family="text">
      <style:text-properties officeooo:rsid="00f3a842"/>
    </style:style>
    <style:style style:name="T802" style:family="text">
      <style:text-properties officeooo:rsid="00f6fd66"/>
    </style:style>
    <style:style style:name="T803" style:family="text">
      <style:text-properties officeooo:rsid="00f71e66"/>
    </style:style>
    <style:style style:name="T804" style:family="text">
      <style:text-properties officeooo:rsid="00f7ee6b"/>
    </style:style>
    <style:style style:name="T805" style:family="text">
      <style:text-properties officeooo:rsid="00f82666"/>
    </style:style>
    <style:style style:name="T806" style:family="text">
      <style:text-properties officeooo:rsid="00fa424c"/>
    </style:style>
    <style:style style:name="T807" style:family="text">
      <style:text-properties officeooo:rsid="00faa64f"/>
    </style:style>
    <style:style style:name="T808" style:family="text">
      <style:text-properties officeooo:rsid="00fd0ac2"/>
    </style:style>
    <style:style style:name="T809" style:family="text">
      <style:text-properties officeooo:rsid="00ff4684"/>
    </style:style>
    <style:style style:name="T810" style:family="text">
      <style:text-properties officeooo:rsid="00ffdd41"/>
    </style:style>
    <style:style style:name="T811" style:family="text">
      <style:text-properties officeooo:rsid="0101d296"/>
    </style:style>
    <style:style style:name="T812"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813"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814" style:family="text">
      <style:text-properties officeooo:rsid="01088754"/>
    </style:style>
    <style:style style:name="T815" style:family="text">
      <style:text-properties officeooo:rsid="01098e90"/>
    </style:style>
    <style:style style:name="T816" style:family="text">
      <style:text-properties officeooo:rsid="010c64c6"/>
    </style:style>
    <style:style style:name="T817" style:family="text">
      <style:text-properties officeooo:rsid="010ea344"/>
    </style:style>
    <style:style style:name="T818" style:family="text">
      <style:text-properties officeooo:rsid="01182430"/>
    </style:style>
    <style:style style:name="T819" style:family="text">
      <style:text-properties officeooo:rsid="011af76a"/>
    </style:style>
    <style:style style:name="T820" style:family="text">
      <style:text-properties officeooo:rsid="011cca4b"/>
    </style:style>
    <style:style style:name="T821" style:family="text">
      <style:text-properties officeooo:rsid="011d55e6"/>
    </style:style>
    <style:style style:name="T822" style:family="text">
      <style:text-properties officeooo:rsid="012054b5"/>
    </style:style>
    <style:style style:name="T823" style:family="text">
      <style:text-properties officeooo:rsid="01222362"/>
    </style:style>
    <style:style style:name="T824" style:family="text">
      <style:text-properties officeooo:rsid="01240955"/>
    </style:style>
    <style:style style:name="T825" style:family="text">
      <style:text-properties officeooo:rsid="01253698"/>
    </style:style>
    <style:style style:name="T826" style:family="text">
      <style:text-properties officeooo:rsid="01270041"/>
    </style:style>
    <style:style style:name="T827" style:family="text">
      <style:text-properties officeooo:rsid="012813b0"/>
    </style:style>
    <style:style style:name="T828" style:family="text">
      <style:text-properties fo:font-variant="normal" fo:text-transform="none" fo:color="#24292f" style:font-name="Courier New" fo:font-size="12pt" fo:letter-spacing="normal" fo:font-style="normal" fo:font-weight="normal" style:font-size-asian="12pt" style:font-size-complex="12pt"/>
    </style:style>
    <style:style style:name="T829"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830"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831" style:family="text">
      <style:text-properties fo:font-variant="normal" fo:text-transform="none" fo:color="#333333" style:font-name="Liberation Serif" fo:font-size="12pt" fo:letter-spacing="normal" fo:font-style="normal" fo:font-weight="normal" style:font-size-asian="12pt" style:font-size-complex="12pt"/>
    </style:style>
    <style:style style:name="T832" style:family="text">
      <style:text-properties fo:font-variant="normal" fo:text-transform="none" fo:color="#000000" style:font-name="Liberation Serif" fo:font-size="12pt" fo:letter-spacing="normal" fo:font-style="normal" fo:font-weight="normal" style:font-size-asian="12pt" style:font-size-complex="12pt"/>
    </style:style>
    <style:style style:name="T833" style:family="text">
      <style:text-properties fo:font-variant="normal" fo:text-transform="none" fo:color="#000000" style:font-name="Liberation Serif" fo:font-size="12pt" fo:letter-spacing="normal" fo:font-style="normal" fo:font-weight="normal" officeooo:rsid="0157dba6" style:font-size-asian="12pt" style:font-size-complex="12pt"/>
    </style:style>
    <style:style style:name="T834" style:family="text">
      <style:text-properties fo:font-variant="normal" fo:text-transform="none" fo:color="#000000" style:font-name="Liberation Serif" fo:font-size="12pt" fo:letter-spacing="normal" fo:font-style="normal" fo:font-weight="normal" officeooo:rsid="01815dc8" style:font-size-asian="12pt" style:font-size-complex="12pt"/>
    </style:style>
    <style:style style:name="T835" style:family="text">
      <style:text-properties fo:font-variant="normal" fo:text-transform="none" fo:color="#000000" style:font-name="Liberation Serif" fo:font-size="12pt" fo:letter-spacing="normal" fo:font-style="normal" fo:font-weight="normal" officeooo:rsid="018d4aa1" style:font-size-asian="12pt" style:font-size-complex="12pt"/>
    </style:style>
    <style:style style:name="T836"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837" style:family="text">
      <style:text-properties fo:font-variant="normal" fo:text-transform="none" fo:color="#000000" style:font-name="Courier New" fo:font-size="12pt" fo:letter-spacing="normal" fo:font-style="normal" fo:font-weight="normal" style:font-size-asian="12pt" style:font-size-complex="12pt"/>
    </style:style>
    <style:style style:name="T838" style:family="text">
      <style:text-properties fo:font-variant="normal" fo:text-transform="none" fo:color="#000000" fo:font-size="12pt" fo:letter-spacing="normal" fo:font-style="normal" fo:font-weight="normal" style:font-size-asian="12pt" style:font-size-complex="12pt"/>
    </style:style>
    <style:style style:name="T839" style:family="text">
      <style:text-properties fo:font-variant="normal" fo:text-transform="none" fo:letter-spacing="normal" fo:font-style="normal" fo:font-weight="normal"/>
    </style:style>
    <style:style style:name="T840" style:family="text">
      <style:text-properties fo:font-variant="normal" fo:text-transform="none" fo:letter-spacing="normal" fo:font-style="normal" fo:font-weight="normal" officeooo:rsid="01815dc8"/>
    </style:style>
    <style:style style:name="T841" style:family="text">
      <style:text-properties officeooo:rsid="01286fdf"/>
    </style:style>
    <style:style style:name="T842" style:family="text">
      <style:text-properties officeooo:rsid="0128ab23"/>
    </style:style>
    <style:style style:name="T843" style:family="text">
      <style:text-properties officeooo:rsid="012d81f0"/>
    </style:style>
    <style:style style:name="T844" style:family="text">
      <style:text-properties officeooo:rsid="012f7df7"/>
    </style:style>
    <style:style style:name="T845" style:family="text">
      <style:text-properties officeooo:rsid="012fa4b9"/>
    </style:style>
    <style:style style:name="T846" style:family="text">
      <style:text-properties officeooo:rsid="0130a065"/>
    </style:style>
    <style:style style:name="T847" style:family="text">
      <style:text-properties officeooo:rsid="01348748"/>
    </style:style>
    <style:style style:name="T848" style:family="text">
      <style:text-properties officeooo:rsid="0137d864"/>
    </style:style>
    <style:style style:name="T849" style:family="text">
      <style:text-properties officeooo:rsid="013b5cce"/>
    </style:style>
    <style:style style:name="T850" style:family="text">
      <style:text-properties officeooo:rsid="013c49ba"/>
    </style:style>
    <style:style style:name="T851" style:family="text">
      <style:text-properties officeooo:rsid="01444dae"/>
    </style:style>
    <style:style style:name="T852" style:family="text">
      <style:text-properties officeooo:rsid="0146d83c"/>
    </style:style>
    <style:style style:name="T853" style:family="text">
      <style:text-properties officeooo:rsid="0147dae3"/>
    </style:style>
    <style:style style:name="T854" style:family="text">
      <style:text-properties officeooo:rsid="014981f7"/>
    </style:style>
    <style:style style:name="T855" style:family="text">
      <style:text-properties officeooo:rsid="014b20fd"/>
    </style:style>
    <style:style style:name="T856" style:family="text">
      <style:text-properties officeooo:rsid="014c54ba"/>
    </style:style>
    <style:style style:name="T857" style:family="text">
      <style:text-properties officeooo:rsid="014cf5d2"/>
    </style:style>
    <style:style style:name="T858" style:family="text">
      <style:text-properties officeooo:rsid="014dec33"/>
    </style:style>
    <style:style style:name="T859" style:family="text">
      <style:text-properties officeooo:rsid="014f64f3"/>
    </style:style>
    <style:style style:name="T860" style:family="text">
      <style:text-properties officeooo:rsid="0154f7e6"/>
    </style:style>
    <style:style style:name="T861" style:family="text">
      <style:text-properties officeooo:rsid="0156f749"/>
    </style:style>
    <style:style style:name="T862" style:family="text">
      <style:text-properties officeooo:rsid="0159700e"/>
    </style:style>
    <style:style style:name="T863" style:family="text">
      <style:text-properties officeooo:rsid="015a2d4f"/>
    </style:style>
    <style:style style:name="T864" style:family="text">
      <style:text-properties officeooo:rsid="015d3f54"/>
    </style:style>
    <style:style style:name="T865" style:family="text">
      <style:text-properties officeooo:rsid="015e1b76"/>
    </style:style>
    <style:style style:name="T866" style:family="text">
      <style:text-properties officeooo:rsid="016027c7"/>
    </style:style>
    <style:style style:name="T867" style:family="text">
      <style:text-properties officeooo:rsid="016331fd"/>
    </style:style>
    <style:style style:name="T868" style:family="text">
      <style:text-properties officeooo:rsid="01641c51"/>
    </style:style>
    <style:style style:name="T869" style:family="text">
      <style:text-properties officeooo:rsid="0164a7be"/>
    </style:style>
    <style:style style:name="T870" style:family="text">
      <style:text-properties officeooo:rsid="0164fa74"/>
    </style:style>
    <style:style style:name="T871" style:family="text">
      <style:text-properties officeooo:rsid="011fdaf3"/>
    </style:style>
    <style:style style:name="T872" style:family="text">
      <style:text-properties officeooo:rsid="016d1fce"/>
    </style:style>
    <style:style style:name="T873" style:family="text">
      <style:text-properties officeooo:rsid="016d440c"/>
    </style:style>
    <style:style style:name="T874" style:family="text">
      <style:text-properties officeooo:rsid="01814b44"/>
    </style:style>
    <style:style style:name="T875" style:family="text">
      <style:text-properties officeooo:rsid="0183386f"/>
    </style:style>
    <style:style style:name="T876" style:family="text">
      <style:text-properties officeooo:rsid="018a2e85"/>
    </style:style>
    <style:style style:name="T877" style:family="text">
      <style:text-properties officeooo:rsid="018cd648"/>
    </style:style>
    <style:style style:name="T878" style:family="text">
      <style:text-properties officeooo:rsid="018d4aa1"/>
    </style:style>
    <style:style style:name="T879" style:family="text">
      <style:text-properties officeooo:rsid="018e0d3e"/>
    </style:style>
    <style:style style:name="T880" style:family="text">
      <style:text-properties officeooo:rsid="018ee7cd"/>
    </style:style>
    <style:style style:name="T881" style:family="text">
      <style:text-properties officeooo:rsid="01948830"/>
    </style:style>
    <style:style style:name="T882" style:family="text">
      <style:text-properties officeooo:rsid="019582f9"/>
    </style:style>
    <style:style style:name="T883" style:family="text">
      <style:text-properties officeooo:rsid="019760ad"/>
    </style:style>
    <style:style style:name="T884" style:family="text">
      <style:text-properties officeooo:rsid="01977c70"/>
    </style:style>
    <style:style style:name="T885" style:family="text">
      <style:text-properties officeooo:rsid="019a777a"/>
    </style:style>
    <style:style style:name="T886" style:family="text">
      <style:text-properties officeooo:rsid="019d8b77"/>
    </style:style>
    <style:style style:name="T887" style:family="text">
      <style:text-properties officeooo:rsid="019f698a"/>
    </style:style>
    <style:style style:name="T888" style:family="text">
      <style:text-properties officeooo:rsid="01a53dc7"/>
    </style:style>
    <style:style style:name="T889" style:family="text">
      <style:text-properties fo:color="#ff0000" fo:font-weight="bold" style:font-weight-asian="bold" style:font-weight-complex="bold"/>
    </style:style>
    <style:style style:name="T890" style:family="text">
      <style:text-properties officeooo:rsid="01a72d1d"/>
    </style:style>
    <style:style style:name="T891" style:family="text">
      <style:text-properties officeooo:rsid="01ab1359"/>
    </style:style>
    <style:style style:name="T892" style:family="text">
      <style:text-properties officeooo:rsid="01ab7790"/>
    </style:style>
    <style:style style:name="T893" style:family="text">
      <style:text-properties officeooo:rsid="0182ed77"/>
    </style:style>
    <style:style style:name="T894" style:family="text">
      <style:text-properties officeooo:rsid="01ad1e8a"/>
    </style:style>
    <style:style style:name="T895" style:family="text">
      <style:text-properties style:font-name="Liberation Mono" fo:font-size="10pt" officeooo:rsid="01ad1e8a" style:font-name-asian="Noto Sans Mono CJK SC" style:font-size-asian="10pt" style:font-name-complex="Liberation Mono" style:font-size-complex="10pt"/>
    </style:style>
    <style:style style:name="T896" style:family="text">
      <style:text-properties officeooo:rsid="01ae9242"/>
    </style:style>
    <style:style style:name="T897" style:family="text">
      <style:text-properties style:text-position="super 58%" officeooo:rsid="01ae9242"/>
    </style:style>
    <style:style style:name="T898" style:family="text">
      <style:text-properties officeooo:rsid="01af8ada"/>
    </style:style>
    <style:style style:name="T899" style:family="text">
      <style:text-properties officeooo:rsid="01b0200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0"><text:bookmark text:name="TOC"/><text:span text:style-name="T154">Dealer V.2 User Documentation</text:span><text:span text:style-name="T723">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6"><text:a xlink:type="simple" xlink:href="#__RefHeading___Toc2466_3691053158" text:style-name="Index_20_Link" text:visited-style-name="Index_20_Link">Preamble<text:tab/>3</text:a></text:p>
          <text:p text:style-name="P376"><text:a xlink:type="simple" xlink:href="#__RefHeading___Toc2546_3691053158" text:style-name="Index_20_Link" text:visited-style-name="Index_20_Link">Description<text:tab/>3</text:a></text:p>
          <text:p text:style-name="P376"><text:a xlink:type="simple" xlink:href="#__RefHeading___Toc2468_3691053158" text:style-name="Index_20_Link" text:visited-style-name="Index_20_Link">V2.0 Release Notes<text:tab/>3</text:a></text:p>
          <text:p text:style-name="P378"><text:a xlink:type="simple" xlink:href="#__RefHeading___Toc2548_3691053158" text:style-name="Index_20_Link" text:visited-style-name="Index_20_Link">Major Changes<text:tab/>3</text:a></text:p>
          <text:p text:style-name="P378"><text:a xlink:type="simple" xlink:href="#__RefHeading___Toc2550_3691053158" text:style-name="Index_20_Link" text:visited-style-name="Index_20_Link">Extra Functionality<text:tab/>4</text:a></text:p>
          <text:p text:style-name="P378"><text:a xlink:type="simple" xlink:href="#__RefHeading___Toc2552_3691053158" text:style-name="Index_20_Link" text:visited-style-name="Index_20_Link">Minor Bug Fixes<text:tab/>4</text:a></text:p>
          <text:p text:style-name="P378"><text:a xlink:type="simple" xlink:href="#__RefHeading___Toc2554_3691053158" text:style-name="Index_20_Link" text:visited-style-name="Index_20_Link">Removed Functionality<text:tab/>4</text:a></text:p>
          <text:p text:style-name="P376"><text:a xlink:type="simple" xlink:href="#__RefHeading___Toc2470_3691053158" text:style-name="Index_20_Link" text:visited-style-name="Index_20_Link">Conventions Used in this Document<text:tab/>5</text:a></text:p>
          <text:p text:style-name="P376"><text:a xlink:type="simple" xlink:href="#__RefHeading___Toc2472_3691053158" text:style-name="Index_20_Link" text:visited-style-name="Index_20_Link">Definitions of Terms<text:tab/>6</text:a></text:p>
          <text:p text:style-name="P376"><text:a xlink:type="simple" xlink:href="#__RefHeading___Toc2474_3691053158" text:style-name="Index_20_Link" text:visited-style-name="Index_20_Link">The Input File<text:tab/>7</text:a></text:p>
          <text:p text:style-name="P377"><text:a xlink:type="simple" xlink:href="#__RefHeading___Toc2476_3691053158" text:style-name="Index_20_Link" text:visited-style-name="Index_20_Link">Environment Set-up &amp; Scripting<text:tab/>7</text:a></text:p>
          <text:p text:style-name="P377"><text:a xlink:type="simple" xlink:href="#__RefHeading___Toc2556_3691053158" text:style-name="Index_20_Link" text:visited-style-name="Index_20_Link">Variables<text:tab/>8</text:a></text:p>
          <text:p text:style-name="P377"><text:a xlink:type="simple" xlink:href="#__RefHeading___Toc2478_3691053158" text:style-name="Index_20_Link" text:visited-style-name="Index_20_Link">Condition Statement<text:tab/>9</text:a></text:p>
          <text:p text:style-name="P378"><text:a xlink:type="simple" xlink:href="#__RefHeading___Toc2480_3691053158" text:style-name="Index_20_Link" text:visited-style-name="Index_20_Link">Commonly Used Clauses<text:tab/>10</text:a></text:p>
          <text:p text:style-name="P378"><text:a xlink:type="simple" xlink:href="#__RefHeading___Toc2482_3691053158" text:style-name="Index_20_Link" text:visited-style-name="Index_20_Link">Clauses Using Dotnums<text:tab/>12</text:a></text:p>
          <text:p text:style-name="P378"><text:a xlink:type="simple" xlink:href="#__RefHeading___Toc2486_3691053158" text:style-name="Index_20_Link" text:visited-style-name="Index_20_Link">Double Dummy Solvers ( DDSx2, Par, and GIB Tricks )<text:tab/>13</text:a></text:p>
          <text:p text:style-name="P378"><text:a xlink:type="simple" xlink:href="#__RefHeading___Toc7140_2696138024" text:style-name="Index_20_Link" text:visited-style-name="Index_20_Link">Arithmetic and Logical Operators<text:tab/>14</text:a></text:p>
          <text:p text:style-name="P377"><text:a xlink:type="simple" xlink:href="#__RefHeading___Toc2488_3691053158" text:style-name="Index_20_Link" text:visited-style-name="Index_20_Link">The Action Statement<text:tab/>16</text:a></text:p>
          <text:p text:style-name="P378"><text:a xlink:type="simple" xlink:href="#__RefHeading___Toc2565_3691053158" text:style-name="Index_20_Link" text:visited-style-name="Index_20_Link">General Description<text:tab/>16</text:a></text:p>
          <text:p text:style-name="P378"><text:a xlink:type="simple" xlink:href="#__RefHeading___Toc2567_3691053158" text:style-name="Index_20_Link" text:visited-style-name="Index_20_Link">Actions That Produce Output at End of Run<text:tab/>17</text:a></text:p>
          <text:p text:style-name="P378"><text:a xlink:type="simple" xlink:href="#__RefHeading___Toc2490_3691053158" text:style-name="Index_20_Link" text:visited-style-name="Index_20_Link">Actions Outputting for Each Interesting Deal<text:tab/>22</text:a></text:p>
          <text:p text:style-name="P376"><text:a xlink:type="simple" xlink:href="#__RefHeading___Toc21319_670075485" text:style-name="Index_20_Link" text:visited-style-name="Index_20_Link"><text:span text:style-name="T56">CSV Report</text:span></text:a><text:a xlink:type="simple" xlink:href="#__RefHeading___Toc21319_670075485" text:style-name="Index_20_Link" text:visited-style-name="Index_20_Link"><text:span text:style-name="T56">s</text:span></text:a><text:a xlink:type="simple" xlink:href="#__RefHeading___Toc21319_670075485" text:style-name="Index_20_Link" text:visited-style-name="Index_20_Link"><text:tab/>24</text:a></text:p>
          <text:p text:style-name="P376"><text:a xlink:type="simple" xlink:href="#__RefHeading___Toc6919_1409286116" text:style-name="Index_20_Link" text:visited-style-name="Index_20_Link">François Dellacherie Shape Function<text:tab/>26</text:a></text:p>
          <text:p text:style-name="P378"><text:a xlink:type="simple" xlink:href="#__RefHeading___Toc6921_1409286116" text:style-name="Index_20_Link" text:visited-style-name="Index_20_Link">Introduction To FDshape<text:tab/>26</text:a></text:p>
          <text:p text:style-name="P378"><text:a xlink:type="simple" xlink:href="#__RefHeading___Toc6923_1409286116" text:style-name="Index_20_Link" text:visited-style-name="Index_20_Link">FDshape Distribution Operators<text:tab/>27</text:a></text:p>
          <text:p text:style-name="P378"><text:a xlink:type="simple" xlink:href="#__RefHeading___Toc6925_1409286116" text:style-name="Index_20_Link" text:visited-style-name="Index_20_Link">Caveats re FDshape<text:tab/>28</text:a></text:p>
          <text:p text:style-name="P376"><text:a xlink:type="simple" xlink:href="#__RefHeading___Toc6857_3691053158" text:style-name="Index_20_Link" text:visited-style-name="Index_20_Link">A Complete Example from Dealer Version 1<text:tab/>29</text:a></text:p>
          <text:p text:style-name="P376"><text:a xlink:type="simple" xlink:href="#__RefHeading___Toc8396_428733583" text:style-name="Index_20_Link" text:visited-style-name="Index_20_Link">End of Run Statistics<text:tab/>30</text:a></text:p>
          <text:p text:style-name="P376"><text:a xlink:type="simple" xlink:href="#__RefHeading___Toc7797_963076609" text:style-name="Index_20_Link" text:visited-style-name="Index_20_Link">Command Line Parameters<text:tab/>30</text:a></text:p>
          <text:p text:style-name="P378"><text:a xlink:type="simple" xlink:href="#__RefHeading___Toc2943_3691053158" text:style-name="Index_20_Link" text:visited-style-name="Index_20_Link">Example Simulation Exercise<text:tab/>33</text:a></text:p>
          <text:p text:style-name="P376"><text:a xlink:type="simple" xlink:href="#__RefHeading___Toc7101_3691053158" text:style-name="Index_20_Link" text:visited-style-name="Index_20_Link">Scripting the Input File<text:tab/>35</text:a></text:p>
          <text:p text:style-name="P376"><text:a xlink:type="simple" xlink:href="#__RefHeading___Toc20444_2914024446" text:style-name="Index_20_Link" text:visited-style-name="Index_20_Link">Running Dealer<text:tab/>37</text:a></text:p>
          <text:p text:style-name="P376"><text:a xlink:type="simple" xlink:href="#__RefHeading___Toc20446_2914024446" text:style-name="Index_20_Link" text:visited-style-name="Index_20_Link">Installing and Building Dealer -- Linux<text:tab/>38</text:a></text:p>
          <text:p text:style-name="P376"><text:a xlink:type="simple" xlink:href="#__RefHeading___Toc7799_963076609" text:style-name="Index_20_Link" text:visited-style-name="Index_20_Link">Installing and Building Dealer -- Windows<text:tab/>40</text:a></text:p>
          <text:p text:style-name="P378"><text:a xlink:type="simple" xlink:href="#__RefHeading___Toc6608_3989013113" text:style-name="Index_20_Link" text:visited-style-name="Index_20_Link">Install and Run on WSL without (Re) Building<text:tab/>40</text:a></text:p>
          <text:p text:style-name="P378"><text:a xlink:type="simple" xlink:href="#__RefHeading___Toc6610_3989013113" text:style-name="Index_20_Link" text:visited-style-name="Index_20_Link">Rebuild Dealer V2 from Source on WSL<text:tab/>41</text:a></text:p>
          <text:p text:style-name="P378"><text:a xlink:type="simple" xlink:href="#__RefHeading___Toc6612_3989013113" text:style-name="Index_20_Link" text:visited-style-name="Index_20_Link">Running Dealer on WSL after Install and/or Build<text:tab/>41</text:a></text:p>
          <text:p text:style-name="P376"><text:a xlink:type="simple" xlink:href="#__RefHeading___Toc18172_2383521750" text:style-name="Index_20_Link" text:visited-style-name="Index_20_Link">Glossary of Reserved Words in Dealer<text:tab/>42</text:a></text:p>
          <text:p text:style-name="P376"><text:soft-page-break/><text:a xlink:type="simple" xlink:href="#__RefHeading___Toc18174_2383521750" text:style-name="Index_20_Link" text:visited-style-name="Index_20_Link">Appendix -- Linux Command Line Quickstart<text:tab/>42</text:a></text:p>
          <text:p text:style-name="P378"><text:a xlink:type="simple" xlink:href="#__RefHeading___Toc18176_2383521750" text:style-name="Index_20_Link" text:visited-style-name="Index_20_Link">Linux Command Line Basics<text:tab/>42</text:a></text:p>
          <text:p text:style-name="P376"><text:a xlink:type="simple" xlink:href="#__RefHeading___Toc2945_3691053158" text:style-name="Index_20_Link" text:visited-style-name="Index_20_Link">Authors<text:tab/>44</text:a></text:p>
          <text:p text:style-name="P376"><text:a xlink:type="simple" xlink:href="#__RefHeading___Toc6770_3691053158" text:style-name="Index_20_Link" text:visited-style-name="Index_20_Link">Copyright<text:tab/>45</text:a></text:p>
          <text:p text:style-name="P377"><text:a xlink:type="simple" xlink:href="#__RefHeading___Toc6772_3691053158" text:style-name="Index_20_Link" text:visited-style-name="Index_20_Link">Copyright Version 2.0<text:tab/>45</text:a></text:p>
          <text:p text:style-name="P376"><text:a xlink:type="simple" xlink:href="#__RefHeading___Toc7837_1294319977" text:style-name="Index_20_Link" text:visited-style-name="Index_20_Link">Appendix -- The KnR (cccc) Agorithm Explained<text:tab/>46</text:a></text:p>
        </text:index-body>
      </text:table-of-content>
      <text:p text:style-name="Standard">---------------------------------------------------------------------------------------</text:p>
      <text:h text:style-name="P394" text:outline-level="1"><text:bookmark-start text:name="__RefHeading___Toc2466_3691053158"/>Preamble<text:bookmark-end text:name="__RefHeading___Toc2466_3691053158"/></text:h>
      <text:p text:style-name="Standard"><text:span text:style-name="T172">This release of Dealer, a program originally written by Hans van Staveren and then maintained and extended by </text:span>Henk Uijterwaal <text:span text:style-name="T172">and others</text:span><text:span text:style-name="T173"> (see the Authors section)</text:span><text:span text:style-name="T172">,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717">ly</text:span> Linux did not yet exist, even Windows 95 was not available and second<text:span text:style-name="T717">ly</text:span> hardware of the day was severely limited. <text:line-break/>As of 2022, Linux has pretty much taken over the Unix/Posix space, especially for systems that would be interested in a bridge program. Even Windows, <text:span text:style-name="T744">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744">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381"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97">It can be used to generate hands for bidding practice, simulation, post-mortem discussion and such. Per the original documentation it should not be used to generate hands for tournament play. There are better options, also free software, for that purpose.</text:p>
      <text:h text:style-name="P382" text:outline-level="1"><text:bookmark-start text:name="__RefHeading___Toc2468_3691053158"/>V2.0 Release Notes<text:bookmark-end text:name="__RefHeading___Toc2468_3691053158"/></text:h>
      <text:h text:style-name="P401"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96">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P316">The user can now enter François Dellacherie's shape specification directly into the Dealer input file. There is no need to go through an extra pre-processing step. </text:p>
      <text:p text:style-name="P316"><text:soft-page-break/></text:p>
      <text:p text:style-name="P282">Dealer can now export the hands in a format suitable for predealing in a subsequent <text:span text:style-name="T782">D</text:span>ealer run. The predeal holdings can be specified on the command line allowing this feature to be shell scripted.</text:p>
      <text:p text:style-name="P282"/>
      <text:p text:style-name="Standard">The user can now use a script to run Dealer, and have it study or simulate a variety of conditions without modifying the <text:span text:style-name="T156">Input File <text:s/></text:span><text:span text:style-name="T174"><text:s/>for each run.</text:span></text:p>
      <text:p text:style-name="Standard"/>
      <text:p text:style-name="Standard">Dealer can now export its results to a disk file in CSV<text:span text:style-name="T765"> format</text:span>, for analysis by other programs.<text:span text:style-name="T809"> </text:span></text:p>
      <text:p text:style-name="P294">Dealer can <text:s/>put the same, or different, CSV format results to the screen, while at the same time writing CSV results to a file.</text:p>
      <text:p text:style-name="Standard"/>
      <text:p text:style-name="P25">Some input statements are now handled directly in the Lexer without involving the parser. </text:p>
      <text:h text:style-name="P402"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816"> It also allows the user to redefine the usual HCP counts using fractions. For example Aces can be given a value of 4.5, Tens a value of 0.5 and so forth. The user can then input conditions such as</text:span><text:span text:style-name="T355"> hcp(west) &gt;= 14.0 &amp;&amp; hcp(west) &lt; 18.5</text:span></text:p>
      <text:p text:style-name="Standard"/>
      <text:p text:style-name="Standard">The <text:span text:style-name="T717">e</text:span>val<text:span text:style-name="T717">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402"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713">,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
      <text:p text:style-name="Standard"><text:soft-page-break/>Hans van Staveren's clever hack that<text:span text:style-name="T188"> avoided modulo division, and thus sped up random number generation by a factor of two, has been removed. See the maintenance documentation if you want to know why.</text:span></text:p>
      <text:h text:style-name="P383"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716221635" text:style-name="L1">
        <text:list-item>
          <text:p text:style-name="P414">Dealer<text:span text:style-name="T190"> </text:span><text:span text:style-name="T191">k</text:span><text:span text:style-name="T190">eywords</text:span> are in bold.</text:p>
        </text:list-item>
      </text:list>
      <text:list xml:id="list493843428" text:style-name="L2">
        <text:list-item>
          <text:p text:style-name="P415">In Dealer <text:span text:style-name="T156">case</text:span> is meaningful. <text:span text:style-name="T190">hcp</text:span> is a <text:span text:style-name="T755">D</text:span>ealer reserved word. HCP is not a reserved word. <text:span text:style-name="T190">spades</text:span> is a reserved word. Spades is not a reserved word.</text:p>
        </text:list-item>
      </text:list>
      <text:list xml:id="list721183645" text:style-name="L3">
        <text:list-item>
          <text:p text:style-name="P416">Many keywords in <text:span text:style-name="T755">D</text:span>ealer have both the singular and plural form reserved. See the glossary later in this document.</text:p>
        </text:list-item>
      </text:list>
      <text:list xml:id="list2397883427" text:style-name="L4">
        <text:list-item>
          <text:p text:style-name="P417">Examples showing literal input to, and output from, Dealer is in <text:span text:style-name="T249">Courier New</text:span> font.<text:span text:style-name="T802">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3417076579" text:style-name="L5">
        <text:list-item>
          <text:p text:style-name="P418">Generic terms that have specific meaning in a Dealer context are in <text:span text:style-name="T375">italics</text:span>. <text:s/>For example <text:span text:style-name="T375">compass, side, suit,</text:span> etc.</text:p>
        </text:list-item>
      </text:list>
      <text:list xml:id="list3113503562" text:style-name="L6">
        <text:list-item>
          <text:p text:style-name="P419">Input that can be omitted in certain cases is shown between square brackets. [...]</text:p>
        </text:list-item>
      </text:list>
      <text:list xml:id="list2874468766" text:style-name="L7">
        <text:list-item>
          <text:p text:style-name="P420">When parentheses<text:span text:style-name="T190"> ()</text:span> are shown in this documentation they are <text:span text:style-name="T156">required</text:span> by the Dealer syntax. The previous version of the documentation used <text:s/>parentheses for two purposes which I always found slightly confusing. </text:p>
        </text:list-item>
      </text:list>
      <text:list xml:id="list3474665415" text:style-name="L8">
        <text:list-item>
          <text:p text:style-name="P421">Where the user is expected to make a choice between one of several terms the list is shown between braces {}.</text:p>
          <text:p text:style-name="P422"/>
        </text:list-item>
      </text:list>
      <text:p text:style-name="Standard">For example <text:span text:style-name="T190">hcp</text:span> <text:span text:style-name="T190">(</text:span> <text:span text:style-name="T375">compass</text:span> [,<text:span text:style-name="T375">suit</text:span>] <text:span text:style-name="T190">)</text:span><text:span text:style-name="T448"> can be read as </text:span><text:span text:style-name="T190">hcp</text:span><text:span text:style-name="T448"> is a Dealer keyword that must be entered exactly as shown. The left pare</text:span><text:span text:style-name="T449">n</text:span><text:span text:style-name="T448">thesis is required. </text:span><text:span text:style-name="T394">compass </text:span><text:span text:style-name="T3">is a Dealer term referring to the various seat names, {north, south, east, west}. The comma and term </text:span><text:span text:style-name="T395">suit</text:span><text:span text:style-name="T3"> shown between the square brackets is optional and may be omitted. The closing parenthesis is required.</text:span></text:p>
      <text:p text:style-name="P248"><text:span text:style-name="T3">H</text:span><text:span text:style-name="T2">ence this input: </text:span><text:span text:style-name="T250">hcp(south, clubs) </text:span><text:span text:style-name="T505">is legal, as is </text:span><text:span text:style-name="T250">hcp(west)</text:span><text:span text:style-name="T505">. But this input </text:span><text:span text:style-name="T250">hcp South </text:span><text:span text:style-name="T506">is not legal. The parentheses are missing and the word 'South' with a capital S is not a valid </text:span><text:span text:style-name="T550">compass </text:span><text:span text:style-name="T506">name.</text:span></text:p>
      <text:h text:style-name="P384" text:outline-level="1"/>
      <text:h text:style-name="P395"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1550472438" text:style-name="L9">
        <text:list-item>
          <text:p text:style-name="P423"><text:span text:style-name="T375">compass</text:span><text:span text:style-name="T376">: </text:span><text:span text:style-name="T62">o</text:span><text:span text:style-name="T675">ne of north, south, east, west</text:span></text:p>
        </text:list-item>
      </text:list>
      <text:list xml:id="list4036823997" text:style-name="L10">
        <text:list-item>
          <text:p text:style-name="P424"><text:span text:style-name="T375">side</text:span><text:span text:style-name="T376">:</text:span><text:span text:style-name="T675"> one of NS, EW (note the capitals)</text:span></text:p>
        </text:list-item>
      </text:list>
      <text:list xml:id="list4141137121" text:style-name="L11">
        <text:list-item>
          <text:p text:style-name="P425"><text:span text:style-name="T375">suit</text:span><text:span text:style-name="T376">:</text:span><text:span text:style-name="T675"> one of club, clubs, diamond, diamonds, heart, hearts, spade, spades (singular </text:span><text:span text:style-name="T685">&amp;</text:span><text:span text:style-name="T675"> plural)</text:span></text:p>
        </text:list-item>
      </text:list>
      <text:list xml:id="list1802578083" text:style-name="L12">
        <text:list-item>
          <text:p text:style-name="P426"><text:span text:style-name="T375">strain</text:span><text:span text:style-name="T376">:</text:span><text:span text:style-name="T675"> one of notrump, notrumps, or one of the suits</text:span></text:p>
        </text:list-item>
      </text:list>
      <text:list xml:id="list2876646758" text:style-name="L13">
        <text:list-item>
          <text:p text:style-name="P427"><text:span text:style-name="T375">holding</text:span><text:span text:style-name="T675">: one or more cards in a suit, arranged in descending order of rank</text:span><text:span text:style-name="T676"> preceded by a suit letter. </text:span><text:span text:style-name="T675"><text:s/></text:span><text:span text:style-name="T676">Example: </text:span><text:span text:style-name="T306">H</text:span><text:span text:style-name="T307">AJT432</text:span><text:span text:style-name="T306"> </text:span><text:span text:style-name="T649">or</text:span><text:span text:style-name="T306"> CAKQJT98</text:span></text:p>
        </text:list-item>
        <text:list-item>
          <text:p text:style-name="P428">card: <text:span text:style-name="T56">a character from the set [2-9TJQK</text:span><text:span text:style-name="T70">A</text:span><text:span text:style-name="T56">] followed by a capital suit letter S,H,D,C. Note that the suit letter comes after the </text:span>rank <text:span text:style-name="T56">in a </text:span>card<text:span text:style-name="T56">, but before the rank(s) in a </text:span>holding<text:span text:style-name="T56">. So that </text:span><text:span text:style-name="T265">TC</text:span><text:span text:style-name="T56"> means the </text:span>card<text:span text:style-name="T56"> the club Ten, and </text:span><text:span text:style-name="T265">CT</text:span><text:span text:style-name="T56"> means that the entire club suit consists of the club Ten. </text:span></text:p>
        </text:list-item>
      </text:list>
      <text:list xml:id="list685703248" text:style-name="L14">
        <text:list-item>
          <text:p text:style-name="P431"><text:span text:style-name="T375">deal:</text:span> 52 cards in random order (shuffled and dealt)</text:p>
        </text:list-item>
      </text:list>
      <text:list xml:id="list1646430177" text:style-name="L15">
        <text:list-item>
          <text:p text:style-name="P432"><text:span text:style-name="T387">distribution</text:span>: a 4 character string made up of the digits 0-9 and<text:span text:style-name="T850">/or</text:span> the letter 'x'. e.g. 4432, <text:span text:style-name="T745">x5</text:span>x<text:span text:style-name="T745">3</text:span><text:span text:style-name="T844"> <text:s/>The characters represent the suit lengths in the order Spades, Hearts, Diamonds, Clubs. There is no way to specify a 10+ suit in Dealer.</text:span><text:span text:style-name="T850"> x36x means a hand <text:s/>with 3=6 in the reds, i.e. 3 hearts and 6 diamonds. 4333 means square with 4 spades. <text:s/></text:span><text:span text:style-name="T849">A </text:span><text:span text:style-name="T391">distribution</text:span><text:span text:style-name="T849"> is not the same as a </text:span><text:span text:style-name="T239">shape.</text:span><text:span text:style-name="T240"> </text:span><text:span text:style-name="T495">When the distinction between these distributions and François distributions is relevant these are referred to as HvS distributions.</text:span></text:p>
        </text:list-item>
        <text:list-item>
          <text:p text:style-name="P434"><text:span text:style-name="T375">shapelist:</text:span> several <text:span text:style-name="T387">distribution</text:span><text:span text:style-name="T391">s</text:span> optionally preceded by the keyword <text:span text:style-name="T190">any </text:span>and joined with plus or minus signs<text:span text:style-name="T190">.</text:span><text:span text:style-name="T460"> For example to specify a balanced hand that does not include a 5 card Major: </text:span></text:p>
        </text:list-item>
      </text:list>
      <text:p text:style-name="P315"><text:span text:style-name="T294"><text:tab/></text:span><text:span text:style-name="T285">any</text:span><text:span text:style-name="T460"> </text:span><text:span text:style-name="T285">4432 + </text:span><text:span text:style-name="T293">any 4333 + </text:span><text:span text:style-name="T285">any 5332 - 5xxx - x5xx</text:span></text:p>
      <text:p text:style-name="P316"><text:span text:style-name="T285"><text:tab/></text:span><text:span text:style-name="T612">As will be explained later all the shapes with minus signs must come </text:span><text:span text:style-name="T658">after</text:span><text:span text:style-name="T547"> the shapes without </text:span></text:p>
      <text:p text:style-name="P373">minus signs.</text:p>
      <text:list xml:id="list191856888691438" text:continue-numbering="true" text:style-name="L15">
        <text:list-item>
          <text:p text:style-name="P436"><text:span text:style-name="T647">s</text:span><text:span text:style-name="T636">hape</text:span><text:span text:style-name="T279">: </text:span><text:span text:style-name="T505">This is shorthand for 'shape specification', </text:span><text:span text:style-name="T545">not</text:span><text:span text:style-name="T505"> as you might assume for </text:span><text:span text:style-name="T612">distribution.</text:span><text:span text:style-name="T505"> It means: the word 'shape' followed by a left parenthesis, then a </text:span><text:span text:style-name="T612">shapelist </text:span><text:span text:style-name="T505">then a right parenthesis. For example this is one </text:span><text:span text:style-name="T612">shape</text:span><text:span text:style-name="T505"> :</text:span><text:span text:style-name="T276">shape(</text:span><text:span text:style-name="T250"> any 5xxx + 64xx + 46xx - any 0xxx</text:span><text:span text:style-name="T259"> </text:span><text:span text:style-name="T276">) </text:span><text:span text:style-name="T505">It means a hand with any 5 card suit but no voids, or a hand with 6 spades and 4 hearts or a hand with 4 spades and 6 hearts (with no voids so must be 6421). The distinction between </text:span><text:span text:style-name="T612">shape</text:span><text:span text:style-name="T505"> and </text:span><text:span text:style-name="T612">distribution </text:span><text:span text:style-name="T505">will be important when discussing the </text:span><text:span text:style-name="T525">shape</text:span><text:span text:style-name="T505"> function later on.</text:span></text:p>
        </text:list-item>
        <text:list-item>
          <text:p text:style-name="P437"><text:span text:style-name="T612">FDdistribution</text:span><text:span text:style-name="T505"> or </text:span><text:span text:style-name="T612">FDdist</text:span><text:span text:style-name="T505">: a distribution expressed using François Dellacherie's enhanced </text:span><text:span text:style-name="T612">FDoperators.</text:span><text:span text:style-name="T505"> When the distinction between these distributions and</text:span><text:span text:style-name="T520"> original</text:span><text:span text:style-name="T505"> distributions is relevant thes</text:span><text:span text:style-name="T520"> original distributions are </text:span><text:span text:style-name="T505"><text:s/>referred to as HvS distributions.</text:span></text:p>
        </text:list-item>
        <text:list-item>
          <text:p text:style-name="P438"><text:span text:style-name="T535">FDshape: </text:span><text:span text:style-name="T505">This is shorthand for 'François shape specification'. It means the word 'shape' followed by a left</text:span><text:span text:style-name="T545"> brace {</text:span><text:span text:style-name="T543"> then a compass direction, a comma, and then </text:span><text:span text:style-name="T544">one or </text:span><text:span text:style-name="T543">several </text:span><text:span text:style-name="T547">FDdistributions</text:span><text:span text:style-name="T548"> </text:span><text:span text:style-name="T544">joined with plus or minus signs. As with the original shapelist, all the minus sign FDdistributions should come after the plus sign ones. The keyword </text:span><text:span text:style-name="T542">any</text:span><text:span text:style-name="T544"> is not allowed in an FDshapelist.</text:span></text:p>
        </text:list-item>
        <text:list-item>
          <text:p text:style-name="P439"><text:span text:style-name="T547">FDoperator</text:span><text:span text:style-name="T543">: The extra symbols or ways of expressing a distribution inside of an</text:span><text:span text:style-name="T540"> FDshape.</text:span><text:span text:style-name="T543"> See the separate section on this feature.</text:span></text:p>
        </text:list-item>
        <text:list-item>
          <text:p text:style-name="P433"><text:span text:style-name="T552">c</text:span><text:span text:style-name="T553">ontract</text:span><text:span text:style-name="T286">: </text:span><text:span text:style-name="T619">A string consisting of: the lower case letter 'z', then a <text:s/>digit in the range 1-7, then a capital letter giving the strain from the list {C,D,H,S,N} then 0, 1, or 2 lower case 'x's to indicate whether the contract is un-doubled, doubled, or re-doubled. Ex:</text:span><text:span text:style-name="T286"> z6Sxx</text:span><text:span text:style-name="T619"> or</text:span><text:span text:style-name="T286"> z1N</text:span><text:span text:style-name="T619"> </text:span></text:p>
        </text:list-item>
      </text:list>
      <text:list xml:id="list3074624156" text:style-name="L16">
        <text:list-item>
          <text:p text:style-name="P440"><text:soft-page-break/><text:span text:style-name="T375">dotnum:</text:span> <text:span text:style-name="T713">a number with 0, 1 or 2 digits before <text:s/>a decimal point which can be followed by 0, 1, or 2 digits. Examples: </text:span><text:span text:style-name="T305">99.99</text:span><text:span text:style-name="T713"> <text:s/>or</text:span><text:span text:style-name="T305"> 0.01</text:span><text:span text:style-name="T713"> or </text:span><text:span text:style-name="T305">.5</text:span><text:span text:style-name="T713"> or </text:span><text:span text:style-name="T305">15.</text:span><text:span text:style-name="T713"> The decimal point is always required; the digits before or after the decimal point may or may not be present.</text:span></text:p>
        </text:list-item>
      </text:list>
      <text:list xml:id="list1778605576" text:style-name="L17">
        <text:list-item>
          <text:p text:style-name="P441"><text:span text:style-name="T375">number</text:span>:<text:span text:style-name="T56"> an integer made up of the digits 0-9. No commas, or decimal points. </text:span></text:p>
        </text:list-item>
      </text:list>
      <text:list xml:id="list4292875051" text:style-name="L18">
        <text:list-item>
          <text:p text:style-name="P442"><text:span text:style-name="T375">expression</text:span>: <text:span text:style-name="T56">an expression is made up of other expressions, grouped by parentheses and joined by arithmetic or logical operators. The simplest expression is a single </text:span>term<text:span text:style-name="T56"> such a </text:span><text:span text:style-name="T375">number</text:span><text:span text:style-name="T56"> or a bridge function call such as </text:span><text:span text:style-name="T276">hcp(north)</text:span></text:p>
        </text:list-item>
        <text:list-item>
          <text:p text:style-name="P429">quoted string <text:span text:style-name="T56">Free form text, between double quotes. e.g. </text:span><text:span text:style-name="T265">"Average of North's HCP"</text:span></text:p>
        </text:list-item>
        <text:list-item>
          <text:p text:style-name="P430">csvlist <text:span text:style-name="T56">Terms that can be printed by the </text:span><text:span text:style-name="T71">csvrpt</text:span><text:span text:style-name="T56"> and/or the</text:span><text:span text:style-name="T71"> printrpt</text:span><text:span text:style-name="T56"> action(s). The terms in this list are: any valid Dealer </text:span>expression<text:span text:style-name="T56">, a </text:span>compass,<text:span text:style-name="T56"> a </text:span>side<text:span text:style-name="T56">, </text:span>quoted strings<text:span text:style-name="T818">,</text:span><text:span text:style-name="T63"> and </text:span><text:span text:style-name="T56">the keywords </text:span><text:span text:style-name="T71">deal</text:span><text:span text:style-name="T56">, </text:span><text:span text:style-name="T71">trix(deal)</text:span><text:span text:style-name="T56"> and</text:span><text:span text:style-name="T71"> trix(</text:span><text:span text:style-name="T448">side</text:span><text:span text:style-name="T71">)</text:span><text:span text:style-name="T56"> </text:span><text:span text:style-name="T68">.</text:span></text:p>
        </text:list-item>
      </text:list>
      <text:h text:style-name="P383"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719">analyzing</text:span> each one until one of two things occurs: either it<text:span text:style-name="T190"> </text:span><text:span text:style-name="T157">produces</text:span><text:span text:style-name="T176"> the number of interesting deals the user called for, or it reaches the limit on how many deals it is required to </text:span><text:span text:style-name="T158">generate</text:span><text:span text:style-name="T176"> before giving up.</text:span></text:p>
      <text:p text:style-name="Standard"><text:span text:style-name="T175">The input file can be thought of as consisting of the following parts: </text:span><text:span text:style-name="T179">e</text:span><text:span text:style-name="T175">nvironment</text:span><text:span text:style-name="T179"> s</text:span><text:span text:style-name="T175">et-</text:span><text:span text:style-name="T179">u</text:span><text:span text:style-name="T175">p, variable definition, condition clause, list of actions to perform, and end of run</text:span><text:span text:style-name="T177"> output actions.</text:span></text:p>
      <text:p text:style-name="Standard"><text:span text:style-name="T177">D</text:span><text:span text:style-name="T175">ealer also understands </text:span><text:span text:style-name="T424">expressions</text:span><text:span text:style-name="T425">.</text:span><text:span text:style-name="T177"> That is</text:span><text:span text:style-name="T178">,</text:span><text:span text:style-name="T177"> in most places where a single </text:span><text:span text:style-name="T429">term </text:span><text:span text:style-name="T177">is allowed such as a </text:span><text:span text:style-name="T429">number,</text:span><text:span text:style-name="T177"> or a term such as </text:span><text:span text:style-name="T187">hearts(south)</text:span><text:span text:style-name="T177"> you can also put two or more terms connected by either an arithmetic, or a logical, operator. Most expressions that would be valid in C are also valid in Dealer.</text:span></text:p>
      <text:p text:style-name="Standard"><text:span text:style-name="T175">Examples: </text:span><text:span text:style-name="T277">hcp(south) + hcp(north) </text:span><text:span text:style-name="T547">or <text:s/></text:span><text:span text:style-name="T277">hearts(south) + spades(south) </text:span><text:span text:style-name="T547">or </text:span></text:p>
      <text:p text:style-name="Standard"><text:span text:style-name="T277">hcp(south,hearts)&gt;=hcp(south,spades)and</text:span><text:span text:style-name="T278"> </text:span><text:span text:style-name="T277">hcp(south)+hcp(north)&gt;26</text:span></text:p>
      <text:h text:style-name="Heading_20_2" text:outline-level="2"><text:bookmark-start text:name="__RefHeading___Toc2476_3691053158"/>Environment Set-up &amp; Scripting<text:span text:style-name="T685"> </text:span><text:bookmark-end text:name="__RefHeading___Toc2476_3691053158"/></text:h>
      <text:p text:style-name="P26"><text:span text:style-name="T192">g</text:span><text:span text:style-name="T190">enerate</text:span> <text:span text:style-name="T396">number</text:span><text:span text:style-name="T4"> The maximum number of random deals to try. Terminate the program when this number is reached, even if there were fewer than </text:span><text:span text:style-name="T72">produce</text:span><text:span text:style-name="T4"> 'interesting' deals.</text:span></text:p>
      <text:p text:style-name="P26"><text:span text:style-name="T190">produce</text:span> <text:s/><text:span text:style-name="T396">number</text:span><text:span text:style-name="T4"> The maximum number of 'interesting' deals to produce. Terminate the program after this many have been found, and their actions completed.</text:span></text:p>
      <text:p text:style-name="P26"><text:span text:style-name="T190">dealer</text:span><text:span text:style-name="T193"> </text:span><text:span text:style-name="T396">compass </text:span><text:span text:style-name="T4">Set the dealer for the </text:span><text:span text:style-name="T13">PBN</text:span><text:span text:style-name="T4"> printed output. This value has no impact on the deals produced</text:span><text:span text:style-name="T10">;</text:span><text:span text:style-name="T4"> it is strictly for documentation purposes.</text:span><text:span text:style-name="T5"> The default is</text:span><text:span text:style-name="T73"> north</text:span><text:span text:style-name="T5">.</text:span></text:p>
      <text:p text:style-name="Standard"><text:span text:style-name="T585">vulnerable</text:span><text:span text:style-name="T590"> </text:span><text:span text:style-name="T560">{</text:span><text:span text:style-name="T572">NS, EW,</text:span><text:span text:style-name="T571"> both, all, none</text:span><text:span text:style-name="T560"> } Set the vulnerability for the </text:span><text:span text:style-name="T562">PBN</text:span><text:span text:style-name="T560"> printed output. </text:span><text:span text:style-name="T561">I</text:span><text:span text:style-name="T560">f </text:span><text:span text:style-name="T565">par</text:span><text:span text:style-name="T571"> </text:span><text:span text:style-name="T560">calculations are asked for, this is the value that will be used.</text:span><text:span text:style-name="T561"> </text:span><text:span text:style-name="T566">none</text:span><text:span text:style-name="T561"> is the default.</text:span></text:p>
      <text:p text:style-name="P27"><text:span text:style-name="T73">o</text:span><text:span text:style-name="T71">pener</text:span><text:span text:style-name="T2"> </text:span><text:span text:style-name="T394">compass</text:span><text:span text:style-name="T2"> Set the opener for</text:span><text:span text:style-name="T71"> opc</text:span><text:span text:style-name="T2"> evaluations. The default is </text:span><text:span text:style-name="T71">west</text:span><text:span text:style-name="T2">.</text:span></text:p>
      <text:p text:style-name="P26"><text:span text:style-name="T190">predeal </text:span><text:span text:style-name="T397">compass</text:span><text:span text:style-name="T679"> </text:span><text:span text:style-name="T396">holding</text:span><text:span text:style-name="T397"> </text:span><text:span text:style-name="T5">[</text:span><text:span text:style-name="T397">,holding ....</text:span><text:span text:style-name="T5"> ]</text:span><text:span text:style-name="T4"> Predeal these cards</text:span><text:span text:style-name="T5"> to this player.</text:span><text:span text:style-name="T11"> As few as one, and as many as 13 cards may be predealt to any number of players.</text:span></text:p>
      <text:p text:style-name="P26"><text:span text:style-name="T5">E</text:span><text:span text:style-name="T2">xample: </text:span><text:span text:style-name="T265">predeal south </text:span><text:span text:style-name="T250">SAQ542, HKJ87, D32, CAK</text:span></text:p>
      <text:p text:style-name="P26"><text:span text:style-name="T4">An alternate form of </text:span><text:span text:style-name="T72">predeal</text:span><text:span text:style-name="T4"> specification is </text:span><text:span text:style-name="T137">suit</text:span><text:span text:style-name="T138">(</text:span><text:span text:style-name="T137">compass</text:span><text:span text:style-name="T138">)==</text:span><text:span text:style-name="T430">number</text:span><text:span text:style-name="T4"> </text:span><text:span text:style-name="T5">This will ensure that the player gets exactly <text:s/></text:span><text:span text:style-name="T430">number </text:span><text:span text:style-name="T95">in the suit, but the card(s) could be any rank.</text:span><text:span text:style-name="T102"> </text:span><text:span text:style-name="T433">This feature does not work in my copy of </text:span><text:span text:style-name="T435">D</text:span><text:span text:style-name="T433">ealer </text:span><text:span text:style-name="T440">version 1 </text:span><text:span text:style-name="T433">from Debian. In fact studying the code I cannot find any aspect of the shuffle routine (where the other predeal </text:span><text:span text:style-name="T434">condition </text:span><text:span text:style-name="T433">is taken into account) that uses this feature.</text:span><text:span text:style-name="T436"> Not </text:span><text:soft-page-break/><text:span text:style-name="T436">implemented in V2</text:span></text:p>
      <text:p text:style-name="P312"><text:span text:style-name="T567">seed </text:span><text:span text:style-name="T605">number</text:span><text:span text:style-name="T563"> Sets seed for the RNG. <text:s/></text:span><text:span text:style-name="T605">number </text:span><text:span text:style-name="T563">should be some postitive integer; a value of zero will cause the RNG to be seeded from the Linux kernel (the default). Whatever value is entered here, will be over ridden by a value entered on the command line via the -s switch, even if the command line value is zero. </text:span><text:span text:style-name="T564"><text:s/>Setting a starting seed ensures repeatability of hands generated from run to run.</text:span></text:p>
      <text:p text:style-name="P312"><text:span text:style-name="T563">Ex: <text:s/></text:span><text:span text:style-name="T337">seed 108488457980525</text:span></text:p>
      <text:p text:style-name="Standard"><text:span text:style-name="T190">pointcount</text:span><text:span text:style-name="T679"> </text:span><text:span text:style-name="T685">{</text:span><text:span text:style-name="T397">list </text:span><text:span text:style-name="T399">of numbers</text:span><text:span text:style-name="T6">}</text:span><text:span text:style-name="T450"> </text:span><text:span text:style-name="T459">Set</text:span><text:span text:style-name="T450"> the HCP value of the cards in a suit starting with the Ace and down to the </text:span><text:span text:style-name="T453">D</text:span><text:span text:style-name="T450">euce. The word </text:span><text:span text:style-name="T194">pointcount</text:span><text:span text:style-name="T450"> by itself will set all values to zero. Not every card needs to be entered. Th</text:span><text:span text:style-name="T475">e purpose of this keyword is to </text:span><text:span text:style-name="T450">allow the player to redefine the usual 4-3-2-1 point count. For example:</text:span><text:span text:style-name="T475"> </text:span><text:span text:style-name="T249">pointcount 6 4 3 2 1</text:span><text:span text:style-name="T320"> </text:span><text:span text:style-name="T450">will give Aces a value of 6, Kings 4, Queens 3, Jacks 2 and Tens 1. </text:span><text:span text:style-name="T451">The remaining cards will be given a value of zero. <text:s/></text:span></text:p>
      <text:p text:style-name="Standard"><text:span text:style-name="T190">altcount</text:span> <text:span text:style-name="T377">number</text:span><text:span text:style-name="T680"> </text:span><text:span text:style-name="T377">number-list</text:span><text:span text:style-name="T680"> This keyword is similar to </text:span><text:span text:style-name="T195">pointcount</text:span><text:span text:style-name="T680"> in that it lets the user redefine what is being counted by the </text:span><text:span text:style-name="T195">pt0</text:span><text:span text:style-name="T680"> thru </text:span><text:span text:style-name="T195">pt9</text:span><text:span text:style-name="T680"> keywords. The first number is the number of the alternate point</text:span><text:span text:style-name="T682"> </text:span><text:span text:style-name="T680">count e.g. </text:span><text:span text:style-name="T295">altcount 4</text:span><text:span text:style-name="T680"> will set the value of all cards counted by </text:span><text:span text:style-name="T195">pt4 </text:span><text:span text:style-name="T680">to zero. The default of </text:span><text:span text:style-name="T195">pt4</text:span><text:span text:style-name="T680"> is to count the number of Aces</text:span><text:span text:style-name="T682"> </text:span><text:span text:style-name="T681">in </text:span><text:span text:style-name="T680">a hand </text:span><text:span text:style-name="T681"><text:s/>so that </text:span><text:span text:style-name="T682">the default </text:span><text:span text:style-name="T681">altcount 4 array is set </text:span><text:span text:style-name="T682">as if the user had entered</text:span><text:span text:style-name="T845">:</text:span><text:span text:style-name="T681"> </text:span><text:span text:style-name="T296">altcount 4 </text:span><text:span text:style-name="T297">1 0 0 0 0 0 0 0 0 0 0 0 0</text:span></text:p>
      <text:p text:style-name="Standard"><text:span text:style-name="T681">If you want to use </text:span><text:span text:style-name="T196">pt4</text:span><text:span text:style-name="T681"> to count something different, then you can redefine this array with an </text:span><text:span text:style-name="T196">altcount </text:span><text:span text:style-name="T681">4 command. Similarly for the other alternate counts, <text:s/>0 - 9.</text:span><text:span text:style-name="T221"> </text:span></text:p>
      <text:p text:style-name="Standard">Example: <text:span text:style-name="T249">altcount 9 13 9 5 2 1</text:span></text:p>
      <text:p text:style-name="P356"><text:span text:style-name="T681">This will make </text:span><text:span text:style-name="T196">pt9</text:span><text:span text:style-name="T681"> count in 'Danny Kleinman' points where an Ace has a value of 13, </text:span><text:span text:style-name="T720">a King a value of 9, a Queen a value of 5, </text:span><text:span text:style-name="T681">a Jack a value of 2 and a Ten a value of 1. </text:span></text:p>
      <text:p text:style-name="P357">The <text:span text:style-name="T190">altcount </text:span>and <text:span text:style-name="T190">pointcount</text:span> keywords, can also be specified using <text:span text:style-name="T375">dotnums</text:span>. For example:</text:p>
      <text:p text:style-name="P357"><text:span text:style-name="T249">pointcount 4.5 3.0 1.5 0.75 0.25 </text:span>will give Aces a value of four and half points, and Tens a value of one quarter point and so on. The same would apply to the <text:span text:style-name="T190">altcount</text:span> keyword. But see the section on using <text:span text:style-name="T375">dotnums</text:span> later, and the implications of doing this.</text:p>
      <text:p text:style-name="P215"/>
      <text:p text:style-name="P355"><text:span text:style-name="T245">title</text:span><text:span text:style-name="T502"> </text:span><text:span text:style-name="T423">quoted string</text:span><text:span text:style-name="T54"> This title will appear on some of the printouts, and also at the end of the run when the statistics are printed out. This allows the user to keep track of what the printouts were intended for.</text:span></text:p>
      <text:p text:style-name="P15"><text:span text:style-name="T49">Maximum length is 250 characters. </text:span><text:span text:style-name="T2">Ex: </text:span><text:span text:style-name="T250">title "Weak NT Bidding Practice Session 1"</text:span></text:p>
      <text:h text:style-name="Heading_20_2" text:outline-level="2"><text:bookmark-start text:name="__RefHeading___Toc2556_3691053158"/>Variables<text:bookmark-end text:name="__RefHeading___Toc2556_3691053158"/></text:h>
      <text:p text:style-name="P33"><text:span text:style-name="T681">D</text:span>ealer allows the user to define variables which can be used as <text:span text:style-name="T156">shorthand</text:span> for complicated expressions. <text:span text:style-name="T684">A variable name can be of any length, consisting of the digits 0-9, upper case letters, lower case letters, and</text:span><text:span text:style-name="T720">, </text:span><text:span text:style-name="T684"><text:s/>as of Version 2.0, the underscore character. There are two restrictions; </text:span><text:span text:style-name="T166">first it must start with a letter (upper or lower case)</text:span><text:span text:style-name="T684">, second the variable name cannot conflict with a Dealer reserved word. For example it is legal to have variables named </text:span><text:span text:style-name="T370">hcpn, hcpe, hcpw</text:span><text:span text:style-name="T684"> representing the HCP for North, East, and West but </text:span><text:span text:style-name="T166">not</text:span><text:span text:style-name="T684"> a variable named </text:span><text:span text:style-name="T370">hcps</text:span><text:span text:style-name="T684"> because both </text:span><text:span text:style-name="T197">hcp</text:span><text:span text:style-name="T684"> and </text:span><text:span text:style-name="T197">hcps</text:span><text:span text:style-name="T684"> are reserved words in Dealer. But </text:span><text:span text:style-name="T370">hcpS</text:span><text:span text:style-name="T684"> would be </text:span><text:span text:style-name="T714">a </text:span><text:span text:style-name="T684">legal </text:span><text:span text:style-name="T714">variable name </text:span><text:span text:style-name="T684">because case matters.</text:span></text:p>
      <text:p text:style-name="P33"/>
      <text:p text:style-name="P331"><text:span text:style-name="T573">It is important to realize that </text:span><text:span text:style-name="T584">acting as shorthand is </text:span><text:span text:style-name="T607"><text:s/>the only thing</text:span><text:span text:style-name="T573"> variables are used for. They are </text:span><text:span text:style-name="T606">not</text:span><text:span text:style-name="T573"> used to store intermediate results. </text:span></text:p>
      <text:p text:style-name="P33">When the user defines a variable, the variable name is added to a linked list of variables; <text:span text:style-name="T683">an expression tree is built that</text:span><text:span text:style-name="T714">,</text:span><text:span text:style-name="T683"> when traversed</text:span><text:span text:style-name="T714">,</text:span><text:span text:style-name="T683"> will calculate and return the value of the variable, and a pointer to that </text:span><text:soft-page-break/><text:span text:style-name="T683">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65">ach time it is referred to.</text:span></text:p>
      <text:p text:style-name="P26">Example: <text:span text:style-name="T249">HCP_NS </text:span><text:span text:style-name="T298">=</text:span><text:span text:style-name="T249"> hcp(north) + hcp(south)</text:span></text:p>
      <text:p text:style-name="P26"><text:span text:style-name="T298">condition</text:span> <text:span text:style-name="T249">HCP_NS &gt;=</text:span><text:span text:style-name="T350"> </text:span><text:span text:style-name="T249">23 and HCP_NS &lt;= 29</text:span></text:p>
      <text:p text:style-name="P26">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766"> </text:span><text:span text:style-name="T720">the variable list is searched until the name HCP_NS is found, and the pointer to the expression tree is retrieved. T</text:span>he expression tree that calculates the sum is evaluated and the comparison is done. <text:span text:style-name="T720">W</text:span>hen the condition statement wants to compare the number 29 against the variable HCP_NS the exact same process is repeated again<text:span text:style-name="T720">, starting with the search of the variable list. </text:span><text:s/></text:p>
      <text:p text:style-name="P26">This takes slightly more time than just having the condition statement evaluate:</text:p>
      <text:p text:style-name="P121"><text:span text:style-name="T198">condition</text:span><text:span text:style-name="T705"> </text:span>(hcp(north)+hcp(south)&gt;=23)&amp;&amp;(hcp(north)+hcp(south)&lt;=29)</text:p>
      <text:p text:style-name="Standard"><text:span text:style-name="T573">The first is more convenient for the user, but takes more time because the variable name must first be looked up (twice) before the </text:span><text:span text:style-name="T574">summation </text:span><text:span text:style-name="T573">can be done</text:span><text:span text:style-name="T575"> (also twice)</text:span><text:span text:style-name="T573">. </text:span></text:p>
      <text:h text:style-name="Heading_20_2" text:outline-level="2"><text:bookmark-start text:name="__RefHeading___Toc2478_3691053158"/>Condition Statement<text:bookmark-end text:name="__RefHeading___Toc2478_3691053158"/></text:h>
      <text:p text:style-name="P26"><text:span text:style-name="T171">E</text:span>valuating the condition statement is the most complicated thing that Dealer does. The user has great freedom to build quite compl<text:span text:style-name="T720">ex </text:span>condition statements by using the various <text:span text:style-name="T714">bridge </text:span>hand evaluation metrics and joining them with either arithmetic or logical operators<text:span text:style-name="T720">, and grouping them with parentheses.</text:span></text:p>
      <text:p text:style-name="P63">The arithmetic and logical operators are listed after the glossary of keywords later in this document.</text:p>
      <text:p text:style-name="P219"><text:span text:style-name="T650">The syntax of the condition statement is </text:span><text:span text:style-name="T300">condition</text:span><text:span text:style-name="T309"> </text:span><text:span text:style-name="T308">expression</text:span><text:span text:style-name="T536"> Parentheses are not requi</text:span><text:span text:style-name="T539">r</text:span><text:span text:style-name="T536">ed around </text:span><text:span text:style-name="T557">expression</text:span><text:span text:style-name="T536">, but of course the user will often </text:span><text:span text:style-name="T537">need</text:span><text:span text:style-name="T536"> to use parentheses to ensure that the various clauses are grouped correctly. This is particularly true if the </text:span><text:span text:style-name="T526">condition</text:span><text:span text:style-name="T536"> expression contains an </text:span><text:span text:style-name="T526">or</text:span><text:span text:style-name="T536"> <text:s/>logical operator. </text:span></text:p>
      <text:p text:style-name="P78">Dealer only acts on one condition statement. It is not a fatal error to have more than one condition statement, but only the last condition statement specified has any effect.</text:p>
      <text:p text:style-name="P64">Example: <text:span text:style-name="T249">condition shape(north, any 4432 + any 4333)and hcp(north)&gt;=15 and shape(south, 5xxx + x5xx) and hcp(south)&gt;=8 </text:span></text:p>
      <text:p text:style-name="P186"/>
      <text:p text:style-name="P104"><text:span text:style-name="T156">Efficiency Consideration: </text:span>The condition statement is evaluated in roughly the same sequence as the way it is entered <text:span text:style-name="T718">i</text:span>n the input file. If it is not necessary to evaluate all clauses, then Dealer does not do so. For instance if the condition statement uses many clauses joined by<text:span text:style-name="T190"> and </text:span><text:span text:style-name="T448">then as soon as one of those clauses is false, the whole expression must be false and Dealer does not continue to evaluate clauses that are not necessary. The same is true if the clauses are joined by </text:span><text:span text:style-name="T190">or</text:span><text:span text:style-name="T448"> and one of them becomes true. Since the </text:span><text:span text:style-name="T190">tricks</text:span><text:span text:style-name="T448">,</text:span><text:span text:style-name="T492"> </text:span><text:span text:style-name="T190">dds</text:span><text:span text:style-name="T448">, </text:span><text:span text:style-name="T236">trix,</text:span><text:span text:style-name="T492"> </text:span><text:span text:style-name="T190">par</text:span><text:span text:style-name="T448">, and </text:span><text:span text:style-name="T190">opc</text:span><text:span text:style-name="T448"> functions are much slower than the other ones in </text:span><text:span text:style-name="T476">D</text:span><text:span text:style-name="T448">ealer, 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text:soft-page-break/>Common<text:span text:style-name="T705">ly Used</text:span> Clauses<text:bookmark-end text:name="__RefHeading___Toc2480_3691053158"/></text:h>
      <text:p text:style-name="P204">Most often the condition statement will consist of clauses using common bridge functions, or variables that are shorthand for expressions made up of common bridge functions. <text:span text:style-name="T706">(In all of the following discussion assume that both the singular and plural form of the reserved word can be used. For example </text:span><text:span text:style-name="T199">hcp</text:span><text:span text:style-name="T706"> and </text:span><text:span text:style-name="T199">hcps</text:span><text:span text:style-name="T706"> mean the same thing as do </text:span><text:span text:style-name="T199">spade</text:span><text:span text:style-name="T706"> and </text:span><text:span text:style-name="T199">spades</text:span><text:span text:style-name="T706">). </text:span></text:p>
      <text:p text:style-name="P214"/>
      <text:p text:style-name="P13"><text:span text:style-name="T448"><text:s/></text:span>hcp<text:span text:style-name="T448">(</text:span><text:span text:style-name="T394">compass</text:span>)<text:span text:style-name="T448"> or </text:span>hcp<text:span text:style-name="T448">(</text:span><text:span text:style-name="T394">compass</text:span><text:span text:style-name="T448">, </text:span><text:span text:style-name="T394">suit</text:span>)<text:span text:style-name="T448">. This will return a value based on the contents of the pointcount array. Unless the user has changed this with a </text:span>pointcount<text:span text:style-name="T448"> </text:span><text:span text:style-name="T500">10 </text:span><text:span text:style-name="T448">statement, this array will give a value of zero to each card from Deuce to Ten, and the common 4-3-2-1 value</text:span><text:span text:style-name="T461">s</text:span><text:span text:style-name="T448"> to Ace, King, Queen, and Jack.</text:span><text:span text:style-name="T454"> </text:span></text:p>
      <text:p text:style-name="P13"><text:span text:style-name="T454">Ex1: </text:span><text:span text:style-name="T281">hcp(west)</text:span><text:span text:style-name="T454"> <text:s text:c="2"/>Ex2:</text:span><text:span text:style-name="T281"> hcps(east,club)</text:span></text:p>
      <text:p text:style-name="P12"/>
      <text:p text:style-name="P216"><text:span text:style-name="T198">spades</text:span><text:span text:style-name="T462">(</text:span><text:span text:style-name="T403">compass</text:span><text:span text:style-name="T198">)</text:span><text:span text:style-name="T462">, </text:span><text:span text:style-name="T198">hearts</text:span><text:span text:style-name="T462">(</text:span><text:span text:style-name="T403">compass</text:span><text:span text:style-name="T198">)</text:span><text:span text:style-name="T462">, </text:span><text:span text:style-name="T198">diamonds(</text:span><text:span text:style-name="T403">compass</text:span><text:span text:style-name="T462">), </text:span><text:span text:style-name="T198">clubs(</text:span><text:span text:style-name="T403">compass</text:span><text:span text:style-name="T198">)</text:span><text:span text:style-name="T462">. These functions (and their singular synonyms ) will return the number of cards hand </text:span><text:span text:style-name="T403">compass</text:span><text:span text:style-name="T462"> holds in the suit.</text:span><text:span text:style-name="T456"> A way of obtaining the length </text:span><text:span text:style-name="T461">of</text:span><text:span text:style-name="T456"> the suit in the hand.</text:span></text:p>
      <text:p text:style-name="P209"/>
      <text:p text:style-name="P14">controls(<text:span text:style-name="T394">compass</text:span><text:span text:style-name="T56">), </text:span><text:span text:style-name="T375"><text:s/></text:span><text:span text:style-name="T56">control(</text:span><text:span text:style-name="T394">compass, suit</text:span><text:span text:style-name="T56">)</text:span><text:span text:style-name="T2"> Returns the number of controls in a hand or a suit. An Ace is counted as two controls, a King as one control. Shortness is not counted as a control.</text:span></text:p>
      <text:p text:style-name="P267"/>
      <text:p text:style-name="Standard"><text:bookmark text:name="loser"/><text:span text:style-name="T93">loser (</text:span><text:span text:style-name="T400">compass</text:span><text:span text:style-name="T93">)</text:span><text:span text:style-name="T7">, e</text:span><text:span text:style-name="T12">.</text:span><text:span text:style-name="T7">g </text:span><text:span text:style-name="T12">.</text:span><text:span text:style-name="T251">loser</text:span><text:span text:style-name="T253">s</text:span><text:span text:style-name="T251">(north)</text:span><text:span text:style-name="T7"><text:line-break/>The number of losers in the hand, </text:span><text:span text:style-name="T14">which is </text:span><text:span text:style-name="T7">the sum of the number of losers in each suit. The program does </text:span><text:span text:style-name="T133">not</text:span><text:span text:style-name="T7"> apply any corrections to the loser-count such as "1 loser less if a player has more aces than queens". </text:span></text:p>
      <text:p text:style-name="P278"/>
      <text:p text:style-name="Standard"><text:span text:style-name="T189">loser</text:span><text:span text:style-name="T248">s</text:span><text:span text:style-name="T189"> (</text:span><text:span text:style-name="T394">compass, suit</text:span><text:span text:style-name="T189">)</text:span>, e<text:span text:style-name="T716">.</text:span>g<text:span text:style-name="T716">.</text:span> <text:span text:style-name="T249">loser(north, spades)</text:span><text:line-break/>The number of losers in a suit. The number of losers in a suit is: </text:p>
      <text:list xml:id="list1591553733" text:style-name="L19">
        <text:list-item>
          <text:p text:style-name="P443">3 cards or more: 3 - 1 for each of A, K or Q held. <text:span text:style-name="T711"><text:s/>(Axx, Kxx</text:span><text:span text:style-name="T766">x</text:span><text:span text:style-name="T711">, and Qxx</text:span><text:span text:style-name="T766">x</text:span><text:span text:style-name="T711"> evaluate to two losers)</text:span></text:p>
        </text:list-item>
        <text:list-item>
          <text:p text:style-name="P443">Void: 0 losers. </text:p>
        </text:list-item>
        <text:list-item>
          <text:p text:style-name="P443">Singleton A: 0 losers, any other singleton 1. </text:p>
        </text:list-item>
        <text:list-item>
          <text:p text:style-name="P443">Doubleton AK: 0 losers, Ax or Kx 1, any other doubleton 2. </text:p>
        </text:list-item>
      </text:list>
      <text:p text:style-name="P11"/>
      <text:p text:style-name="Standard"><text:span text:style-name="T190">pt0(</text:span><text:span text:style-name="T394">compass</text:span><text:span text:style-name="T71">)</text:span><text:span text:style-name="T190">, pt0(</text:span><text:span text:style-name="T394">compass</text:span><text:span text:style-name="T401">,suit</text:span><text:span text:style-name="T71">)</text:span><text:span text:style-name="T190">,</text:span> this will return a count based on the values stored in the <text:span text:style-name="T190">altcount</text:span> 0 array. If the user has not redefined this count, the array is set giving a Ten the value of 1 and all other cards the value of zero. Thus the default for this count is to return the <text:span text:style-name="T707">total </text:span>number of tens in the hand<text:span text:style-name="T707">, or the number of tens in a suit</text:span>. Even if the user <text:span text:style-name="T156">has</text:span><text:span text:style-name="T174"> set this count to something different, using the reserved word </text:span><text:span text:style-name="T186">ten </text:span><text:span text:style-name="T175"><text:s/>or </text:span><text:span text:style-name="T186">tens</text:span><text:span text:style-name="T175"> will still return the same value as using the keyword </text:span><text:span text:style-name="T186">pt0.</text:span></text:p>
      <text:p text:style-name="P360"/>
      <text:p text:style-name="Standard"><text:span text:style-name="T186">ptN(</text:span><text:span text:style-name="T428">compass</text:span><text:span text:style-name="T121">)</text:span><text:span text:style-name="T186">, ptN(</text:span><text:span text:style-name="T428">compass,suit</text:span><text:span text:style-name="T121">)</text:span><text:span text:style-name="T186">, </text:span><text:span text:style-name="T175">where </text:span><text:span text:style-name="T186">ptN</text:span><text:span text:style-name="T175"> is one of </text:span><text:span text:style-name="T186">pt1, pt2, pt3, pt4, pt5, pt6, pt7, pt8, pt9. </text:span><text:span text:style-name="T175">These</text:span><text:span text:style-name="T186"> </text:span><text:span text:style-name="T175">are used in the same way as </text:span><text:span text:style-name="T186">pt0</text:span><text:span text:style-name="T175">, but refer to the values in the </text:span><text:span text:style-name="T186">altcount</text:span><text:span text:style-name="T175"> arrays 1 thru 9. <text:s/></text:span></text:p>
      <text:p text:style-name="Standard"><text:span text:style-name="T94">The user can count something different by using the </text:span><text:span text:style-name="T121">altcount</text:span><text:span text:style-name="T94"> keyword</text:span><text:span text:style-name="T109">s</text:span><text:span text:style-name="T94"> to redefine the arrays </text:span><text:span text:style-name="T109">0</text:span><text:span text:style-name="T94"> thru 9. See the description of the </text:span><text:span text:style-name="T112">altcount</text:span><text:span text:style-name="T94"> keyword in the environment and setup section.</text:span></text:p>
      <text:p text:style-name="Standard"/>
      <text:p text:style-name="P358"><text:span text:style-name="T132">tens, jacks, queens, kings, aces, top2, top3, top4, top5, c13</text:span><text:span text:style-name="T112"><text:line-break/>Alternate, readable</text:span><text:span text:style-name="T115">,</text:span><text:span text:style-name="T112"> synonyms for </text:span><text:span text:style-name="T132">pt0</text:span><text:span text:style-name="T112"> to </text:span><text:span text:style-name="T132">pt9</text:span><text:span text:style-name="T112"> in order -- the names correspond to what these alternate-counts do count if not overridden with the </text:span><text:span text:style-name="T132">altcount</text:span><text:span text:style-name="T112"> </text:span><text:span text:style-name="T119"><text:s/></text:span><text:span text:style-name="T112">command: </text:span></text:p>
      <text:p text:style-name="P358"><text:soft-page-break/><text:span text:style-name="T120">N</text:span><text:span text:style-name="T112">umber of </text:span><text:span text:style-name="T116">tens/</text:span><text:span text:style-name="T112">jacks/queens/kings/aces; numbers of honours in the top 2 (AK), 3 (AKQ), 4 (AKQJ), 5 (AKQJT); "</text:span><text:span text:style-name="T119">C1</text:span><text:span text:style-name="T112">3" points, with A=6, K=4, Q=2, J=1 (a version of the "Four Aces" or "Burnstine" count using only integers, and with points in each suit that sum to 13, whence the name). Example: </text:span><text:span text:style-name="T267">top5(east,spades) </text:span><text:span text:style-name="T112">number of honours that East holds in the Spade suit (unless alternate count number 8 has been overridden with </text:span><text:span text:style-name="T270">altcount</text:span><text:span text:style-name="T275"> </text:span><text:span text:style-name="T268">8</text:span><text:span text:style-name="T116">)</text:span><text:span text:style-name="T113">.</text:span></text:p>
      <text:p text:style-name="P24"/>
      <text:p text:style-name="P256"><text:span text:style-name="T189">score(</text:span><text:span text:style-name="T247"> </text:span><text:span text:style-name="T394">vulnerability, contract, tricks</text:span><text:span text:style-name="T247"> </text:span><text:span text:style-name="T189">)</text:span><text:line-break/>Returns the positive or negative score that declarer will make if the given contract, at the given vulnerability condition, is played and the given number of tricks are made. The syntax for "<text:span text:style-name="T375">contract</text:span>" is of the form "<text:span text:style-name="T710">z</text:span>3N" for 3 no-trumps, "<text:span text:style-name="T710">z</text:span>7C" for 7 clubs, etc; the leading "<text:span text:style-name="T710">z</text:span>" is needed. <text:span text:style-name="T710">This version</text:span><text:span text:style-name="T721"> 2.0</text:span><text:span text:style-name="T710"> also includes the new ability to specify doubled contracts, z6Hx, and re-doubled contracts, z5Sxx. </text:span><text:s/>The result will be positive if the contract makes, negative if it goes down. <text:span text:style-name="T746"><text:s/></text:span><text:span text:style-name="T382">tricks </text:span><text:span text:style-name="T60">can be the result of a double dummy </text:span><text:span text:style-name="T61">(</text:span><text:span text:style-name="T85">dds</text:span><text:span text:style-name="T61"> or </text:span><text:span text:style-name="T85">tricks</text:span><text:span text:style-name="T61">) </text:span><text:span text:style-name="T60">call.</text:span></text:p>
      <text:p text:style-name="P256"><text:span text:style-name="T721">Ex: </text:span><text:span text:style-name="T321"><text:s/></text:span><text:span text:style-name="T311">S</text:span><text:span text:style-name="T313">4</text:span><text:span text:style-name="T311">HxV = score(</text:span><text:span text:style-name="T312"> </text:span><text:span text:style-name="T311">vul, z</text:span><text:span text:style-name="T313">4</text:span><text:span text:style-name="T311">Hx, dds(south,hearts)</text:span><text:span text:style-name="T312"> </text:span><text:span text:style-name="T311">)</text:span></text:p>
      <text:p text:style-name="P151"><text:s/>action printes("S<text:span text:style-name="T817">4</text:span>HxV: ", S<text:span text:style-name="T817">4</text:span>HxV," , ",dds(south,hearts), " :: " ),printoneline</text:p>
      <text:p text:style-name="P91">Gives this output (In actuality the score, tricks, and deal are all on one line)</text:p>
      <text:p text:style-name="P148">S4HxV: 990 , 11 :: n K85.QJ9874.43.Q3 e J92..AK987.T8654 s AQ4.AK652.2.AJ92 w <text:span text:style-name="T846">\</text:span>T763.T3.QJT65.K7 </text:p>
      <text:p text:style-name="P148">S4HxV: 790 , 10 :: n JT3.AKJ642.T72.K e 874.87.Q93.A9863 s K96.Q5.AK65.QJ54 w<text:span text:style-name="T846"> \</text:span> AQ52.T93.J84.T72 </text:p>
      <text:p text:style-name="P148">S4HxV: -200 , 9 :: n KT.A97432.AJT4.2 e .KJT5.KQ75.QJT83 s AQJ5.Q6.962.A974 w <text:span text:style-name="T846">\</text:span>9876432.8.83.K65 </text:p>
      <text:p text:style-name="P147">S3HxV: -500 , 8 :: </text:p>
      <text:p text:style-name="P147"><text:tab/>n AQJ6.AQT9.K873.J e K84.8642.AQJ6.Q8 s 753.KJ73.92.K532 w T92.5.T54.AT9764 </text:p>
      <text:p text:style-name="P10"/>
      <text:p text:style-name="Standard"><text:bookmark text:name="imp"/><text:span text:style-name="T189">imps(</text:span><text:span text:style-name="T247"> </text:span><text:span text:style-name="T394">scoredifference</text:span><text:span text:style-name="T247"> </text:span><text:span text:style-name="T189">)</text:span> <text:line-break/>Translates a score-difference into IMPs (International Match Points). The difference, of course, can be positive or negative, and the result of "imps" will then have that same sign. </text:p>
      <text:p text:style-name="P268"/>
      <text:p text:style-name="P206"><text:span text:style-name="T122">hascard (</text:span><text:span text:style-name="T123"> </text:span><text:span text:style-name="T441">compass, card</text:span><text:span text:style-name="T442"> </text:span><text:span text:style-name="T122">)</text:span><text:span text:style-name="T127"> </text:span><text:span text:style-name="T268">e</text:span><text:span text:style-name="T269">.</text:span><text:span text:style-name="T268">g</text:span><text:span text:style-name="T269">.</text:span><text:span text:style-name="T268"> hascard(east, TC)</text:span><text:span text:style-name="T541">returns 1 or 0 depending on </text:span><text:span text:style-name="T113">whether east holds the 10 (T) of clubs</text:span><text:span text:style-name="T114">. Since </text:span><text:span text:style-name="T123">hascard</text:span><text:span text:style-name="T114"> returns the value 1 if true and 0 if false, <text:s/>it is possible to </text:span><text:span text:style-name="T123">average</text:span><text:span text:style-name="T114">, or </text:span><text:span text:style-name="T123">frequency </text:span><text:span text:style-name="T114">count, the number of times </text:span><text:span text:style-name="T123">hascard</text:span><text:span text:style-name="T114"> returned true over the sample size of produced deals.</text:span><text:span text:style-name="T113"> </text:span></text:p>
      <text:p text:style-name="P270"/>
      <text:p text:style-name="P219"><text:span text:style-name="T122">s</text:span><text:span text:style-name="T124">hape( </text:span><text:span text:style-name="T431">compass</text:span><text:span text:style-name="T97"> , </text:span><text:span text:style-name="T431">shapelist</text:span><text:span text:style-name="T97"> </text:span><text:span text:style-name="T124">) </text:span><text:span text:style-name="T107">The original</text:span><text:span text:style-name="T131"> </text:span><text:span text:style-name="T107">HvS shape function.</text:span><text:span text:style-name="T131"> </text:span><text:span text:style-name="T97">The user is able to specify up to a total of 32 different </text:span><text:span text:style-name="T124">shape</text:span><text:span text:style-name="T97"> </text:span><text:span text:style-name="T108">conditions </text:span><text:span text:style-name="T97">in the input file. </text:span><text:span text:style-name="T106">(That is 32 different </text:span><text:span text:style-name="T130">shape</text:span><text:span text:style-name="T106"> statements are possible. Each </text:span><text:span text:style-name="T130">shape</text:span><text:span text:style-name="T106"> statement can specify many, many, </text:span><text:span text:style-name="T437">distributions</text:span><text:span text:style-name="T106"> ).</text:span><text:span text:style-name="T109"> </text:span><text:span text:style-name="T98">Hans</text:span><text:span text:style-name="T97"> implemented </text:span><text:span text:style-name="T125">shape</text:span><text:span text:style-name="T98"> </text:span><text:span text:style-name="T97">in a mind-bendingly clever way, so that no matter how complicated the </text:span><text:span text:style-name="T431">shapelist</text:span><text:span text:style-name="T97">, it takes the same amount of time to evaluate whether the hand meets the shape criteria or not. The user should prefer to use the </text:span><text:span text:style-name="T124">shape</text:span><text:span text:style-name="T97"> function whenever possible, rather than checking the individual suit lengths with the </text:span><text:span text:style-name="T124">club, diamond, heart, and spad</text:span><text:span text:style-name="T97">e commands.</text:span></text:p>
      <text:p text:style-name="P220"><text:span text:style-name="T96">Example: </text:span><text:span text:style-name="T715"><text:s/></text:span><text:span text:style-name="T139">shape(north, xx6x + xx7x - any 4xxx - any 5xxx)</text:span></text:p>
      <text:p text:style-name="P220"><text:span text:style-name="T98">The above might be </text:span><text:span text:style-name="T96">used to specify that North has a weak two in diamonds.</text:span><text:span text:style-name="T103"> </text:span><text:span text:style-name="T106">This statement uses up only </text:span><text:span text:style-name="T134">one </text:span><text:span text:style-name="T106"><text:s/>of the 32 </text:span><text:span text:style-name="T437">shapes</text:span><text:span text:style-name="T106">. </text:span><text:span text:style-name="T103">See the </text:span><text:span text:style-name="T104">Complete Example on page </text:span><text:span text:style-name="T110">28</text:span><text:span text:style-name="T104"> for more ways of using </text:span><text:span text:style-name="T129">shape</text:span><text:span text:style-name="T104">.</text:span></text:p>
      <text:p text:style-name="P272">It is almost a requirement that all the allowed distributions (those with plus signs) come before all the excluded distributions (those with minus signs).</text:p>
      <text:p text:style-name="P317"><text:soft-page-break/><text:span text:style-name="T122">s</text:span><text:span text:style-name="T124">hape</text:span><text:span text:style-name="T131">{</text:span><text:span text:style-name="T124"> </text:span><text:span text:style-name="T431">compass</text:span><text:span text:style-name="T97"> , </text:span><text:span text:style-name="T107">FD</text:span><text:span text:style-name="T438">distribution </text:span><text:span text:style-name="T107">list</text:span><text:span text:style-name="T97"> </text:span><text:span text:style-name="T131">}</text:span><text:span text:style-name="T124"> </text:span><text:span text:style-name="T107">Note NOT parentheses, but </text:span><text:span text:style-name="T131">braces { } </text:span><text:span text:style-name="T107">The </text:span><text:span text:style-name="T438">FDdistribution</text:span><text:span text:style-name="T107"> list allows the user to specify complicated distributions in a more compact format. See the later write up.</text:span></text:p>
      <text:p text:style-name="P317"><text:span text:style-name="T131">shape(...) </text:span><text:span text:style-name="T107">and </text:span><text:span text:style-name="T131">shape{...}</text:span><text:span text:style-name="T107"> can both exist in the same input file. The </text:span><text:span text:style-name="T438">FDdistribution</text:span><text:span text:style-name="T107"> list is converted to an HvS </text:span><text:span text:style-name="T439">shapelist</text:span><text:span text:style-name="T107"> consisting of many, sometimes over 100, HvS </text:span><text:span text:style-name="T438">distributions</text:span><text:span text:style-name="T107">, and these are then treated the same way as any other HvS </text:span><text:span text:style-name="T131">shape</text:span><text:span text:style-name="T107"> (with parentheses), statement.</text:span></text:p>
      <text:p text:style-name="P359"><text:span text:style-name="T107">E</text:span><text:span text:style-name="T111">xample: </text:span><text:span text:style-name="T141">shape{north,[67]d[0-3]c[0-3]h[0-3]s}</text:span><text:span text:style-name="T140">. </text:span><text:span text:style-name="T147">This specifies a set of </text:span><text:span text:style-name="T146">16</text:span><text:span text:style-name="T147"> <text:s/>distributions with 6 or 7 diamonds, and at most 3 cards in any other suit. </text:span><text:span text:style-name="T146"><text:s/></text:span></text:p>
      <text:p text:style-name="P332"><text:span text:style-name="T145">It </text:span><text:span text:style-name="T149">is</text:span><text:span text:style-name="T145"> a requirement that all the allowed distributions (those with plus signs) come before all the excluded distributions (those with minus signs). It is also a requirement that the entire </text:span><text:span text:style-name="T148">shape{</text:span><text:span text:style-name="T145"> </text:span><text:span text:style-name="T152">compass</text:span><text:span text:style-name="T145">, ...</text:span><text:span text:style-name="T148">. } </text:span><text:span text:style-name="T145">statement be written on one line with no linefeeds anywhere in the statement. </text:span></text:p>
      <text:p text:style-name="P269"/>
      <text:p text:style-name="P255"><text:span text:style-name="T128">r</text:span><text:span text:style-name="T126">nd(</text:span><text:span text:style-name="T100"> </text:span><text:span text:style-name="T432">number</text:span><text:span text:style-name="T100"> </text:span><text:span text:style-name="T126">)</text:span><text:span text:style-name="T100"> Generate a random number between zero and </text:span><text:span text:style-name="T432">number</text:span><text:span text:style-name="T100">. This function has nothing to do with bridge hands. It is used primarily to verify the functioning of the RNG. If you generate say </text:span><text:span text:style-name="T103">one</text:span><text:span text:style-name="T100"> million random numbers between 0 and 100 and average them, you should get </text:span><text:span text:style-name="T106">a value</text:span><text:span text:style-name="T100"> close to </text:span><text:span text:style-name="T99">50</text:span><text:span text:style-name="T100"> in </text:span><text:span text:style-name="T99">about <text:s/>1.5 sec</text:span><text:span text:style-name="T104">s</text:span><text:span text:style-name="T100">. </text:span></text:p>
      <text:p text:style-name="P271"/>
      <text:p text:style-name="P255"><text:span text:style-name="T100">Ex</text:span><text:span text:style-name="T105">: Input file</text:span><text:span text:style-name="T100">: </text:span><text:span text:style-name="T272">produce </text:span><text:span text:style-name="T271">1</text:span><text:span text:style-name="T272">000000 <text:s text:c="2"/>action average</text:span><text:span text:style-name="T271"> "RNG Test"</text:span><text:span text:style-name="T272"> rnd( 100 )</text:span><text:span text:style-name="T271"> </text:span></text:p>
      <text:p text:style-name="P80">Result:</text:p>
      <text:p text:style-name="P187">R<text:span text:style-name="T767">NG</text:span> Test : Mean=49.59, Std Dev=28.86, Var=832.75, Sample Size=1000000 </text:p>
      <text:p text:style-name="P187">Time needed <text:s text:c="3"/>1.294 sec</text:p>
      <text:p text:style-name="P79"/>
      <text:p text:style-name="P79">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716">n</text:span>ums<text:bookmark-end text:name="__RefHeading___Toc2482_3691053158"/></text:h>
      <text:p text:style-name="P205">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90">cccc</text:span> and <text:span text:style-name="T190">quality</text:span> keywords were described in the previous version of Dealer:<text:span text:style-name="T781">&lt;quote&gt;</text:span></text:p>
      <text:p text:style-name="Standard"><text:span text:style-name="T189">cccc</text:span><text:span text:style-name="T200"> (</text:span><text:span text:style-name="T394">compass</text:span><text:span text:style-name="T74">)</text:span><text:span text:style-name="T71"> </text:span></text:p>
      <text:p text:style-name="Standard"><text:span text:style-name="T189">quality</text:span><text:span text:style-name="T246"> </text:span><text:span text:style-name="T448">(</text:span><text:span text:style-name="T394">compass, suit</text:span><text:span text:style-name="T246"> </text:span><text:span text:style-name="T448">)</text:span><text:line-break/>Both <text:span text:style-name="T190">quality</text:span> and <text:span text:style-name="T190">cccc</text:span> use the algorithms described in <text:span text:style-name="T846">"</text:span><text:span text:style-name="T388">T</text:span><text:span text:style-name="T426">he Bridge World</text:span><text:span text:style-name="T427">"</text:span>, October 1982, with the single exception that the values are multiplied by 100 (so that we can use integers for them). Thus, a minimum opening bid is about 1200, rather than 12.00 as expressed in the text.<text:span text:style-name="T716"> </text:span><text:span text:style-name="T781">&lt;/quote&gt;</text:span></text:p>
      <text:p text:style-name="P363">Ex1: <text:span text:style-name="T249">cccc(north) &gt;=1325 &amp; cccc(south) &lt;= 650</text:span> refers to cccc values of 13.25 and 6.5</text:p>
      <text:p text:style-name="Standard"><text:span text:style-name="T156">This description is still valid</text:span>; the user can continue to work in this way. As an option the user can now also enter numbers with decimal points in them such as 12.00, 6.5, or even 11.37 if that would make sense. <text:span text:style-name="T877">But he must use either numbers multiplied by 100, or </text:span><text:span text:style-name="T392">dotnums</text:span><text:span text:style-name="T877"> when referring to cccc or quality values. He cannot refer to the number 12, but instead must use either 12.0 or 1200 .</text:span>When the input file is parsed all <text:span text:style-name="T392">dotnums</text:span> are immediately converted to integers by multiplying them by 100 so that internally, the two expressions:</text:p>
      <text:p text:style-name="Standard"><text:span text:style-name="T249">cccc(north) &gt;=1325 &amp;</text:span><text:span text:style-name="T310">&amp;</text:span><text:span text:style-name="T249"> cccc(south) &lt;= 650</text:span><text:span text:style-name="T708"> </text:span><text:span text:style-name="T709">and </text:span></text:p>
      <text:p text:style-name="P343"><text:span text:style-name="T249">cccc(north)&gt;=13.25 </text:span><text:span text:style-name="T310">&amp;</text:span><text:span text:style-name="T249">&amp; cccc(south) &lt;= 6.50</text:span><text:span text:style-name="T371"> </text:span><text:span text:style-name="T611">have exactly the same effect. The user is spared the inconvenience of having to multiply numbers by 100. However if the user uses any of these </text:span><text:soft-page-break/><text:span text:style-name="T611">values in print statements, or average statements, it is as if he had multiplied by 100 since Dealer has no notion internally of any number that is not an integer.</text:span><text:span text:style-name="T670"> </text:span><text:span text:style-name="T673"><text:s/>This also applies when the various 'altcounts' have been redefined using </text:span><text:span text:style-name="T558">dotnums</text:span><text:span text:style-name="T673">.</text:span></text:p>
      <text:p text:style-name="P343"><text:span text:style-name="T673">For example</text:span><text:span text:style-name="T670"> if the C13 pts have been redefined with </text:span><text:span text:style-name="T374">altcount 9 6.5 4.0 1.75 1.0 0.25 </text:span></text:p>
      <text:p text:style-name="P346"><text:span text:style-name="T670">Then</text:span><text:span text:style-name="T672"> </text:span><text:span text:style-name="T670">when South has AKxx Qxx Jxx Txx </text:span><text:span text:style-name="T374">pt9(south)</text:span><text:span text:style-name="T670"> or </text:span><text:span text:style-name="T374">c13(south)</text:span><text:span text:style-name="T670"> </text:span><text:span text:style-name="T672">will return</text:span><text:span text:style-name="T670"> a value of 1350 </text:span><text:span text:style-name="T611">I</text:span><text:span text:style-name="T671">f you wish to read a version of the </text:span><text:span text:style-name="T648">cccc</text:span><text:span text:style-name="T671"> and </text:span><text:span text:style-name="T648">quality </text:span><text:span text:style-name="T671">algorithms in English, see the Appendix at the end of this document. Note that the value returned by the </text:span><text:span text:style-name="T648">quality</text:span><text:span text:style-name="T671"> algorithm is used as part of </text:span><text:span text:style-name="T648">cccc</text:span><text:span text:style-name="T671">.</text:span></text:p>
      <text:p text:style-name="P354"><text:span text:style-name="T499">These decimal numbers (and all decimal numbers in dealer) are automatically multiplied by 100 to convert them to whole numbers. So that 4.5 is stored internally as 450 and .25 is stored internally as 25. <text:s/>If you set </text:span><text:span text:style-name="T242">hcp </text:span><text:span text:style-name="T499">or any of the </text:span><text:span text:style-name="T242">ptn </text:span><text:span text:style-name="T499">counts in this way, then when comparing the </text:span><text:span text:style-name="T242">ptn</text:span><text:span text:style-name="T499">(...) or </text:span><text:span text:style-name="T242">hcp</text:span><text:span text:style-name="T499"> count to a value in the </text:span><text:span text:style-name="T242">condition</text:span><text:span text:style-name="T499"> clause you must use numbers with decimal points,</text:span><text:span text:style-name="T500"> (</text:span><text:span text:style-name="T420">dotnums</text:span><text:span text:style-name="T500">)</text:span></text:p>
      <text:p text:style-name="P354"><text:span text:style-name="T500">It is important </text:span><text:span text:style-name="T452">that if you define HCP </text:span><text:span text:style-name="T500">(or a ptn count) </text:span><text:span text:style-name="T452">with a</text:span><text:span text:style-name="T398"> dotnum </text:span><text:span text:style-name="T452">you must use a </text:span><text:span text:style-name="T398">dotnum </text:span><text:span text:style-name="T452">everywhere that a </text:span><text:span text:style-name="T451">HCP</text:span><text:span text:style-name="T452"> </text:span><text:span text:style-name="T500">(or ptn) </text:span><text:span text:style-name="T452">value is being compared against. It would not work to define the HCP as in this example and then to say </text:span><text:span text:style-name="T280">hcp(west)&gt;=13</text:span><text:span text:style-name="T452"> You would </text:span><text:span text:style-name="T159">have to </text:span><text:span text:style-name="T452">say </text:span><text:span text:style-name="T280">hcp(west)&gt;=13.0</text:span></text:p>
      <text:p text:style-name="P119"><text:span text:style-name="T503">S</text:span><text:span text:style-name="T448">ee also the write up on the </text:span><text:span text:style-name="T190">bktfreq </text:span><text:span text:style-name="T448">keyword in the action clauses section which addresses the issue of doing frequency plots for values that are expressed as</text:span><text:span text:style-name="T394"> dotnums</text:span><text:span text:style-name="T448">, or integers times 100.</text:span></text:p>
      <text:p text:style-name="P70"/>
      <text:p text:style-name="P217"><text:span text:style-name="T637">ltc(</text:span><text:span text:style-name="T551"> compass</text:span><text:span text:style-name="T638"> </text:span><text:span text:style-name="T613">) </text:span><text:span text:style-name="T637">ltc( </text:span><text:span text:style-name="T551">compass, suit</text:span><text:span text:style-name="T635"> </text:span><text:span text:style-name="T637">)</text:span><text:span text:style-name="T613"> Returns a 'modern losing trick count' which allows for half losers in a suit. Where</text:span><text:span text:style-name="T614">as</text:span><text:span text:style-name="T613"> the </text:span><text:span text:style-name="T637">losers</text:span><text:span text:style-name="T613"> keyword evaluates AQ- as one loser, and Qxx as two losers, the </text:span><text:span text:style-name="T637">ltc</text:span><text:span text:style-name="T613"> function evaluates them as half a loser, and two and a half losers, respectively. The user </text:span><text:span text:style-name="T659">must</text:span><text:span text:style-name="T634"> </text:span><text:span text:style-name="T613">use either </text:span><text:span text:style-name="T551">dotnums</text:span><text:span text:style-name="T507"> or losers multiplied by 100 in the input file. Example: </text:span><text:span text:style-name="T252">ltc(west) &lt; 5.5 </text:span><text:span text:style-name="T507">or </text:span><text:span text:style-name="T252">ltc(west) &lt; 550</text:span><text:span text:style-name="T507"> both mean the same thing.</text:span><text:span text:style-name="T521"> But you </text:span><text:span text:style-name="T546">must </text:span><text:span text:style-name="T521">say </text:span><text:span text:style-name="T260">ltc(west) &lt; 7.0</text:span><text:span text:style-name="T521"> </text:span><text:span text:style-name="T533">not</text:span><text:span text:style-name="T260"> ltc(west) <text:s/>&lt; 7</text:span></text:p>
      <text:p text:style-name="P81"/>
      <text:p text:style-name="P339"><text:span text:style-name="T525">opc(</text:span><text:span text:style-name="T549">side</text:span><text:span text:style-name="T525">) opc(</text:span><text:span text:style-name="T549">side</text:span><text:span text:style-name="T556">, suit</text:span><text:span text:style-name="T525">)</text:span><text:span text:style-name="T532"> opc(</text:span><text:span text:style-name="T556">side, notrump</text:span><text:span text:style-name="T532">)</text:span><text:span text:style-name="T505">This will return the 'Optimal Point Count' as defined by Patrick Darricades in his books on the subject. To use this function requires the user to have the perl programming language installed, and to have a copy of JGM</text:span><text:span text:style-name="T509">'</text:span><text:span text:style-name="T505">s Optimal Point Count perl program (which is included with Dealer 2.0). This point count also counts in half points and thus uses </text:span><text:span text:style-name="T549">dotnum</text:span><text:span text:style-name="T505">s in the same way as the</text:span><text:span text:style-name="T525"> ltc, cccc</text:span><text:span text:style-name="T505">, and </text:span><text:span text:style-name="T525">quality </text:span><text:span text:style-name="T505">functions. </text:span><text:span text:style-name="T508"><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508">B</text:span><text:span text:style-name="T505">ecause this function runs an external program, (much the same way as the </text:span><text:span text:style-name="T525">tricks</text:span><text:span text:style-name="T505"> function runs the external GIB program) it is much slower than simply counting hcp, or even cccc points.</text:span></text:p>
      <text:p text:style-name="P340"><text:span text:style-name="T525">opc(</text:span><text:span text:style-name="T549">side</text:span><text:span text:style-name="T525">)</text:span><text:span text:style-name="T505"> will return the evaluation if the side is playing in its longest fit;</text:span></text:p>
      <text:p text:style-name="P340"><text:span text:style-name="T525">opc(</text:span><text:span text:style-name="T549">side, suit</text:span><text:span text:style-name="T525">)</text:span><text:span text:style-name="T505"> will return the evalutaion if the side is playing with that suit as trumps</text:span></text:p>
      <text:p text:style-name="P340"><text:span text:style-name="T525">opc(</text:span><text:span text:style-name="T549">side, notrump</text:span><text:span text:style-name="T525">)</text:span><text:span text:style-name="T505"> will return <text:s/>the evalutaion if the side is playing in NoTrump.</text:span></text:p>
      <text:p text:style-name="P340"><text:span text:style-name="T507">Example: </text:span><text:span text:style-name="T250">opc(EW, notrump) &gt;= 26.50 </text:span></text:p>
      <text:h text:style-name="P403" text:outline-level="3"><text:bookmark-start text:name="__RefHeading___Toc2486_3691053158"/>Double Dummy Solvers (<text:span text:style-name="T730"> </text:span>DDS<text:span text:style-name="T172">x2</text:span>, <text:s/>Par<text:span text:style-name="T730">, and GIB Tricks </text:span>)<text:bookmark-end text:name="__RefHeading___Toc2486_3691053158"/></text:h>
      <text:p text:style-name="Standard"><text:span text:style-name="T190">dds</text:span>( <text:span text:style-name="T394">compass, strain </text:span><text:span text:style-name="T56">) <text:s/></text:span><text:span text:style-name="T2">Calls Bo Haglund's Double Dummy Solver library to calculate the number of tricks that can be taken by the given hand, in the given strain (suit or notrump).</text:span><text:span text:style-name="T8"> <text:s/>Dealer can call DDS in two different ways; if the number of tricks is required for fewer than 5 different </text:span><text:span text:style-name="T402">compass-strain</text:span><text:span text:style-name="T8"> combinations, it is more efficient to use DDS's single result solution</text:span><text:span text:style-name="T9"> (mode 1)</text:span><text:span text:style-name="T8">; if more than 5 different <text:s text:c="2"/></text:span><text:soft-page-break/><text:span text:style-name="T402">compass-strain</text:span><text:span text:style-name="T8"> combinations are to be analyzed, then it is more efficient to use DDS's mode in which it calculates all 20 possible </text:span><text:span text:style-name="T402">compass-strain</text:span><text:span text:style-name="T8"> results for the given hand in one go</text:span><text:span text:style-name="T9"> (mode 2)</text:span><text:span text:style-name="T8">.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Standard"><text:span text:style-name="T71">par</text:span><text:span text:style-name="T56">( </text:span><text:span text:style-name="T394">side</text:span><text:span text:style-name="T56"> )</text:span><text:span text:style-name="T9">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6">(yet) </text:span><text:span text:style-name="T9">return the contract information to the user. The user can specify the vulnerability when asking for the par result via the </text:span><text:span text:style-name="T57">vulnerable</text:span><text:span text:style-name="T9"> keyword. The default is None Vulnerable.</text:span><text:span text:style-name="T36"> </text:span></text:p>
      <text:p text:style-name="Standard"><text:span text:style-name="T36">E</text:span><text:span text:style-name="T2">xample: This Input File extract</text:span></text:p>
      <text:p text:style-name="P120">condition shape(south, x5xx + x6xx +x7xx) &amp;&amp; shape(north, x3xx + x4xx ) &amp;&amp; hcp(south)+hcp(north) &gt;=24</text:p>
      <text:p text:style-name="P120">action printrpt(NS, par(NS), hcp(north)+hcp(south) ), </text:p>
      <text:p text:style-name="P120">average "Par NS = " par(NS)</text:p>
      <text:p text:style-name="Standard">will generate output like this:</text:p>
      <text:p text:style-name="Standard"><text:s/><text:span text:style-name="T867"><text:s/></text:span><text:span text:style-name="T249">n AQ93.K953.K42.KT s K75.JT862.A87.Q7 ,450,25</text:span></text:p>
      <text:p text:style-name="P120"><text:s/>n K.JT53.KT752.AK7 s .KQ942.AJ8643.83 ,300,24</text:p>
      <text:p text:style-name="P120"><text:s/>n AT842.QJ9.A92.K3 s 976.KT743.KJ5.A5 ,430,25</text:p>
      <text:p text:style-name="P120"><text:s/>n KQJ76.AK8.8.AKT5 s T82.J9654.76.QJ6 ,300,24</text:p>
      <text:p text:style-name="P120"><text:s/>n 9.T93.K953.AQJT3 s A2.AKQ8765.2.K52 ,990,26</text:p>
      <text:p text:style-name="P120"><text:span text:style-name="T867"><text:s/></text:span>Par NS = : Mean= <text:s/>528.0000, Std Dev= <text:s/>408.2259, Var=166648.4211</text:p>
      <text:p text:style-name="P20"/>
      <text:p text:style-name="P218"><text:span text:style-name="T190">tricks( </text:span><text:span text:style-name="T375">compass, strain </text:span><text:span text:style-name="T190">)</text:span></text:p>
      <text:p text:style-name="Standard"><text:span text:style-name="T458">Runs GIB's double-dummy engine <text:s/>to compute the number of tricks that, at double-dummy par, will be taken by the given declarer in the given strain (suit or notrumps). GIB must be installed separately for this function to work. The executable </text:span><text:span text:style-name="T160">must</text:span><text:span text:style-name="T458"> be </text:span><text:span text:style-name="T457">named</text:span><text:span text:style-name="T458"> </text:span><text:span text:style-name="T283">gib</text:span><text:span text:style-name="T282">cli</text:span><text:span text:style-name="T455"> (lower case) and be in the directory </text:span><text:span text:style-name="T282">/usr/games</text:span><text:span text:style-name="T284">.</text:span><text:span text:style-name="T614"> </text:span><text:span text:style-name="T616">(This is a change from the version currently distributed by Debian.) </text:span><text:span text:style-name="T614">In addition GIB requires that the file </text:span><text:span text:style-name="T284">eval.dat</text:span><text:span text:style-name="T614"> be located in the user's current working directory, not just in the directory where GIB, or Dealer, is in</text:span><text:span text:style-name="T618">s</text:span><text:span text:style-name="T614">talled. If you get an error from GIB when using this function check to see if you have the </text:span><text:span text:style-name="T284">eval.dat</text:span><text:span text:style-name="T614"> file that comes with GIB copied to your current <text:s/>working directory. As of Dealer version 2.0 there should be no need to use this function, since DDS mode 1 does the same thing, is </text:span><text:span text:style-name="T620">5 times faster</text:span><text:span text:style-name="T614"> and does not require extra files or an extra program. A user might have several Dealer input files that he does not want to change, or he might have trouble getting DDS to run, but those are the only possible reasons to continue to use this function.</text:span><text:span text:style-name="T615"> </text:span></text:p>
      <text:h text:style-name="Heading_20_3" text:outline-level="3"><text:bookmark-start text:name="__RefHeading___Toc7140_2696138024"/>Arithmetic and Logical Operators<text:bookmark-end text:name="__RefHeading___Toc7140_2696138024"/></text:h>
      <text:p text:style-name="P286">In the condition statement (and also in the variable definitions) the various terms making up the complete condition are joined together by either arithmetic operators (+ and - being the most common ones used<text:span text:style-name="T776">, but *, / and % are also available</text:span>) or by logical operators. The logical operators come from the following list:</text:p>
      <text:p text:style-name="P359">{<text:span text:style-name="T232">and, &amp;&amp;, or, ||, not, !, <text:s/>&gt;, &gt;=, &lt;, &lt;=, ==, !=</text:span><text:span text:style-name="T231">, </text:span><text:span text:style-name="T232">?:</text:span><text:span text:style-name="T231"> </text:span><text:span text:style-name="T776">}. </text:span></text:p>
      <text:p text:style-name="P291"><text:soft-page-break/>The use of the arithmetic operators should present no surprises, but some of the logical operators need explaining if you are not familiar with C programming.</text:p>
      <text:p text:style-name="P290"><text:span text:style-name="T190">&amp;&amp;</text:span> is a synonym for '<text:span text:style-name="T190">and'</text:span>. Note that you need <text:span text:style-name="T156">both</text:span> ampersands, just entering one will result in an error. <text:span text:style-name="T190">||</text:span> is a synonym for '<text:span text:style-name="T190">or</text:span>'. Again you need to enter <text:span text:style-name="T156">two</text:span> vertical bar symbols. <text:s/><text:span text:style-name="T190">!</text:span> is a synonym for '<text:span text:style-name="T190">not</text:span>'. <text:s/>'<text:span text:style-name="T190">&gt;</text:span>' means 'greater than' , '<text:span text:style-name="T190">&gt;=</text:span>' means 'greater than or equal' and similarly for less than (<text:span text:style-name="T190">&lt;</text:span>) and less than or equal (<text:span text:style-name="T190">&lt;=</text:span>). <text:s/>To test for equality you need to enter <text:span text:style-name="T168">TWO</text:span> equal signs<text:span text:style-name="T778">(</text:span><text:span text:style-name="T787">==</text:span><text:span text:style-name="T778">)</text:span>. It is a common error for people not familiar with programming to enter for example hcp(north, spades) = 7 to ensure that north has a good spade suit. This will result in an error; what you need to say is<text:span text:style-name="T809">:</text:span> </text:p>
      <text:p text:style-name="P290"><text:span text:style-name="T249">hcp(north, spades) </text:span><text:span text:style-name="T790">==</text:span><text:span text:style-name="T334"> </text:span><text:span text:style-name="T249">7</text:span><text:span text:style-name="T777"> This will test to see if north has at least AQJ or AK in the spade suit. The opposite of </text:span><text:span text:style-name="T788">==</text:span><text:span text:style-name="T803"> </text:span><text:span text:style-name="T777">is </text:span><text:span text:style-name="T786">!=</text:span><text:span text:style-name="T777"> </text:span><text:span text:style-name="T803">i.e. '</text:span><text:span text:style-name="T777">'not equal'. </text:span></text:p>
      <text:p text:style-name="P287"/>
      <text:p text:style-name="P287">That leaves the mysterious <text:span text:style-name="T784">?:</text:span><text:span text:style-name="T448"> Dealer uses this combination as a kind of if statement.</text:span></text:p>
      <text:p text:style-name="P212">It can be useful if you want to chose the larger (or smaller) of two quantities. For example the score keyword needs the number of tricks taken, and the contract and vulnerability </text:p>
      <text:p text:style-name="P288"><text:span text:style-name="T484">i.e. </text:span><text:span text:style-name="T292">score(vul, z3Sx, MajTrx</text:span><text:span text:style-name="T291">). </text:span><text:span text:style-name="T629">You want the variable MajTrx to be determined from the deal via a call to the DDS routines as in </text:span><text:span text:style-name="T291">MajTrx = dds(north,hearts) </text:span><text:span text:style-name="T629">But suppose you are trying to compare playing in a 4-4 spade fit <text:s/>vs a 5-3 heart fit. You might want to call </text:span><text:span text:style-name="T644">score</text:span><text:span text:style-name="T629"> with either the tricks in spades or the tricks in hearts, whichever is greater. You can't do that with a </text:span><text:span text:style-name="T644">&gt;=</text:span><text:span text:style-name="T629"> operator because that one just gives <text:s/>a true or false result. </text:span></text:p>
      <text:p text:style-name="P288"><text:span text:style-name="T629">So </text:span><text:span text:style-name="T291">MajTrx = dds(north, hearts) &gt; dds(north,spades)</text:span><text:span text:style-name="T629"> will set MajTrx to 1 if hearts gets more tricks than spades, and 0 if it</text:span><text:span text:style-name="T633">'</text:span><text:span text:style-name="T629">s the other way round. What you want is: </text:span></text:p>
      <text:p text:style-name="P152"><text:span text:style-name="T485">MajTrx=(dds(north,hearts)&gt;dds(north,spades))</text:span><text:span text:style-name="T785">?</text:span><text:span text:style-name="T485"> dds(north,hearts)</text:span><text:span text:style-name="T785">:</text:span><text:span text:style-name="T789"> </text:span><text:span text:style-name="T485">dds(north,spades)</text:span></text:p>
      <text:p text:style-name="P174"/>
      <text:p text:style-name="P37"><text:span text:style-name="T448">This will test hearts vs spades, (the </text:span><text:span text:style-name="T143">clause</text:span><text:span text:style-name="T448"> to the left of the </text:span><text:span text:style-name="T190">?</text:span><text:span text:style-name="T448"> </text:span><text:span text:style-name="T492">) </text:span><text:span text:style-name="T448">and set MajTrx to the heart tricks if the condition is true, and to the spade tricks if the condition is false.</text:span></text:p>
      <text:p text:style-name="P337"><text:span text:style-name="T596">So the syntax for </text:span><text:span text:style-name="T589">?:</text:span><text:span text:style-name="T596"> is </text:span><text:span text:style-name="T341">(logic test)</text:span><text:span text:style-name="T340"> </text:span><text:span text:style-name="T336">?</text:span><text:span text:style-name="T340"> </text:span><text:span text:style-name="T342">action-if-true</text:span><text:span text:style-name="T340"> </text:span><text:span text:style-name="T336">:</text:span><text:span text:style-name="T340"> </text:span><text:span text:style-name="T343">action-if-false</text:span><text:span text:style-name="T344"> </text:span><text:span text:style-name="T601">This </text:span><text:span text:style-name="T796">?:</text:span><text:span text:style-name="T601"> operator is quite powerful; in C you can daisy chain conditional operators together one after the other. If you want to know more read up on C's 'ternary operator', sometimes called the 'trinary operator' or 'conditional evaluation' operator.</text:span></text:p>
      <text:p text:style-name="P338"><text:span text:style-name="T601">T</text:span><text:span text:style-name="T600">he Examples Directory contains two files that show this operator in action: Descr.ZarTest and Descr.TernaryTest. They both have code to find the longest suit length, the shortest suit length, and the second longest suit length, but the latter has more comments and explanations.</text:span></text:p>
      <text:h text:style-name="P397" text:outline-level="2"/>
      <text:h text:style-name="P400" text:outline-level="2"><text:bookmark-start text:name="__RefHeading___Toc2488_3691053158"/><text:span text:style-name="T724">The </text:span>Action <text:span text:style-name="T725">Statement</text:span><text:bookmark-end text:name="__RefHeading___Toc2488_3691053158"/></text:h>
      <text:h text:style-name="P404" text:outline-level="3"><text:bookmark-start text:name="__RefHeading___Toc2565_3691053158"/>General Description<text:bookmark-end text:name="__RefHeading___Toc2565_3691053158"/></text:h>
      <text:p text:style-name="P222">Only the last action statement entered in the input file has any effect, even though several action statements can be entered. If there is no action statement entered, the default action is<text:span text:style-name="T190"> printall</text:span><text:span text:style-name="T206">.</text:span><text:span text:style-name="T190"> </text:span></text:p>
      <text:p text:style-name="P355"><text:span text:style-name="T502">The action statement can consist of a </text:span><text:span text:style-name="T163">list</text:span><text:span text:style-name="T502"> of actions, </text:span><text:span text:style-name="T164">joined</text:span><text:span text:style-name="T163"> by commas</text:span><text:span text:style-name="T502">. </text:span></text:p>
      <text:p text:style-name="P207"/>
      <text:p text:style-name="P222"><text:span text:style-name="T448">When the condition statement </text:span><text:span text:style-name="T463">as </text:span><text:span text:style-name="T448">entered by the user evaluates to </text:span><text:span text:style-name="T157">true</text:span><text:span text:style-name="T448">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207"/>
      <text:p text:style-name="P207">The <text:span text:style-name="T726">output from the </text:span>actions <text:span text:style-name="T190">export </text:span>and <text:span text:style-name="T190">csvrpt</text:span><text:span text:style-name="T201"> </text:span><text:span text:style-name="T726">go to a file that the user specifies via one of the command line switches (or to stdout). The output of all other actions goes to stdout, generally the user's screen. It usually does not make sense for there to be more than one action generating </text:span><text:span text:style-name="T767">screen </text:span><text:span text:style-name="T726">output at the time each deal is produced because then the several output streams are all mixed together. For this reason the most common occurrence is to have only one </text:span><text:span text:style-name="T767">print </text:span><text:span text:style-name="T726">action in the action list. </text:span><text:span text:style-name="T767">{But </text:span><text:span text:style-name="T228">export</text:span><text:span text:style-name="T767"> and </text:span><text:span text:style-name="T228">csvrpt</text:span><text:span text:style-name="T767"> actions can be mixed with each other and with print actions since they can each be output to their own file</text:span><text:span text:style-name="T772">.</text:span><text:span text:style-name="T767">}</text:span></text:p>
      <text:p text:style-name="P208">Ex: <text:span text:style-name="T249">action printoneline </text:span></text:p>
      <text:p text:style-name="P223"><text:span text:style-name="T621">An exception is using the </text:span><text:span text:style-name="T640">printes </text:span><text:span text:style-name="T621">action as a debugging tool, while keeping the 'real' action also active. See </text:span><text:span text:style-name="T622">the example below.</text:span></text:p>
      <text:p text:style-name="P65">However it is common to have one action that produces immediate output and then (possibly several) other action(s) such as <text:span text:style-name="T190">average</text:span> and <text:span text:style-name="T190">frequency</text:span> that produce output at the end of the run. Action<text:span text:style-name="T730">s</text:span> that produce output at the end of the run do not interfere with each other so you can have as many of them as you want.</text:p>
      <text:p text:style-name="P223"><text:span text:style-name="T623">Here</text:span><text:span text:style-name="T621"> is an example of an action statement (using a variable defined earlier) that illustrates how this is done:</text:span></text:p>
      <text:p text:style-name="P136">action <text:s/>printes("vul 6D= <text:s/>",myscore1u, \n)<text:span text:style-name="T783">,</text:span> </text:p>
      <text:p text:style-name="P136"><text:span text:style-name="T727"><text:s text:c="8"/></text:span>printoneline<text:span text:style-name="T783">, </text:span></text:p>
      <text:p text:style-name="P136"><text:span text:style-name="T727"><text:s text:c="8"/></text:span>printes("...............", \n)<text:span text:style-name="T783">,</text:span></text:p>
      <text:p text:style-name="P224"><text:span text:style-name="T621"><text:s text:c="10"/></text:span><text:span text:style-name="T622"><text:s text:c="8"/></text:span><text:span text:style-name="T621"><text:s/></text:span><text:span text:style-name="T287">average "My 6D score" myscore1u</text:span><text:span text:style-name="T793">, </text:span></text:p>
      <text:p text:style-name="P224"><text:span text:style-name="T288"><text:s text:c="8"/></text:span><text:span text:style-name="T287">frequency "My </text:span><text:span text:style-name="T288">Tricks</text:span><text:span text:style-name="T287">" </text:span><text:span text:style-name="T288">(myTricks, 6, 13)</text:span></text:p>
      <text:p text:style-name="P225">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225">Then at the end of the run <text:s/>Dealer will print one line with the average score and then a frequency table consisting of a heading line and 10 lines of <text:s/>of numbers.</text:p>
      <text:p text:style-name="P225"/>
      <text:p text:style-name="P225">Note that it is not necessary to put each action on a separate line. </text:p>
      <text:p text:style-name="P227">A further note is that if you want to save the stdout output to a file, you re-direct <text:s/>stdout using standard Linux command line syntax.</text:p>
      <text:h text:style-name="P404" text:outline-level="3"><text:bookmark-start text:name="__RefHeading___Toc2567_3691053158"/><text:soft-page-break/>Actions That Produce Output at End of Run<text:bookmark-end text:name="__RefHeading___Toc2567_3691053158"/></text:h>
      <text:p text:style-name="P226">These actions are: <text:span text:style-name="T202">print</text:span><text:span text:style-name="T243">,</text:span><text:span text:style-name="T244"> </text:span><text:span text:style-name="T202">evalcontract,</text:span><text:span text:style-name="T244"> </text:span><text:span text:style-name="T190">average</text:span>, <text:span text:style-name="T190">frequency</text:span>, <text:span text:style-name="T501">and</text:span><text:span text:style-name="T243"> bktfreq.</text:span></text:p>
      <text:p text:style-name="P21"/>
      <text:p text:style-name="P347"><text:span text:style-name="T218">print( </text:span><text:span text:style-name="T412">compass [,compass, compass...] </text:span><text:span text:style-name="T82">)</text:span><text:span text:style-name="T32"> This is the action that is used to print the different compass directions on different pages. From one to four compass directions may be specified, but the usual case is to specify two. Th</text:span><text:span text:style-name="T24">u</text:span><text:span text:style-name="T32">s one partner </text:span><text:span text:style-name="T31">can </text:span><text:span text:style-name="T32">have all the 'interesting' hands for one direction, while the other partner gets the hands for the direction opposite. This is ideal for bidding practice. <text:s/>The title, (if there is one)</text:span><text:span text:style-name="T24">, player name,</text:span><text:span text:style-name="T32"> and board number </text:span><text:span text:style-name="T23">are also include</text:span><text:span text:style-name="T37">d</text:span><text:span text:style-name="T23"> on this report. </text:span></text:p>
      <text:p text:style-name="P275"/>
      <text:p text:style-name="P275">Here is an example of the action statement </text:p>
      <text:p text:style-name="P193">action print (south, north )</text:p>
      <text:p text:style-name="P21"><text:span text:style-name="T23">and the output</text:span><text:span text:style-name="T24">(with title)</text:span><text:span text:style-name="T23">:</text:span></text:p>
      <text:p text:style-name="P193">Bidding Practice National Teams Session 1 <text:s/></text:p>
      <text:p text:style-name="P193">North hands:</text:p>
      <text:p text:style-name="P193"/>
      <text:p text:style-name="P193"><text:s text:c="3"/>1. <text:s text:c="17"/>2. <text:s text:c="17"/>3. <text:s text:c="15"/>4. <text:s text:c="14"/></text:p>
      <text:p text:style-name="P193">J T 6 3 <text:s text:c="12"/>J 6 4 2 <text:s text:c="12"/>7 <text:s text:c="16"/>K J 2 </text:p>
      <text:p text:style-name="P193">K 2 <text:s text:c="16"/>A T <text:s text:c="16"/>J T 3 <text:s text:c="12"/>7 4 2 </text:p>
      <text:p text:style-name="P193">Q T 7 6 5 <text:s text:c="10"/>J 7 4 2 <text:s text:c="12"/>J T 9 8 3 <text:s text:c="8"/>7 </text:p>
      <text:p text:style-name="P193">8 2 <text:s text:c="16"/>J 9 6 <text:s text:c="14"/>A J 9 8 <text:s text:c="10"/>J 9 7 6 4 2 </text:p>
      <text:p text:style-name="P193"/>
      <text:p text:style-name="P193"><text:s text:c="3"/>5. <text:s text:c="17"/>6. <text:s text:c="17"/>7. <text:s text:c="17"/>8. <text:s text:c="14"/></text:p>
      <text:p text:style-name="P193">K T 9 8 <text:s text:c="12"/>A J 8 <text:s text:c="14"/>7 4 <text:s text:c="16"/>J 9 </text:p>
      <text:p text:style-name="P193">K 6 5 2 <text:s text:c="12"/>Q 8 7 3 <text:s text:c="12"/>J 9 3 <text:s text:c="14"/>A T 9 2 </text:p>
      <text:p text:style-name="P193">J 7 6 5 2 <text:s text:c="10"/>7 6 2 <text:s text:c="14"/>Q 9 5 2 <text:s text:c="12"/>Q 7 2 </text:p>
      <text:p text:style-name="P193">- <text:s text:c="18"/>T 5 2 <text:s text:c="14"/>T 8 6 5 <text:s text:c="12"/>T 6 4 3 </text:p>
      <text:p text:style-name="P193"/>
      <text:p text:style-name="P347"><text:span text:style-name="T510">&lt;</text:span><text:span text:style-name="T511">there is a form feed that is output here. This should cause a new page on most printers&gt;</text:span></text:p>
      <text:p text:style-name="P193">Bidding Practice National Teams Session 1 <text:s/></text:p>
      <text:p text:style-name="P193">South hands:</text:p>
      <text:p text:style-name="P193"/>
      <text:p text:style-name="P193"><text:s text:c="3"/>1. <text:s text:c="17"/>2. <text:s text:c="17"/>3. <text:s text:c="17"/>4. <text:s text:c="14"/></text:p>
      <text:p text:style-name="P193">9 8 2 <text:s text:c="14"/>A Q <text:s text:c="16"/>A J T 9 8 6 3 2 <text:s text:c="4"/>A 9 5 </text:p>
      <text:p text:style-name="P193">A T 3 <text:s text:c="14"/>9 7 4 3 2 <text:s text:c="10"/>8 4 <text:s text:c="16"/>A Q T 6 </text:p>
      <text:p text:style-name="P193">J 4 2 <text:s text:c="14"/>A Q 5 3 <text:s text:c="12"/>Q 5 <text:s text:c="16"/>J 8 3 2 </text:p>
      <text:p text:style-name="P193">K Q 5 3 <text:s text:c="12"/>K 2 <text:s text:c="16"/>2 <text:s text:c="18"/>K 3 </text:p>
      <text:p text:style-name="P193"/>
      <text:p text:style-name="P193"><text:s text:c="3"/></text:p>
      <text:p text:style-name="P193">5. <text:s text:c="17"/>6. <text:s text:c="17"/>7. <text:s text:c="17"/>8. <text:s text:c="14"/></text:p>
      <text:p text:style-name="P193">J 4 2 <text:s text:c="14"/>- <text:s text:c="18"/>T 6 <text:s text:c="16"/>7 6 3 2 </text:p>
      <text:p text:style-name="P193">A T 9 8 7 <text:s text:c="10"/>A K 6 5 2 <text:s text:c="10"/>A T 7 6 5 2 <text:s text:c="8"/>K 8 4 </text:p>
      <text:p text:style-name="P193">A <text:s text:c="18"/>Q T 9 8 5 <text:s text:c="10"/>J 8 6 3 <text:s text:c="12"/>K T 5 4 3 </text:p>
      <text:p text:style-name="P193">A K J 6 <text:s text:c="12"/>A Q 6 <text:s text:c="14"/>7 <text:s text:c="18"/>K </text:p>
      <text:p text:style-name="P275"/>
      <text:p text:style-name="P232"><text:soft-page-break/><text:span text:style-name="T23">N</text:span><text:span text:style-name="T24">otice that even though </text:span><text:span text:style-name="T90">south</text:span><text:span text:style-name="T24"> appeared before</text:span><text:span text:style-name="T90"> north</text:span><text:span text:style-name="T24"> in the action statement the north hands were printed first. </text:span><text:span text:style-name="T27">It </text:span><text:span text:style-name="T24">is always the case that the hands (if asked for) are printed </text:span><text:span text:style-name="T25">in </text:span><text:span text:style-name="T24">player number order: North, East, South, West.</text:span></text:p>
      <text:p text:style-name="P23"/>
      <text:p text:style-name="P347"><text:span text:style-name="T202">evalcontract</text:span><text:span text:style-name="T204"> (</text:span><text:span text:style-name="T205"> </text:span><text:span text:style-name="T407">side, contract, vuln </text:span><text:span text:style-name="T78">) </text:span><text:span text:style-name="T21">The </text:span><text:span text:style-name="T78">evalcontract </text:span><text:span text:style-name="T21">action will cause Dealer to use DDS to find the number of tricks that can be taken in the given strain by the given side, for each 'interesting' deal. </text:span><text:span text:style-name="T42"><text:s/></text:span><text:span text:style-name="T51">You can evaluate a total of 10 different contracts; one in each strain per side. But in each contract for each side <text:s/>you can evaluate only one 'flavor' from the six possibilities of undoubled: vul and nonvul, doubled:vul and nonvul, and redoubled: vul and nonvul. <text:s/>So that while it is possible to compare say 3Hx to 1N, it is not possible to compare 3Hx to 3Hxx or even to 4H undoubled since there is only one set of counters per strain per side. If you are specifying 5 or more </text:span><text:span text:style-name="T91">evalcontract</text:span><text:span text:style-name="T51"> statements, you should set the -M mode switch to 2 on the command line. (see command line switches later.)</text:span></text:p>
      <text:p text:style-name="P277"/>
      <text:p text:style-name="P347"><text:span text:style-name="T33">The </text:span><text:span text:style-name="T84">evalcontract</text:span><text:span text:style-name="T33"> code calls DDS with </text:span><text:span text:style-name="T414">compass</text:span><text:span text:style-name="T33">=</text:span><text:span text:style-name="T84">west </text:span><text:span text:style-name="T33">if the side is </text:span><text:span text:style-name="T84">EW</text:span><text:span text:style-name="T33"> and with </text:span><text:span text:style-name="T414">compass</text:span><text:span text:style-name="T33">=</text:span><text:span text:style-name="T84">south</text:span><text:span text:style-name="T33"> if the side is </text:span><text:span text:style-name="T84">NS</text:span><text:span text:style-name="T33">. This implies that if the user wants to know how many tricks were taken on average, as well as the average score, he should use the same compass direction in his own </text:span><text:span text:style-name="T84">dds</text:span><text:span text:style-name="T33"> call to take advantage of caching, </text:span><text:span text:style-name="T45">otherwise</text:span><text:span text:style-name="T33"> the run will take twice as long. </text:span></text:p>
      <text:p text:style-name="P276">Dealer will then keep track of the number of times each trick count was achieved. At the end of the run for each of these trick counts (from 0 to 13) it will generate a score and figure out the average.</text:p>
      <text:p text:style-name="P347"><text:span text:style-name="T21">Below is an example </text:span><text:span text:style-name="T22">in which</text:span><text:span text:style-name="T21"> the </text:span><text:span text:style-name="T47">each side has 17 - 23 HCP, NS are balanced and want to play 2NT, and EW have a heart fit and take the push to 3H. <text:s/></text:span></text:p>
      <text:p text:style-name="P170"/>
      <text:p text:style-name="P170">generate 1000000</text:p>
      <text:p text:style-name="P169">produce <text:s text:c="3"/>100<text:span text:style-name="T864">0</text:span></text:p>
      <text:p text:style-name="P170">seed 113</text:p>
      <text:p text:style-name="P169">title " Eval NS in 2NTx vul and EW in 3Hxx nv"</text:p>
      <text:p text:style-name="P169">condition ( hcp(north)+hcp(south)&gt;=17 &amp;&amp; hcp(north)+hcp(south)&lt;=23 &amp;&amp; hearts(east)+ </text:p>
      <text:p text:style-name="P169">hearts(west)&gt;=9 &amp;&amp; (hcp(east)+hcp(west))&gt;=17 &amp;&amp;(hcp(east)+hcp(west))&lt;=23)</text:p>
      <text:p text:style-name="P169">action <text:s text:c="2"/></text:p>
      <text:p text:style-name="P169"><text:s text:c="9"/>evalcontract ( NS , z2Nx , vul )<text:span text:style-name="T784">,</text:span></text:p>
      <text:p text:style-name="P169"><text:s text:c="9"/>evalcontract ( EW , z3Hxx , nv )</text:p>
      <text:p text:style-name="P52"/>
      <text:p text:style-name="P52">The Result:</text:p>
      <text:p text:style-name="P157"><text:span text:style-name="T2">Contract 2Nx V by NS Average Result = -519.83, Success pct=</text:span><text:span text:style-name="T48"> </text:span><text:span text:style-name="T2">15.30, Fail pct= 84.70 </text:span></text:p>
      <text:p text:style-name="P157"><text:span text:style-name="T2">Contract 3Hxx <text:s/>by EW Average Result = <text:s/>539.92, Success pct=</text:span><text:span text:style-name="T48"> </text:span><text:span text:style-name="T2">70.20, Fail pct= 29.80 </text:span></text:p>
      <text:p text:style-name="P169"/>
      <text:p text:style-name="P169"><text:s/>Eval NS in 2NTx vul and EW in 3Hxx nv</text:p>
      <text:p text:style-name="P169">Generated 18625 hands</text:p>
      <text:p text:style-name="P169">Produced <text:s/>1000 hands</text:p>
      <text:p text:style-name="P169">Initial random seed 113</text:p>
      <text:p text:style-name="P169">Time needed <text:s text:c="2"/>27.874 sec</text:p>
      <text:p text:style-name="P347"><text:s/></text:p>
      <text:p text:style-name="P348">It is interesting to also look at the time taken as reported by the end of run statistics. <text:s/></text:p>
      <text:p text:style-name="P171">Time needed <text:s text:c="2"/>27.874 sec</text:p>
      <text:p text:style-name="P349">The bulk of the time was taken by the 2000 calls to the DDS library. </text:p>
      <text:p text:style-name="P349"/>
      <text:p text:style-name="P232"><text:span text:style-name="T22">For comparison to produce and analyze 10,000 deals to generate the 2D frequency plot</text:span><text:span text:style-name="T52"> (see later)</text:span><text:span text:style-name="T22"> took only 0.038 seconds. This illustrates the </text:span><text:span text:style-name="T33">relative </text:span><text:span text:style-name="T22">slowness of the DDS family of functions. And note also </text:span><text:soft-page-break/><text:span text:style-name="T22">that Version 2.0 uses DDS which is 5x faster than GIB </text:span><text:span text:style-name="T27">as used in </text:span><text:span text:style-name="T22">the previous version. When you are used to 1 sec or less response times, </text:span><text:span text:style-name="T33">2</text:span><text:span text:style-name="T48">7</text:span><text:span text:style-name="T22"> secs feels like an eternity. <text:s/></text:span><text:span text:style-name="T45"><text:s text:c="2"/>:)</text:span><text:span text:style-name="T22"> !</text:span></text:p>
      <text:p text:style-name="P279"/>
      <text:p text:style-name="P232"><text:span text:style-name="T190">average</text:span> [<text:span text:style-name="T375">quoted-string</text:span>] <text:span text:style-name="T375">expression</text:span><text:span text:style-name="T378"> </text:span><text:span text:style-name="T58">The keyword </text:span><text:span text:style-name="T75">average</text:span><text:span text:style-name="T58"> is followed by an optional </text:span><text:span text:style-name="T378">quoted string</text:span><text:span text:style-name="T58">, then by an </text:span><text:span text:style-name="T378">expression</text:span><text:span text:style-name="T58"> whose average is to be calculated. Note that the square brackets shown here do not appear in the input file, they merely indicate that in this instance the </text:span><text:span text:style-name="T378">quoted-string</text:span><text:span text:style-name="T58"> is optional. </text:span></text:p>
      <text:p text:style-name="P273">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73"/>
      <text:p text:style-name="P273">Example: <text:span text:style-name="T768"><text:s/>(Note the comma at the end of the first line. Commas are necessary to link several actions into a list. </text:span><text:span text:style-name="T814">)</text:span></text:p>
      <text:p text:style-name="P188">action average "North GIB Tricks" <text:s/>Ntr4,</text:p>
      <text:p text:style-name="P188"><text:s text:c="7"/>average "South GIB Tricks" <text:s/>Str3</text:p>
      <text:p text:style-name="P273"/>
      <text:p text:style-name="P273">Output: </text:p>
      <text:p text:style-name="P188">North GIB Tricks: Mean=9.20, Std Dev=2.59, Var=6.70, Sample Size=5 </text:p>
      <text:p text:style-name="P143"><text:span text:style-name="T56">South GIB Tricks: Mean=</text:span><text:span text:style-name="T59">8</text:span><text:span text:style-name="T56">.</text:span><text:span text:style-name="T59">34</text:span><text:span text:style-name="T56">, Std Dev=1.30, Var=1.70, Sample Size=5 </text:span></text:p>
      <text:p text:style-name="P228"><text:s/></text:p>
      <text:p text:style-name="P233">The extra information regarding the standard deviation and sample size is new in Version 2.0</text:p>
      <text:p text:style-name="P233">Previous versions of Dealer did not do this.</text:p>
      <text:p text:style-name="P18"/>
      <text:p text:style-name="P234"><text:span text:style-name="T203">frequency</text:span><text:span text:style-name="T729"> </text:span><text:span text:style-name="T728">[</text:span><text:span text:style-name="T379">quoted-string</text:span><text:span text:style-name="T728">] </text:span><text:span text:style-name="T203">(</text:span><text:span text:style-name="T237"> </text:span><text:span text:style-name="T379">expression</text:span><text:span text:style-name="T381"> </text:span><text:span text:style-name="T446">, </text:span><text:span text:style-name="T380">lowerbound</text:span><text:span text:style-name="T445">, </text:span><text:span text:style-name="T380">upperbound</text:span><text:span text:style-name="T385"> </text:span><text:span text:style-name="T445">) </text:span><text:span text:style-name="T15">The keyword </text:span><text:span text:style-name="T76">frequency</text:span><text:span text:style-name="T15"> is followed by an optional </text:span><text:span text:style-name="T404">quoted string</text:span><text:span text:style-name="T15">,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235"><text:span text:style-name="T17">During the run, for each 'interesting' deal, </text:span><text:span text:style-name="T2">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6">0</text:span><text:span text:style-name="T2"> hands at random with no additional condition attached:</text:span></text:p>
      <text:p text:style-name="P274">Here is the action statement:</text:p>
      <text:p text:style-name="P189">action frequency "HCP North Between 15 and 17" (hcp(north), 15, 17)</text:p>
      <text:p text:style-name="P82"/>
      <text:p text:style-name="P82">And this is the end of run output:</text:p>
      <text:p text:style-name="P189">Frequency HCP North Between 15 and 17 :</text:p>
      <text:p text:style-name="P144"><text:span text:style-name="T2">Low</text:span><text:span text:style-name="T43"> <text:s text:c="11"/></text:span><text:span text:style-name="T2">849</text:span></text:p>
      <text:p text:style-name="P189"><text:s text:c="3"/>15<text:span text:style-name="T801"> <text:s text:c="10"/></text:span>47</text:p>
      <text:p text:style-name="P189"><text:s text:c="3"/>16<text:span text:style-name="T801"> <text:s text:c="10"/></text:span>33</text:p>
      <text:p text:style-name="P189"><text:s text:c="3"/>1<text:span text:style-name="T801">7 <text:s text:c="10"/></text:span>21</text:p>
      <text:p text:style-name="P235"><text:span text:style-name="T250">High</text:span><text:span text:style-name="T257"> <text:s text:c="11"/></text:span><text:span text:style-name="T250">50</text:span></text:p>
      <text:p text:style-name="P84">Dealer also has a '2 Dimensional' version of a frequency count; instead of just counting the number of times one thing occurs, it can count the number of times two things occur and then plot one versus the other. </text:p>
      <text:p text:style-name="P84"><text:soft-page-break/></text:p>
      <text:p text:style-name="P84">The syntax is:</text:p>
      <text:p text:style-name="P66"><text:span text:style-name="T77">frequency</text:span><text:span text:style-name="T18"> </text:span><text:span text:style-name="T19">[</text:span><text:span text:style-name="T405">quoted-string</text:span><text:span text:style-name="T19">] </text:span><text:span text:style-name="T77">(</text:span><text:span text:style-name="T405">expression</text:span><text:span text:style-name="T394">1</text:span><text:span text:style-name="T406"> </text:span><text:span text:style-name="T446">, </text:span><text:span text:style-name="T404">lowbound</text:span><text:span text:style-name="T394">1</text:span><text:span text:style-name="T445">, </text:span><text:span text:style-name="T404">upbound</text:span><text:span text:style-name="T394">1, expression2, lowbound2, upbound2</text:span><text:span text:style-name="T445">)</text:span></text:p>
      <text:p text:style-name="P82"/>
      <text:p text:style-name="P82">For example we might compare the number of controls in a hand to the number of high card points in the hand to see how they relate:</text:p>
      <text:p text:style-name="P128">action frequency "Controls(across) Vs HCP(down)" </text:p>
      <text:p text:style-name="P122"><text:span text:style-name="T20"><text:tab/><text:tab/></text:span><text:span text:style-name="T2">( hcp(north), 10, 23, controls(north),1,9)</text:span></text:p>
      <text:p text:style-name="P86">Since there are never fewer than zero, or more than 12, controls we limit the top row accordingly.</text:p>
      <text:p text:style-name="P83">The example limits the range of hcp under discussion to save space on the page.</text:p>
      <text:p text:style-name="P82"/>
      <text:p text:style-name="P82">Here is the output of the above action statement for 5000 hands:</text:p>
      <text:p text:style-name="P238"><text:span text:style-name="T254">Frequency Controls</text:span><text:span text:style-name="T255">(across)</text:span><text:span text:style-name="T254"> Vs HCP</text:span><text:span text:style-name="T255">(down)</text:span><text:span text:style-name="T254">:</text:span></text:p>
      <text:p text:style-name="P145"><text:s text:c="8"/>Low <text:s text:c="5"/>1 <text:s text:c="5"/>2 <text:s text:c="5"/>3 <text:s text:c="5"/>4 <text:s text:c="5"/>5 <text:s text:c="5"/>6 <text:s text:c="5"/>7 <text:s text:c="5"/>8 <text:s text:c="5"/>9 <text:s text:c="2"/>High <text:s text:c="3"/>Sum</text:p>
      <text:p text:style-name="P145">Low <text:s text:c="4"/>402 <text:s text:c="3"/>599 <text:s text:c="3"/>823 <text:s text:c="3"/>367 <text:s text:c="4"/>80 <text:s text:c="5"/>0 <text:s text:c="5"/>0 <text:s text:c="5"/>0 <text:s text:c="5"/>0 <text:s text:c="5"/>0 <text:s text:c="5"/>0 <text:s text:c="2"/>2271</text:p>
      <text:p text:style-name="P145"><text:s text:c="2"/>10 <text:s text:c="5"/>0 <text:s text:c="4"/>25 <text:s text:c="3"/>107 <text:s text:c="3"/>210 <text:s text:c="3"/>118 <text:s text:c="5"/>0 <text:s text:c="5"/>0 <text:s text:c="5"/>0 <text:s text:c="5"/>0 <text:s text:c="5"/>0 <text:s text:c="5"/>0 <text:s text:c="3"/>460</text:p>
      <text:p text:style-name="P145"><text:s text:c="2"/>11 <text:s text:c="5"/>0 <text:s text:c="5"/>3 <text:s text:c="4"/>58 <text:s text:c="3"/>166 <text:s text:c="3"/>143 <text:s text:c="4"/>48 <text:s text:c="5"/>0 <text:s text:c="5"/>0 <text:s text:c="5"/>0 <text:s text:c="5"/>0 <text:s text:c="5"/>0 <text:s text:c="3"/>418</text:p>
      <text:p text:style-name="P145"><text:s text:c="2"/>12 <text:s text:c="5"/>0 <text:s text:c="5"/>2 <text:s text:c="4"/>26 <text:s text:c="3"/>128 <text:s text:c="3"/>170 <text:s text:c="4"/>74 <text:s text:c="4"/>11 <text:s text:c="5"/>0 <text:s text:c="5"/>0 <text:s text:c="5"/>0 <text:s text:c="5"/>0 <text:s text:c="3"/>411</text:p>
      <text:p text:style-name="P145"><text:s text:c="2"/>13 <text:s text:c="5"/>0 <text:s text:c="5"/>1 <text:s text:c="5"/>8 <text:s text:c="4"/>72 <text:s text:c="3"/>154 <text:s text:c="3"/>116 <text:s text:c="4"/>11 <text:s text:c="5"/>0 <text:s text:c="5"/>0 <text:s text:c="5"/>0 <text:s text:c="5"/>0 <text:s text:c="3"/>362</text:p>
      <text:p text:style-name="P145"><text:s text:c="2"/>14 <text:s text:c="5"/>0 <text:s text:c="5"/>0 <text:s text:c="5"/>2 <text:s text:c="4"/>34 <text:s text:c="3"/>106 <text:s text:c="3"/>115 <text:s text:c="4"/>39 <text:s text:c="5"/>0 <text:s text:c="5"/>0 <text:s text:c="5"/>0 <text:s text:c="5"/>0 <text:s text:c="3"/>296</text:p>
      <text:p text:style-name="P145"><text:s text:c="2"/>15 <text:s text:c="5"/>0 <text:s text:c="5"/>0 <text:s text:c="5"/>1 <text:s text:c="4"/>13 <text:s text:c="4"/>55 <text:s text:c="3"/>110 <text:s text:c="4"/>48 <text:s text:c="4"/>15 <text:s text:c="5"/>0 <text:s text:c="5"/>0 <text:s text:c="5"/>0 <text:s text:c="3"/>242</text:p>
      <text:p text:style-name="P145"><text:s text:c="2"/>16 <text:s text:c="5"/>0 <text:s text:c="5"/>0 <text:s text:c="5"/>0 <text:s text:c="5"/>2 <text:s text:c="4"/>26 <text:s text:c="4"/>61 <text:s text:c="4"/>73 <text:s text:c="4"/>19 <text:s text:c="5"/>2 <text:s text:c="5"/>0 <text:s text:c="5"/>0 <text:s text:c="3"/>183</text:p>
      <text:p text:style-name="P145"><text:s text:c="2"/>17 <text:s text:c="5"/>0 <text:s text:c="5"/>0 <text:s text:c="5"/>0 <text:s text:c="5"/>1 <text:s text:c="4"/>13 <text:s text:c="4"/>27 <text:s text:c="4"/>46 <text:s text:c="4"/>34 <text:s text:c="5"/>1 <text:s text:c="5"/>0 <text:s text:c="5"/>0 <text:s text:c="3"/>122</text:p>
      <text:p text:style-name="P145"><text:s text:c="2"/>18 <text:s text:c="5"/>0 <text:s text:c="5"/>0 <text:s text:c="5"/>0 <text:s text:c="5"/>0 <text:s text:c="5"/>3 <text:s text:c="4"/>19 <text:s text:c="4"/>34 <text:s text:c="4"/>26 <text:s text:c="5"/>7 <text:s text:c="5"/>0 <text:s text:c="5"/>0 <text:s text:c="4"/>89</text:p>
      <text:p text:style-name="P145"><text:s text:c="2"/>19 <text:s text:c="5"/>0 <text:s text:c="5"/>0 <text:s text:c="5"/>0 <text:s text:c="5"/>0 <text:s text:c="5"/>2 <text:s text:c="5"/>7 <text:s text:c="4"/>22 <text:s text:c="4"/>24 <text:s text:c="5"/>7 <text:s text:c="5"/>2 <text:s text:c="5"/>0 <text:s text:c="4"/>64</text:p>
      <text:p text:style-name="P145"><text:s text:c="2"/>20 <text:s text:c="5"/>0 <text:s text:c="5"/>0 <text:s text:c="5"/>0 <text:s text:c="5"/>0 <text:s text:c="5"/>0 <text:s text:c="5"/>1 <text:s text:c="4"/>10 <text:s text:c="4"/>16 <text:s text:c="4"/>17 <text:s text:c="5"/>0 <text:s text:c="5"/>0 <text:s text:c="4"/>44</text:p>
      <text:p text:style-name="P145"><text:s text:c="2"/>21 <text:s text:c="5"/>0 <text:s text:c="5"/>0 <text:s text:c="5"/>0 <text:s text:c="5"/>0 <text:s text:c="5"/>0 <text:s text:c="5"/>0 <text:s text:c="5"/>2 <text:s text:c="5"/>9 <text:s text:c="5"/>7 <text:s text:c="5"/>3 <text:s text:c="5"/>0 <text:s text:c="4"/>21</text:p>
      <text:p text:style-name="P145"><text:s text:c="2"/>22 <text:s text:c="5"/>0 <text:s text:c="5"/>0 <text:s text:c="5"/>0 <text:s text:c="5"/>0 <text:s text:c="5"/>0 <text:s text:c="5"/>0 <text:s text:c="5"/>1 <text:s text:c="5"/>4 <text:s text:c="5"/>3 <text:s text:c="5"/>2 <text:s text:c="5"/>0 <text:s text:c="4"/>10</text:p>
      <text:p text:style-name="P145"><text:s text:c="2"/>23 <text:s text:c="5"/>0 <text:s text:c="5"/>0 <text:s text:c="5"/>0 <text:s text:c="5"/>0 <text:s text:c="5"/>0 <text:s text:c="5"/>0 <text:s text:c="5"/>0 <text:s text:c="5"/>0 <text:s text:c="5"/>0 <text:s text:c="5"/>3 <text:s text:c="5"/>0 <text:s text:c="5"/>3</text:p>
      <text:p text:style-name="P145">High <text:s text:c="5"/>0 <text:s text:c="5"/>0 <text:s text:c="5"/>0 <text:s text:c="5"/>0 <text:s text:c="5"/>0 <text:s text:c="5"/>0 <text:s text:c="5"/>0 <text:s text:c="5"/>0 <text:s text:c="5"/>0 <text:s text:c="5"/>4 <text:s text:c="5"/>0 <text:s text:c="5"/>4</text:p>
      <text:p text:style-name="P145">Sum <text:s text:c="4"/>402 <text:s text:c="3"/>630 <text:s text:c="2"/>1025 <text:s text:c="3"/>993 <text:s text:c="3"/>870 <text:s text:c="3"/>578 <text:s text:c="3"/>297 <text:s text:c="3"/>147 <text:s text:c="4"/>44 <text:s text:c="4"/>14 <text:s text:c="5"/>0 <text:s text:c="2"/>5000</text:p>
      <text:p text:style-name="P22"/>
      <text:p text:style-name="P22"><text:span text:style-name="T885">bktfreq</text:span><text:span text:style-name="T729"> </text:span><text:span text:style-name="T405">[quoted-string] </text:span><text:span text:style-name="T406">(</text:span><text:span text:style-name="T421"> </text:span><text:span text:style-name="T405">expression</text:span><text:span text:style-name="T406"> , </text:span><text:span text:style-name="T404">lowerbound, upperbound</text:span><text:span text:style-name="T422">, size</text:span><text:span text:style-name="T421"> </text:span><text:span text:style-name="T404">) </text:span></text:p>
      <text:p text:style-name="P350"><text:span text:style-name="T71">bktfreq</text:span><text:span text:style-name="T92"> </text:span><text:span text:style-name="T53">stands for 'Bucket Frequency'. </text:span><text:span text:style-name="T51">T</text:span><text:span text:style-name="T2">he </text:span><text:span text:style-name="T71">bktfreq</text:span><text:span text:style-name="T2"> function is very similar to the </text:span><text:span text:style-name="T444">frequency</text:span><text:span text:style-name="T394"> </text:span><text:span text:style-name="T2">function. In the frequency function the gap between each counter is always 1. This works well when counting things like tricks, or controls, or hcp which have a range between 0 and 40 at most. But in the case of the </text:span><text:span text:style-name="T71">cccc, quality, opc,</text:span><text:span text:style-name="T2"> and </text:span><text:span text:style-name="T71">ltc</text:span><text:span text:style-name="T2"> functions <text:s/>the values (because they are multiplied by 100) can range from 0 to 4000 internally; and further most of the time the gap between different values is 50 if we are counting say </text:span><text:span text:style-name="T71">ltc</text:span><text:span text:style-name="T2"> in half losers. That being the case you can't in practice use the frequency function to plot statistics about any value that can be expressed as a </text:span><text:span text:style-name="T394">dotnum.</text:span><text:span text:style-name="T2"> The workaround is to specify the size of the gap between successive values.</text:span><text:span text:style-name="T53"> We call a gap of a certain size a 'Bucket'. </text:span><text:span text:style-name="T2"><text:s/></text:span></text:p>
      <text:p text:style-name="P350"><text:span text:style-name="T2">Refer back to the example where we showed the frequency of hcp between 15 and 17. <text:s/>If we wanted to do the same for KnR points, using the </text:span><text:span text:style-name="T71">cccc</text:span><text:span text:style-name="T2"> function we would say:</text:span></text:p>
      <text:p text:style-name="P351"><text:span text:style-name="T261">action </text:span><text:span text:style-name="T262">bktfreq</text:span><text:span text:style-name="T261"> "</text:span><text:span text:style-name="T262">KnR</text:span><text:span text:style-name="T261"> North 15</text:span><text:span text:style-name="T262">.0</text:span><text:span text:style-name="T261"> </text:span><text:span text:style-name="T264">to</text:span><text:span text:style-name="T261"> 17</text:span><text:span text:style-name="T262">.0</text:span><text:span text:style-name="T261">" (</text:span><text:span text:style-name="T262">cccc</text:span><text:span text:style-name="T261">(north),15</text:span><text:span text:style-name="T262">.0</text:span><text:span text:style-name="T261">,17</text:span><text:span text:style-name="T262">.0,0.</text:span><text:span text:style-name="T263">2</text:span><text:span text:style-name="T262">5</text:span><text:span text:style-name="T261">)</text:span></text:p>
      <text:p text:style-name="P89">The output gives you counts of KnR points in 0.25 point increments.</text:p>
      <text:p text:style-name="P85"/>
      <text:p text:style-name="P379"/>
      <text:p text:style-name="P237"><text:span text:style-name="T250">Frequency KnR North</text:span><text:span text:style-name="T264"> </text:span><text:span text:style-name="T250">15</text:span><text:span text:style-name="T262">.0</text:span><text:span text:style-name="T250"> </text:span><text:span text:style-name="T264">to</text:span><text:span text:style-name="T250"> 17</text:span><text:span text:style-name="T262">.0</text:span><text:span text:style-name="T250">:</text:span></text:p>
      <text:p text:style-name="P236"><text:span text:style-name="T263"><text:s text:c="2"/></text:span><text:span text:style-name="T250">Low<text:tab/> <text:s text:c="3"/>3969</text:span></text:p>
      <text:p text:style-name="P190"><text:s/>1500<text:tab/> <text:s text:c="5"/>74</text:p>
      <text:p text:style-name="P190"><text:s/>1525<text:tab/> <text:s text:c="5"/>79</text:p>
      <text:p text:style-name="P190"><text:s/>1550<text:tab/> <text:s text:c="5"/>75</text:p>
      <text:p text:style-name="P190"><text:s/>1575<text:tab/> <text:s text:c="5"/>45</text:p>
      <text:p text:style-name="P190"><text:s/>1600<text:tab/> <text:s text:c="5"/>49</text:p>
      <text:p text:style-name="P190"><text:s/>1625<text:tab/> <text:s text:c="5"/>53</text:p>
      <text:p text:style-name="P190"><text:s/>1650<text:tab/> <text:s text:c="5"/>56</text:p>
      <text:p text:style-name="P190"><text:s/>1675<text:tab/> <text:s text:c="5"/>42</text:p>
      <text:p text:style-name="P190"><text:s/>1700<text:tab/> <text:s text:c="5"/>41</text:p>
      <text:p text:style-name="P236"><text:span text:style-name="T263"><text:s/></text:span><text:span text:style-name="T250">High<text:tab/> <text:s text:c="4"/>517</text:span></text:p>
      <text:p text:style-name="P280"/>
      <text:p text:style-name="P352"><text:span text:style-name="T511">Dealer also has a '2 Dimensional' version of </text:span><text:span text:style-name="T534">bktfreq</text:span><text:span text:style-name="T522"> for the same reason. This next example shows how we would compare KnR points vs the traditional </text:span><text:span text:style-name="T523">HCP</text:span><text:span text:style-name="T522">. Note that the </text:span><text:span text:style-name="T534">bktfreq </text:span><text:span text:style-name="T522">function can handle both dotnums and integers. </text:span></text:p>
      <text:p text:style-name="P353"><text:span text:style-name="T522">H</text:span><text:span text:style-name="T505">ere is the syntax:</text:span></text:p>
      <text:p text:style-name="P194">bktfreq "KnR (down) vs HCP(across)" </text:p>
      <text:p text:style-name="P201"><text:span text:style-name="T2"><text:tab/><text:tab/>(cccc(north),15.0,17.</text:span><text:span text:style-name="T55">75</text:span><text:span text:style-name="T2">,0.25, hcp(north),15,17,1)</text:span></text:p>
      <text:p text:style-name="P353"><text:span text:style-name="T522">N</text:span><text:span text:style-name="T505">otice that you must include the 'size' term in both </text:span><text:span text:style-name="T524">expressions;</text:span><text:span text:style-name="T505"> that is why there is a </text:span><text:span text:style-name="T794">,1</text:span><text:span text:style-name="T505"> after the 17</text:span></text:p>
      <text:p text:style-name="P90">And here are the results.</text:p>
      <text:p text:style-name="P89">Showing 2D freq with Description[KnR (down) vs HCP(across)]</text:p>
      <text:p text:style-name="P195"><text:s text:c="9"/>Low <text:s text:c="4"/>15 <text:s text:c="4"/>16 <text:s text:c="4"/>17 <text:s text:c="2"/>High <text:s text:c="3"/>Sum</text:p>
      <text:p text:style-name="P195"><text:s/>Low <text:s text:c="3"/>3943 <text:s text:c="4"/>79 <text:s text:c="4"/>17 <text:s text:c="5"/>0 <text:s text:c="5"/>0 <text:s text:c="2"/>4039</text:p>
      <text:p text:style-name="P195">1500 <text:s text:c="5"/>42 <text:s text:c="4"/>19 <text:s text:c="5"/>7 <text:s text:c="5"/>1 <text:s text:c="5"/>0 <text:s text:c="4"/>69</text:p>
      <text:p text:style-name="P195">1525 <text:s text:c="5"/>45 <text:s text:c="4"/>17 <text:s text:c="5"/>9 <text:s text:c="5"/>0 <text:s text:c="5"/>0 <text:s text:c="4"/>71</text:p>
      <text:p text:style-name="P195">1550 <text:s text:c="5"/>46 <text:s text:c="4"/>10 <text:s text:c="4"/>13 <text:s text:c="5"/>2 <text:s text:c="5"/>0 <text:s text:c="4"/>71</text:p>
      <text:p text:style-name="P195">1575 <text:s text:c="5"/>31 <text:s text:c="4"/>10 <text:s text:c="5"/>5 <text:s text:c="5"/>4 <text:s text:c="5"/>0 <text:s text:c="4"/>50</text:p>
      <text:p text:style-name="P195">1600 <text:s text:c="5"/>19 <text:s text:c="4"/>13 <text:s text:c="4"/>12 <text:s text:c="5"/>1 <text:s text:c="5"/>2 <text:s text:c="4"/>47</text:p>
      <text:p text:style-name="P195">1625 <text:s text:c="5"/>22 <text:s text:c="4"/>16 <text:s text:c="5"/>7 <text:s text:c="5"/>6 <text:s text:c="5"/>3 <text:s text:c="4"/>54</text:p>
      <text:p text:style-name="P195">1650 <text:s text:c="5"/>16 <text:s text:c="5"/>8 <text:s text:c="4"/>19 <text:s text:c="5"/>7 <text:s text:c="5"/>1 <text:s text:c="4"/>51</text:p>
      <text:p text:style-name="P195">1675 <text:s text:c="5"/>22 <text:s text:c="5"/>2 <text:s text:c="5"/>7 <text:s text:c="5"/>4 <text:s text:c="5"/>2 <text:s text:c="4"/>37</text:p>
      <text:p text:style-name="P195">1700 <text:s text:c="5"/>16 <text:s text:c="4"/>12 <text:s text:c="5"/>5 <text:s text:c="5"/>9 <text:s text:c="5"/>3 <text:s text:c="4"/>45</text:p>
      <text:p text:style-name="P195">1725 <text:s text:c="5"/>15 <text:s text:c="5"/>6 <text:s text:c="5"/>7 <text:s text:c="5"/>8 <text:s text:c="5"/>3 <text:s text:c="4"/>39</text:p>
      <text:p text:style-name="P195">1750 <text:s text:c="5"/>19 <text:s text:c="5"/>4 <text:s text:c="5"/>6 <text:s text:c="4"/>11 <text:s text:c="5"/>3 <text:s text:c="4"/>43</text:p>
      <text:p text:style-name="P195">1775 <text:s text:c="5"/>11 <text:s text:c="5"/>6 <text:s text:c="5"/>7 <text:s text:c="5"/>5 <text:s text:c="5"/>4 <text:s text:c="4"/>33</text:p>
      <text:p text:style-name="P195"><text:s/>High <text:s text:c="4"/>34 <text:s text:c="4"/>43 <text:s text:c="4"/>46 <text:s text:c="4"/>44 <text:s text:c="3"/>184 <text:s text:c="3"/>351</text:p>
      <text:p text:style-name="P195"><text:s/>Sum <text:s text:c="3"/>4281 <text:s text:c="3"/>245 <text:s text:c="3"/>167 <text:s text:c="3"/>102 <text:s text:c="3"/>205 <text:s text:c="2"/>5000</text:p>
      <text:p text:style-name="P280"/>
      <text:h text:style-name="P405" text:outline-level="3"/>
      <text:h text:style-name="P409" text:outline-level="3"><text:bookmark-start text:name="__RefHeading___Toc2490_3691053158"/>Actions Outputting<text:span text:style-name="T172"> for</text:span> Each Interesting Deal<text:bookmark-end text:name="__RefHeading___Toc2490_3691053158"/></text:h>
      <text:p text:style-name="P231">These actions are: <text:s/><text:span text:style-name="T190">printpbn,</text:span><text:span text:style-name="T212"> </text:span><text:span text:style-name="T190"><text:s/>printall, printcompact,</text:span><text:span text:style-name="T212"> </text:span><text:span text:style-name="T190">printoneline, <text:s/>printside, printew, printns, printes, export, </text:span><text:span text:style-name="T448"><text:s/></text:span><text:span text:style-name="T190">csvrpt</text:span><text:span text:style-name="T233">, </text:span><text:span text:style-name="T489">and</text:span><text:span text:style-name="T233"> printrpt</text:span></text:p>
      <text:p text:style-name="P19"/>
      <text:p text:style-name="P239"><text:span text:style-name="T190">printpbn </text:span><text:span text:style-name="T448">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239"><text:span text:style-name="T190">printall</text:span><text:span text:style-name="T448"> Output each deal, 4 hands across in the order North, East, South, West. <text:s/>This is the default action if nothing else is specified. </text:span><text:span text:style-name="T469">In </text:span><text:span text:style-name="T448">Version 2.0 </text:span><text:span text:style-name="T190">printall</text:span><text:span text:style-name="T448"> also puts out the title, and the seat names on the report as well as the board number.</text:span></text:p>
      <text:p text:style-name="P177"><text:span text:style-name="T448"><text:s text:c="18"/>[Print All </text:span><text:span text:style-name="T464">Misfit </text:span><text:span text:style-name="T448">Example]</text:span></text:p>
      <text:p text:style-name="P137"><text:s text:c="3"/>1. North <text:s text:c="10"/>East <text:s text:c="15"/>South <text:s text:c="13"/>West </text:p>
      <text:p text:style-name="P137"><text:s text:c="5"/>K Q T 9 3 <text:s text:c="7"/>J 5 <text:s text:c="16"/>4 2 <text:s text:c="14"/>A 8 7 6 </text:p>
      <text:p text:style-name="P177"><text:span text:style-name="T448"><text:s text:c="5"/>5 <text:s text:c="15"/>A K J 8 7 2 <text:s text:c="5"/></text:span><text:span text:style-name="T464"><text:s text:c="3"/></text:span><text:span text:style-name="T448">9 6 4 3 <text:s text:c="10"/>Q T </text:span></text:p>
      <text:p text:style-name="P177"><text:span text:style-name="T448"><text:s text:c="5"/>A K T 9 5 2 <text:s text:c="5"/>J 8 4 3 <text:s text:c="9"/></text:span><text:span text:style-name="T464"><text:s text:c="3"/></text:span><text:span text:style-name="T448">7 <text:s text:c="16"/>Q 6 </text:span></text:p>
      <text:p text:style-name="P137"><text:s text:c="5"/>A <text:s text:c="15"/>3 <text:s text:c="18"/>K Q J T 8 4 <text:s text:c="6"/>9 7 6 5 2 </text:p>
      <text:p text:style-name="P137"/>
      <text:p text:style-name="P138"><text:s text:c="3"/></text:p>
      <text:p text:style-name="P138">2. North <text:s text:c="10"/>East <text:s text:c="15"/>South <text:s text:c="12"/>West </text:p>
      <text:p text:style-name="P137"><text:s text:c="5"/>K Q 5 3 2 <text:s text:c="7"/>J 8 <text:s text:c="16"/>T <text:s text:c="16"/>A 9 7 6 4 </text:p>
      <text:p text:style-name="P137"><text:s text:c="5"/>A 5 <text:s text:c="13"/>K T <text:s text:c="16"/>Q J 8 3 <text:s text:c="10"/>9 7 6 4 2 </text:p>
      <text:p text:style-name="P177"><text:span text:style-name="T448"><text:s text:c="5"/>A 3 <text:s text:c="13"/>T 9 6 5 2 <text:s text:c="7"/></text:span><text:span text:style-name="T464"><text:s text:c="3"/></text:span><text:span text:style-name="T448">K Q J 7 4 <text:s text:c="5"/></text:span><text:span text:style-name="T464"><text:s text:c="3"/></text:span><text:span text:style-name="T448">8 </text:span></text:p>
      <text:p text:style-name="P177"><text:span text:style-name="T448"><text:s text:c="5"/>K 5 3 2 <text:s text:c="9"/>Q J T 4 <text:s text:c="9"/></text:span><text:span text:style-name="T464"><text:s text:c="3"/></text:span><text:span text:style-name="T448">9 8 6 <text:s text:c="9"/></text:span><text:span text:style-name="T464"><text:s text:c="3"/></text:span><text:span text:style-name="T448">A 7 </text:span></text:p>
      <text:p text:style-name="P254"><text:span text:style-name="T208">printcompact</text:span><text:span text:style-name="T207"> </text:span><text:span text:style-name="T30">[</text:span><text:span text:style-name="T81">(</text:span><text:span text:style-name="T408">optional expression</text:span><text:span text:style-name="T81">)</text:span><text:span text:style-name="T30">]</text:span><text:span text:style-name="T207"> </text:span><text:span text:style-name="T464">This action prints the deal in a compact format, 4 lines per deal. It has been used in the past primarily to output the deal in a format GIB will accept for Double Dummy analysis. </text:span><text:span text:style-name="T465"><text:s/>The optional expression can be used to show something like the number of tricks.</text:span></text:p>
      <text:p text:style-name="P240"><text:span text:style-name="T448">Example:</text:span><text:span text:style-name="T465"> </text:span><text:span text:style-name="T289">printcompact </text:span><text:span text:style-name="T302">(</text:span><text:span text:style-name="T289">dds(north, spades)</text:span><text:span text:style-name="T302">)</text:span><text:span text:style-name="T289"> </text:span><text:span text:style-name="T624">Gives the output:</text:span></text:p>
      <text:p text:style-name="P139">n AT3.JT2.QT6.K942</text:p>
      <text:p text:style-name="P139">e 95.Q54.J8742.QJ8</text:p>
      <text:p text:style-name="P139">s Q764.K63.AK53.A7</text:p>
      <text:p text:style-name="P139">w KJ82.A987.9.T653</text:p>
      <text:p text:style-name="P139">9 <text:s/></text:p>
      <text:p text:style-name="P55">The title is NOT output as part of this report as it is often used as the input to other programs.</text:p>
      <text:p text:style-name="P229"><text:span text:style-name="T190">printoneline</text:span><text:span text:style-name="T30">[</text:span><text:span text:style-name="T81">(</text:span><text:span text:style-name="T408">optional expression</text:span><text:span text:style-name="T81">)</text:span><text:span text:style-name="T30">]</text:span><text:span text:style-name="T238"> </text:span><text:span text:style-name="T465">The output from this action is very similar to the printcompact output but it is all on one line. Example: </text:span><text:span text:style-name="T289">action <text:s/>printoneline </text:span><text:span text:style-name="T302">(</text:span><text:span text:style-name="T289">dds(north,spades)</text:span><text:span text:style-name="T302">)</text:span></text:p>
      <text:p text:style-name="P241">Result: (The number of tricks North can take in a spade contract is at the end of the line.)</text:p>
      <text:p text:style-name="P146">n KQ6.K763.AK85.AT e AJ72.J2.Q763.982 s T954.AT84.94.KQ4 w 83.Q95.JT2.J7653 10</text:p>
      <text:p text:style-name="P146">n KT85.J87.AK8.Q53 e J3.QT.Q432.A8764 s AQ6.AK543.965.K2 w 9742.962.JT7.JT9 11</text:p>
      <text:p text:style-name="P146">n KJT64.AJ3.J8.AQT e 9875.986.T4.7643 s Q3.K42.AK72.KJ92 w A2.QT75.Q9653.85 12</text:p>
      <text:p text:style-name="P146"/>
      <text:p text:style-name="P34">This format is quite efficient, and it is convenient to read also. Each hand takes exactly the same number of characters to show regardless of distribution, so it looks good on the screen. <text:span text:style-name="T731"><text:s/>The title is NOT output as part of this report as it is often used as the input to other programs.</text:span></text:p>
      <text:p text:style-name="P54"/>
      <text:p text:style-name="P36"><text:soft-page-break/><text:span text:style-name="T190">printside</text:span><text:span text:style-name="T219">(</text:span><text:span text:style-name="T413">side</text:span><text:span text:style-name="T83">)</text:span><text:span text:style-name="T190">, printew, printns</text:span><text:span text:style-name="T209"> </text:span><text:span text:style-name="T466">These three actions are all related. They print only two of the 4 hands side by side. </text:span><text:span text:style-name="T210"><text:s/>printside( </text:span><text:span text:style-name="T409">EW</text:span><text:span text:style-name="T210"> ) </text:span><text:span text:style-name="T467">and </text:span><text:span text:style-name="T210">printew</text:span><text:span text:style-name="T467"> do the same thing, as do </text:span><text:span text:style-name="T210">printside(</text:span><text:span text:style-name="T467"> </text:span><text:span text:style-name="T409">NS</text:span><text:span text:style-name="T467"> </text:span><text:span text:style-name="T210">) </text:span><text:span text:style-name="T467">and </text:span><text:span text:style-name="T210">printns</text:span><text:span text:style-name="T467">. </text:span></text:p>
      <text:p text:style-name="P60">The output looks like this:</text:p>
      <text:p text:style-name="P127"><text:span text:style-name="T467"><text:s text:c="4"/>[Example of Reports</text:span><text:span text:style-name="T468"> Title</text:span><text:span text:style-name="T467"> <text:s/>]</text:span></text:p>
      <text:p text:style-name="P133"><text:s text:c="3"/>1. South <text:s text:c="13"/>North</text:p>
      <text:p text:style-name="P133"><text:s text:c="5"/>J 9 8 2 <text:s text:c="12"/>Q 6 </text:p>
      <text:p text:style-name="P133"><text:s text:c="5"/>K <text:s text:c="18"/>Q T 8 </text:p>
      <text:p text:style-name="P133"><text:s text:c="5"/>Q T <text:s text:c="16"/>A K 9 3 2 </text:p>
      <text:p text:style-name="P133"><text:s text:c="5"/>A Q J T 9 5 <text:s text:c="8"/>8 7 6 </text:p>
      <text:p text:style-name="P133"/>
      <text:p text:style-name="P133"><text:s text:c="3"/>2. South <text:s text:c="13"/>North</text:p>
      <text:p text:style-name="P133"><text:s text:c="5"/>5 3 <text:s text:c="16"/>A K Q 9 </text:p>
      <text:p text:style-name="P133"><text:s text:c="5"/>K J 9 2 <text:s text:c="12"/>A 8 </text:p>
      <text:p text:style-name="P133"><text:s text:c="5"/>Q 8 6 3 2 <text:s text:c="10"/>A T 7 </text:p>
      <text:p text:style-name="P133"><text:s text:c="5"/>A 9 <text:s text:c="16"/>K 8 4 3 </text:p>
      <text:p text:style-name="P35"><text:span text:style-name="T466">The previous version of Dealer had only the action </text:span><text:span text:style-name="T209">printew</text:span><text:span text:style-name="T210">.</text:span></text:p>
      <text:p text:style-name="P53"/>
      <text:p text:style-name="P230"><text:span text:style-name="T190">printes</text:span><text:span text:style-name="T211">( </text:span><text:span text:style-name="T410">expression-list </text:span><text:span text:style-name="T79">) </text:span><text:span text:style-name="T28"><text:s/>This action is most often used to print various expressions in order to debug the input file. As shown at the beginning of this section you can have more than one </text:span><text:span text:style-name="T79">printes</text:span><text:span text:style-name="T28"> action intermixed with other actions. The </text:span><text:span text:style-name="T410">expression-list</text:span><text:span text:style-name="T28"> can contain </text:span><text:span text:style-name="T410">quoted strings</text:span><text:span text:style-name="T28"> to describe what is being printed, </text:span><text:span text:style-name="T410">variables</text:span><text:span text:style-name="T28">, and any other valid </text:span><text:span text:style-name="T410">expression</text:span><text:span text:style-name="T28">. <text:s/></text:span></text:p>
      <text:p text:style-name="P242"><text:span text:style-name="T2">Example : </text:span><text:span text:style-name="T250">action <text:s/>printes( "North Tricks in Spades ", n</text:span><text:span text:style-name="T256">SpT</text:span><text:span text:style-name="T250">rix, </text:span></text:p>
      <text:p text:style-name="P178"><text:span text:style-name="T2"><text:tab/><text:tab/>", <text:s/>NS HCP= ", hcp(north)+</text:span><text:span text:style-name="T34"> </text:span><text:span text:style-name="T2">hcp(south), \n )</text:span></text:p>
      <text:p text:style-name="P87">Will produce output like the following, one line per deal that matches the condition statement.</text:p>
      <text:p text:style-name="P191"/>
      <text:p text:style-name="P191">North Tricks in Spades 8<text:span text:style-name="T769">,</text:span> <text:s/>NS HCP= 25</text:p>
      <text:p text:style-name="P178"><text:span text:style-name="T2">North Tricks in Spades </text:span><text:span text:style-name="T31">9</text:span><text:span text:style-name="T38">,</text:span><text:span text:style-name="T2"> <text:s/>NS HCP= 25</text:span></text:p>
      <text:p text:style-name="P191">North Tricks in Spades 10<text:span text:style-name="T769">,</text:span> <text:s/>NS HCP= 24</text:p>
      <text:p text:style-name="P243"><text:span text:style-name="T527">printes</text:span><text:span text:style-name="T512"> does not automatically format anything for you. If you want spaces </text:span><text:span text:style-name="T513">or commas </text:span><text:span text:style-name="T512">between the expressions you must put them in yourself</text:span><text:span text:style-name="T513">. </text:span><text:span text:style-name="T528">printes</text:span><text:span text:style-name="T513"> also does not put </text:span><text:span text:style-name="T517">out</text:span><text:span text:style-name="T513"> newlines; if you don't put them </text:span><text:span text:style-name="T517">out</text:span><text:span text:style-name="T513"> then all of the output will just be one long line. Notice that the newline expression, </text:span><text:span text:style-name="T795">\n,</text:span><text:span text:style-name="T513"> is NOT between quote marks.</text:span></text:p>
      <text:p text:style-name="P88"/>
      <text:p text:style-name="P16"><text:span text:style-name="T535">export</text:span><text:span text:style-name="T538">( </text:span><text:span text:style-name="T554">side </text:span><text:span text:style-name="T538">) </text:span><text:span text:style-name="T514">or </text:span><text:span text:style-name="T535">export</text:span><text:span text:style-name="T538">( </text:span><text:span text:style-name="T554">compass </text:span><text:span text:style-name="T538">) </text:span><text:span text:style-name="T514">The intent of this action is to output the side, or the compass, in a format that can be re-input </text:span><text:span text:style-name="T516">t</text:span><text:span text:style-name="T514">o Dealer as a predeal argument. This allows the user to generate hands that meet a certain criteria, and then input those same hands into </text:span><text:span text:style-name="T516">D</text:span><text:span text:style-name="T514">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516">D</text:span><text:span text:style-name="T514">ealer to be done via a shell script. </text:span><text:span text:style-name="T538">export</text:span><text:span text:style-name="T514"> will output either a side or a compass, but not a complete deal. However you can have more than one export action if necessary. </text:span></text:p>
      <text:p text:style-name="P17"><text:span text:style-name="T505">Example:</text:span><text:span text:style-name="T535"> export( </text:span><text:span text:style-name="T505">EW</text:span><text:span text:style-name="T535"> )</text:span></text:p>
      <text:p text:style-name="P120">-E ST865,HT73,DAJ97,C94 <text:s/>-W SAJ4,HKJ9,D853,CAQT7 </text:p>
      <text:p text:style-name="P120">-E HJT7542,DKJT7,CKT3 <text:s/>-W SKQ9,HA8,DAQ43,CQ985 </text:p>
      <text:p text:style-name="P244"><text:soft-page-break/><text:span text:style-name="T514">Example: </text:span><text:span text:style-name="T529">export(</text:span><text:span text:style-name="T514"> south </text:span><text:span text:style-name="T529">)</text:span></text:p>
      <text:p text:style-name="P192">-S SK632,HK654,DA97,C87</text:p>
      <text:p text:style-name="P361">Notice that the format of the output is compatible with the format of the <text:span text:style-name="T190">predeal</text:span> <text:span text:style-name="T375">holding</text:span> specifications.</text:p>
      <text:p text:style-name="P368"><text:span text:style-name="T213">csvrpt(</text:span><text:span text:style-name="T411"> <text:s/>expression-list </text:span><text:span text:style-name="T80">)</text:span><text:span text:style-name="T29"> </text:span><text:span text:style-name="T40"><text:s/>This action is described </text:span><text:span text:style-name="T50">in the next section, along with how to use it.</text:span></text:p>
      <text:p text:style-name="P370"><text:span text:style-name="T86">p</text:span><text:span text:style-name="T87">rintrpt</text:span><text:span text:style-name="T46">( </text:span><text:span text:style-name="T419">csvlist</text:span><text:span text:style-name="T46"> ) This action is exactly the same as </text:span><text:span text:style-name="T87">csvrpt</text:span><text:span text:style-name="T46"> but it goes to stdout</text:span><text:span text:style-name="T45"> (the user's screen unless redirected)</text:span><text:span text:style-name="T46"> only. Allows the user to print arbitrary expressions and selections of hands to the screen, while still having a separate file for data output. </text:span><text:span text:style-name="T45">Think of </text:span><text:span text:style-name="T88">printrpt </text:span><text:span text:style-name="T45">as a</text:span><text:span text:style-name="T46"> combination of </text:span><text:span text:style-name="T87">printoneline </text:span><text:span text:style-name="T46">and </text:span><text:span text:style-name="T87">printes</text:span><text:span text:style-name="T46"> in one action.</text:span></text:p>
      <text:p text:style-name="P369"><text:span text:style-name="T2">Example: </text:span><text:span text:style-name="T250">action printrpt(NS, "S:",trix(south), EW,"W:", trix(west) <text:s text:c="2"/>)</text:span></text:p>
      <text:p text:style-name="P362"><text:span text:style-name="T2">Output Result:</text:span><text:span text:style-name="T394">(each deal is on one line. \ means line continued )</text:span><text:span text:style-name="T2"> </text:span></text:p>
      <text:p text:style-name="P203"><text:span text:style-name="T2"><text:s/></text:span><text:span text:style-name="T250">n KQ963.QJ4.J6.Q54 s 52.52.AKQ5.KJT62 ,'S:',9,8,6,8,7,</text:span><text:span text:style-name="T258"> \</text:span></text:p>
      <text:p text:style-name="P203"><text:span text:style-name="T250">e A4.A9873.T72.A83 </text:span><text:span text:style-name="T249">w JT87.KT6.9843.97 ,'W:',4,5,7,5,4</text:span></text:p>
      <text:p text:style-name="P126"><text:s/>n J5.J9753.T.AJT52 s AT76.A8.KQ72.873 ,'S:',9,6,8,7,8,<text:span text:style-name="T806"> \</text:span></text:p>
      <text:p text:style-name="P126">e K92.K6.A8653.964 w Q843.QT42.J94.KQ ,'W:',4,7,5,6,5</text:p>
      <text:h text:style-name="P385" text:outline-level="1"><text:bookmark-start text:name="__RefHeading___Toc21319_670075485"/><text:span text:style-name="T44">CSV Report</text:span><text:span text:style-name="T45">s</text:span><text:bookmark-end text:name="__RefHeading___Toc21319_670075485"/></text:h>
      <text:p text:style-name="P367"><text:span text:style-name="T230">csvrpt(</text:span><text:span text:style-name="T775">[</text:span><text:span text:style-name="T383">expr|string|side|compass|</text:span><text:span text:style-name="T230">deal</text:span><text:span text:style-name="T775">]</text:span><text:span text:style-name="T230">) </text:span><text:span text:style-name="T490">and</text:span><text:span text:style-name="T234"> printrpt(</text:span><text:span text:style-name="T483">[</text:span><text:span text:style-name="T417">expr|string|side|compass|</text:span><text:span text:style-name="T230">deal</text:span><text:span text:style-name="T483">]</text:span><text:span text:style-name="T230">)</text:span></text:p>
      <text:p text:style-name="P342">The following description applies to both the <text:span text:style-name="T190">csvrpt</text:span> and the <text:span text:style-name="T190">printrpt</text:span> actions. The sole exception being that the <text:span text:style-name="T190">csvrpt</text:span> action can output to either the screen or a specified file, whereas the <text:span text:style-name="T190">printrpt</text:span> action will only output to the screen.</text:p>
      <text:p text:style-name="Standard">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90">printoneline</text:span> and<text:span text:style-name="T190"> printes </text:span>actions, but it was somewhat tedious an<text:span text:style-name="T762">d </text:span>awkward. <text:span text:style-name="T772">The PBN report could also be used for this purpose, but to use it needs special PBN input software; you cannot just import the report to a spreadsheet or database.</text:span></text:p>
      <text:p text:style-name="P367">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Standard">The file to write the CSV output to, is specified on the command line with the -C option<text:span text:style-name="T868">;</text:span><text:span text:style-name="T761"> <text:s/>for example <text:s/></text:span><text:span text:style-name="T349">-C /tmp/MyDealerRun.csv </text:span><text:span text:style-name="T761">This file is opened in </text:span><text:span text:style-name="T167">append</text:span><text:span text:style-name="T761"> mode by default. This allows the user to first write to this file various heading lines, such as a Title, a Run Date, and various column headings before running the Dealer program. It also allows the user to concatenate several Dealer runs into one file. </text:span><text:span text:style-name="T876"><text:s/></text:span><text:span text:style-name="T761">If the file does not exist then it is created. The user can also force the file to be opened in </text:span><text:span text:style-name="T167">write</text:span><text:span text:style-name="T761"> mode where any existing file is overwritten and not appended to, by preceding the file name with </text:span><text:span text:style-name="T349">w: </text:span><text:span text:style-name="T669">For example </text:span><text:span text:style-name="T349">-C w:/tmp/MyDealerRun.csv</text:span></text:p>
      <text:p text:style-name="Standard">The type of action that creates a CSV output line is: <text:span text:style-name="T190">csvrpt</text:span><text:span text:style-name="T235"> </text:span><text:span text:style-name="T491">(or </text:span><text:span text:style-name="T235">printrpt</text:span><text:span text:style-name="T491"> for screen only output). </text:span><text:span text:style-name="T477">The </text:span><text:span text:style-name="T224">csvrpt</text:span><text:span text:style-name="T477"> action will automatically put commas between the fields, quotes around the strings, and a newline at the end of each output record. </text:span><text:span text:style-name="T448">The kinds of output that can be handled by this action are: </text:span></text:p>
      <text:p text:style-name="Standard"><text:span text:style-name="T448">a) a text string between double quotes, </text:span><text:span text:style-name="T479"><text:s text:c="2"/></text:span><text:span text:style-name="T448">b) </text:span><text:span text:style-name="T477">any valid Dealer expression, c) from 1 to 4 hands from the current deal, d) the number of tricks that a hand, or side, can take</text:span><text:span text:style-name="T478">, </text:span><text:span text:style-name="T477"><text:s/>or </text:span><text:span text:style-name="T491">e) the number of tricks possible in </text:span><text:soft-page-break/><text:span text:style-name="T477">all 20 declarer-strain combinations for the deal. </text:span></text:p>
      <text:p text:style-name="Standard"><text:span text:style-name="T448">Types (a) and (b) simply duplicate the functionality of the </text:span><text:span text:style-name="T190">printes </text:span><text:span text:style-name="T448">action albeit somewhat more conveniently. Type (c) allows the various hands to be conveniently made part of the output record.</text:span><text:span text:style-name="T477"> Type</text:span><text:span text:style-name="T491">s</text:span><text:span text:style-name="T477"> (d) </text:span><text:span text:style-name="T491">and (e) </text:span><text:span text:style-name="T477">allow the user to get the number of tricks a hand (or all hands) can take in all 5 strains with </text:span><text:span text:style-name="T479">a single action </text:span><text:span text:style-name="T477">clause. Whereas the </text:span><text:span text:style-name="T224">dds </text:span><text:span text:style-name="T477">keyword will return the number of tricks possible for one </text:span><text:span text:style-name="T415">compass</text:span><text:span text:style-name="T477"> direction playing in one </text:span><text:span text:style-name="T415">strain</text:span><text:span text:style-name="T477">, </text:span><text:span text:style-name="T494">the</text:span><text:span text:style-name="T477"> </text:span><text:span text:style-name="T224">trix(</text:span><text:span text:style-name="T415">compass</text:span><text:span text:style-name="T224">)</text:span><text:span text:style-name="T477"> <text:s/></text:span><text:span text:style-name="T494">keyword</text:span><text:span text:style-name="T477"> will return the number of tricks possible in all 5 strains for that compass direction, and </text:span><text:span text:style-name="T224">trix </text:span><text:span text:style-name="T229">(deal )</text:span><text:span text:style-name="T481"> </text:span><text:span text:style-name="T477">will return all 20 possible results.</text:span><text:span text:style-name="T493"> </text:span><text:span text:style-name="T416">(</text:span><text:span text:style-name="T447">deal</text:span><text:span text:style-name="T416"> is a keyword; compass is one of {</text:span><text:span text:style-name="T447">north,east,south,west</text:span><text:span text:style-name="T416">}</text:span><text:span text:style-name="T418"> )</text:span></text:p>
      <text:p text:style-name="P293"><text:span text:style-name="T480">The order of the strains is from left to right, Clubs, Diamonds, Hearts, Spades, No Trump. The hands are given in the order North, East</text:span><text:span text:style-name="T482">, </text:span><text:span text:style-name="T480">South, West. </text:span><text:span text:style-name="T477"><text:s/>These results will be a list of numbers comma separated so that they can be easily imported into another program. </text:span></text:p>
      <text:p text:style-name="P210"/>
      <text:p text:style-name="P319">CSV Report Examples</text:p>
      <text:p text:style-name="P211"><text:span text:style-name="T156">Example 1: </text:span>Print a label, an expression, and the North South Hands</text:p>
      <text:p text:style-name="P141">action csvrpt ("Full Test", hcp(north)+hcp(south), NS <text:s text:c="2"/>)</text:p>
      <text:p text:style-name="P210">Result:</text:p>
      <text:p text:style-name="P210"><text:s text:c="2"/><text:span text:style-name="T249">'Full Test',26,n AKJ3.KJ943.T76.J s T9762.A.Q.AK9842 </text:span></text:p>
      <text:p text:style-name="P142"><text:s/>'Full Test',16,n Q65.T.J98754.J63 s 972.AKQJ986.6.QT</text:p>
      <text:p text:style-name="P213"/>
      <text:p text:style-name="P285"><text:span text:style-name="T161">E</text:span><text:span text:style-name="T157">xample </text:span><text:span text:style-name="T162">2: </text:span><text:span text:style-name="T482">Some labels and expressions mixed including a call to the double dummy solver and showing the actual hands for one side only:</text:span></text:p>
      <text:p text:style-name="P285"><text:span text:style-name="T290"><text:tab/></text:span><text:span text:style-name="T279">action csvrpt("South HCP",</text:span><text:span text:style-name="T290"> </text:span><text:span text:style-name="T279">hcp(south),</text:span></text:p>
      <text:p text:style-name="P140"><text:s text:c="9"/><text:span text:style-name="T773"><text:s text:c="10"/></text:span>"North HCP", hcp(north),</text:p>
      <text:p text:style-name="P140"><text:s text:c="15"/><text:span text:style-name="T773"><text:s text:c="4"/></text:span>"N+S HCP", hcp(south)+hcp(north),</text:p>
      <text:p text:style-name="P140"><text:span text:style-name="T773"><text:s text:c="19"/></text:span>"Tricks S NT= ", dds(south,notrump),</text:p>
      <text:p text:style-name="P140"><text:span text:style-name="T773"><text:s text:c="19"/></text:span>"N S Hands:", NS )</text:p>
      <text:p text:style-name="P293"><text:span text:style-name="T478">will result in output such as the following: </text:span><text:span text:style-name="T479">(each record is all on </text:span><text:span text:style-name="T487">1</text:span><text:span text:style-name="T479"> line</text:span><text:span text:style-name="T487">, shown here on 2 lines</text:span><text:span text:style-name="T479">)</text:span></text:p>
      <text:p text:style-name="P172"><text:s/>'South HCP',13,'North HCP',13,'N+S HCP',26,'Tricks S NT= ',8,<text:span text:style-name="T805"> <text:s text:c="2"/>\</text:span></text:p>
      <text:p text:style-name="P172"><text:span text:style-name="T773"><text:s text:c="9"/></text:span>'N S Hands:',<text:span text:style-name="T773"> </text:span>n AKJ3.KJ943.T76.J s T9762.A.Q.AK9842 </text:p>
      <text:p text:style-name="P172"><text:s/>'South HCP',12,'North HCP',4,'N+S HCP',16,'Tricks S NT= ',6,<text:span text:style-name="T805"> <text:s text:c="3"/>\</text:span></text:p>
      <text:p text:style-name="P172"><text:span text:style-name="T773"><text:s text:c="9"/></text:span>'N S Hands:',n Q65.T.J98754.J63 s 972.AKQJ986.6.QT </text:p>
      <text:p text:style-name="P176"/>
      <text:p text:style-name="P293"><text:span text:style-name="T608">Example </text:span><text:span text:style-name="T609">3</text:span><text:span text:style-name="T608">:</text:span><text:span text:style-name="T591"> Using </text:span><text:span text:style-name="T592">the </text:span><text:span text:style-name="T586">trix</text:span><text:span text:style-name="T592"> clause </text:span><text:span text:style-name="T591">with a compass </text:span><text:span text:style-name="T592">in the </text:span><text:span text:style-name="T586">csvrpt</text:span><text:span text:style-name="T592"> action. </text:span><text:span text:style-name="T593"><text:s/>Showing the four hands, but as two sets of two so each side is together. </text:span><text:span text:style-name="T592">The Input File to Dealer action statement is: </text:span></text:p>
      <text:p text:style-name="P173">action csvrpt (NS,"S:",trix(south), EW, "W:", trix(west) )</text:p>
      <text:p text:style-name="P173"/>
      <text:p text:style-name="P293"><text:span text:style-name="T597">And the CSV output for two deals looks like this (each deal is printed on </text:span><text:span text:style-name="T598">1</text:span><text:span text:style-name="T597"> line</text:span><text:span text:style-name="T598">, shown here on 2 lines</text:span><text:span text:style-name="T597">) </text:span></text:p>
      <text:p text:style-name="P173"><text:s/>n AKJ3.KJ943.T76.J s T9762.A.Q.AK9842 ,'S:',11,6,8,12,8,<text:span text:style-name="T805"> <text:s text:c="2"/>\</text:span></text:p>
      <text:p text:style-name="P173"><text:span text:style-name="T774"><text:s/></text:span>e 854.87.KJ843.T75 w Q.QT652.A952.Q63 ,'W:',1,7,5,0,4</text:p>
      <text:p text:style-name="P173"><text:s/>n Q65.T.J98754.J63 s 972.AKQJ986.6.QT ,'S:',2,5,8,4,6,<text:span text:style-name="T805"> <text:s text:c="4"/>\</text:span></text:p>
      <text:p text:style-name="P173"><text:span text:style-name="T774"><text:s/></text:span>e JT43.4.AK32.A754 w AK8.7532.QT.K982 ,'W:',11,8,5,9,6</text:p>
      <text:p text:style-name="P61"/>
      <text:p text:style-name="P62"/>
      <text:p text:style-name="P62"/>
      <text:p text:style-name="P62"/>
      <text:p text:style-name="P62"/>
      <text:p text:style-name="P293"><text:span text:style-name="T608">Example </text:span><text:span text:style-name="T610">4</text:span><text:span text:style-name="T608">:</text:span><text:span text:style-name="T591"> Using </text:span><text:span text:style-name="T592">the </text:span><text:span text:style-name="T586">trix</text:span><text:span text:style-name="T592"> clause </text:span><text:span text:style-name="T591">calling for all 20 trick counts, and showing all four hands:</text:span></text:p>
      <text:p text:style-name="P61"><text:soft-page-break/>Here is the action clause:</text:p>
      <text:p text:style-name="P175">action csvrpt ( deal, trix(deal) )</text:p>
      <text:p text:style-name="P61"/>
      <text:p text:style-name="P61">And this is the output (Again each deal is printed all on one line)</text:p>
      <text:p text:style-name="P175"><text:s/>n AKJ3.KJ943.T76.J e 854.87.KJ843.T75 s T9762.A.Q.AK9842 <text:span text:style-name="T805"><text:s text:c="8"/>\</text:span></text:p>
      <text:p text:style-name="P175">w Q.QT652.A952.Q63 ,11,6,8,12,8,1,7,5,0,4,11,6,8,12,8,1,7,5,0,4</text:p>
      <text:p text:style-name="P175"><text:s/>n Q65.T.J98754.J63 e JT43.4.AK32.A754 s 972.AKQJ986.6.QT <text:span text:style-name="T805"><text:s text:c="8"/>\</text:span></text:p>
      <text:p text:style-name="P175">w AK8.7532.QT.K982 ,2,5,8,4,6,11,8,5,9,6,2,5,8,4,6,10,8,5,9,6</text:p>
      <text:p text:style-name="P56"/>
      <text:p text:style-name="P293"><text:span text:style-name="T594">You may have noticed that in all of the above there are no commas in the hand strings when either a </text:span><text:span text:style-name="T604">side</text:span><text:span text:style-name="T594"> such as </text:span><text:span text:style-name="T588">NS</text:span><text:span text:style-name="T594"> or a </text:span><text:span text:style-name="T588">deal</text:span><text:span text:style-name="T594"> is wanted. The whole hand string is treated as one value for the </text:span><text:span text:style-name="T595">CSV</text:span><text:span text:style-name="T594"> file. If you want each hand string to be a separate value you have to call for them separately. That is </text:span><text:span text:style-name="T588">csvrpt(NS)</text:span><text:span text:style-name="T594"> will print </text:span><text:span text:style-name="T599">: <text:s text:c="16"/></text:span><text:span text:style-name="T338">n AKJ3.KJ943.T76.J s T9762.A.Q.AK9842</text:span><text:span text:style-name="T339"> </text:span><text:span text:style-name="T594">whereas </text:span><text:span text:style-name="T588">csvrpt(north,south)</text:span><text:span text:style-name="T594"> will print: <text:s text:c="2"/></text:span><text:span text:style-name="T338">n AKJ3.KJ943.T76.J</text:span><text:span text:style-name="T791">,</text:span><text:span text:style-name="T338">s T9762.A.Q.AK9842</text:span></text:p>
      <text:p text:style-name="P56">Notice the comma before the 's'.</text:p>
      <text:h text:style-name="P386" text:outline-level="1"><text:bookmark-start text:name="__RefHeading___Toc6919_1409286116"/>Fran<text:span text:style-name="T155">ç</text:span>ois Dellacherie Shape Function<text:bookmark-end text:name="__RefHeading___Toc6919_1409286116"/></text:h>
      <text:h text:style-name="P406" text:outline-level="3"><text:bookmark-start text:name="__RefHeading___Toc6921_1409286116"/>Int<text:span text:style-name="T859">ro</text:span>duction To FDshape<text:bookmark-end text:name="__RefHeading___Toc6921_1409286116"/></text:h>
      <text:p text:style-name="P57"><text:span text:style-name="T852">First it is important to note that both the original, HvS </text:span><text:span text:style-name="T241">shape(..)</text:span><text:span text:style-name="T852"> statement and the new FD </text:span><text:span text:style-name="T241">shape{..}</text:span><text:span text:style-name="T852"> statement can co-exist in the same Dealer input file.</text:span></text:p>
      <text:p text:style-name="P57">The FD shape function is entered into the Dealer input file as follows:</text:p>
      <text:p text:style-name="P134"><text:span text:style-name="T190">shape{</text:span><text:span text:style-name="T375">compass</text:span><text:span text:style-name="T56">, FDdist1 + FDdist2 + .... - FDdist_m1 - FDDist_m2 ... </text:span><text:span text:style-name="T71">}</text:span></text:p>
      <text:p text:style-name="P58"><text:span text:style-name="T56">The key difference from the Hv</text:span><text:span text:style-name="T67">S</text:span><text:span text:style-name="T56">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text:span><text:span text:style-name="T66">it</text:span><text:span text:style-name="T56"> had been </text:span><text:span text:style-name="T66">manually </text:span><text:span text:style-name="T56">entered by the user into the input file.</text:span></text:p>
      <text:p text:style-name="P51"/>
      <text:p text:style-name="P58"><text:span text:style-name="T56">The file: README.fdp in the docs directory contains François' original description of his Perl script (which he called "dpp" for Dealer Pre Processor). The file</text:span><text:span text:style-name="T64">s Descr.ShapeFD1 and Descr.ShapeFD2 in the Examples directory contain several examples, with comments, of FDdistributions. If you want to test out an FDdistribution or shapelist, you can run the interactive version of the FD parser, "</text:span><text:span text:style-name="T266">fdpi</text:span><text:span text:style-name="T64">" and enter shapes from the keyboard. It will then tell you what the result will be, or will give an error message and exit. For example</text:span><text:span text:style-name="T65"> 6 or 7 Diamonds, and no other suit longer than </text:span><text:span text:style-name="T69">4</text:span><text:span text:style-name="T65"> cards</text:span><text:span text:style-name="T64">:</text:span></text:p>
      <text:p text:style-name="P129">./fdpi</text:p>
      <text:p text:style-name="P135"><text:span text:style-name="T89">?&gt;</text:span><text:span text:style-name="T64">shape{west, [67]d[0-4]c[0-4]h[0-4]s }</text:span></text:p>
      <text:p text:style-name="P129">Parsing:: shape{west, [67]d[0-4]c[0-4]h[0-4]s }</text:p>
      <text:p text:style-name="P129">[Length:269, patterns: 37] shape(west,0274 + 0364 + 0373 + 0463 + 0472 + 1174 + 1264 + 1273 + 1363 + 1372 + 1462 + 1471 + 2074 + 2164 + 2173 + 2263 + 2272 + 2362 + 2371 + 2461 + 2470 + 3064 + 3073 + 3163 + 3172 + 3262 + 3271 + 3361 + 3370 + 3460 + 4063 + 4072 + 4162 + 4171 + 4261 + 4270 + 4360)</text:p>
      <text:p text:style-name="P132"/>
      <text:p text:style-name="P59"><text:span text:style-name="T56">The user types </text:span><text:span text:style-name="T265">./fdpi </text:span><text:span text:style-name="T56">then at the </text:span><text:span text:style-name="T276">?&gt;</text:span><text:span text:style-name="T56"> prompt enters his FDshape specification </text:span><text:span text:style-name="T135">including braces and compass direction</text:span><text:span text:style-name="T112"> and types ENTER. The script then </text:span><text:span text:style-name="T117">shows the total number of characters</text:span><text:span text:style-name="T118">, </text:span><text:span text:style-name="T117">including </text:span><text:soft-page-break/><text:span text:style-name="T117">spaces, in the result string and the total number of </text:span><text:span text:style-name="T443">distributions</text:span><text:span text:style-name="T117"> that are in the</text:span><text:span text:style-name="T443"> shapelist</text:span><text:span text:style-name="T117">. </text:span></text:p>
      <text:p text:style-name="P48">The file FDP_TestCases.dat <text:span text:style-name="T859">in the Examples directory </text:span>contains a long list of various FDshape commands with comments. You can see the result of this with the command:</text:p>
      <text:p text:style-name="P131">./fdpi <text:s text:c="2"/>&lt; Examples/FDP_TestCases.dat</text:p>
      <text:p text:style-name="P49">There are some limitations to <text:span text:style-name="T851">François' </text:span><text:s/>parser that it pays to be aware of. These are described in the <text:span text:style-name="T156">Caveats</text:span> section later.</text:p>
      <text:h text:style-name="P406" text:outline-level="3"><text:bookmark-start text:name="__RefHeading___Toc6923_1409286116"/>FDshape Distribution Operators<text:bookmark-end text:name="__RefHeading___Toc6923_1409286116"/></text:h>
      <text:p text:style-name="Standard">The FDshape function accepts distributions specified in a more powerful syntax than the HvS shape function. If you have already read the README<text:span text:style-name="T852">.fdp file you will have a pretty good idea.</text:span></text:p>
      <text:p text:style-name="Standard">The extra functionality is implemented by a series of, what for lack of a better term I call, 'operators'.</text:p>
      <text:p text:style-name="Standard"/>
      <text:p text:style-name="P318">General Rules for an FDdistribution.</text:p>
      <text:p text:style-name="Standard">1. The distribution should contain clauses for all 4 suits, even if it seems as if it should not be necessary. Ex:<text:span text:style-name="T881"> <text:s/></text:span><text:span text:style-name="T249">shape{west, 5s4h3dx}</text:span> <text:s/><text:span text:style-name="T156">the last 'x' is needed.</text:span></text:p>
      <text:p text:style-name="Standard">2. The distributions that have minus signs in front of them must come after all of the distributions that do not have minus signs.</text:p>
      <text:p text:style-name="Standard">3. As a rule letters, (Mmcdhs - see later) should come after the numbers, and the plus and minus signs.</text:p>
      <text:p text:style-name="Standard">4. The more specific parts of the distribution should be on the left<text:span text:style-name="T859"> </text:span>of the less specific ones. In particular the Permutation operator should come last.</text:p>
      <text:p text:style-name="Standard">5. You cannot use the word <text:span text:style-name="T190">'any</text:span>' inside an FDshape argument list. It has been superceded by the Permutation operator.</text:p>
      <text:p text:style-name="P323">6. See the section 'Caveats' for more information about FDshape limitations.</text:p>
      <text:p text:style-name="Standard"/>
      <text:p text:style-name="P318">FDdistribution Operators</text:p>
      <text:p text:style-name="Standard">1. The first case is that there is no extra operator at all, and the distribution is entered exactly the same as it would have been entered into an HvS function.<text:span text:style-name="T853"> Ex: </text:span><text:span text:style-name="T314">shape{west, 4432 + 5xxx - xxx0 }</text:span></text:p>
      <text:p text:style-name="Standard">2. <text:span text:style-name="T853">The 'At Least' Operator. This is a plus sign, '+'. A number followed by a + sign means no fewer than that ma</text:span><text:span text:style-name="T854">ny. </text:span><text:span text:style-name="T363">Ex: </text:span><text:span text:style-name="T314">shape{west,</text:span><text:span text:style-name="T363">3+5+xx}</text:span><text:span text:style-name="T854"> <text:s/>3 or more spades, and 5 or more hearts. (Not to be confused with the plus sign that joins distributions into a list).</text:span></text:p>
      <text:p text:style-name="Standard"><text:span text:style-name="T854">3. The 'At Most' Operator. This is a minus '-' sign. </text:span><text:span text:style-name="T853">A number followed by a </text:span><text:span text:style-name="T854">-</text:span><text:span text:style-name="T853"> sign means no</text:span><text:span text:style-name="T854"> more</text:span><text:span text:style-name="T853"> than that ma</text:span><text:span text:style-name="T854">ny. </text:span><text:span text:style-name="T363">Ex: </text:span><text:span text:style-name="T314">shape{west,</text:span><text:span text:style-name="T363">3-</text:span><text:span text:style-name="T369">x</text:span><text:span text:style-name="T363">x5-}</text:span><text:span text:style-name="T854"> <text:s/>3 or fewer spades, and 5 or fewer clubs. (Not to be confused with the minus sign that joins distributions into a list).</text:span></text:p>
      <text:p text:style-name="P320">4. You can specify the suits with the letters, 'c','d','h','s' in any order. Ex: <text:span text:style-name="T328">shape{west,</text:span><text:span text:style-name="T323">3d2c4s4h }</text:span></text:p>
      <text:p text:style-name="Standard"><text:span text:style-name="T855">5</text:span>. The 'Permutation' Operator. This is a pair of parentheses enclosing some digits or x's. But enclosing x's does not have much of an effect. The Permutation operator should come at the end of the<text:span text:style-name="T865"> distribution</text:span>.</text:p>
      <text:p text:style-name="P325">Ex: <text:span text:style-name="T328">shape{west,</text:span><text:span text:style-name="T323">53(14)}</text:span> <text:s/>the same as <text:span text:style-name="T328">shape</text:span><text:span text:style-name="T333">(</text:span><text:span text:style-name="T328">west,</text:span><text:span text:style-name="T333"> </text:span><text:span text:style-name="T249">5314 + 5341</text:span><text:span text:style-name="T365">)</text:span>. <text:span text:style-name="T859"><text:s/></text:span><text:span text:style-name="T665">And again</text:span></text:p>
      <text:p text:style-name="P325"><text:span text:style-name="T665"><text:s/></text:span><text:span text:style-name="T328">shape{west,</text:span><text:span text:style-name="T323"> 5h(431) } </text:span><text:span text:style-name="T573">5 hearts and the other three suits in a 431 pattern, a total of six distributions</text:span><text:span text:style-name="T576">. Expands to:</text:span><text:span text:style-name="T582"> <text:s/></text:span><text:span text:style-name="T249">shape(west,1534 + 1543 + 3514 + 3541 + 4513 + 4531)</text:span></text:p>
      <text:p text:style-name="P110">The FDshape function is smart enought that if you enclose 4 characters in parens, it expands using the key word 'any'. Ex: <text:span text:style-name="T328">shape{west,</text:span><text:span text:style-name="T323"> (54xx) } </text:span><text:span text:style-name="T686">Expands to: </text:span><text:span text:style-name="T323">shape(west,any xx54)</text:span></text:p>
      <text:p text:style-name="P110"><text:span text:style-name="T686">6. The Major and minor Operators. Wherever you could use a suit letter (see 4 above) you can use the letter 'M' to mean either </text:span><text:span text:style-name="T692">H</text:span><text:span text:style-name="T686">earts or </text:span><text:span text:style-name="T692">S</text:span><text:span text:style-name="T686">pades, and the letter 'm' to mean either </text:span><text:span text:style-name="T692">C</text:span><text:span text:style-name="T686">lubs or </text:span><text:span text:style-name="T692">D</text:span><text:span text:style-name="T686">iamonds.</text:span></text:p>
      <text:p text:style-name="P321"><text:soft-page-break/><text:span text:style-name="T576">Ex: </text:span><text:span text:style-name="T328">shape{west,</text:span><text:span text:style-name="T329"> 4M6mxx }</text:span><text:span text:style-name="T330"> </text:span><text:span text:style-name="T577">becomes: </text:span><text:span text:style-name="T330">shape(west,4x6x + 4xx6 + x46x + x4x6)</text:span></text:p>
      <text:p text:style-name="P111"><text:span text:style-name="T689">7</text:span><text:span text:style-name="T686">. The Range Operator. This allows you to specify a set of numbers in a distribution and to attach that set to a suit. For example [2-4]s[13579]hxx would mean 2,3, or 4 spades and an odd number of hearts.</text:span></text:p>
      <text:p text:style-name="P111"><text:span text:style-name="T686">You can also mix the two forms as in [024-7]d to mean a zero, two or between 4 and 7 diamonds (inclusively). For example: <text:s/></text:span><text:span text:style-name="T328">shape{west,</text:span><text:span text:style-name="T323">[13]c[2-5]d[34]hx</text:span><text:span text:style-name="T331"> } </text:span><text:span text:style-name="T690">This will expand into 16 distributions: </text:span><text:span text:style-name="T331">shape(west,1453 + 2353 + 2443 + 3343 + 3433 + 3451 + 4333 + 4351 + 4423 + 4441 + 5323 + 5341 + 5431 + 6331 + 6421 + 7321)</text:span></text:p>
      <text:p text:style-name="P325"><text:span text:style-name="T578">8. The Conditional Operator. This is the most complicated operator to explain, but it can handle cases that are hard to express with any of the above. You start with a distribution that includes any of the above <text:s/>then you add the conditional operator,</text:span><text:span text:style-name="T582"> a colon,</text:span><text:span text:style-name="T578"> then you put an expression that evalutates to true or false. For example: </text:span><text:span text:style-name="T328">shape{west,</text:span><text:span text:style-name="T331">(54xx):h&gt;s,d&gt;c }</text:span><text:span text:style-name="T578"> This would mean a 54xx permutation but only cases where hearts were longer than spades AND diamonds were longer than clubs would be accepted. </text:span></text:p>
      <text:p text:style-name="P31">It expands to:</text:p>
      <text:p text:style-name="P325"><text:span text:style-name="T578"><text:s/></text:span><text:span text:style-name="T315">shape(west,0454 + 1354 + 1453 + 1543 + 2452 + 2542 + 3451 + 3541 + 4531 + 4540)</text:span></text:p>
      <text:p text:style-name="P112"><text:span text:style-name="T686">Compare that to: </text:span><text:span text:style-name="T323">shape{west,(5431) + (5422) + (5044) } </text:span><text:span text:style-name="T686">without the extra conditions, which gives: </text:span><text:span text:style-name="T323">shape(west,any 5431 + any 5422 + any 5440) <text:s/></text:span></text:p>
      <text:p text:style-name="P322"><text:span text:style-name="T579">The 'expression' part of the condition (:) operator is made up of the letters c,d,h,s which represent the length of the suit, the symbols &gt;,&lt;,&gt;=,&lt;=,==,!= and the arithmetic operators +, -, and maybe * and /. In addtion you can have one </text:span><text:span text:style-name="T587">comma </text:span><text:span text:style-name="T579">representing an </text:span><text:span text:style-name="T580">'and'</text:span><text:span text:style-name="T579"> and the word '</text:span><text:span text:style-name="T587">or</text:span><text:span text:style-name="T579">' surrounded with spaces</text:span><text:span text:style-name="T583"> once</text:span><text:span text:style-name="T579">, to represent an 'or' condition.</text:span></text:p>
      <text:p text:style-name="P113"><text:span text:style-name="T686">A complicated example: </text:span><text:span text:style-name="T323">shape{west, (5xxx):h+s</text:span><text:span text:style-name="T332">==10</text:span><text:span text:style-name="T323"> </text:span><text:span text:style-name="T334">or</text:span><text:span text:style-name="T323"> c&gt;6</text:span><text:span text:style-name="T334">,</text:span><text:span text:style-name="T323">d&lt;3}</text:span></text:p>
      <text:p text:style-name="P322"><text:span text:style-name="T581">meaning a hand with a 5 card suit where length in the Majors is 10 OR where length in clubs is at least 6 </text:span><text:span text:style-name="T580">AND</text:span><text:span text:style-name="T581"> diamond length is at most 3. </text:span><text:span text:style-name="T579">which expands to: </text:span></text:p>
      <text:p text:style-name="P156">shape(west,0508 + 0517 + 1507 + 5008 + 5017 + 5107 + 5503 + 5512 + 5521 + 5530)</text:p>
      <text:p text:style-name="P117"><text:span text:style-name="T690">G</text:span><text:span text:style-name="T686">iving more flexibility, gives more possible distributions</text:span></text:p>
      <text:p text:style-name="P114"><text:span text:style-name="T331">shape{west, (5xxx):h+s</text:span><text:span text:style-name="T332">&gt;=9</text:span><text:span text:style-name="T331"> or c&gt;6,d&lt;3}</text:span><text:span text:style-name="T332"> </text:span><text:span text:style-name="T691">Expands to 38 distributions and </text:span></text:p>
      <text:p text:style-name="P114"><text:span text:style-name="T331">shape{west, (5</text:span><text:span text:style-name="T332">+</text:span><text:span text:style-name="T331">xxx):h+s</text:span><text:span text:style-name="T332">&gt;=9</text:span><text:span text:style-name="T331"> or c&gt;6,d&lt;3}</text:span><text:span text:style-name="T332"> </text:span><text:span text:style-name="T691">Expands to 175 distributions.</text:span></text:p>
      <text:p text:style-name="P118"><text:span text:style-name="T691">E</text:span><text:span text:style-name="T686">pilog</text:span></text:p>
      <text:p text:style-name="P115"><text:span text:style-name="T691">T</text:span><text:span text:style-name="T686">he longest 'Real Bridge' specification I have come up with so far is:</text:span></text:p>
      <text:p text:style-name="P114"><text:span text:style-name="T691">A precision 1D opener, no 5cM, no 6c Club suit. </text:span><text:span text:style-name="T332">shape{north,4-s4-h5-cx}</text:span></text:p>
      <text:p text:style-name="P32">Result is 1061 characters incl spaces and + signs and 150 separate distributions</text:p>
      <text:h text:style-name="P407" text:outline-level="3"><text:bookmark-start text:name="__RefHeading___Toc6925_1409286116"/>Caveats re FDshape<text:bookmark-end text:name="__RefHeading___Toc6925_1409286116"/></text:h>
      <text:p text:style-name="Standard">1. If you are entering a shape about which you have any doubt, first try it out using the 'fdpi' utility. Just run <text:span text:style-name="T249">fdpi</text:span> from the command line then in answer to the <text:span text:style-name="T249">?&gt;</text:span> prompt enter your shape command complete with compass direction and braces, to see if the parser will have any trouble with it, and to see if you have made any mistake<text:span text:style-name="T874">s</text:span>.</text:p>
      <text:p text:style-name="Standard">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Standard">3. <text:span text:style-name="T866">In shape specifications, whether Dealer or FD, it is almost always a requirement that </text:span><text:span text:style-name="T169">all </text:span><text:span text:style-name="T866">the distributions to be excluded (those preceded by minus signs) must come after </text:span><text:span text:style-name="T169">all </text:span><text:span text:style-name="T866">the distributions to be </text:span><text:soft-page-break/><text:span text:style-name="T866">allowed (those with plus signs). When you think about it this makes sense, you can't really exclude anything you have not allowed yet. </text:span></text:p>
      <text:p text:style-name="P324">4. The conditional operator has a limit of one 'and' and one 'or' clause.<text:span text:style-name="T857"> For example to make sure that hearts are the longest suit in the hand you might think that: </text:span></text:p>
      <text:p text:style-name="P324"><text:span text:style-name="T364">shape{west, x4+xx:h&gt;c</text:span><text:span text:style-name="T792">,</text:span><text:span text:style-name="T364">h&gt;d</text:span><text:span text:style-name="T792">,</text:span><text:span text:style-name="T364">h&gt;s} </text:span><text:span text:style-name="T857">would do it. But since you cannot have two comma 'and' conjunctions you have to resort to:</text:span></text:p>
      <text:p text:style-name="P324"><text:span text:style-name="T364">shape{west, x4+xx:h&gt;c</text:span><text:span text:style-name="T792">,</text:span><text:span text:style-name="T364">h&gt;d} &amp;&amp; shape{west, x4+xx:h&gt;s}</text:span></text:p>
      <text:p text:style-name="P116"/>
      <text:p text:style-name="P116">See also the <text:span text:style-name="T858">General Rule</text:span>s about <text:span text:style-name="T190">FDshape</text:span><text:span text:style-name="T448"> given earlier</text:span><text:span text:style-name="T496">.</text:span></text:p>
      <text:h text:style-name="Heading_20_1" text:outline-level="1"><text:bookmark-start text:name="__RefHeading___Toc6857_3691053158"/>A Complete Example<text:span text:style-name="T856"> from Dealer Version 1</text:span> <text:bookmark-end text:name="__RefHeading___Toc6857_3691053158"/></text:h>
      <text:p text:style-name="Standard">The following complete example is taken verbatim from the original user documentation.<text:span text:style-name="T772"> It shows the use of the most common types of conditions and actions.</text:span></text:p>
      <text:p text:style-name="Standard">The intent of this example (as described therein) is to produce some hands that match this situation:</text:p>
      <text:p text:style-name="Standard"><text:span text:style-name="T742">Y</text:span>ou <text:span text:style-name="T742">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42">expressions</text:span></text:a><text:span text:style-name="T174"> </text:span>describing the 1C opener and the 2D overcall. Finally, you generate a number of hands fitting the conditions and (hopefully) find the solution for your problem. <text:span text:style-name="T742"><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374">action <text:s text:c="4"/>printall</text:p>
      <text:p text:style-name="P375"><text:span text:style-name="T151">There are many more examples in the Examples directory that come with the distribution.</text:span><text:span text:style-name="T153"> </text:span></text:p>
      <text:h text:style-name="Heading_20_1" text:outline-level="1"/>
      <text:h text:style-name="Heading_20_1" text:outline-level="1"><text:bookmark-start text:name="__RefHeading___Toc8396_428733583"/>End of Run Statistics<text:bookmark-end text:name="__RefHeading___Toc8396_428733583"/></text:h>
      <text:p text:style-name="P245">The user can control whether he wants the end of run statistics to be printed by means of the -v command line switch. The default is to print them. Setting -v on the command line turns them off.</text:p>
      <text:p text:style-name="P245"><text:soft-page-break/></text:p>
      <text:p text:style-name="P245">The end of run statistics look like this:</text:p>
      <text:p text:style-name="P179">Print All Example</text:p>
      <text:p text:style-name="P179">Generated 599 hands</text:p>
      <text:p text:style-name="P179">Produced <text:s/>3 hands</text:p>
      <text:p text:style-name="P179">Initial random seed 189709657221267</text:p>
      <text:p text:style-name="P179">Time needed <text:s text:c="3"/>0.015 sec</text:p>
      <text:p text:style-name="P333"><text:span text:style-name="T667">The title is "Print All Example". </text:span><text:span text:style-name="T668">No title is printed if none was entered. </text:span></text:p>
      <text:h text:style-name="Heading_20_1" text:outline-level="1"><text:bookmark-start text:name="__RefHeading___Toc7797_963076609"/>Command Line Parameters<text:bookmark-end text:name="__RefHeading___Toc7797_963076609"/></text:h>
      <text:p text:style-name="P246"><text:span text:style-name="T732">The command line parameters follow the usual Unix/Linux idiom of a dash then a single letter (no space between the dash an</text:span><text:span text:style-name="T769">d</text:span><text:span text:style-name="T732"> the letter). The single letter is known as the command line option or switch. Both terms are used. Some options take a value, some options do not. The -v option referred to earlier is one that does not take a</text:span><text:span text:style-name="T743"> value</text:span><text:span text:style-name="T732">. </text:span><text:span text:style-name="T747">All of the options that Dealer uses are a single character. Some are digits, some are upper or lower case letters. Upper and lower case letters refer to different options. </text:span><text:span text:style-name="T732"><text:s/>For example the option -v will turn off the end of run statistics, while the option <text:s/>-V will print the version information. The options can be in any order, they can come before or after the input filename. Example: </text:span><text:span text:style-name="T354">dealerv2 -p 10 <text:s/>Descr.misfit -s2 </text:span></text:p>
      <text:p text:style-name="P245">This command says to produce 10 deals, that the input file is named Descr.misfit and that the starting seed for the RNG is 2. </text:p>
      <text:p text:style-name="P245"/>
      <text:p text:style-name="P245">It is common in the Linux/Unix world for the option -h to print a help message and the option -V to print version information.<text:span text:style-name="T883"> The usual approach is that as soon as the program detects a -h or -V switch, it prints the required output and exits immediately without processing any further input.</text:span></text:p>
      <text:p text:style-name="P245">Here is the output from <text:span text:style-name="T249">dealerv2 -V</text:span></text:p>
      <text:p text:style-name="P179">Version info....</text:p>
      <text:p text:style-name="P179">Revision: 2.<text:span text:style-name="T733">0.0</text:span> </text:p>
      <text:p text:style-name="P179">Date: 2022/0<text:span text:style-name="T747">2</text:span>/16 </text:p>
      <text:p text:style-name="P179">$Author: Hans, Henk, JGM $</text:p>
      <text:p text:style-name="P246"/>
      <text:p text:style-name="P247"><text:span text:style-name="T733">Here is the help message you get with the -h option</text:span><text:span text:style-name="T747">. The list of valid options is on the line after the Usage text.</text:span></text:p>
      <text:p text:style-name="P153">--- HELP COMING --- </text:p>
      <text:p text:style-name="P153">./dealerv2 Usage: -[options] [input_filename | stdin] [&gt;output_file]</text:p>
      <text:p text:style-name="P153">List of Run Time Options (all are optional): [hmquvVg:p:s:x:C:D:M:O:P:R:T:N:E:S:W:X:0:1:2:3:4:5:6:7:8:9:]</text:p>
      <text:p text:style-name="P153">h=Help u=UC_toggle v={Verbose, toggle EOJ stats} m={progress Meter} q={PBN Quiet mode} V={show Version info and exit}</text:p>
      <text:p text:style-name="P153"/>
      <text:p text:style-name="P153">These next switches all require values either integers or strings </text:p>
      <text:p text:style-name="P153">g={override Inputfile Generate} p={override Inputfile Produce}</text:p>
      <text:p text:style-name="P153">s={override Inputfile starting Seed for RNG} {x=eXchangeMode:2|3}</text:p>
      <text:p text:style-name="P153">C={Filename for CSV Report. (Precede with w: to truncate, else opened for append)}</text:p>
      <text:p text:style-name="P153">N:E:S:W={Compass predeal holding} O={OPC evaluation<text:span text:style-name="T882"> </text:span>Opener(NSEW) Default=[W|S]}</text:p>
      <text:p text:style-name="P153">M={dds_Mode: 1=single solution, 2=20x solutions} R={Resources/Threads(1..9)}</text:p>
      <text:p text:style-name="P153">P={vulnerability for Par computation: 0=NoneVul, 1=NS, 2=EW, 3=Both}</text:p>
      <text:p text:style-name="P153">T={Title in quotes} X={Filename to open for eXporting predeal holdings} </text:p>
      <text:p text:style-name="P153"><text:soft-page-break/>D={Debug verbosity level 0-9; (minimal effect in production version)}</text:p>
      <text:p text:style-name="P153">-0 to -9={set $0 thru $9 script parms in Inputfile one word or many in quotes<text:span text:style-name="T847">}</text:span></text:p>
      <text:p text:style-name="P153"/>
      <text:p text:style-name="P153">--- HELP DONE --- </text:p>
      <text:p text:style-name="P153"/>
      <text:p text:style-name="P202">The first part of the help message lists those options that do not take a value, the next part lists the options that do require a value.<text:span text:style-name="T743"> The ones that take a value have a colon after the option letter. </text:span></text:p>
      <text:p text:style-name="P202">If you set the Debug (-D) option to 1 (or more) <text:span text:style-name="T170">and</text:span><text:span text:style-name="T883"> the -D switch appears on the command line </text:span><text:span text:style-name="T170">before</text:span><text:span text:style-name="T883"> either of the -V or -h switches (if any), </text:span>you will get the various options and their settings printed out at the start of the run <text:span text:style-name="T734">in alphabetical order</text:span><text:span text:style-name="T747">. </text:span>(There are also some fields shown that are not specifically options but are related to options, for example the length of the title string<text:span text:style-name="T734">, or the MaxRamMB field.</text:span><text:span text:style-name="T747"> Like so:</text:span><text:span text:style-name="T884"> </text:span></text:p>
      <text:p text:style-name="P199">deal<text:span text:style-name="T734">erv2</text:span> -D1 -T"Example Title" -s11 -XExport.dat -M2 -P1 -R6 -OW -x2<text:span text:style-name="T734"> </text:span>-p5 <text:span text:style-name="T802">\</text:span></text:p>
      <text:p text:style-name="P289"><text:span text:style-name="T352"><text:s text:c="9"/></text:span><text:span text:style-name="T351">-g100</text:span><text:span text:style-name="T352"> -0 pt0 -9 hcp</text:span><text:span text:style-name="T353"> [-V]</text:span></text:p>
      <text:p text:style-name="P30">The output showing the Options Settings:</text:p>
      <text:p text:style-name="P121">Showing Options with Verbosity = 1</text:p>
      <text:p text:style-name="P121"><text:tab/> g:Maxgenerate=[100]</text:p>
      <text:p text:style-name="P121"><text:tab/> m:ProgressMeter=[1]</text:p>
      <text:p text:style-name="P121"><text:tab/> p:Maxproduce=[5]</text:p>
      <text:p text:style-name="P121"><text:tab/> q:Quiet=[0]</text:p>
      <text:p text:style-name="P121"><text:tab/> s:Seed=[11]</text:p>
      <text:p text:style-name="P125"><text:tab/> u:UpperCase=[1]</text:p>
      <text:p text:style-name="P198"><text:span text:style-name="T688"><text:s text:c="6"/></text:span><text:span text:style-name="T686">v:Verbose=[1 ; 1</text:span><text:span text:style-name="T687">]</text:span></text:p>
      <text:p text:style-name="P121"><text:tab/> x:eXchange aka Swapping=[2]</text:p>
      <text:p text:style-name="P121"><text:tab/> D:Debug Verbosity=[1] set to 1</text:p>
      <text:p text:style-name="P121"><text:tab/> M:DDS Mode=[2] set to 2</text:p>
      <text:p text:style-name="P121"><text:tab/> O:Opener=[W, 3]</text:p>
      <text:p text:style-name="P121"><text:tab/> P:Par Vuln=[1]</text:p>
      <text:p text:style-name="P121"><text:tab/> R:MaxThreads=[6]</text:p>
      <text:p text:style-name="P121"><text:tab/> R:MaxRamMB=[960]</text:p>
      <text:p text:style-name="P121"><text:tab/> T:Title=[Example Title],len=13</text:p>
      <text:p text:style-name="P121"><text:tab/> N:PreDeal=[]</text:p>
      <text:p text:style-name="P121"><text:tab/> S:PreDeal=[]</text:p>
      <text:p text:style-name="P121"><text:tab/> E:PreDeal=[]</text:p>
      <text:p text:style-name="P121"><text:tab/> W:PreDeal=[]</text:p>
      <text:p text:style-name="P121"><text:tab/> X:Fname=[Export.dat]</text:p>
      <text:p text:style-name="P130">Showing Script Vars with Verbosity = 1</text:p>
      <text:p text:style-name="P130"><text:tab/> [$0]=pt0</text:p>
      <text:p text:style-name="P130"><text:tab/> [$9]=hcp</text:p>
      <text:p text:style-name="P102">You are also shown any script variables that have been set. If none are set then none are shown.</text:p>
      <text:p text:style-name="P71">The following describes the effect of each of these option letters in detail.<text:span text:style-name="T735"> One thing to note is that where a value can be specified in the input file and as an option (for example </text:span><text:span text:style-name="T227">generate</text:span><text:span text:style-name="T735"> or </text:span><text:span text:style-name="T227">produce</text:span><text:span text:style-name="T735">) the value set on the command line takes precedence. This saves the user the trouble of opening a text editor and changing the input file when only a minor change such as the number to produce is required.</text:span></text:p>
      <text:p text:style-name="P72"><text:span text:style-name="T190">-g </text:span><text:span text:style-name="T214">number</text:span><text:span text:style-name="T220"> </text:span><text:span text:style-name="T736">G</text:span>enerate. This option allows the <text:span text:style-name="T736">user to override the value in the input file or the default value. The option letter </text:span><text:span text:style-name="T779">'</text:span><text:span text:style-name="T736">g</text:span><text:span text:style-name="T779">'</text:span><text:span text:style-name="T736">, must be followed by a numeric value.</text:span></text:p>
      <text:p text:style-name="P73"><text:soft-page-break/><text:span text:style-name="T190">-m</text:span> Progress Meter. This option turns on the progress meter. If <text:span text:style-name="T815">the </text:span><text:span text:style-name="T779">run time is long-ish because </text:span>the condition is difficult to meet, or there are many calls to a DDS function<text:span text:style-name="T869">,</text:span> the progress meter can print out the percentage completion<text:span text:style-name="T770"> during the run</text:span>. It compares the number of hands produced so far to the number the user has asked for. </text:p>
      <text:p text:style-name="P67">-p number <text:span text:style-name="T448">Produce. This option allows the user to override the value in the input file or the default value. The option letter </text:span><text:span text:style-name="T486">'</text:span><text:span text:style-name="T448">p</text:span><text:span text:style-name="T486">'</text:span><text:span text:style-name="T448"> must be followed by a numeric value.</text:span></text:p>
      <text:p text:style-name="P73"><text:span text:style-name="T190">-q </text:span>Suppress PBN output (useful for testing, then switch it back on when generating the "final" sample). </text:p>
      <text:p text:style-name="P73"><text:span text:style-name="T190">-s number</text:span><text:span text:style-name="T448"> Starting seed for the RNG. By specifying a starting seed you can get repeatable results by specifying the same starting seed the next time. <text:s/>A value of zero, or no -s option uses the Linux Kernel entropy pool to generate a starting seed.</text:span></text:p>
      <text:p text:style-name="P67">-u <text:span text:style-name="T448">Toggle upper case mode. </text:span></text:p>
      <text:p text:style-name="P67">-v <text:span text:style-name="T448">Toggle verbose mode. This will turn off the end of run statistics.</text:span></text:p>
      <text:p text:style-name="P249"><text:span text:style-name="T641">-x 2|3</text:span><text:span text:style-name="T625"> Specify e</text:span><text:span text:style-name="T641">x</text:span><text:span text:style-name="T625">change aka swapping mode. In the previous version of </text:span><text:span text:style-name="T627">D</text:span><text:span text:style-name="T625">ealer this was implemented with 3 separate switches, -0 , -2, -3. Version 2.0 implements swapping/exchange mode with one switch which takes one of two values. </text:span><text:span text:style-name="T641">-x2</text:span><text:span text:style-name="T625"> keeps the </text:span><text:span text:style-name="T626">N/S</text:span><text:span text:style-name="T625"> hands the same while exchanging the E/W hands. </text:span><text:span text:style-name="T641">-x3</text:span><text:span text:style-name="T625"> keeps the </text:span><text:span text:style-name="T628">N</text:span><text:span text:style-name="T625">orth hand the same while permuting the other 3 hands in every way possible. </text:span></text:p>
      <text:p text:style-name="P283"><text:span text:style-name="T530">-</text:span><text:span text:style-name="T531">C</text:span><text:span text:style-name="T530"> filename</text:span><text:span text:style-name="T518"> </text:span><text:span text:style-name="T519">CSV</text:span><text:span text:style-name="T518"> output filename for the</text:span><text:span text:style-name="T519"> </text:span><text:span text:style-name="T531">csvrpt</text:span><text:span text:style-name="T518"> </text:span><text:span text:style-name="T519">command.</text:span><text:span text:style-name="T518"> If no -</text:span><text:span text:style-name="T519">C</text:span><text:span text:style-name="T518"> filename is entered the command will output to stdout (which may be redirected).</text:span><text:span text:style-name="T519"> See the</text:span><text:span text:style-name="T531"> csvrpt</text:span><text:span text:style-name="T519"> description for append or write mode.</text:span></text:p>
      <text:p text:style-name="P250"><text:span text:style-name="T190">-D</text:span><text:span text:style-name="T448"> </text:span><text:span text:style-name="T215">number </text:span><text:span text:style-name="T470">Set the verbosity level for the debugging print statements. The usual range is from 0 to 9. <text:s/></text:span><text:span text:style-name="T497">Z</text:span><text:span text:style-name="T470">ero will suppress all debugging output. The higher the number the more verbose the debugging output will be. </text:span><text:span text:style-name="T497">Unless </text:span><text:span text:style-name="T474">Dealer was compiled </text:span><text:span text:style-name="T470">with -DJGMDBG as an option to gcc</text:span><text:span text:style-name="T474"> the -D </text:span><text:span text:style-name="T486">switch</text:span><text:span text:style-name="T474"> will have no effect</text:span><text:span text:style-name="T470">, since most of the debugging print statements are conditional on that symbol being defined. The </text:span><text:span text:style-name="T497">two</text:span><text:span text:style-name="T470"> exception</text:span><text:span text:style-name="T497">s</text:span><text:span text:style-name="T470"> </text:span><text:span text:style-name="T497">are</text:span><text:span text:style-name="T470"> that if -D1 (or higher) is specified then the list of option settings given earlier is shown</text:span><text:span text:style-name="T497">, and if -D2 or higher </text:span><text:span text:style-name="T470"><text:s/></text:span><text:span text:style-name="T497">is given the end of run stats will include a count of the number of times the GIB, DDS, and OPC calls were made, and how many of them came from the cache.</text:span></text:p>
      <text:p text:style-name="P74"><text:span text:style-name="T190">-M</text:span><text:span text:style-name="T216"> 1|2 </text:span><text:span text:style-name="T471"><text:s/>Set the DDS mode. 1= Single solution per call. 2=all 20 strain-declarer solutions per call.</text:span></text:p>
      <text:p text:style-name="P74"><text:span text:style-name="T190">-O</text:span><text:span text:style-name="T216"> </text:span><text:span text:style-name="T217">N|E|S|W</text:span><text:span text:style-name="T472"> set the Opener to be used in </text:span><text:span text:style-name="T217">opc</text:span><text:span text:style-name="T472"> evaluations. Default is West. </text:span></text:p>
      <text:p text:style-name="P68">-P<text:span text:style-name="T737"> 0|1|2|3 </text:span><text:span text:style-name="T472">Set the vulnerability to use for the Par calculat</text:span><text:span text:style-name="T473">i</text:span><text:span text:style-name="T472">ons</text:span><text:span text:style-name="T473">. 0=none, 1=NS, 2=EW, 3=both.</text:span></text:p>
      <text:p text:style-name="P295"><text:span text:style-name="T645">-R 1</text:span><text:span text:style-name="T646"> - </text:span><text:span text:style-name="T645">9 </text:span><text:span text:style-name="T630">Set the Resources for DDS mode 2 solutions. </text:span><text:span text:style-name="T631">Sets</text:span><text:span text:style-name="T630"> the number of threads</text:span><text:span text:style-name="T632">, and the number of threads also sets the amount of RAM required.</text:span><text:span text:style-name="T631"> Adding threads does not speed up DDS Mode 1.</text:span></text:p>
      <text:p text:style-name="P69"><text:span text:style-name="T448">-T </text:span><text:span text:style-name="T56">quoted-string </text:span><text:span text:style-name="T2">Sets the </text:span><text:span text:style-name="T35">T</text:span><text:span text:style-name="T2">itle to be printed on the reports. The user should limit the title to no more than 100 characters. If no title is entered on the command line or </text:span><text:span text:style-name="T35">in the </text:span><text:span text:style-name="T2">input file then no title is printed.</text:span></text:p>
      <text:p text:style-name="P69"><text:span text:style-name="T56">-X filename</text:span><text:span text:style-name="T2"> Sets the output filename for the </text:span><text:span text:style-name="T56">export</text:span><text:span text:style-name="T2"> </text:span><text:span text:style-name="T39">command.</text:span><text:span text:style-name="T2"> If no -X filename is entered the command</text:span><text:span text:style-name="T41"> </text:span><text:span text:style-name="T2">will output to stdout (which may be redirected).</text:span></text:p>
      <text:p text:style-name="P251"><text:span text:style-name="T530">-N, -S, -E, -W </text:span><text:span text:style-name="T555">holding-list </text:span><text:span text:style-name="T515">These switches allow the user to specify what is to be predealt to any or all of the compass directions. As shown in the example of the export output, a </text:span><text:span text:style-name="T555">holding </text:span><text:span text:style-name="T515">is a suit letter (capitals) followed by the cards in that suit that are to be predealt, in descending order. A </text:span><text:span text:style-name="T555">holding-list</text:span><text:span text:style-name="T515"> </text:span></text:p>
      <text:p text:style-name="P103">is several holdings joined by commas. Any number of cards in any number of suits can be pre-dealt.</text:p>
      <text:p text:style-name="P102"><text:span text:style-name="T190">-0 <text:s/>to -9</text:span><text:span text:style-name="T448"> Gives a value to the script parameter(s) $</text:span><text:span text:style-name="T498">0</text:span><text:span text:style-name="T448"> thru $9. The text (or number) that follows this parameter(s) will be substituted for the symbol(s) $</text:span><text:span text:style-name="T498">0</text:span><text:span text:style-name="T448"> thru $9 wherever they are found in the input file. See the instructions on using script variables later in the document.</text:span></text:p>
      <text:h text:style-name="Heading_20_3" text:outline-level="3"><text:bookmark-start text:name="__RefHeading___Toc2943_3691053158"/>Example Simulation Exercise<text:bookmark-end text:name="__RefHeading___Toc2943_3691053158"/></text:h>
      <text:p text:style-name="P39">An example of the use of these options and the <text:span text:style-name="T190">export</text:span> command is as follows:</text:p>
      <text:p text:style-name="P75"><text:span text:style-name="T693">First run </text:span><text:span text:style-name="T698">D</text:span><text:span text:style-name="T693">ealer to </text:span><text:span text:style-name="T704">produce </text:span><text:span text:style-name="T693">some number (say 100) of NS hands that meet some criteria</text:span><text:span text:style-name="T694"> such as both </text:span><text:soft-page-break/><text:span text:style-name="T694">being balanced with a</text:span><text:span text:style-name="T693"> total of 2</text:span><text:span text:style-name="T695">6.0 to 26.75</text:span><text:span text:style-name="T693"> Optimal </text:span><text:span text:style-name="T700">P</text:span><text:span text:style-name="T693">oints</text:span><text:span text:style-name="T694"> between them</text:span><text:span text:style-name="T693">. </text:span><text:span text:style-name="T694">E</text:span><text:span text:style-name="T693">xport these hands to a file OP</text:span><text:span text:style-name="T695">C</text:span><text:span text:style-name="T693">26NT.exp</text:span></text:p>
      <text:p text:style-name="P75"><text:span text:style-name="T693">Then create another description file that produces </text:span><text:span text:style-name="T699">2</text:span><text:span text:style-name="T693">00 deals where the NS hands are predealt. Average the number of tricks that NS can take</text:span><text:span text:style-name="T694">, in some strain, in this case NoTrump.</text:span></text:p>
      <text:p text:style-name="P77"><text:span text:style-name="T693">Create a shell script that reads the</text:span><text:span text:style-name="T695"> </text:span><text:span text:style-name="T696">OP</text:span><text:span text:style-name="T695">C</text:span><text:span text:style-name="T696">26NT.exp</text:span><text:span text:style-name="T693"> file one line at a time and for each line runs Dealer with the second description file.</text:span><text:span text:style-name="T697"> You will thus create 100 examples of a pair of hands that probably wants to play in 3NT, and you will average the number of tricks that each of those hands can take over </text:span><text:span text:style-name="T699">2</text:span><text:span text:style-name="T697">00 deals. A total of </text:span><text:span text:style-name="T699">2</text:span><text:span text:style-name="T697">0,000 situations analyzed. </text:span></text:p>
      <text:p text:style-name="P40">Here is the sample code:</text:p>
      <text:p text:style-name="P76"><text:span text:style-name="T693">The first Dealer Input </text:span><text:span text:style-name="T698">F</text:span><text:span text:style-name="T693">ile, Descr.26NT</text:span></text:p>
      <text:p text:style-name="P168">generate <text:s text:c="2"/>100000</text:p>
      <text:p text:style-name="P168">produce <text:s text:c="3"/>100</text:p>
      <text:p text:style-name="P313"><text:span text:style-name="T273">title "</text:span><text:span text:style-name="T274">OPC</text:span><text:span text:style-name="T273"> Bal 26opc <text:s/>-s123 -m -v -D0"</text:span></text:p>
      <text:p text:style-name="P168">opener west</text:p>
      <text:p text:style-name="P168">condition ( shape(west, any 4333+any 4432+any 5332 -5xxx -x5xx ) &amp;&amp;</text:p>
      <text:p text:style-name="P168"><text:s text:c="12"/>shape(east, any 4333+any 4432+any 5332 -5xxx -x5xx ) &amp;&amp;</text:p>
      <text:p text:style-name="P168"><text:s text:c="12"/>26.0 &lt;= opc(EW,notrump) &amp;&amp; opc(EW,notrump) &lt;=26.75 )</text:p>
      <text:p text:style-name="P168"/>
      <text:p text:style-name="P168">action export ( EW ),</text:p>
      <text:p text:style-name="P168"><text:s text:c="8"/>printoneline</text:p>
      <text:p text:style-name="P42"/>
      <text:p text:style-name="P41">The screen output looks like:<text:span text:style-name="T810"> (100 lines printed)</text:span></text:p>
      <text:p text:style-name="P164">n KJ2.Q52.K87.KJ87 e 8743.A9.642.QT64 s AT.JT874.953.932 w Q965.K63.AQJT.A5 </text:p>
      <text:p text:style-name="P164">n 92.A65.9852.JT92 e J3.Q872.AJ64.AK5 s KQT865.K93.T3.73 w A74.JT4.KQ7.Q864 </text:p>
      <text:p text:style-name="P41">The Export file looks like:</text:p>
      <text:p text:style-name="P164">-E S8743,HA9,D642,CQT64 <text:s/>-W SQ965,HK63,DAQJT,CA5 </text:p>
      <text:p text:style-name="P164">-E SJ3,HQ872,DAJ64,CAK5 <text:s/>-W SA74,HJT4,DKQ7,CQ864</text:p>
      <text:p text:style-name="P45"/>
      <text:p text:style-name="P38"><text:span text:style-name="T175">The second Dealer </text:span><text:span text:style-name="T184">I</text:span><text:span text:style-name="T175">nput </text:span><text:span text:style-name="T184">F</text:span><text:span text:style-name="T175">ile looks like:</text:span></text:p>
      <text:p text:style-name="P164">generate <text:s text:c="2"/>100000</text:p>
      <text:p text:style-name="P158"><text:span text:style-name="T175">produce <text:s text:c="3"/></text:span><text:span text:style-name="T185">2</text:span><text:span text:style-name="T175">00</text:span></text:p>
      <text:p text:style-name="P284"><text:span text:style-name="T318">title "</text:span><text:span text:style-name="T319">OPC</text:span><text:span text:style-name="T318"> Bal 26opc <text:s/>Verify"</text:span></text:p>
      <text:p text:style-name="P164">opener west</text:p>
      <text:p text:style-name="P164"/>
      <text:p text:style-name="P165">action <text:s/>frequency "Bal 2<text:span text:style-name="T872">6</text:span>opc" (dds(west,notrump), 6, 12 ),</text:p>
      <text:p text:style-name="P164"><text:s text:c="8"/>average "3NT Success Pct " ( dds(west,notrump) &gt;= 9 )*100,</text:p>
      <text:p text:style-name="P164"/>
      <text:p text:style-name="P44">The shell script that runs this file is:</text:p>
      <text:p text:style-name="P166">#!/bin/bash</text:p>
      <text:p text:style-name="P166">usage() {</text:p>
      <text:p text:style-name="P160"><text:span text:style-name="T175"><text:s/>echo usage: $0 file_of_predeals Ofile_for_append DealerIn_File </text:span><text:span text:style-name="T180">\</text:span></text:p>
      <text:p text:style-name="P160"><text:span text:style-name="T180"><text:tab/><text:tab/></text:span><text:span text:style-name="T175">e.g. DOP26NT.exp DOP26NT.results Check.DOP26NT</text:span></text:p>
      <text:p text:style-name="P166">}</text:p>
      <text:p text:style-name="P166"/>
      <text:p text:style-name="P166">if <text:s text:c="2"/>[ $# -lt 3 ] ; then usage ; exit 0 ; fi</text:p>
      <text:p text:style-name="P166">fin=${1}</text:p>
      <text:p text:style-name="P166">fout=${2}</text:p>
      <text:p text:style-name="P166">fctl=${3}</text:p>
      <text:p text:style-name="P160"><text:span text:style-name="T175">echo "Opening Predeal file ${fin} Appending to Output file ${fout} </text:span><text:span text:style-name="T180">\</text:span></text:p>
      <text:p text:style-name="P160"><text:span text:style-name="T180"><text:tab/><text:tab/></text:span><text:span text:style-name="T175">using control file ${fctl}"</text:span></text:p>
      <text:p text:style-name="P159"><text:span text:style-name="T186">while read predeal</text:span><text:span text:style-name="T175">; do</text:span></text:p>
      <text:p text:style-name="P166"><text:soft-page-break/><text:tab/>precnt=$(( $precnt+1 ))</text:p>
      <text:p text:style-name="P166"><text:tab/>echo "Starting Record # $precnt "</text:p>
      <text:p text:style-name="P166"><text:tab/>echo Analyzing EW hands: <text:span text:style-name="T190">${predeal}</text:span> &gt;&gt;${fout}</text:p>
      <text:p text:style-name="P159"><text:span text:style-name="T175"><text:s text:c="8"/>./dealer</text:span><text:span text:style-name="T180">v2</text:span><text:span text:style-name="T175"> -m -s117 -M1 -D0 -v </text:span><text:span text:style-name="T186">${predeal}</text:span><text:span text:style-name="T175"> ${fctl} <text:s text:c="4"/>&gt;&gt;${fout}</text:span></text:p>
      <text:p text:style-name="P166">done &lt;<text:span text:style-name="T190">${fin}</text:span></text:p>
      <text:p text:style-name="P166">echo "Done. Results appended to ${fout}"</text:p>
      <text:p text:style-name="P166"/>
      <text:p text:style-name="P50"/>
      <text:p text:style-name="P252"><text:span text:style-name="T568">Note how the script reads </text:span><text:span text:style-name="T569">the </text:span><text:span text:style-name="T568">file created earlier by the export command and stores the text in the shell variable </text:span><text:span text:style-name="T797">${predeal}</text:span><text:span text:style-name="T568">. <text:s/>The script then passes that text into the Dealer predeal specification via the command line options -W and -E. </text:span><text:span text:style-name="T570"><text:s/>In effect the line:</text:span></text:p>
      <text:p text:style-name="P161"><text:span text:style-name="T703">./dealer</text:span><text:span text:style-name="T702">v2</text:span><text:span text:style-name="T703"> -m -s117 -M1 -D0 -v </text:span><text:span text:style-name="T798">${predeal}</text:span><text:span text:style-name="T703"> ${fctl} <text:s/>&gt;&gt;${fout}</text:span></text:p>
      <text:p text:style-name="P46">becomes:</text:p>
      <text:p text:style-name="P161"><text:span text:style-name="T701">./dealer</text:span><text:span text:style-name="T702">v2</text:span><text:span text:style-name="T701"> -m -s117 -M1 -D0 -v</text:span><text:span text:style-name="T602"> </text:span><text:span text:style-name="T603"><text:s/></text:span><text:span text:style-name="T182"><text:s/></text:span><text:span text:style-name="T184"><text:s/>\</text:span></text:p>
      <text:p text:style-name="P161"><text:span text:style-name="T184"><text:s text:c="7"/></text:span><text:span text:style-name="T799">-E S8743,HA9,D642,CQT64 </text:span><text:span text:style-name="T800"><text:s/></text:span><text:span text:style-name="T799">-W SQ965,HK63,DAQJT,CA5</text:span><text:span text:style-name="T184"> </text:span><text:span text:style-name="T701">${fctl} <text:s/>&gt;&gt;${fout}</text:span></text:p>
      <text:p text:style-name="P47">The results in the output file<text:span text:style-name="T847">, </text:span><text:span text:style-name="T384">${fout}</text:span><text:span text:style-name="T389">, </text:span><text:span text:style-name="T811"><text:s/></text:span>look like:</text:p>
      <text:p text:style-name="P162"><text:span text:style-name="T181">A</text:span><text:span text:style-name="T175">nalyzing EW hands: -E S8743,HA9,D642,CQT64 -W SQ965,HK63,DAQJT,CA5</text:span></text:p>
      <text:p text:style-name="P167">Frequency Bal 2<text:span text:style-name="T873">6</text:span>opc:</text:p>
      <text:p text:style-name="P167"><text:s text:c="4"/>6 <text:s text:c="8"/>31</text:p>
      <text:p text:style-name="P167"><text:s text:c="4"/>7 <text:s text:c="8"/>49</text:p>
      <text:p text:style-name="P167"><text:s text:c="4"/>8 <text:s text:c="8"/>15</text:p>
      <text:p text:style-name="P167"><text:s text:c="4"/>9 <text:s text:c="9"/>4</text:p>
      <text:p text:style-name="P167"><text:s text:c="3"/>10 <text:s text:c="9"/>1</text:p>
      <text:p text:style-name="P167"><text:s text:c="3"/>11 <text:s text:c="9"/>0</text:p>
      <text:p text:style-name="P167"><text:s text:c="3"/>12 <text:s text:c="9"/>0</text:p>
      <text:p text:style-name="P163"><text:span text:style-name="T175">3NT Success Pct : Mean=</text:span><text:span text:style-name="T183"> </text:span><text:span text:style-name="T185">6</text:span><text:span text:style-name="T175">3.0000, Std Dev= 25.6432, Var= 657.5758, Sample Size=</text:span><text:span text:style-name="T185">2</text:span><text:span text:style-name="T175">00</text:span></text:p>
      <text:p text:style-name="P167">Analyzing EW hands: -E SJ3,HQ872,DAJ64,CAK5 -W SA74,HJT4,DKQ7,CQ864</text:p>
      <text:p text:style-name="P167">Frequency Bal 2<text:span text:style-name="T888">6</text:span>opc:</text:p>
      <text:p text:style-name="P167"><text:s text:c="4"/>6 <text:s text:c="9"/>0</text:p>
      <text:p text:style-name="P167"><text:s text:c="4"/>7 <text:s text:c="9"/>0</text:p>
      <text:p text:style-name="P167"><text:s text:c="4"/>8 <text:s text:c="8"/>46</text:p>
      <text:p text:style-name="P167"><text:s text:c="4"/>9 <text:s text:c="8"/>49</text:p>
      <text:p text:style-name="P167"><text:s text:c="3"/>10 <text:s text:c="9"/>5</text:p>
      <text:p text:style-name="P167"><text:s text:c="3"/>11 <text:s text:c="9"/>0</text:p>
      <text:p text:style-name="P167"><text:s text:c="3"/>12 <text:s text:c="9"/>0</text:p>
      <text:p text:style-name="P257"><text:span text:style-name="T316">3NT Success Pct : Mean=</text:span><text:span text:style-name="T317"> </text:span><text:span text:style-name="T316">54.00, Std Dev= 50.09, Var= <text:s/>2509.09, Sample Size=</text:span><text:span text:style-name="T319">2</text:span><text:span text:style-name="T316">00 </text:span></text:p>
      <text:p text:style-name="P167"/>
      <text:p text:style-name="P28"><text:span text:style-name="T101">T</text:span><text:span text:style-name="T94">here will be one set of such results for each of the EW hands that were exported to the export file.</text:span></text:p>
      <text:p text:style-name="P43">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771">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387" text:outline-level="1"><text:bookmark-start text:name="__RefHeading___Toc7101_3691053158"/>Scripting the Input File<text:bookmark-end text:name="__RefHeading___Toc7101_3691053158"/></text:h>
      <text:p text:style-name="Standard"/>
      <text:p text:style-name="P260">Using Version 2.0 of Dealer the user has the ability to make the Input File contain some 'variables' that <text:soft-page-break/>can be specified at run time. <text:span text:style-name="T752">There are 10 of these, and they are written in the Input File as $0 thru $9. When Flex sees one of these in the </text:span><text:span text:style-name="T754">I</text:span><text:span text:style-name="T752">nput </text:span><text:span text:style-name="T754">F</text:span><text:span text:style-name="T752">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62">The input strings that Flex reads from are filled by specifying their values on the command line with the options -0 thru -9. </text:p>
      <text:p text:style-name="P263"/>
      <text:p text:style-name="P263">Here is an example where we first generate some Weak NT hands<text:span text:style-name="T753"> (12 -14 hcp for West)</text:span> and then some strong ones<text:span text:style-name="T753"> (West has 15 - 17 hcp)</text:span>.<text:span text:style-name="T752"> Notice that the script variables $1, $2, and $3 are just single 'words' aka tokens. But $0 is several 'words' or tokens; however many it takes to specify the shape of the East hand. </text:span></text:p>
      <text:p text:style-name="P263"/>
      <text:p text:style-name="P263"><text:span text:style-name="T752">This is the relevant part of the file</text:span><text:span text:style-name="T754">,</text:span><text:span text:style-name="T752"> </text:span><text:span text:style-name="T754">"</text:span><text:span text:style-name="T752">Descr.NTscript</text:span><text:span text:style-name="T754">"</text:span><text:span text:style-name="T752">. $1 is a compass direction</text:span><text:span text:style-name="T847">, </text:span><text:span text:style-name="T811">west</text:span><text:span text:style-name="T752">, $2 and $3 are numbers, and $0 is a shape specification.</text:span></text:p>
      <text:p text:style-name="Standard"/>
      <text:p text:style-name="P120">NTshape = shape(<text:span text:style-name="T190">$1</text:span>, any 4333 + any 4432 + any 5332 - 5xxx - x5xx)</text:p>
      <text:p text:style-name="P263"><text:span text:style-name="T249">condition</text:span><text:span text:style-name="T346"> shape ( east, </text:span><text:span text:style-name="T303">$0</text:span><text:span text:style-name="T346"> ) &amp;&amp; NTshape &amp;&amp; </text:span></text:p>
      <text:p text:style-name="P120"><text:s text:c="3"/>(hcp(<text:span text:style-name="T190">$1</text:span>) &gt;= <text:span text:style-name="T190">$2</text:span>) &amp;&amp; (hcp(<text:span text:style-name="T190">$1</text:span>) &lt;= <text:span text:style-name="T190">$3</text:span> ) </text:p>
      <text:p text:style-name="P120">action printew</text:p>
      <text:p text:style-name="P120"/>
      <text:p text:style-name="P92">We run dealer passing the values of $0 - $3 on the command line:<text:span text:style-name="T750"> </text:span></text:p>
      <text:p text:style-name="P123">./deal<text:span text:style-name="T748">erv2</text:span> Descr.<text:span text:style-name="T748">NT</text:span>scr<text:span text:style-name="T749">ipt</text:span><text:span text:style-name="T750"> </text:span>-s1 <text:span text:style-name="T190">-1</text:span> west <text:span text:style-name="T190">-2</text:span> 12 <text:span text:style-name="T190">-3</text:span> 14 <text:span text:style-name="T804">\</text:span></text:p>
      <text:p text:style-name="P123"><text:span text:style-name="T750"><text:s text:c="26"/></text:span><text:span text:style-name="T190">-0</text:span> "5xxx<text:span text:style-name="T749"> </text:span>+<text:span text:style-name="T749"> </text:span>x5xx - any xxx0 - any xxx1" <text:span text:style-name="T748"><text:s/></text:span></text:p>
      <text:p text:style-name="Standard"/>
      <text:p text:style-name="Standard">A couple of hands produced from the above:</text:p>
      <text:p text:style-name="P258"><text:s text:c="3"/><text:span text:style-name="T249">1. West <text:s text:c="11"/>East </text:span><text:span text:style-name="T322"><text:tab/><text:tab/><text:tab/>2. West <text:s text:c="11"/>East </text:span></text:p>
      <text:p text:style-name="P180"><text:s text:c="5"/>K 5 <text:s text:c="11"/>A Q J 7 3 <text:span text:style-name="T749"><text:tab/> <text:s text:c="7"/>K 7 <text:s text:c="11"/>3 2 </text:span></text:p>
      <text:p text:style-name="P180"><text:s text:c="5"/>K 4 3 <text:s text:c="9"/>A J 8 7 <text:span text:style-name="T749"><text:tab/><text:tab/><text:tab/> <text:s text:c="2"/>A J 2 <text:s text:c="9"/>Q 7 6 5 3</text:span></text:p>
      <text:p text:style-name="P180"><text:s text:c="5"/>K T 8 3 <text:s text:c="7"/>A 6 <text:span text:style-name="T749"><text:tab/><text:tab/><text:tab/> <text:s text:c="2"/></text:span><text:span text:style-name="T754"><text:tab/> <text:s text:c="2"/></text:span><text:span text:style-name="T749">A J 9 3 <text:s text:c="7"/>Q T 5</text:span></text:p>
      <text:p text:style-name="P180"><text:s text:c="5"/>K T 9 5 <text:s text:c="7"/>8 2 <text:span text:style-name="T749"><text:tab/><text:tab/><text:tab/> <text:s text:c="2"/></text:span><text:span text:style-name="T754"><text:tab/> <text:s text:c="2"/></text:span><text:span text:style-name="T749">J 9 3 2 <text:s text:c="7"/>Q 8 6 </text:span></text:p>
      <text:p text:style-name="P120"/>
      <text:p text:style-name="P108"/>
      <text:p text:style-name="P108"/>
      <text:p text:style-name="P259"><text:span text:style-name="T651">Next we </text:span><text:span text:style-name="T652">run dealer </text:span><text:span text:style-name="T651">with different </text:span><text:span text:style-name="T652">values of </text:span><text:span text:style-name="T651">hcp</text:span><text:span text:style-name="T652"> on the command line:</text:span></text:p>
      <text:p text:style-name="P123">./deal<text:span text:style-name="T748">erv2</text:span> Descr.<text:span text:style-name="T748">NT</text:span>scr<text:span text:style-name="T749">ipt</text:span><text:span text:style-name="T750"> </text:span>-s1 <text:span text:style-name="T190">-1</text:span> west <text:span text:style-name="T190">-2</text:span> <text:span text:style-name="T750">"15"</text:span> <text:span text:style-name="T190">-3</text:span> <text:span text:style-name="T750">"17"</text:span> <text:span text:style-name="T804"><text:s/>\</text:span></text:p>
      <text:p text:style-name="P123"><text:span text:style-name="T750"><text:s text:c="26"/></text:span><text:span text:style-name="T190">-0</text:span> "5xxx<text:span text:style-name="T749"> </text:span>+<text:span text:style-name="T749"> </text:span>x5xx - any xxx0 - any xxx1" <text:span text:style-name="T748"><text:s/></text:span></text:p>
      <text:p text:style-name="P260"/>
      <text:p text:style-name="P260">And we get hands like these two:</text:p>
      <text:p text:style-name="P181"><text:s text:c="3"/>7. West <text:s text:c="9"/>East <text:tab/><text:tab/> 8. West <text:s text:c="9"/>East</text:p>
      <text:p text:style-name="P181"><text:s text:c="5"/>A K 9 <text:s text:c="9"/>Q 3 2 <text:tab/><text:tab/> <text:s text:c="2"/>K 9 7 <text:s text:c="9"/>Q J 6 2 </text:p>
      <text:p text:style-name="P181"><text:s text:c="5"/>J 9 <text:s text:c="11"/>A Q 8 7 5<text:tab/><text:tab/> <text:s text:c="2"/>A K 6 <text:s text:c="9"/>T 9 8 5 2 <text:s/></text:p>
      <text:p text:style-name="P181"><text:soft-page-break/><text:s text:c="5"/>Q T 9 <text:s text:c="9"/>6 4<text:tab/><text:tab/><text:tab/> <text:s text:c="2"/>A T 3 <text:s text:c="9"/>7 6</text:p>
      <text:p text:style-name="P181"><text:s text:c="5"/>A J T 5 3 <text:s text:c="5"/>K 6 4<text:tab/><text:tab/> <text:s text:c="2"/>Q J T 4 <text:s text:c="7"/>8 3 <text:s/></text:p>
      <text:p text:style-name="P181"/>
      <text:p text:style-name="P261"><text:span text:style-name="T653">Since we are just doing text substitution we can even have some keywords be set by variables. For example if we want to switch between </text:span><text:span text:style-name="T642">HCP</text:span><text:span text:style-name="T653"> and '</text:span><text:span text:style-name="T642">C13</text:span><text:span text:style-name="T653">' points we make the condition clause:</text:span></text:p>
      <text:p text:style-name="P183">condition NTshape &amp;&amp; ( <text:span text:style-name="T190">$9</text:span>($1)&gt;=$2) &amp;&amp; ( <text:span text:style-name="T190">$9</text:span>($1)&lt;=$3 )&amp;&amp; shape(east,$0)</text:p>
      <text:p text:style-name="P93">and then run Dealer with either:</text:p>
      <text:p text:style-name="P124">/deal<text:span text:style-name="T748">erv2</text:span> Descr.<text:span text:style-name="T748">NT</text:span>scr<text:span text:style-name="T749">ipt</text:span><text:span text:style-name="T750"> </text:span>-s1 -1 west -2 <text:span text:style-name="T750">"15"</text:span> -3 <text:span text:style-name="T750">"17"</text:span><text:span text:style-name="T751"> </text:span><text:span text:style-name="T222">-9 hcp </text:span><text:span text:style-name="T190"><text:s/></text:span><text:span text:style-name="T488">\</text:span></text:p>
      <text:p text:style-name="P93"><text:span text:style-name="T324"><text:s text:c="26"/></text:span><text:span text:style-name="T323">-0 "5xxx</text:span><text:span text:style-name="T325"> </text:span><text:span text:style-name="T323">+</text:span><text:span text:style-name="T325"> </text:span><text:span text:style-name="T323">x5xx - any xxx0 - any xxx1" </text:span></text:p>
      <text:p text:style-name="P29">or</text:p>
      <text:p text:style-name="P261"><text:span text:style-name="T323">/deal</text:span><text:span text:style-name="T326">erv2</text:span><text:span text:style-name="T323"> Descr.</text:span><text:span text:style-name="T326">NT</text:span><text:span text:style-name="T323">scr</text:span><text:span text:style-name="T325">ipt</text:span><text:span text:style-name="T324"> </text:span><text:span text:style-name="T323">-s1 -1 west -2 </text:span><text:span text:style-name="T324">"15"</text:span><text:span text:style-name="T323"> -3 </text:span><text:span text:style-name="T324">"17"</text:span><text:span text:style-name="T323"> </text:span><text:span text:style-name="T335">-9 pt9 </text:span><text:span text:style-name="T345">\</text:span></text:p>
      <text:p text:style-name="P93"><text:span text:style-name="T324"><text:s text:c="26"/></text:span><text:span text:style-name="T326">-0 "5xxx</text:span><text:span text:style-name="T325"> </text:span><text:span text:style-name="T326">+</text:span><text:span text:style-name="T325"> </text:span><text:span text:style-name="T326">x5xx - any xxx0 - any xxx1" <text:s text:c="2"/></text:span><text:s/></text:p>
      <text:p text:style-name="P101"/>
      <text:p text:style-name="P182"><text:span text:style-name="T654">The first run will of course duplicate the strong NT examples above. </text:span><text:span text:style-name="T655">In the second run, t</text:span><text:span text:style-name="T654">he West hands no longer have 15 - 17 HCP but instead 15 - 17 </text:span><text:span text:style-name="T655">"C</text:span><text:span text:style-name="T654">13</text:span><text:span text:style-name="T655">"</text:span><text:span text:style-name="T654"> points where an Ace=6, King=4, Queen=2 and Jack=1</text:span><text:span text:style-name="T655">.</text:span></text:p>
      <text:p text:style-name="P182"><text:span text:style-name="T655">Here are some </text:span><text:span text:style-name="T654">West hands:</text:span></text:p>
      <text:p text:style-name="P101"/>
      <text:p text:style-name="P264"><text:span text:style-name="T654"><text:s text:c="2"/></text:span><text:span text:style-name="T347"><text:s/>1. <text:s text:c="17"/>2. <text:s text:c="17"/>5. <text:s text:c="17"/>6. <text:s text:c="14"/></text:span></text:p>
      <text:p text:style-name="P196">K 5 <text:s text:c="16"/>T 8 5 <text:s text:c="14"/>K 8 5 2 <text:s text:c="12"/>A 3 <text:s text:c="2"/></text:p>
      <text:p text:style-name="P196">K 4 3 <text:s text:c="14"/>K 8 6 <text:s text:c="14"/>Q T 4 <text:s text:c="14"/>Q 9 2 </text:p>
      <text:p text:style-name="P196">K T 8 3 <text:s text:c="12"/>T 9 <text:s text:c="16"/>K Q T <text:s text:c="14"/>Q J T 4 </text:p>
      <text:p text:style-name="P196">K T 9 5 <text:s text:c="12"/>A K J T 3 <text:s text:c="10"/>K 9 2 <text:s text:c="14"/>K Q 9 6 </text:p>
      <text:p text:style-name="P101"><text:s/>4*4 = 16 <text:s text:c="32"/>4+6+4+1 = 15 <text:s text:c="10"/><text:tab/> <text:s text:c="8"/>4+2+6+4 = 16 <text:s text:c="26"/>6+2+3+6 <text:s/>= 17 <text:s text:c="32"/></text:p>
      <text:p text:style-name="P96"/>
      <text:p text:style-name="P265"><text:span text:style-name="T655">The values taken on by the script variables are simply passed in on the command line; this allows the user to write shell scripts, and to read the script variables from a file, or to be generated via a </text:span><text:span text:style-name="T559">for</text:span><text:span text:style-name="T655"> loop and so on. See the Example Simulation Exercise </text:span><text:span text:style-name="T656">section prior, </text:span><text:span text:style-name="T655">for how this could be done. </text:span></text:p>
      <text:p text:style-name="P94">By harnessing the power of shell scripting, Dealer V2.0 should allow the user to run unattended simulations, quite conveniently.</text:p>
      <text:p text:style-name="P94"/>
      <text:p text:style-name="P109">You can put script values into FDshape statements the same as you could in HvS shape statements. E.G. the Examples directory contains the file Descr.ScriptFD with the following excerpt:</text:p>
      <text:p text:style-name="P154">condition <text:s/>shape<text:span text:style-name="T889">{</text:span><text:span text:style-name="T190">$1</text:span>, <text:span text:style-name="T190">$2</text:span>:d&gt;c or h&gt;s<text:span text:style-name="T889">}</text:span> &amp;&amp; <text:span text:style-name="T190">$0</text:span>(<text:span text:style-name="T190">$1</text:span>) &lt;= <text:span text:style-name="T190">$5</text:span></text:p>
      <text:p text:style-name="P155">/* you can run the above for example with :: </text:p>
      <text:p text:style-name="P155">dealerv2 <text:span text:style-name="T190">-0 pt9</text:span> <text:span text:style-name="T190">-1 west</text:span> <text:span text:style-name="T190">-2 '(55xx)'</text:span> <text:span text:style-name="T190">-5 20</text:span> Descr.ScriptFD */</text:p>
      <text:p text:style-name="P94"/>
      <text:p text:style-name="P266"><text:span text:style-name="T657">Caveat: </text:span><text:span text:style-name="T656">The scripting variables </text:span><text:span text:style-name="T661">in the Input File </text:span><text:span text:style-name="T656">cannot be between quotes; if you </text:span><text:span text:style-name="T660">write</text:span><text:span text:style-name="T656"> "$1" </text:span><text:span text:style-name="T660">for example</text:span><text:span text:style-name="T656">, it loses it's special meaning and just becomes the text string $1. The only case I can think of where this might be a problem is if you want to debug your script and you put the $1 in a </text:span><text:span text:style-name="T643">printes</text:span><text:span text:style-name="T656"> </text:span><text:span text:style-name="T660">statement</text:span><text:span text:style-name="T656">. </text:span></text:p>
      <text:p text:style-name="P97">For example if $1="north" and the North hand has 14 HCP, then the statement:</text:p>
      <text:p text:style-name="P266"><text:span text:style-name="T656"><text:s/></text:span><text:span text:style-name="T348">printes( "HCP for compass $1 = " , hcp($1) , \n )</text:span></text:p>
      <text:p text:style-name="P97">will print out: <text:s/><text:span text:style-name="T249">HCP for compass $1 = 14</text:span> </text:p>
      <text:p text:style-name="P97">And if you try it like this: </text:p>
      <text:p text:style-name="P95"><text:soft-page-break/><text:span text:style-name="T756"><text:s/></text:span><text:span text:style-name="T348">printes( "HCP for compass ", $1, " = " , hcp($1) , \n )</text:span></text:p>
      <text:p text:style-name="P97">You will get an error because the parser will see the statement:</text:p>
      <text:p text:style-name="P197">printes( "HCP for compass ", north, " = " , hcp(north) , \n )</text:p>
      <text:p text:style-name="P97">and the first <text:s/>'<text:span text:style-name="T249">north</text:span>' is not a valid expression in this context. </text:p>
      <text:p text:style-name="P99"/>
      <text:p text:style-name="P98">Thus far we have seen that it is straightforward to use the script variables in the place of numbers or key words, or even strings where the bare string is valid, such as in a <text:span text:style-name="T190">shape</text:span> statement. However if you want to have the a string appear in a print statement such as <text:span text:style-name="T190">printes</text:span>, or as a label for the <text:span text:style-name="T190">action</text:span> or <text:span text:style-name="T190">frequency</text:span> output, <text:s/>you must resort to a bit of trickery.</text:p>
      <text:p text:style-name="P98"/>
      <text:p text:style-name="P98">In order to be recognized as a string by the lexer, the string must be in double quotes. So this means that <text:span text:style-name="T156">after </text:span>the lexer has made the substitution, there must be double quotes <text:s/>in the result.</text:p>
      <text:p text:style-name="P98">So in order to have for example the date<text:span text:style-name="T758"> as part of your </text:span><text:span text:style-name="T223">average</text:span><text:span text:style-name="T758"> lab</text:span><text:span text:style-name="T780">el</text:span>, your command line would need to be like this:</text:p>
      <text:p text:style-name="P185">./deal<text:span text:style-name="T758">erv2</text:span> -2 '<text:span text:style-name="T758"> </text:span>"Rundate=2022-Feb-12"<text:span text:style-name="T758"> </text:span>' Descr.STRscr</text:p>
      <text:p text:style-name="P100">This wil<text:span text:style-name="T759">l </text:span>save the string between the single quotes, including the double quotes, in the script variable so that after the lexer has substituted the string for the $2 script variable, there is a valid Dealer string there, i.e. text between double quotes.</text:p>
      <text:p text:style-name="P100"/>
      <text:p text:style-name="P100">And the Input File could be:</text:p>
      <text:p text:style-name="P184">action</text:p>
      <text:p text:style-name="P184">printoneline, <text:s/>average $2 controls(west)</text:p>
      <text:p text:style-name="P184"/>
      <text:p text:style-name="P100">which would generate output like this:</text:p>
      <text:p text:style-name="P149">n KQ72.JT532.5.KQ4 e J8654.6.K43.AJ93 s T.K.AQJT96.T8752 w A93.AQ9874.872.6 </text:p>
      <text:p text:style-name="P149">n A87653.A4.T5.T93 e KQJT2.963.9643.8 s 4.J872.KQJ872.54 w 9.KQT5.A.AKQJ762 </text:p>
      <text:p text:style-name="P150">Rundate=2022-Feb-12: Mean= 3.0000, Std Dev=1.6997, Var= 2.8889, Sample Size=10 </text:p>
      <text:h text:style-name="P388" text:outline-level="1"><text:bookmark-start text:name="__RefHeading___Toc20444_2914024446"/>Running Dealer<text:bookmark-end text:name="__RefHeading___Toc20444_2914024446"/></text:h>
      <text:p text:style-name="Standard">Windows users see the section on Dealer and WSL. Then if necessary come back to this section or the next one.</text:p>
      <text:p text:style-name="Standard">Dealer itself does not need to be installed in any particlar place; you can install it in your home directory or (if you have super user priviledges) in any convenient path such as <text:span text:style-name="T249">/usr/games.</text:span></text:p>
      <text:p text:style-name="P327">The Dealer binary is called: <text:span text:style-name="T249">dealerv2 </text:span>It does not rely on any other files to execute in most cases; the exception(s) being<text:span text:style-name="T860"> the three external programs, </text:span><text:span text:style-name="T367">fdp, dop, </text:span><text:span text:style-name="T666">and</text:span><text:span text:style-name="T367"> gibcli</text:span><text:span text:style-name="T860"> must be installed in the correct places. The locations of these three programs have been hardcoded into the source of the DealerV2 program. </text:span></text:p>
      <text:p text:style-name="P326">If you run the command <text:span text:style-name="T249">sudo ./install_dealer.bash</text:span> from within the directory which contains the repository, this will install everything in the right place. </text:p>
      <text:p text:style-name="P326">To uninstall it run : <text:span text:style-name="T249">sudo ./Un_install_dealer.bash</text:span> from whithin the repository directory.</text:p>
      <text:p text:style-name="P326">From within the <text:span text:style-name="T249">Prod</text:span> directory you can also type <text:span text:style-name="T249">make install </text:span>or <text:span text:style-name="T249">make uninstall</text:span>. </text:p>
      <text:p text:style-name="P326">If you do install Dealer in this way the install process adds the location of Dealer to your PATH variable so that you can run DealerV2 no matter which directory you are in, by typing <text:span text:style-name="T249">dealerv2</text:span></text:p>
      <text:p text:style-name="P327"><text:s/><text:span text:style-name="T860">If you want to use François Dellacherie shapes, or use OPC hand evaluation, you also need to have </text:span><text:soft-page-break/><text:span text:style-name="T860">Perl installed.</text:span></text:p>
      <text:p text:style-name="P327"><text:span text:style-name="T860">If you have cloned the repository, </text:span><text:span text:style-name="T861">but have not yet run the install step, </text:span><text:span text:style-name="T860">you can run dealer by changing to the repository directory and typing:</text:span><text:span text:style-name="T861"> </text:span><text:span text:style-name="T367">./dealerv2</text:span><text:span text:style-name="T860"> <text:s/>This command will run the binary that actually exists in the Prod directory. </text:span></text:p>
      <text:p text:style-name="Standard">There is not yet a man page for Dealer<text:span text:style-name="T821"> version 2</text:span>. This document is it. </text:p>
      <text:p text:style-name="Standard">Your first Dealer command should probably be <text:span text:style-name="T249">dealerv2 -h -V</text:span><text:span text:style-name="T356"> </text:span><text:span text:style-name="T819">as shown. This will produce a rather extensive help message and the Version information and exit.</text:span><text:span text:style-name="T820"> (See the section on Command line arguments.)</text:span></text:p>
      <text:p text:style-name="Standard">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Standard"><text:span text:style-name="T366">./</text:span><text:span text:style-name="T358">dealerv2 </text:span><text:span text:style-name="T366">Examples/</text:span><text:span text:style-name="T358">Descr.</text:span><text:span text:style-name="T357">Demo</text:span><text:span text:style-name="T358"> </text:span><text:span text:style-name="T662">and you will get some output to the screen.</text:span></text:p>
      <text:p text:style-name="Standard">To run the binary as it exists in the github repo, will most likely require that you have <text:span text:style-name="T842">installed </text:span>the same version of the various libraries that are standard with GCC<text:span text:style-name="T842">.</text:span> This likely means the same version of Ubuntu and the same version of GCC that were present when the binary was built.</text:p>
      <text:p text:style-name="Standard">If <text:span text:style-name="T826">you get a complaint about </text:span><text:span text:style-name="T360">libgomp1</text:span><text:span text:style-name="T826"> not found you can try:</text:span></text:p>
      <text:p text:style-name="P311">(This will save you having to have the developer tools , and rebuilding Dealer).</text:p>
      <text:p text:style-name="P303"><text:s text:c="4"/><text:span text:style-name="T249">sudo apt-get install libgomp1</text:span></text:p>
      <text:p text:style-name="P107"><text:span text:style-name="T375">The final character above is a ONE not an ell.</text:span> </text:p>
      <text:p text:style-name="Standard">If you are not so lucky you will need to rebuild Dealer from source. See the next section.</text:p>
      <text:p text:style-name="P328">There is a copy of <text:span text:style-name="T249">libgomp.so.1 </text:span>in the stdlib subdirectory in case you have trouble finding it.</text:p>
      <text:p text:style-name="P328">For a 64 bit system it should be in location: <text:span text:style-name="T249">/usr/lib/x86_64-linux-gnu/libgomp.so.1</text:span></text:p>
      <text:h text:style-name="P389" text:outline-level="1"><text:bookmark-start text:name="__RefHeading___Toc20446_2914024446"/>Installing and Building Dealer<text:span text:style-name="T824"> -- Linux</text:span><text:bookmark-end text:name="__RefHeading___Toc20446_2914024446"/></text:h>
      <text:p text:style-name="P298">More detail on installing Dealer is in the Maintainer's guide. This is a quick summary for those that just want to use the program.<text:span text:style-name="T842"> Note that in order to Build Dealer you will need certain developer tools installed. To clone the repository you will need </text:span><text:span text:style-name="T357">git </text:span><text:span text:style-name="T842">installed.</text:span></text:p>
      <text:p text:style-name="P298">The easiest way <text:span text:style-name="T823">to get DealerV2 is</text:span> to use <text:span text:style-name="T249">git</text:span> and clone the repository. Change to the directory where you would like the copy of the repository to reside, e.g. your Home directory or /usr/games etc and issue the command:</text:p>
      <text:p text:style-name="P120">git clone https://github.com/dealerv2/Dealer-Version-2-</text:p>
      <text:p text:style-name="P345"><text:span text:style-name="T880">to </text:span><text:span text:style-name="T871">create the directory: </text:span><text:span text:style-name="T372">Dealer-Version-2-</text:span><text:span text:style-name="T373"> </text:span>Note the dash at the end of the line is required. </text:p>
      <text:p text:style-name="P298"/>
      <text:p text:style-name="P298"/>
      <text:p text:style-name="P298"/>
      <text:p text:style-name="P298"/>
      <text:p text:style-name="P298"/>
      <text:p text:style-name="P298">To see the structure of this directory you can type: <text:span text:style-name="T249">tree -L 1 -F Dealer-Version-2-</text:span></text:p>
      <text:p text:style-name="P298">The result will be:</text:p>
      <text:p text:style-name="P298">.</text:p>
      <text:p text:style-name="P298">├── DDS_Demo</text:p>
      <text:p text:style-name="P298">├── dealerv2 -&gt; Prod/dealerv2</text:p>
      <text:p text:style-name="P298">├── Debug</text:p>
      <text:p text:style-name="P298"><text:soft-page-break/>├── DebugExamples</text:p>
      <text:p text:style-name="P298">├── docs</text:p>
      <text:p text:style-name="P298">├── DOP</text:p>
      <text:p text:style-name="P298">├── DOP4DealerV2.tar.gz</text:p>
      <text:p text:style-name="P298">├── Examples</text:p>
      <text:p text:style-name="P298">├── fdpi -&gt; ./lib/fdpi</text:p>
      <text:p text:style-name="P298">├── include</text:p>
      <text:p text:style-name="P298">├── install_dealer.bash</text:p>
      <text:p text:style-name="P298">├── lib</text:p>
      <text:p text:style-name="P298">├── LICENSE_GPLV3</text:p>
      <text:p text:style-name="P298">├── Prod</text:p>
      <text:p text:style-name="P298">├── README.md</text:p>
      <text:p text:style-name="P298">├── src</text:p>
      <text:p text:style-name="P298">├── stdlib</text:p>
      <text:p text:style-name="P298">└── Un_install_dealer.bash</text:p>
      <text:p text:style-name="P298">The primary directories of interest are the <text:span text:style-name="T249">Prod/</text:span> directory and the <text:span text:style-name="T249">Examples/</text:span> directory.</text:p>
      <text:p text:style-name="P298">The binary for Dealer is Prod/dealerv2. There are many examples of Dealer input files with names beginning with "Descr." in the Examples directory.</text:p>
      <text:p text:style-name="P306">If you want to rebuild Dealer from source you need to have some developer tools installed. These are all standard Linux packages so you should be able to install them with your package manager (<text:span text:style-name="T249">apt-get, rpm, dnf, synaptic </text:span>etc.) Of course to install these you will need sudo priviledges.</text:p>
      <text:p text:style-name="P306">The tools you will need <text:s/>are:</text:p>
      <text:p text:style-name="P306"><text:span text:style-name="T249">bison, flex, make, gcc, g++</text:span><text:span text:style-name="T361"> and git. </text:span></text:p>
      <text:p text:style-name="P307">Bison should install <text:span text:style-name="T249">m4</text:span> with it; if it does not you will need to install <text:span text:style-name="T249">m4 </text:span>also. </text:p>
      <text:p text:style-name="P307"><text:span text:style-name="T674">You will need </text:span><text:span text:style-name="T366">g</text:span><text:span text:style-name="T361">it </text:span><text:span text:style-name="T663">if you choose to clone the repo (recommended) instead of downloading the zip file</text:span><text:span text:style-name="T504">. </text:span></text:p>
      <text:p text:style-name="P299"><text:span text:style-name="T827">Once the tools are installed, t</text:span>o <text:span text:style-name="T822">(re)-build the binary </text:span><text:span text:style-name="T359">cd</text:span><text:span text:style-name="T822"> to the Prod directory and type</text:span><text:span text:style-name="T824">:</text:span></text:p>
      <text:p text:style-name="P299"><text:span text:style-name="T362">make clean</text:span><text:span text:style-name="T357"> ; </text:span><text:span text:style-name="T362">make allheaders</text:span><text:span text:style-name="T357"> ; </text:span><text:span text:style-name="T359">make</text:span><text:span text:style-name="T822"> </text:span></text:p>
      <text:p text:style-name="P299"><text:span text:style-name="T822">Ignore the warnings about unused variables and the tmpname function and so forth.</text:span><text:span text:style-name="T824"> If you have a reasonably standard Linux setup this should be all you need to rebuild dealerv2 for your system.</text:span></text:p>
      <text:p text:style-name="P334">For further notes on building the Debug version and verifying the functioning of Dealer see the Maintainer's documentation.</text:p>
      <text:p text:style-name="P334"/>
      <text:h text:style-name="P393" text:outline-level="1"><text:bookmark-start text:name="__RefHeading___Toc7799_963076609"/><text:span text:style-name="T871">Installing and Building Dealer</text:span><text:span text:style-name="T824"> -- Windows</text:span><text:bookmark-end text:name="__RefHeading___Toc7799_963076609"/></text:h>
      <text:p text:style-name="Standard">If you are a Windows user and want to use DealerV2 there is bad news and good news.</text:p>
      <text:p text:style-name="P301">The good news is that DealerV2 <text:span text:style-name="T156">will </text:span>run under Windows Subsystem for Linux (WSL)<text:span text:style-name="T870">, usually without rebuilding. See the next section. <text:s/></text:span></text:p>
      <text:p text:style-name="Standard">The bad news is that <text:span text:style-name="T824">Dealer Version 2</text:span><text:span text:style-name="T825">, unlike Dealer Version 1.x, </text:span><text:span text:style-name="T824"><text:s/>is a Linux only program. There has been no attempt to maintain portability to other flavors of Unix, or</text:span><text:span text:style-name="T825"> </text:span><text:span text:style-name="T824">Windows, or even MacOS. If you want a native Windows version you will have to port the code yourself. Since I know nothing about Windows development, and very little about Windows generally</text:span><text:span text:style-name="T825">,</text:span><text:span text:style-name="T824"> I cannot help you.</text:span></text:p>
      <text:p text:style-name="Standard"/>
      <text:p text:style-name="P335"><text:span text:style-name="T870">Several people have even succeeded in Re-Building DealerV2 from source, on their Windows machines using WSL.</text:span><text:span text:style-name="T824"> Here in general are the steps that they found necessary:</text:span></text:p>
      <text:p text:style-name="P300">1) Install WSL from the Microsoft store. You will <text:s/>need to decide what flavor of WSL to get. From the reports on Github both Untuntu 18.04 and 2<text:span text:style-name="T825">0.04 will work.</text:span></text:p>
      <text:p text:style-name="P305"><text:span text:style-name="T825">2) Once you have Ubuntu/Linux/WSL working, you will need to install the developer tools necessary to build from source.</text:span><text:span text:style-name="T870"> (If you just want to run the binary, see the next section ).</text:span></text:p>
      <text:p text:style-name="P302">3) When the developer tools are all installed, then you can rebuild Dealer as described in the preceding section, "Installing and Building Dealer -- Linux".</text:p>
      <text:h text:style-name="Heading_20_3" text:outline-level="3"><text:bookmark-start text:name="__RefHeading___Toc6608_3989013113"/>Install and <text:span text:style-name="T827">R</text:span>un <text:span text:style-name="T827">on WSL </text:span>without<text:span text:style-name="T842"> (Re)</text:span> Building <text:bookmark-end text:name="__RefHeading___Toc6608_3989013113"/></text:h>
      <text:p text:style-name="P305"><text:span text:style-name="T827">A user has reported he </text:span><text:span text:style-name="T825">successfully executed dealerv2 </text:span><text:span text:style-name="T827">on his</text:span><text:span text:style-name="T825"> windows pc following this process</text:span></text:p>
      <text:p text:style-name="P302"/>
      <text:p text:style-name="P302">1: Open a command prompt in <text:span text:style-name="T156">administrato</text:span>r mode</text:p>
      <text:p text:style-name="P302">2: Execute <text:span text:style-name="T249">wsl --install</text:span></text:p>
      <text:p text:style-name="P304">3: Restart computer - after restart windows will install Linux</text:p>
      <text:p text:style-name="P314"><text:span text:style-name="T825">4: Enter name and password of your own choice and close that window</text:span><text:span text:style-name="T842">. </text:span><text:span text:style-name="T848">[</text:span><text:span text:style-name="T386">This name and password will be your User ID under Linux. By default this UID will have 'administrator' aka 'superuser' or 'sudo' priviledges.</text:span><text:span text:style-name="T390">]</text:span></text:p>
      <text:p text:style-name="P302">5: Open a command prompt and switch to the directory where you want your input files</text:p>
      <text:p text:style-name="P302">6: Type <text:span text:style-name="T249">bash </text:span>and <text:span text:style-name="T249">enter</text:span> and you will now start Linux</text:p>
      <text:p text:style-name="P302">7: Enter<text:span text:style-name="T841"> (You may need to install git. See the next section ).</text:span> </text:p>
      <text:p text:style-name="P302"><text:span text:style-name="T249"><text:tab/>sudo git clone https://github.com/dealerv2/Dealer-Version-2-.git </text:span><text:span text:style-name="T664">[</text:span>You will have to enter your password from step <text:span text:style-name="T842">4</text:span> for <text:span text:style-name="T249">sudo</text:span> to work<text:span text:style-name="T848">.]</text:span></text:p>
      <text:p text:style-name="P302">8 Execute command:<text:span text:style-name="T826"> </text:span><text:span text:style-name="T848">[</text:span><text:span text:style-name="T826">This will save you having to have the developer tools , and rebuilding Dealer</text:span><text:span text:style-name="T848">]</text:span><text:span text:style-name="T826">.</text:span></text:p>
      <text:p text:style-name="P302"><text:s text:c="4"/><text:span text:style-name="T249">sudo apt-get install libgomp1</text:span></text:p>
      <text:p text:style-name="P107"><text:span text:style-name="T375">The final character above is a ONE not an ell.</text:span> </text:p>
      <text:p text:style-name="P336"><text:span text:style-name="T504">Go to the </text:span><text:span text:style-name="T664">next </text:span><text:span text:style-name="T504">section " Running Dealer on WSL".</text:span></text:p>
      <text:h text:style-name="P408" text:outline-level="3"/>
      <text:h text:style-name="P410" text:outline-level="3"><text:bookmark-start text:name="__RefHeading___Toc6610_3989013113"/>Rebuild Dealer V2 from Source on WSL<text:bookmark-end text:name="__RefHeading___Toc6610_3989013113"/></text:h>
      <text:p text:style-name="P308">The steps are the same <text:s/>as in the previous section up to step 6. </text:p>
      <text:p text:style-name="P308">From there <text:s/>install the developer tools you need: <text:span text:style-name="T249">git, make, flex, bison, gcc, g++</text:span></text:p>
      <text:p text:style-name="P308">with commands: </text:p>
      <text:p text:style-name="P310"><text:span text:style-name="T828">sudo apt update &amp;&amp; sudo apt upgrade</text:span><text:span text:style-name="T323"><text:line-break/></text:span><text:span text:style-name="T828">sudo apt install make</text:span><text:span text:style-name="T323"><text:line-break/></text:span><text:span text:style-name="T828">sudo apt-get install gcc</text:span><text:span text:style-name="T323"><text:line-break/></text:span><text:span text:style-name="T828">sudo apt-get install -y bison</text:span><text:span text:style-name="T323"><text:line-break/></text:span><text:span text:style-name="T828">sudo apt-get install flex</text:span><text:span text:style-name="T323"><text:line-break/></text:span><text:span text:style-name="T828">sudo apt-get install g++</text:span><text:span text:style-name="T323"><text:line-break/></text:span><text:span text:style-name="T327">sudo </text:span><text:span text:style-name="T828">git clone</text:span><text:span text:style-name="T829"> </text:span><text:a xlink:type="simple" xlink:href="https://github.com/dealerv2/Dealer-Version-2-.git" text:style-name="Internet_20_link" text:visited-style-name="Visited_20_Internet_20_Link"><text:span text:style-name="T830">https://github.com/dealerv2/Dealer-Version-2-.git</text:span></text:a></text:p>
      <text:p text:style-name="P309"/>
      <text:h text:style-name="Heading_20_3" text:outline-level="3"><text:bookmark-start text:name="__RefHeading___Toc6612_3989013113"/>Running Dealer on WSL after Install and/or Build<text:bookmark-end text:name="__RefHeading___Toc6612_3989013113"/></text:h>
      <text:p text:style-name="P302"><text:span text:style-name="T841">S</text:span>witch to the downloaded repository</text:p>
      <text:p text:style-name="P302"><text:tab/><text:span text:style-name="T249">cd Dealer-Version-2-</text:span></text:p>
      <text:p text:style-name="P302">type</text:p>
      <text:p text:style-name="P200"><text:span text:style-name="T841"><text:tab/></text:span>./dealerv2 -h -V</text:p>
      <text:p text:style-name="P105">This will give you a brief help message, the version information , and then exit.</text:p>
      <text:p text:style-name="P105">To actually have Dealer produce some output you need to give some specifications.</text:p>
      <text:p text:style-name="P106">There are several specification files in the Examples directory or you can enter directly from the command line. </text:p>
      <text:p text:style-name="P106"/>
      <text:p text:style-name="P106">From the command line for example:</text:p>
      <text:p text:style-name="P200">./dealerv<text:span text:style-name="T841">2</text:span> &lt;ENTER&gt;</text:p>
      <text:p text:style-name="P200">produce 5</text:p>
      <text:p text:style-name="P200">condition hcp(north<text:span text:style-name="T863">)</text:span> &gt; 12</text:p>
      <text:p text:style-name="P302"><text:span text:style-name="T249">^D <text:s/>(Control-D) </text:span><text:span text:style-name="T504">Control-D is the Linux End of File signal from the keyboard.</text:span></text:p>
      <text:p text:style-name="P302">Now you should get the output from <text:span text:style-name="T863">D</text:span>ealer</text:p>
      <text:p text:style-name="P302"/>
      <text:p text:style-name="P302">From an Examples description file, from <text:span text:style-name="T861">the repository directory:</text:span></text:p>
      <text:p text:style-name="P200">./dealerv2 Examples/<text:span text:style-name="T826">Descr.Demo</text:span></text:p>
      <text:p text:style-name="P329"><text:span text:style-name="T841">And you will see </text:span><text:span text:style-name="T842">4 sets of hands for East West.</text:span></text:p>
      <text:p text:style-name="P329"/>
      <text:h text:style-name="P393" text:outline-level="1"><text:bookmark-start text:name="__RefHeading___Toc18172_2383521750"/><text:span text:style-name="T841">G</text:span>lossary of Reserved Words in Dealer<text:bookmark-end text:name="__RefHeading___Toc18172_2383521750"/></text:h>
      <text:p text:style-name="Standard">Case matters. Order of cards usually matters. <text:span text:style-name="T677">W</text:span>ords ending in 's' can be reserved.</text:p>
      <text:p text:style-name="Standard"/>
      <text:p text:style-name="Standard"><text:span text:style-name="T712">Here is a list of all the r</text:span><text:span text:style-name="T705">eserved words in</text:span> alphabetical order:</text:p>
      <text:p text:style-name="P354">ace, aces, action, all, altcount, and, any, average, both, <text:span text:style-name="T887">bktfreq, </text:span>c13, cccc, club, clubs, condition, control, controls, <text:span text:style-name="T760">csvrpt, </text:span>dds, <text:span text:style-name="T760">deal, </text:span>dealer<text:span text:style-name="T879">,</text:span>diamond, diamonds, EW, export, frequency,</text:p>
      <text:p text:style-name="P354">generate,<text:span text:style-name="T763"> gib, </text:span>hascard, hcp, hcps, heart, hearts, imp, imps, jack, jacks, king, kings, loser, losers, ltc, </text:p>
      <text:p text:style-name="P292">none, not, notrump, notrumps, NS, nv, <text:span text:style-name="T735">opener, </text:span>opc, or, </text:p>
      <text:p text:style-name="P292">par, pointcount, predeal, print, printall, printcompact, printes, printew, printns, printoneline, printpbn, <text:span text:style-name="T807">printrpt, </text:span>printside, produce, pt0, pt1, pt2, pt3, pt4, pt5, pt6, pt7, pt8, pt9, </text:p>
      <text:p text:style-name="Standard">quality, queen, queens, rnd, score, <text:span text:style-name="T843">seed, </text:span>shape<text:span text:style-name="T863">()</text:span>, <text:span text:style-name="T863">shape{}, </text:span>spade, spades, </text:p>
      <text:p text:style-name="Standard">ten, tens, title, top2, top3, top4, <text:span text:style-name="T681">top5, </text:span>trick, tricks, <text:span text:style-name="T678"><text:s/></text:span><text:span text:style-name="T763">trix, </text:span>vul, <text:span text:style-name="T678"><text:s/></text:span>vulnerable</text:p>
      <text:p text:style-name="Standard"/>
      <text:p text:style-name="P221"><text:span text:style-name="T705">In addition </text:span><text:span text:style-name="T676">the</text:span><text:span text:style-name="T722">se</text:span><text:span text:style-name="T676"> arithmetic operators and some special characters, have special meaning to </text:span><text:span text:style-name="T682">D</text:span><text:span text:style-name="T676">ealer</text:span><text:span text:style-name="T705">: </text:span></text:p>
      <text:p text:style-name="P221"><text:span text:style-name="T298">+ - * / % = &gt; &lt; &gt;= &lt;= != </text:span><text:span text:style-name="T301">== </text:span><text:span text:style-name="T298">? : " , ( ) </text:span><text:span text:style-name="T299"># /* */ //</text:span><text:span text:style-name="T304"> <text:s/></text:span></text:p>
      <text:p text:style-name="Standard"><text:span text:style-name="T722">The </text:span>scripting variables <text:span text:style-name="T741">$</text:span><text:span text:style-name="T298">0</text:span><text:span text:style-name="T301">,$</text:span><text:span text:style-name="T298">1</text:span><text:span text:style-name="T301">,$</text:span><text:span text:style-name="T298">2</text:span><text:span text:style-name="T301">,$</text:span><text:span text:style-name="T298">3</text:span><text:span text:style-name="T301">,$</text:span><text:span text:style-name="T298">4</text:span><text:span text:style-name="T301">,$</text:span><text:span text:style-name="T298">5</text:span><text:span text:style-name="T301">,$</text:span><text:span text:style-name="T298">6</text:span><text:span text:style-name="T301">,$</text:span><text:span text:style-name="T298">7</text:span><text:span text:style-name="T301">,$</text:span><text:span text:style-name="T298">8</text:span><text:span text:style-name="T301">,$9</text:span><text:span text:style-name="T639"> </text:span><text:span text:style-name="T617">can also be considered to be reserved words.</text:span></text:p>
      <text:h text:style-name="P390" text:outline-level="1"><text:bookmark-start text:name="__RefHeading___Toc18174_2383521750"/>Appendix <text:span text:style-name="T896">I. </text:span>-- Linux Command Line Quickstart<text:bookmark-end text:name="__RefHeading___Toc18174_2383521750"/></text:h>
      <text:p text:style-name="P371">This appendix is an attempt to introduce Windows users to the Linux <text:span text:style-name="T878">c</text:span>ommand line. At least enough for them to understand the terms so that they can Google productively.</text:p>
      <text:p text:style-name="P341"><text:span text:style-name="T839">Somewhat to my surprise there are more Windows users interested in Dealerv2 than Linux users.</text:span><text:line-break/><text:span text:style-name="T839">Since I wrote the Manual etc. essentially from a Linux users perspective, perhaps a bit of an introduction to the </text:span><text:span text:style-name="T840">L</text:span><text:span text:style-name="T839">inux command line is in order.</text:span><text:line-break/><text:span text:style-name="T839">Fortunately there are literally thousands of articles on the Net on how to use the Linux c</text:span><text:span text:style-name="T840">om</text:span><text:span text:style-name="T839">m</text:span><text:span text:style-name="T840">an</text:span><text:span text:style-name="T839">d line so I don't have to repeat them here.</text:span><text:line-break/><text:span text:style-name="T839">But the following is a bit of a Quickstart so at least you know what to Google for if the Linux c</text:span><text:span text:style-name="T840">om</text:span><text:span text:style-name="T839">m</text:span><text:span text:style-name="T840">an</text:span><text:span text:style-name="T839">d line is new to you.</text:span></text:p>
      <text:h text:style-name="P411" text:outline-level="3"><text:bookmark-start text:name="__RefHeading___Toc18176_2383521750"/>Linux Command Line Basics<text:bookmark-end text:name="__RefHeading___Toc18176_2383521750"/></text:h>
      <text:p text:style-name="P344"><text:span text:style-name="T832">1. Don't be embarrassed if you need a bit of help. Even 'native' </text:span><text:span text:style-name="T835">L</text:span><text:span text:style-name="T832">inux users, prefer the GUI and need some encouragement to use the </text:span><text:span text:style-name="T833">c</text:span><text:span text:style-name="T834">om</text:span><text:span text:style-name="T833">m</text:span><text:span text:style-name="T834">an</text:span><text:span text:style-name="T833">d</text:span><text:span text:style-name="T832"> line.</text:span><text:span text:style-name="T150"><text:line-break/></text:span><text:span text:style-name="T832">2. The 'Command Prompt' in Linux is called</text:span><text:span text:style-name="T833"> '</text:span><text:span text:style-name="Emphasis"><text:span text:style-name="T832">bash</text:span></text:span><text:span text:style-name="Emphasis"><text:span text:style-name="T833">'</text:span></text:span><text:span text:style-name="T832">. This is the name of the 'shell' that is the most common on </text:span><text:span text:style-name="T834">L</text:span><text:span text:style-name="T832">inux. 'shell' is a very old name from the 1960's Bell Labs unix days that means the Command Interpreter. You give commands to the 'shell' and it then asks the OS (Linux) to execute them for you.</text:span><text:span text:style-name="T150"><text:line-break/></text:span><text:span text:style-name="T832">3. All the commands that you can give to the shell you can put in a file and then tell the shell to run the commands in the file as a single job. The equivalent concept in the Windows/DOS world is a .BAT file. In the </text:span><text:span text:style-name="T835">L</text:span><text:span text:style-name="T832">inux world this is called a Shell script, and typically has the ending .bash or .sh instead of .BAT</text:span><text:span text:style-name="T150"><text:line-break/></text:span><text:span text:style-name="T832">4. Just like in the BAT files you can pass parameters to the script file. IIRC in a BAT file the parameters</text:span><text:span text:style-name="T831"> </text:span><text:span text:style-name="T832">are %1 %2 etc. In a Shell script they are $1, $2 etc.</text:span><text:span text:style-name="T150"><text:line-break/></text:span><text:span text:style-name="T832">5. The bash shell is a real programming language; it has arrays, functions, if statements, loops etc etc.</text:span></text:p>
      <text:p text:style-name="P344"><text:soft-page-break/><text:span text:style-name="T835"><text:s text:c="4"/></text:span><text:span text:style-name="T832">I can't begin to cover it; that's what the Internet is for. :)</text:span></text:p>
      <text:p text:style-name="Standard">6. Directories in Linux and Unix since the early 60's are separated from each other by a forward slash. In DOS/Windows Gates decided for some obscure reason to make the separator a backward slash.</text:p>
      <text:p text:style-name="Standard">7. The current directory, ie. the directory that you have changed to, in our case<text:span text:style-name="T878"> it is</text:span> usually:</text:p>
      <text:p text:style-name="Standard"><text:span text:style-name="T832"><text:s/></text:span><text:span text:style-name="T837">Dealer-Version-2- </text:span><text:span text:style-name="T832">somewhere in our home directory, in Linux is represented by a dot (.) So that if you say </text:span><text:span text:style-name="T837">ls . </text:span><text:span text:style-name="T832">you will get a directory listing of the current directory. Most often if you do not specify a directory explicitely the current directory, dot, is assumed.</text:span></text:p>
      <text:p text:style-name="Standard"><text:span text:style-name="T832">8. When you type a program name on the command line, the shell looks for a file with that name in certain 'standard' locations. These standard <text:s/>locations are stored in an 'environment variable' called PATH. If you want to see what they are, you can say </text:span><text:span text:style-name="T837">echo $PATH. </text:span><text:span text:style-name="T832">For security reasons, it is </text:span><text:span text:style-name="T836">highly</text:span><text:span text:style-name="T832"> </text:span><text:span text:style-name="T836">recommended that you do NOT include dot,</text:span><text:span text:style-name="T832">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837">dealerv2</text:span><text:span text:style-name="T832"> we say </text:span><text:span text:style-name="T837">./dealerv2</text:span></text:p>
      <text:p text:style-name="Standard">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text:span text:style-name="T878">S</text:span>ystem Administrator. In Linux terms this is the 'superuser' or 'root'. </text:p>
      <text:p text:style-name="Standard"><text:span text:style-name="T838">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837">sudo install_dealer.bash</text:span></text:p>
      <text:p text:style-name="Standard"><text:s/><text:span text:style-name="T862">and give the correct password, you can subsequently run Dealer no matter what directory you are in by typing </text:span><text:span text:style-name="T368">dealerv2 </text:span><text:span text:style-name="T862">(without the dot) and the shell will find dealerv2 and start it up for you.</text:span></text:p>
      <text:h text:style-name="P391" text:outline-level="1"/>
      <text:h text:style-name="P396" text:outline-level="1"><text:bookmark-start text:name="__RefHeading___Toc2945_3691053158"/><text:span text:style-name="T896">Appendix II. </text:span>Authors<text:bookmark-end text:name="__RefHeading___Toc2945_3691053158"/></text:h>
      <text:p text:style-name="P364">These authors are listed in the original Dealer documentation:</text:p>
      <text:list xml:id="list534334384" text:style-name="L20">
        <text:list-item>
          <text:p text:style-name="P455"><text:span text:style-name="T738">Original code: Hans van Staveren </text:span><text:a xlink:type="simple" xlink:href="mailto:sater@xs4all.nl" text:style-name="Internet_20_link" text:visited-style-name="Visited_20_Internet_20_Link"><text:span text:style-name="T738">(sater@xs4all.nl)</text:span></text:a><text:span text:style-name="T738"> </text:span></text:p>
        </text:list-item>
      </text:list>
      <text:list xml:id="list723367714" text:style-name="L21">
        <text:list-item>
          <text:p text:style-name="P458">Modifications such as the "loser" and "control" function by <text:a xlink:type="simple" xlink:href="mailto:henk@ripe.net" text:style-name="Internet_20_link" text:visited-style-name="Visited_20_Internet_20_Link">Henk Uijterwaal</text:a>. </text:p>
        </text:list-item>
        <text:list-item>
          <text:p text:style-name="P458">GNU random generator introduced by <text:a xlink:type="simple" xlink:href="mailto:Bruce.Moore@akamail.com" text:style-name="Internet_20_link" text:visited-style-name="Visited_20_Internet_20_Link">Bruce Moore</text:a>. </text:p>
        </text:list-item>
        <text:list-item>
          <text:p text:style-name="P458">Exhaust Mode by <text:a xlink:type="simple" xlink:href="../../../Debian/dealer/Manual/sr007-2@dial.oleane.com" text:style-name="Internet_20_link" text:visited-style-name="Visited_20_Internet_20_Link">François Dellacherie</text:a> </text:p>
        </text:list-item>
        <text:list-item>
          <text:p text:style-name="P458">pbn_to_ascii.pl post-processor by <text:a xlink:type="simple" xlink:href="mailto:Robin.Barker@npl.co.uk" text:style-name="Internet_20_link" text:visited-style-name="Visited_20_Internet_20_Link">Robin Barker</text:a>. </text:p>
        </text:list-item>
        <text:list-item>
          <text:p text:style-name="P458">cccc() and quality() functions by <text:a xlink:type="simple" xlink:href="mailto:DSuits@silknet.com" text:style-name="Internet_20_link" text:visited-style-name="Visited_20_Internet_20_Link">Danil Suits</text:a>. </text:p>
        </text:list-item>
        <text:list-item>
          <text:p text:style-name="P458">bug fixes, caching, new keywords/counts, options -2, -3, -l, by <text:a xlink:type="simple" xlink:href="mailto:alex@magenta.com" text:style-name="Internet_20_link" text:visited-style-name="Visited_20_Internet_20_Link">Alex Martelli</text:a>. </text:p>
        </text:list-item>
        <text:list-item>
          <text:p text:style-name="P458">Tricks<text:span text:style-name="T890"> (GIB)</text:span>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456">Dos/Windows C support, and MSVC++ project files, by <text:a xlink:type="simple" xlink:href="../paje@globalnet.co.uk" text:style-name="Internet_20_link" text:visited-style-name="Visited_20_Internet_20_Link">Paul Baxter</text:a>. </text:p>
        </text:list-item>
      </text:list>
      <text:p text:style-name="Standard">Version 2.0 <text:span text:style-name="T739">(2022) </text:span>Author<text:span text:style-name="T739">: </text:span><text:a xlink:type="simple" xlink:href="mailto:dealerv2@outlook.com?subject=Dealer%20Version%202.x" text:style-name="Internet_20_link" text:visited-style-name="Visited_20_Internet_20_Link"><text:span text:style-name="T813">JG</text:span></text:a><text:a xlink:type="simple" xlink:href="mailto:dealerv2@outlook.com?subject=Dealer%20Version%202.x" text:style-name="Internet_20_link" text:visited-style-name="Visited_20_Internet_20_Link"><text:span text:style-name="T812">M</text:span></text:a></text:p>
      <text:p text:style-name="P330"><text:span text:style-name="T144">JGM</text:span><text:span text:style-name="T738"> - </text:span><text:span text:style-name="T225">Added</text:span><text:span text:style-name="T744">: </text:span></text:p>
      <text:list xml:id="list3006620614" text:style-name="L22">
        <text:list-item>
          <text:p text:style-name="P445"><text:span text:style-name="T738">Bo Haglund's DDS solver for </text:span><text:span text:style-name="T739">T</text:span><text:span text:style-name="T738">ricks and </text:span><text:span text:style-name="T739">P</text:span><text:span text:style-name="T738">ar calculations</text:span></text:p>
        </text:list-item>
        <text:list-item>
          <text:p text:style-name="P444"><text:span text:style-name="T738">Optimal Point Count</text:span><text:span text:style-name="T739"> evaluation</text:span><text:span text:style-name="T738"> </text:span></text:p>
        </text:list-item>
        <text:list-item>
          <text:p text:style-name="P444">Modern Losing Trick Count </text:p>
        </text:list-item>
        <text:list-item>
          <text:p text:style-name="P447">François Dellacherie Enhanced <text:span text:style-name="T863">S</text:span>hape processing</text:p>
        </text:list-item>
        <text:list-item>
          <text:p text:style-name="P444"><text:span text:style-name="T764">Title and </text:span><text:span text:style-name="T738">Improvements to various reports </text:span></text:p>
        </text:list-item>
        <text:list-item>
          <text:p text:style-name="P444"><text:span text:style-name="T739">E</text:span><text:span text:style-name="T738">xport function, </text:span><text:span text:style-name="T764">and </text:span><text:span text:style-name="T739">S</text:span><text:span text:style-name="T738">cripting of predeals </text:span></text:p>
        </text:list-item>
        <text:list-item>
          <text:p text:style-name="P444"><text:span text:style-name="T757">Scripting </text:span><text:span text:style-name="T764">values and keywords in</text:span><text:span text:style-name="T757"> the Input File </text:span></text:p>
        </text:list-item>
        <text:list-item>
          <text:p text:style-name="P444">CSV <text:span text:style-name="T811">R</text:span>eport action<text:span text:style-name="T808">, and Print Report action</text:span></text:p>
        </text:list-item>
        <text:list-item>
          <text:p text:style-name="P444"><text:span text:style-name="T740">D</text:span><text:span text:style-name="T738">oubled and </text:span><text:span text:style-name="T764">R</text:span><text:span text:style-name="T738">edoubled contracts </text:span><text:span text:style-name="T764">for both score and evalcontract</text:span></text:p>
        </text:list-item>
        <text:list-item>
          <text:p text:style-name="P444"><text:span text:style-name="T739">S</text:span><text:span text:style-name="T738">core calculation mods </text:span></text:p>
        </text:list-item>
        <text:list-item>
          <text:p text:style-name="P444"><text:span text:style-name="T878">Numbers with decimal points, aka 'dotnums' for use in ltc, cccc, quality, <text:s/>hcp &amp; other counts</text:span><text:span text:style-name="T739"> </text:span></text:p>
        </text:list-item>
        <text:list-item>
          <text:p text:style-name="P444"><text:span text:style-name="T740">B</text:span><text:span text:style-name="T739">ug fixes to altcount, and evalcontract</text:span></text:p>
        </text:list-item>
        <text:list-item>
          <text:p text:style-name="P446"><text:span text:style-name="T764">U</text:span><text:span text:style-name="T739">pdated </text:span><text:span text:style-name="T763">the </text:span><text:span text:style-name="T739">RNG to GNU rand48 </text:span></text:p>
        </text:list-item>
        <text:list-item>
          <text:p text:style-name="P446"><text:span text:style-name="T764">M</text:span><text:span text:style-name="T739">odified </text:span><text:span text:style-name="T764">the </text:span><text:span text:style-name="T739">seeding method to use </text:span><text:span text:style-name="T764">the </text:span><text:span text:style-name="T739">Linux kernel entropy pool.</text:span></text:p>
        </text:list-item>
        <text:list-item>
          <text:p text:style-name="P448">Added ability to specify seed value in the Input File. </text:p>
        </text:list-item>
        <text:list-item>
          <text:p text:style-name="P449">Added the Bucket Frequency functionality (bktfreq)</text:p>
        </text:list-item>
      </text:list>
      <text:p text:style-name="P281"/>
      <text:p text:style-name="P330"><text:span text:style-name="T136">JGM</text:span> - <text:span text:style-name="T190">Removed</text:span>: </text:p>
      <text:list xml:id="list191858891708038" text:continue-numbering="true" text:style-name="L22">
        <text:list-item>
          <text:p text:style-name="P445">D<text:span text:style-name="T757">OS</text:span>/Windows code, </text:p>
        </text:list-item>
        <text:list-item>
          <text:p text:style-name="P445">GIB library code, <text:span text:style-name="T886">(GIB double dummy analysis remains.)</text:span></text:p>
        </text:list-item>
        <text:list-item>
          <text:p text:style-name="P445">Exhaust mode code, </text:p>
        </text:list-item>
        <text:list-item>
          <text:p text:style-name="P445">zero52[NRANDVALS] array and code.</text:p>
        </text:list-item>
      </text:list>
      <text:p text:style-name="P330"><text:span text:style-name="T136">JGM</text:span> - <text:span text:style-name="T190">Wrote</text:span><text:span text:style-name="T226">:</text:span> </text:p>
      <text:list xml:id="list3308113139" text:style-name="L23">
        <text:list-item>
          <text:p text:style-name="P450"><text:span text:style-name="T763">B</text:span>rief manual on operation of Dealer for code maintainers. </text:p>
        </text:list-item>
      </text:list>
      <text:list xml:id="list191858620106745" text:continue-list="list191858891708038" text:style-name="L22">
        <text:list-item>
          <text:p text:style-name="P451">Users Guide -- This is it!</text:p>
        </text:list-item>
      </text:list>
      <text:p text:style-name="Standard"/>
      <text:h text:style-name="P393" text:outline-level="1"><text:bookmark-start text:name="__RefHeading___Toc6770_3691053158"/><text:span text:style-name="T896">Appendix III. </text:span>Copyright<text:bookmark-end text:name="__RefHeading___Toc6770_3691053158"/></text:h>
      <text:p text:style-name="P365">Original Copyright Notice from Hans van Staveren</text:p>
      <text:p text:style-name="P253">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763">, </text:span><text:s/>Holland</text:p>
      <text:h text:style-name="P398" text:outline-level="2"><text:bookmark-start text:name="__RefHeading___Toc6772_3691053158"/>Copyright Version 2.0<text:bookmark-end text:name="__RefHeading___Toc6772_3691053158"/></text:h>
      <text:p text:style-name="P366">The code developed by JGM is copyright JGM (2022) and released under the GNU Public License Version 3 or later at your option. </text:p>
      <text:p text:style-name="P366">Copyright (C) 2022, J. G. Morse Richmond B.C. Canada, V7A2R1</text:p>
      <text:p text:style-name="P366"/>
      <text:p text:style-name="P366"><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366"><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366">You should have received a copy of the GNU General Public License along with this program. <text:s/>If not, see &lt;http://www.gnu.org/licenses/&gt;.</text:p>
      <text:p text:style-name="P366"/>
      <text:h text:style-name="P392" text:outline-level="1"/>
      <text:h text:style-name="P393" text:outline-level="1"><text:bookmark-start text:name="__RefHeading___Toc7837_1294319977"/>Appendix <text:span text:style-name="T896">IV. </text:span>The KnR (cccc) Agorithm Explained<text:bookmark-end text:name="__RefHeading___Toc7837_1294319977"/></text:h>
      <text:p text:style-name="P372">Jeff Goldsmith, who has implemented the KnR Four C's algorithm by Kaplan and Reubens in both Perl and C, has also provided an easy to read text version so that you don't have to read through the code to understand what it does.</text:p>
      <text:p text:style-name="P372">I have included the text version here, because now that Jeff has passed away, I am not sure how long his web site:<text:span text:style-name="T156"> https://www.jeff-goldsmith.com</text:span><text:span text:style-name="T875"> </text:span>will continue to be available.</text:p>
      <text:p text:style-name="P372">Here courtesy of Jeff Goldsmith is the KnR Algorithm in English.</text:p>
      <text:p text:style-name="P9"><text:span text:style-name="T893">Recapping the K&amp;R algorithm from </text:span>the October '82 Bridge World pp. 21-23.</text:p>
      <text:p text:style-name="Preformatted_20_Text"/>
      <text:p text:style-name="Preformatted_20_Text">Protected<text:span text:style-name="T891">*</text:span> high cards:</text:p>
      <text:p text:style-name="P6"><text:s text:c="4"/>A = 3, K = 2, Q = 1<text:span text:style-name="T891"> </text:span></text:p>
      <text:p text:style-name="P7">*King protected at least once; Q protected at least twice; Ace needs no protection)</text:p>
      <text:p text:style-name="P7">See also adjustments to short honors section below, for Qxx, doubleton Q etc.</text:p>
      <text:p text:style-name="Preformatted_20_Text">Shortness:</text:p>
      <text:p text:style-name="Preformatted_20_Text"><text:s text:c="4"/>void = 3, singleton = 2, doubleton = 1<text:span text:style-name="T892"> </text:span>Discount first doubleton</text:p>
      <text:p text:style-name="P7"><text:s text:c="4"/>Note 1: Every stiff is counted as 2, whether stiff A,K,Q,J or x.</text:p>
      <text:p text:style-name="P7"><text:s text:c="4"/>Note 2: Every 2nd and/or 3rd doubleton is counted as 1, whether xx or AK.</text:p>
      <text:p text:style-name="P7"/>
      <text:p text:style-name="Preformatted_20_Text"><text:s text:c="4"/>4333 = -.5</text:p>
      <text:p text:style-name="Preformatted_20_Text">Suit quality:</text:p>
      <text:p text:style-name="Preformatted_20_Text"><text:s text:c="4"/>4321 count divided by 10 * number of cards in suit</text:p>
      <text:p text:style-name="Preformatted_20_Text"><text:s text:c="4"/>Adjustments:</text:p>
      <text:p text:style-name="Preformatted_20_Text"><text:s text:c="8"/>Seven card suits: <text:s text:c="6"/>1 for missing Q or J<text:span text:style-name="T897">(1)</text:span></text:p>
      <text:p text:style-name="Preformatted_20_Text"><text:s text:c="8"/>Eight card suits: up to 2 for missing Q or J<text:span text:style-name="T892"> (i.e. 2 minus QJ holding)</text:span></text:p>
      <text:p text:style-name="Preformatted_20_Text"><text:s text:c="8"/>Nine or longer: <text:s text:c="2"/>up to 3 for missing Q or J<text:span text:style-name="T892"> (i.e. 3 minus QJ holding)</text:span></text:p>
      <text:p text:style-name="Preformatted_20_Text"><text:s text:c="8"/>Six card suits or shorter:</text:p>
      <text:p text:style-name="Preformatted_20_Text"><text:s text:c="12"/>Ten with two <text:span text:style-name="T892">or more </text:span>honors: 1</text:p>
      <text:p text:style-name="Preformatted_20_Text"><text:s text:c="12"/>Ten with the Jack: <text:s text:c="2"/><text:span text:style-name="T892"><text:s text:c="8"/></text:span>1</text:p>
      <text:p text:style-name="P8"><text:s text:c="12"/>Other tens: <text:s text:c="9"/><text:span text:style-name="T892"><text:s text:c="7"/></text:span>.5 <text:s/></text:p>
      <text:p text:style-name="P8"><text:s text:c="16"/>(modifier about six-card suits misplaced?)<text:span text:style-name="T897">(2)</text:span></text:p>
      <text:p text:style-name="Preformatted_20_Text"><text:s text:c="12"/>Nine with the ten: <text:s text:c="2"/>.5 or</text:p>
      <text:p text:style-name="Preformatted_20_Text"><text:s text:c="12"/>Nine with two honors:.5 or</text:p>
      <text:p text:style-name="Preformatted_20_Text"><text:s text:c="11"/><text:span text:style-name="T878"><text:s/></text:span>Nine with the eight: .5</text:p>
      <text:p text:style-name="Preformatted_20_Text">short honors:</text:p>
      <text:p text:style-name="Preformatted_20_Text"><text:s text:c="4"/>stiff king = .5<text:span text:style-name="T892"> (i.e. unprotected K = .5 ; it's worth more than stiff x )</text:span></text:p>
      <text:p text:style-name="Preformatted_20_Text"><text:s text:c="4"/>doubleton queen if with A or K = .5</text:p>
      <text:p text:style-name="Preformatted_20_Text"><text:s text:c="4"/>stiff Q or Qx = 0 <text:s text:c="2"/></text:p>
      <text:p text:style-name="Preformatted_20_Text">lower honors:</text:p>
      <text:p text:style-name="Preformatted_20_Text"><text:s text:c="4"/>Queen if without ace or king and suit is 3 or longer = -.25<text:span text:style-name="T892"> i.e. Q worth 1.75.</text:span></text:p>
      <text:p text:style-name="Preformatted_20_Text"><text:s text:c="4"/>J with exactly two higher honors = .5</text:p>
      <text:p text:style-name="Preformatted_20_Text"><text:s text:c="4"/>J with exactly one higher honor <text:s/>= .25</text:p>
      <text:p text:style-name="Preformatted_20_Text"><text:s text:c="4"/>doubleton queen = .25</text:p>
      <text:p text:style-name="P8"><text:s text:c="4"/>Ten under <text:span text:style-name="T892">precisely </text:span>two higher or with 9 and <text:span text:style-name="T892">under precisely </text:span>one higher = .25</text:p>
      <text:p text:style-name="Preformatted_20_Text">Bottom line:</text:p>
      <text:p text:style-name="P5"><text:s text:c="4"/>1H, 1S, 1NT opening optional at 12.0<text:span text:style-name="T878"> mandatory <text:s text:c="2"/>12.5</text:span> <text:s text:c="21"/></text:p>
      <text:p text:style-name="P5"><text:s text:c="4"/>1C, 1D <text:s text:c="5"/>opening optional at 13.0<text:span text:style-name="T878"> mandatory <text:s text:c="2"/>13.5</text:span> <text:s text:c="19"/></text:p>
      <text:p text:style-name="Preformatted_20_Text"><text:s text:c="4"/>2C with major <text:s text:c="18"/>22.0</text:p>
      <text:p text:style-name="Preformatted_20_Text"><text:s text:c="4"/>2C with minor <text:s text:c="18"/>24.0</text:p>
      <text:p text:style-name="P413"><text:span text:style-name="T895">Source code at</text:span> http://www.jeff-goldsmith.org/cgi-bin/knr.cgi<text:span text:style-name="T894"> (see knr.pl in Docs)</text:span></text:p>
      <text:h text:style-name="P399" text:outline-level="2"><text:soft-page-break/>Additional Comments by JGM <text:s/>re KnR Algorithm </text:h>
      <text:p text:style-name="Standard">(1) The explanation given here is correct. The code as published by Jeff would give the extra point only if <text:span text:style-name="T156">both</text:span><text:span text:style-name="T174"> the Queen and Jack were missing. Fixed by JGM in the knr_JeffGoldsmith.pl file in the docs directory.</text:span></text:p>
      <text:p text:style-name="Standard"/>
      <text:p text:style-name="Standard">(2) The text (see below) is ambiguous. Does it mean any Ten at all, or any other Ten in a 6 card or less suit? The code as published by Jeff, assumes any Ten at all. But that does not seem correct to me. A Ten in a 4 or 5 card suit has some value. A Ten in a 7 card suit likely adds very little. </text:p>
      <text:p text:style-name="Standard"/>
      <text:p text:style-name="Standard">(3) What follows is some of the text from the original article, along with some comments or discussion by JGM. The actual text is between &lt;quote&gt; ... &lt;/quote&gt; tags. The rest is by JGM.</text:p>
      <text:p text:style-name="Standard">1. Discussing 'useless lower honors' in long suits for the purposes of Suit Quality calculation:</text:p>
      <text:p text:style-name="Standard"><text:s/>&lt;quote&gt;</text:p>
      <text:p text:style-name="Standard"><text:s text:c="5"/><text:span text:style-name="T375">A 7 card suit would count 1 point extra (before multiplication by .7 for length) if</text:span><text:span text:style-name="T393"> either</text:span><text:span text:style-name="T375"> minor honor were missing</text:span><text:span text:style-name="T393">;</text:span><text:span text:style-name="T375"> an 8 card suit, </text:span><text:span text:style-name="T393">up to 2 </text:span><text:span text:style-name="T375">extra points for missing honors and an even longer suit, </text:span><text:span text:style-name="T393">up to </text:span><text:span text:style-name="T375"><text:s/>3 extra.</text:span></text:p>
      <text:p text:style-name="Standard">&lt;/quote&gt;</text:p>
      <text:p text:style-name="P453">Notice that for a 7 card suit, even if it has the Queen, but is missing the Jack it still gets an extra point credit. The orginal code by Jeff, would give the missing credit only if both Queen and Jack were missing. Fixed by JGM in 2022.</text:p>
      <text:p text:style-name="Standard">2. When discussing this example hand,</text:p>
      <text:p text:style-name="Standard"><text:s text:c="9"/>AJTxxx KT9x xx x,</text:p>
      <text:p text:style-name="Standard">originally valued as "<text:span text:style-name="T375">just under 13</text:span>" (actually 12.95 -- JGM)</text:p>
      <text:p text:style-name="Standard">&lt;quote&gt;</text:p>
      <text:p text:style-name="P342">For later in the auction, in responding and rebidding, distributional hands like the example above</text:p>
      <text:p text:style-name="P342">may greatly increase or decrease in value. The 3 points in distribution for that singleton and doubleton, 3 non-losers,<text:span text:style-name="T898"> </text:span>will be subtracted by the computer on a totally misfitting auction; and the distribution count may be as much as<text:span text:style-name="T898"> </text:span>doubled when the auction reveals a good fit. When supporting partner's suit with three or more trumps,<text:span text:style-name="T898"> </text:span>the computer adds an extra 50% to the short suit count if sure of an eight-card fit, and adds an extra 100%<text:span text:style-name="T898"> </text:span>when sure of a better fit. When it is partner who has supported, the extra credit is 25% for an assured eight-card fit,<text:span text:style-name="T898"> </text:span>50% for nine, 100% for huge fits.</text:p>
      <text:p text:style-name="P342">Responder to that minimum one-spade opening gives a limit raise to three spades. The computer now</text:p>
      <text:p text:style-name="P342">values opener's hand as close to 16, and bids on to game. Quite right too!</text:p>
      <text:p text:style-name="Standard">&lt;/quote&gt;</text:p>
      <text:p text:style-name="Standard">JGM Comments:</text:p>
      <text:p text:style-name="P453">1. Regarding the non supporting hand:</text:p>
      <text:p text:style-name="Standard"><text:s/>Assuming the LR shows 4 card support, there is a 10 fit, so the 2 points for the stiff club become 4 and the hand<text:span text:style-name="T898"> </text:span>is now worth 14.95. I don't see 16 unless the doubleton now counts for something? say 1 point.</text:p>
      <text:p text:style-name="Standard">Perhaps if it takes two doubletons to count 1 distribution point when openining, then<text:span text:style-name="T898"> </text:span>when a fit is found count one doubleton as 0.5? and apply the above 25%, 50%, 100% rule?</text:p>
      <text:p text:style-name="Standard">Then how would we count two doubletons once a fit is found? 0.5 for the first and 1 for the second? total = 1.5<text:span text:style-name="T898"> ? </text:span>So an 8 fit would give an extra .375, a 9 fit an extra 0.75 and a 10+ fit an extra 1.5 for two doubletons?</text:p>
      <text:p text:style-name="Standard"><text:soft-page-break/>2. Regarding supporting hands:</text:p>
      <text:p text:style-name="Standard">It sounds like when there is an 8 fit, (50% increase), the computer would give a hand with two doubletons, an extra half point,<text:span text:style-name="T899"> </text:span>(2nd doubleton now worth 1.5) and a hand with a stiff would get an extra point (stiff now worth 3 points).</text:p>
      <text:p text:style-name="P454">When there is a 9+ fit (100% increase) a stiff would be worth 4 points and a second doubleton would be worth two.<text:span text:style-name="T899"> </text:span>If there were more than one stiff (a 6511 or 7411 hand say) then BOTH stiffs would be upgraded to 4 points.</text:p>
      <text:p text:style-name="Standard"/>
      <text:p text:style-name="Standard"><text:span text:style-name="T899">3. </text:span>The text refers to '8 fit' and '9 fit', not 3 trumps and 4 trumps. It is unclear how the KnR algorithm would treat<text:span text:style-name="T899"> a</text:span> supporting hand in a 4=4 fit. Would the stiff only increase in value from 2 to 3<text:span text:style-name="T899"> (50%) </text:span><text:s/>or would it go from 2 to 4?</text:p>
      <text:p text:style-name="Standard">Presumably the non-supporting hand would still add 25% to its shortness points for the 8 fit.</text:p>
      <text:p text:style-name="P452"><text:span text:style-name="T174"/></text:p>
      <text:p text:style-name="P457"><text:span text:style-name="T174"/></text:p>
      <text:p text:style-name="P457"><text:span text:style-name="T174"/></text:p>
      <text:p text:style-name="P457"><text:span text:style-name="T17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text-properties officeooo:rsid="0179a269"/>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uthor: JGM <text:s/><text:tab/>Page:<text:page-number text:select-page="current">48</text:page-number><text:tab/>Date:<text:span text:style-name="MT1">2022/04/20</text:span></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10-17T19:18:56.497892011</dc:date>
    <meta:editing-duration>P10DT1H11M38S</meta:editing-duration>
    <meta:editing-cycles>132</meta:editing-cycles>
    <meta:generator>LibreOffice/6.4.7.2$Linux_X86_64 LibreOffice_project/40$Build-2</meta:generator>
    <meta:document-statistic meta:table-count="0" meta:image-count="0" meta:object-count="0" meta:page-count="48" meta:paragraph-count="1098" meta:word-count="20855" meta:character-count="121388" meta:non-whitespace-character-count="96333"/>
  </office:meta>
</office:document-meta>
</file>